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7.46mm"/>
    </style:style>
    <style:style style:name="co2" style:family="table-column">
      <style:table-column-properties fo:break-before="auto" style:column-width="79.08mm"/>
    </style:style>
    <style:style style:name="co3" style:family="table-column">
      <style:table-column-properties fo:break-before="auto" style:column-width="46.6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7.15mm"/>
    </style:style>
    <style:style style:name="co7" style:family="table-column">
      <style:table-column-properties fo:break-before="auto" style:column-width="27.64mm"/>
    </style:style>
    <style:style style:name="co8" style:family="table-column">
      <style:table-column-properties fo:break-before="auto" style:column-width="11.91mm"/>
    </style:style>
    <style:style style:name="co9" style:family="table-column">
      <style:table-column-properties fo:break-before="auto" style:column-width="27.41mm"/>
    </style:style>
    <style:style style:name="co10" style:family="table-column">
      <style:table-column-properties fo:break-before="auto" style:column-width="61.35mm"/>
    </style:style>
    <style:style style:name="co11" style:family="table-column">
      <style:table-column-properties fo:break-before="auto" style:column-width="35.51mm"/>
    </style:style>
    <style:style style:name="co12" style:family="table-column">
      <style:table-column-properties fo:break-before="auto" style:column-width="26mm"/>
    </style:style>
    <style:style style:name="co13" style:family="table-column">
      <style:table-column-properties fo:break-before="auto" style:column-width="27.13mm"/>
    </style:style>
    <style:style style:name="co14" style:family="table-column">
      <style:table-column-properties fo:break-before="auto" style:column-width="24.8mm"/>
    </style:style>
    <style:style style:name="co15" style:family="table-column">
      <style:table-column-properties fo:break-before="auto" style:column-width="30.8mm"/>
    </style:style>
    <style:style style:name="co16" style:family="table-column">
      <style:table-column-properties fo:break-before="auto" style:column-width="24.24mm"/>
    </style:style>
    <style:style style:name="co17" style:family="table-column">
      <style:table-column-properties fo:break-before="auto" style:column-width="29.95mm"/>
    </style:style>
    <style:style style:name="co18" style:family="table-column">
      <style:table-column-properties fo:break-before="auto" style:column-width="25.75mm"/>
    </style:style>
    <style:style style:name="co19" style:family="table-column">
      <style:table-column-properties fo:break-before="auto" style:column-width="28.59mm"/>
    </style:style>
    <style:style style:name="co20" style:family="table-column">
      <style:table-column-properties fo:break-before="auto" style:column-width="26.41mm"/>
    </style:style>
    <style:style style:name="co21" style:family="table-column">
      <style:table-column-properties fo:break-before="auto" style:column-width="14.89mm"/>
    </style:style>
    <style:style style:name="co22" style:family="table-column">
      <style:table-column-properties fo:break-before="auto" style:column-width="31.41mm"/>
    </style:style>
    <style:style style:name="co23" style:family="table-column">
      <style:table-column-properties fo:break-before="page" style:column-width="22.58mm"/>
    </style:style>
    <style:style style:name="co24" style:family="table-column">
      <style:table-column-properties fo:break-before="auto" style:column-width="27.85mm"/>
    </style:style>
    <style:style style:name="co25" style:family="table-column">
      <style:table-column-properties fo:break-before="auto" style:column-width="26.95mm"/>
    </style:style>
    <style:style style:name="co26" style:family="table-column">
      <style:table-column-properties fo:break-before="auto" style:column-width="26.23mm"/>
    </style:style>
    <style:style style:name="co27" style:family="table-column">
      <style:table-column-properties fo:break-before="auto" style:column-width="29.76mm"/>
    </style:style>
    <style:style style:name="co28" style:family="table-column">
      <style:table-column-properties fo:break-before="auto" style:column-width="26.76mm"/>
    </style:style>
    <style:style style:name="co29" style:family="table-column">
      <style:table-column-properties fo:break-before="auto" style:column-width="87mm"/>
    </style:style>
    <style:style style:name="co30" style:family="table-column">
      <style:table-column-properties fo:break-before="auto" style:column-width="41.89mm"/>
    </style:style>
    <style:style style:name="co31" style:family="table-column">
      <style:table-column-properties fo:break-before="auto" style:column-width="30.83mm"/>
    </style:style>
    <style:style style:name="co32" style:family="table-column">
      <style:table-column-properties fo:break-before="auto" style:column-width="38.1mm"/>
    </style:style>
    <style:style style:name="co33" style:family="table-column">
      <style:table-column-properties fo:break-before="auto" style:column-width="89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4.52mm" fo:break-before="page" style:use-optimal-row-height="true"/>
    </style:style>
    <style:style style:name="ro6" style:family="table-row">
      <style:table-row-properties style:row-height="8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2" style:family="table-cell" style:parent-style-name="Default" style:data-style-name="N37">
      <style:table-cell-properties fo:border="0.06pt solid #000000"/>
    </style:style>
    <style:style style:name="ce73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74" style:family="table-cell" style:parent-style-name="Default">
      <style:table-cell-properties fo:border="0.06pt solid #000000"/>
    </style:style>
    <style:style style:name="ce75" style:family="table-cell" style:parent-style-name="Default">
      <style:table-cell-properties fo:border="0.06pt solid #000000"/>
      <style:text-properties fo:font-style="normal" style:font-style-asian="normal" style:font-style-complex="normal"/>
    </style:style>
    <style:style style:name="ce202" style:family="table-cell" style:parent-style-name="Default">
      <style:table-cell-properties fo:background-color="transparent" fo:border="0.06pt solid #000000"/>
    </style:style>
    <style:style style:name="ce204" style:family="table-cell" style:parent-style-name="Default">
      <style:table-cell-properties fo:border="0.06pt solid #000000"/>
      <style:text-properties style:font-name="Liberation Sans" style:font-name-asian="Lucida Sans Unicode" style:font-name-complex="Mangal"/>
    </style:style>
    <style:style style:name="ce205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ff"/>
    </style:style>
    <style:style style:name="ce206" style:family="table-cell" style:parent-style-name="Default">
      <style:table-cell-properties style:text-align-source="fix" style:repeat-content="false"/>
      <style:paragraph-properties fo:text-align="end" fo:margin-left="0mm"/>
      <style:text-properties fo:color="#ff0000"/>
    </style:style>
    <style:style style:name="ce20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8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82" style:family="table-cell" style:parent-style-name="Default" style:data-style-name="N108">
      <style:table-cell-properties fo:border="0.06pt solid #000000"/>
    </style:style>
    <style:style style:name="ce83" style:family="table-cell" style:parent-style-name="Default" style:data-style-name="N108">
      <style:text-properties fo:color="#0000ff"/>
    </style:style>
    <style:style style:name="ce211" style:family="table-cell" style:parent-style-name="Default" style:data-style-name="N108">
      <style:text-properties fo:color="#ff0000"/>
    </style:style>
    <style:style style:name="ce48" style:family="table-cell" style:parent-style-name="Default" style:data-style-name="N108"/>
    <style:style style:name="ce213" style:family="table-cell" style:parent-style-name="Default" style:data-style-name="N108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214" style:family="table-cell" style:parent-style-name="Default" style:data-style-name="N108">
      <style:table-cell-properties fo:border="0.06pt solid #000000"/>
      <style:text-properties fo:font-style="normal" style:font-style-asian="normal" style:font-style-complex="normal"/>
    </style:style>
    <style:style style:name="ce215" style:family="table-cell" style:parent-style-name="Default" style:data-style-name="N108">
      <style:table-cell-properties fo:background-color="transparent" fo:border="0.06pt solid #000000"/>
    </style:style>
    <style:style style:name="ce2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90" style:family="table-cell" style:parent-style-name="Default" style:data-style-name="N108">
      <style:table-cell-properties fo:border="0.06pt solid #000000"/>
      <style:text-properties fo:color="#000000"/>
    </style:style>
    <style:style style:name="ce218" style:family="table-cell" style:parent-style-name="Default" style:data-style-name="N108">
      <style:table-cell-properties fo:border="0.06pt solid #000000"/>
      <style:text-properties fo:font-weight="normal" style:font-weight-asian="normal" style:font-weight-complex="normal"/>
    </style:style>
    <style:style style:name="ce219" style:family="table-cell" style:parent-style-name="Default" style:data-style-name="N108">
      <style:table-cell-properties fo:border="0.06pt solid #000000"/>
      <style:text-properties fo:color="#0000ff"/>
    </style:style>
    <style:style style:name="ce220" style:family="table-cell" style:parent-style-name="Default" style:data-style-name="N108">
      <style:table-cell-properties style:text-align-source="fix" style:repeat-content="false" fo:wrap-option="wrap" fo:border="0.06pt solid #000000" style:vertical-align="top"/>
      <style:paragraph-properties fo:text-align="center" fo:margin-left="0mm"/>
    </style:style>
    <style:style style:name="ce8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221" style:family="table-cell" style:parent-style-name="Default" style:data-style-name="N108">
      <style:table-cell-properties fo:background-color="transparent" fo:border="0.06pt solid #000000"/>
      <style:text-properties fo:color="#000000"/>
    </style:style>
    <style:style style:name="ce222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223" style:family="table-cell" style:parent-style-name="Default" style:data-style-name="N108">
      <style:table-cell-properties fo:background-color="#ffff00" fo:border="0.06pt solid #000000"/>
    </style:style>
    <style:style style:name="ce224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  <style:text-properties fo:color="#0000ff"/>
    </style:style>
    <style:style style:name="ce225" style:family="table-cell" style:parent-style-name="Default" style:data-style-name="N108">
      <style:table-cell-properties fo:background-color="transparent" fo:border="0.06pt solid #000000"/>
      <style:text-properties fo:color="#ff0000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style:font-style-asian="normal" style:font-style-complex="normal"/>
    </style:style>
    <style:style style:name="ce2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2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2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105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</style:style>
    <style:style style:name="ce106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34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235" style:family="table-cell" style:parent-style-name="Default" style:data-style-name="N10108">
      <style:table-cell-properties style:text-align-source="fix" style:repeat-content="false" fo:border="0.06pt solid #000000"/>
      <style:paragraph-properties fo:text-align="center" fo:margin-left="0mm"/>
    </style:style>
    <style:style style:name="ce10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2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3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2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/>
    </style:style>
    <style:style style:name="ce240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114" style:family="table-cell" style:parent-style-name="Default" style:data-style-name="N37"/>
    <style:style style:name="ce24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08">
      <style:text-properties fo:color="#ce181e"/>
    </style:style>
    <style:style style:name="ce116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117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ce118" style:family="table-cell" style:parent-style-name="Default" style:data-style-name="N108">
      <style:table-cell-properties fo:border="0.06pt solid #000000"/>
      <style:text-properties fo:color="#ff0000"/>
    </style:style>
    <style:style style:name="ce119" style:family="table-cell" style:parent-style-name="Default" style:data-style-name="N11"/>
    <style:style style:name="ce120" style:family="table-cell" style:parent-style-name="Default" style:data-style-name="N108">
      <style:table-cell-properties fo:border="none"/>
    </style:style>
    <style:style style:name="ce121" style:family="table-cell" style:parent-style-name="Default" style:data-style-name="N108">
      <style:table-cell-properties style:text-align-source="fix" style:repeat-content="false" fo:border="none"/>
      <style:paragraph-properties fo:text-align="center" fo:margin-left="0mm"/>
    </style:style>
    <style:style style:name="ce122" style:family="table-cell" style:parent-style-name="Default" style:data-style-name="N108">
      <style:table-cell-properties fo:border="0.06pt solid #000000"/>
      <style:text-properties fo:color="#ff3333"/>
    </style:style>
    <style:style style:name="ce12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24" style:family="table-cell" style:parent-style-name="Default">
      <style:table-cell-properties fo:border="none"/>
    </style:style>
    <style:style style:name="ce125" style:family="table-cell" style:parent-style-name="Default">
      <style:text-properties fo:font-weight="bold" style:font-weight-asian="bold" style:font-weight-complex="bold"/>
    </style:style>
    <style:style style:name="ce126" style:family="table-cell" style:parent-style-name="Default" style:data-style-name="N11">
      <style:table-cell-properties style:text-align-source="fix" style:repeat-content="false"/>
      <style:paragraph-properties fo:text-align="start" fo:margin-left="0mm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9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30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</style:style>
    <style:style style:name="ce1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6" style:family="table-cell" style:parent-style-name="Default">
      <style:table-cell-properties style:vertical-align="middle"/>
    </style:style>
    <style:style style:name="ce137" style:family="table-cell" style:parent-style-name="Default">
      <style:table-cell-properties fo:wrap-option="wrap" fo:border="0.06pt solid #000000" style:vertical-align="middle"/>
    </style:style>
    <style:style style:name="ce78" style:family="table-cell" style:parent-style-name="Default">
      <style:table-cell-properties fo:border="0.06pt solid #000000" style:vertical-align="middle"/>
    </style:style>
    <style:style style:name="ce139" style:family="table-cell" style:parent-style-name="Default">
      <style:table-cell-properties fo:border="none" style:vertical-align="middle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41" style:family="table-cell" style:parent-style-name="Default" style:data-style-name="N37">
      <style:table-cell-properties style:vertical-align="middle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9" style:family="table-cell" style:parent-style-name="Default" style:data-style-name="N108">
      <style:table-cell-properties style:vertical-align="middle"/>
    </style:style>
    <style:style style:name="ce143" style:family="table-cell" style:parent-style-name="Default" style:data-style-name="N108">
      <style:table-cell-properties style:vertical-align="middle"/>
    </style:style>
    <style:style style:name="ce144" style:family="table-cell" style:parent-style-name="Default" style:data-style-name="N108">
      <style:table-cell-properties fo:border="0.06pt solid #000000" style:vertical-align="middle"/>
    </style:style>
    <style:style style:name="ce145" style:family="table-cell" style:parent-style-name="Default" style:data-style-name="N108">
      <style:table-cell-properties fo:border="0.06pt solid #000000" style:vertical-align="middle"/>
      <style:text-properties fo:font-style="normal" style:font-style-asian="normal" style:font-style-complex="normal"/>
    </style:style>
    <style:style style:name="ce146" style:family="table-cell" style:parent-style-name="Default" style:data-style-name="N108">
      <style:table-cell-properties fo:border="none" style:vertical-align="middle"/>
    </style:style>
    <style:style style:name="ce147" style:family="table-cell" style:parent-style-name="Default" style:data-style-name="N108">
      <style:table-cell-properties fo:border="0.06pt solid #000000" style:vertical-align="middle"/>
      <style:text-properties fo:color="#0000ff"/>
    </style:style>
    <style:style style:name="ce14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5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51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</style:style>
    <style:style style:name="ce152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ff"/>
    </style:style>
    <style:style style:name="ce153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  <style:text-properties fo:color="#0000ff"/>
    </style:style>
    <style:style style:name="ce154" style:family="table-cell" style:parent-style-name="Default" style:data-style-name="N108">
      <style:table-cell-properties fo:border="0.06pt solid #000000" style:vertical-align="middle"/>
      <style:text-properties fo:color="#ff0000"/>
    </style:style>
    <style:style style:name="ce155" style:family="table-cell" style:parent-style-name="Default" style:data-style-name="N11">
      <style:table-cell-properties style:vertical-align="middle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157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158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 fo:margin-left="0mm"/>
    </style:style>
    <style:style style:name="ce159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fo:wrap-option="wrap" fo:border="none" style:vertical-align="middle"/>
    </style:style>
    <style:style style:name="ce16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="none" style:vertical-align="middle"/>
      <style:text-properties fo:color="#0000ff"/>
    </style:style>
    <style:style style:name="ce163" style:family="table-cell" style:parent-style-name="Default" style:data-style-name="N108">
      <style:table-cell-properties fo:border="none" style:vertical-align="middle"/>
      <style:text-properties fo:font-weight="bold" style:font-weight-asian="bold" style:font-weight-complex="bold"/>
    </style:style>
    <style:style style:name="ce164" style:family="table-cell" style:parent-style-name="Default">
      <style:text-properties fo:color="#ce181e"/>
    </style:style>
    <style:style style:name="ce16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6" style:family="table-cell" style:parent-style-name="Default" style:data-style-name="N108">
      <style:text-properties fo:color="#000000"/>
    </style:style>
    <style:style style:name="ce167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168" style:family="table-cell" style:parent-style-name="Default" style:data-style-name="N108">
      <style:table-cell-properties fo:border="0.06pt solid #000000"/>
      <style:text-properties fo:font-style="italic" style:font-style-asian="italic" style:font-style-complex="italic"/>
    </style:style>
    <style:style style:name="ce1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169" style:family="table-cell" style:parent-style-name="Default" style:data-style-name="N108">
      <style:table-cell-properties fo:background-color="transparent" fo:border="non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Frais engagé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default-cell-style-name="ce48"/>
        <table:table-column table:style-name="co8" table:default-cell-style-name="ce99"/>
        <table:table-column table:style-name="co9" table:default-cell-style-name="ce99"/>
        <table:table-column table:style-name="co10" table:default-cell-style-name="ce99"/>
        <table:table-column table:style-name="co4" table:number-columns-repeated="5" table:default-cell-style-name="Default"/>
        <table:table-row table:style-name="ro1">
          <table:table-cell table:style-name="ce71" office:value-type="string" calcext:value-type="string" table:number-columns-spanned="5" table:number-rows-spanned="1">
            <text:p>Budget construction</text:p>
          </table:table-cell>
          <table:covered-table-cell table:number-columns-repeated="4"/>
          <table:table-cell table:number-columns-repeated="10"/>
        </table:table-row>
        <table:table-row table:style-name="ro1">
          <table:table-cell table:style-name="ce71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table:number-columns-repeated="2"/>
          <table:table-cell table:style-name="ce208" office:value-type="string" calcext:value-type="string">
            <text:p>Emis par</text:p>
          </table:table-cell>
          <table:table-cell table:style-name="ce213" office:value-type="string" calcext:value-type="string">
            <text:p>A prévoir</text:p>
          </table:table-cell>
          <table:table-cell table:style-name="ce213" office:value-type="string" calcext:value-type="string">
            <text:p>Réglé</text:p>
          </table:table-cell>
          <table:table-cell table:style-name="ce220" office:value-type="string" calcext:value-type="string">
            <text:p>Fonds propres et prêts (accueil, bienvenue)</text:p>
          </table:table-cell>
          <table:table-cell table:style-name="ce220" office:value-type="string" calcext:value-type="string">
            <text:p>Déblocage prêt Modulimmo</text:p>
          </table:table-cell>
          <table:table-cell table:style-name="ce208"/>
          <table:table-cell table:style-name="ce208" office:value-type="string" calcext:value-type="string">
            <text:p>Déblocage PTZ</text:p>
          </table:table-cell>
          <table:table-cell table:style-name="ce208" office:value-type="string" calcext:value-type="string">
            <text:p>Reporté dans feuille lo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4-10-08" calcext:value-type="date">
            <text:p>08/10/14</text:p>
          </table:table-cell>
          <table:table-cell table:style-name="ce74" office:value-type="string" calcext:value-type="string">
            <text:p>Frais de notaire (avance)</text:p>
          </table:table-cell>
          <table:table-cell table:style-name="ce74" office:value-type="string" calcext:value-type="string">
            <text:p>M.Mulot-Vergne</text:p>
          </table:table-cell>
          <table:table-cell table:style-name="ce82"/>
          <table:table-cell table:style-name="ce82" office:value-type="currency" office:currency="EUR" office:value="2525" calcext:value-type="currency">
            <text:p>2 525,00 €</text:p>
          </table:table-cell>
          <table:table-cell table:style-name="Default"/>
          <table:table-cell table:style-name="ce82" office:value-type="currency" office:currency="EUR" office:value="2525" calcext:value-type="currency">
            <text:p>2 525,0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72" office:value-type="date" office:date-value="2014-12-20" calcext:value-type="date">
            <text:p>20/12/14</text:p>
          </table:table-cell>
          <table:table-cell table:style-name="ce74" office:value-type="string" calcext:value-type="string">
            <text:p>Architecte (permis de construire)</text:p>
          </table:table-cell>
          <table:table-cell table:style-name="ce74" office:value-type="string" calcext:value-type="string">
            <text:p>D.Vignaux (voir M.Godard)</text:p>
          </table:table-cell>
          <table:table-cell table:style-name="ce82"/>
          <table:table-cell table:style-name="ce82" office:value-type="currency" office:currency="EUR" office:value="0" calcext:value-type="currency">
            <text:p>0,00 €</text:p>
          </table:table-cell>
          <table:table-cell table:style-name="ce82" table:number-columns-repeated="2"/>
          <table:table-cell table:style-name="ce100" table:number-columns-repeated="2"/>
          <table:table-cell table:style-name="ce100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1-03" calcext:value-type="date">
            <text:p>03/01/15</text:p>
          </table:table-cell>
          <table:table-cell table:style-name="ce74" office:value-type="string" calcext:value-type="string">
            <text:p>Repas (4 personnes) </text:p>
          </table:table-cell>
          <table:table-cell table:style-name="ce74"/>
          <table:table-cell table:style-name="ce82"/>
          <table:table-cell table:number-columns-repeated="2" table:style-name="ce82" office:value-type="currency" office:currency="EUR" office:value="70.9" calcext:value-type="currency">
            <text:p>70,90 €</text:p>
          </table:table-cell>
          <table:table-cell table:style-name="ce82"/>
          <table:table-cell table:style-name="ce100" table:number-columns-repeated="2"/>
          <table:table-cell table:style-name="ce100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1-04" calcext:value-type="date">
            <text:p>04/01/15</text:p>
          </table:table-cell>
          <table:table-cell table:style-name="ce74" office:value-type="string" calcext:value-type="string">
            <text:p>Repas (4 personnes)</text:p>
          </table:table-cell>
          <table:table-cell table:style-name="ce74"/>
          <table:table-cell table:style-name="ce82"/>
          <table:table-cell table:number-columns-repeated="2" table:style-name="ce82" office:value-type="currency" office:currency="EUR" office:value="102" calcext:value-type="currency">
            <text:p>102,00 €</text:p>
          </table:table-cell>
          <table:table-cell table:style-name="ce82"/>
          <table:table-cell table:style-name="ce100" table:number-columns-repeated="2"/>
          <table:table-cell table:style-name="ce100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1-04" calcext:value-type="date">
            <text:p>04/01/15</text:p>
          </table:table-cell>
          <table:table-cell table:style-name="ce75" office:value-type="string" calcext:value-type="string">
            <text:p>Accompagnement auto-construction (chiffrage)</text:p>
          </table:table-cell>
          <table:table-cell table:style-name="ce75" office:value-type="string" calcext:value-type="string">
            <text:p>C.Hamani</text:p>
          </table:table-cell>
          <table:table-cell table:style-name="ce214"/>
          <table:table-cell table:number-columns-repeated="2" table:style-name="ce214" office:value-type="currency" office:currency="EUR" office:value="500" calcext:value-type="currency">
            <text:p>500,00 €</text:p>
          </table:table-cell>
          <table:table-cell table:style-name="ce214"/>
          <table:table-cell table:style-name="ce228" table:number-columns-repeated="2"/>
          <table:table-cell table:style-name="ce100" office:value-type="string" calcext:value-type="string">
            <text:p>accompagnement</text:p>
          </table:table-cell>
          <table:table-cell office:value-type="string" calcext:value-type="string">
            <text:p>pas de facture</text:p>
          </table:table-cell>
          <table:table-cell table:number-columns-repeated="4"/>
        </table:table-row>
        <table:table-row table:style-name="ro1">
          <table:table-cell table:style-name="ce72" office:value-type="date" office:date-value="2015-01-20" calcext:value-type="date">
            <text:p>20/01/15</text:p>
          </table:table-cell>
          <table:table-cell table:style-name="ce74" office:value-type="string" calcext:value-type="string">
            <text:p>Etude thermique (Bbio)</text:p>
          </table:table-cell>
          <table:table-cell table:style-name="ce74" office:value-type="string" calcext:value-type="string">
            <text:p>Delta T°C Conseils</text:p>
          </table:table-cell>
          <table:table-cell table:style-name="ce82"/>
          <table:table-cell table:number-columns-repeated="2" table:style-name="ce82" office:value-type="currency" office:currency="EUR" office:value="300" calcext:value-type="currency">
            <text:p>300,00 €</text:p>
          </table:table-cell>
          <table:table-cell table:style-name="ce82"/>
          <table:table-cell table:style-name="ce100" table:number-columns-repeated="2"/>
          <table:table-cell table:style-name="ce100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2-14" calcext:value-type="date">
            <text:p>14/02/15</text:p>
          </table:table-cell>
          <table:table-cell table:style-name="ce74" office:value-type="string" calcext:value-type="string">
            <text:p>Accompagnement auto-construction</text:p>
          </table:table-cell>
          <table:table-cell table:style-name="ce74" office:value-type="string" calcext:value-type="string">
            <text:p>C.Hamani</text:p>
          </table:table-cell>
          <table:table-cell table:style-name="ce82"/>
          <table:table-cell table:style-name="ce82" office:value-type="currency" office:currency="EUR" office:value="385" calcext:value-type="currency">
            <text:p>385,00 €</text:p>
          </table:table-cell>
          <table:table-cell table:style-name="ce74"/>
          <table:table-cell table:style-name="ce215" office:value-type="currency" office:currency="EUR" office:value="385" calcext:value-type="currency">
            <text:p>385,0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3-21" calcext:value-type="date">
            <text:p>21/03/15</text:p>
          </table:table-cell>
          <table:table-cell table:style-name="ce74" office:value-type="string" calcext:value-type="string">
            <text:p>Accompagnement auto-construction</text:p>
          </table:table-cell>
          <table:table-cell table:style-name="ce74" office:value-type="string" calcext:value-type="string">
            <text:p>C.Hamani</text:p>
          </table:table-cell>
          <table:table-cell table:style-name="ce82"/>
          <table:table-cell table:style-name="ce82" office:value-type="currency" office:currency="EUR" office:value="304" calcext:value-type="currency">
            <text:p>304,00 €</text:p>
          </table:table-cell>
          <table:table-cell table:style-name="ce74"/>
          <table:table-cell table:style-name="ce215" office:value-type="currency" office:currency="EUR" office:value="304" calcext:value-type="currency">
            <text:p>304,0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4-06" calcext:value-type="date">
            <text:p>06/04/15</text:p>
          </table:table-cell>
          <table:table-cell table:style-name="ce74" office:value-type="string" calcext:value-type="string">
            <text:p>Accompagnement auto-construction (Mathieu seul)</text:p>
          </table:table-cell>
          <table:table-cell table:style-name="ce74"/>
          <table:table-cell table:style-name="ce82" table:number-columns-repeated="2"/>
          <table:table-cell table:style-name="ce74"/>
          <table:table-cell table:style-name="ce215"/>
          <table:table-cell table:style-name="ce100" table:number-columns-repeated="2"/>
          <table:table-cell table:style-name="ce100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4-17" calcext:value-type="date">
            <text:p>17/04/15</text:p>
          </table:table-cell>
          <table:table-cell table:style-name="ce74" office:value-type="string" calcext:value-type="string">
            <text:p>Accompagnement auto-construction</text:p>
          </table:table-cell>
          <table:table-cell table:style-name="ce74" office:value-type="string" calcext:value-type="string">
            <text:p>C.Hamani</text:p>
          </table:table-cell>
          <table:table-cell table:style-name="ce82"/>
          <table:table-cell table:style-name="ce82" office:value-type="currency" office:currency="EUR" office:value="266" calcext:value-type="currency">
            <text:p>266,00 €</text:p>
          </table:table-cell>
          <table:table-cell table:style-name="ce74"/>
          <table:table-cell table:style-name="ce215" office:value-type="currency" office:currency="EUR" office:value="266" calcext:value-type="currency">
            <text:p>266,0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73" office:value-type="date" office:date-value="2015-05-06" calcext:value-type="date">
            <text:p>06/05/15</text:p>
          </table:table-cell>
          <table:table-cell table:style-name="ce74" office:value-type="string" calcext:value-type="string">
            <text:p>Achat terrain</text:p>
          </table:table-cell>
          <table:table-cell table:style-name="ce74" office:value-type="string" calcext:value-type="string">
            <text:p>M.Mulot-Vergne</text:p>
          </table:table-cell>
          <table:table-cell table:style-name="ce82"/>
          <table:table-cell table:style-name="ce82" office:value-type="currency" office:currency="EUR" office:value="49500" calcext:value-type="currency">
            <text:p>49 500,00 €</text:p>
          </table:table-cell>
          <table:table-cell table:style-name="ce89"/>
          <table:table-cell table:style-name="ce82" table:formula="of:=49500-36000" office:value-type="currency" office:currency="EUR" office:value="13500" calcext:value-type="currency">
            <text:p>13 500,00 €</text:p>
          </table:table-cell>
          <table:table-cell table:style-name="ce100" office:value-type="string" calcext:value-type="string">
            <text:p>ok</text:p>
          </table:table-cell>
          <table:table-cell table:style-name="ce105" office:value-type="currency" office:currency="EUR" office:value="36000" calcext:value-type="currency">
            <text:p>36 000,00 €</text:p>
          </table:table-cell>
          <table:table-cell table:style-name="ce105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5-06" calcext:value-type="date">
            <text:p>06/05/15</text:p>
          </table:table-cell>
          <table:table-cell table:style-name="ce74" office:value-type="string" calcext:value-type="string">
            <text:p>Frais d'agence</text:p>
          </table:table-cell>
          <table:table-cell table:style-name="ce74" office:value-type="string" calcext:value-type="string">
            <text:p>MC.Joubert</text:p>
          </table:table-cell>
          <table:table-cell table:style-name="ce82"/>
          <table:table-cell table:style-name="ce82" office:value-type="currency" office:currency="EUR" office:value="4500" calcext:value-type="currency">
            <text:p>4 500,00 €</text:p>
          </table:table-cell>
          <table:table-cell table:style-name="ce82"/>
          <table:table-cell table:style-name="ce82" office:value-type="currency" office:currency="EUR" office:value="4500" calcext:value-type="currency">
            <text:p>4 500,0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5-06" calcext:value-type="date">
            <text:p>06/05/15</text:p>
          </table:table-cell>
          <table:table-cell table:style-name="ce74" office:value-type="string" calcext:value-type="string">
            <text:p>Frais notaire (reste)</text:p>
          </table:table-cell>
          <table:table-cell table:style-name="ce74" office:value-type="string" calcext:value-type="string">
            <text:p>M.Mulot-Vergne</text:p>
          </table:table-cell>
          <table:table-cell table:style-name="ce82"/>
          <table:table-cell table:style-name="ce82" table:formula="of:=5000-[.E5]" office:value-type="currency" office:currency="EUR" office:value="2475" calcext:value-type="currency">
            <text:p>2 475,00 €</text:p>
          </table:table-cell>
          <table:table-cell table:style-name="ce82"/>
          <table:table-cell table:style-name="ce82" office:value-type="currency" office:currency="EUR" office:value="2475" calcext:value-type="currency">
            <text:p>2 475,0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5-07" calcext:value-type="date">
            <text:p>07/05/15</text:p>
          </table:table-cell>
          <table:table-cell table:style-name="ce74" office:value-type="string" calcext:value-type="string">
            <text:p>Commission Prêt Modulimmo</text:p>
          </table:table-cell>
          <table:table-cell table:style-name="ce82" table:number-columns-repeated="2"/>
          <table:table-cell table:style-name="ce82" table:formula="of:=600" office:value-type="currency" office:currency="EUR" office:value="600" calcext:value-type="currency">
            <text:p>600,00 €</text:p>
          </table:table-cell>
          <table:table-cell table:style-name="ce82"/>
          <table:table-cell table:style-name="ce82" table:formula="of:=[.E18]" office:value-type="currency" office:currency="EUR" office:value="600" calcext:value-type="currency">
            <text:p>600,0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rbst prêt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5-15" calcext:value-type="date">
            <text:p>15/05/15</text:p>
          </table:table-cell>
          <table:table-cell table:style-name="ce74" office:value-type="string" calcext:value-type="string">
            <text:p>Clôture étang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table:formula="of:=110+137.5+25.9" office:value-type="currency" office:currency="EUR" office:value="273.4" calcext:value-type="currency">
            <text:p>273,40 €</text:p>
          </table:table-cell>
          <table:table-cell table:style-name="ce82" table:formula="of:=[.E19]" office:value-type="currency" office:currency="EUR" office:value="273.4" calcext:value-type="currency">
            <text:p>273,40 €</text:p>
          </table:table-cell>
          <table:table-cell table:style-name="ce82"/>
          <table:table-cell table:style-name="ce100" table:number-columns-repeated="2"/>
          <table:table-cell table:style-name="ce100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5-19" calcext:value-type="date">
            <text:p>19/05/15</text:p>
          </table:table-cell>
          <table:table-cell table:style-name="ce74" office:value-type="string" calcext:value-type="string">
            <text:p>Souscription part sociale prêts</text:p>
          </table:table-cell>
          <table:table-cell table:style-name="ce74"/>
          <table:table-cell table:style-name="ce82"/>
          <table:table-cell table:style-name="ce82" table:formula="of:=249+51" office:value-type="currency" office:currency="EUR" office:value="300" calcext:value-type="currency">
            <text:p>300,00 €</text:p>
          </table:table-cell>
          <table:table-cell table:style-name="ce82"/>
          <table:table-cell table:style-name="ce82" table:formula="of:=[.E20]" office:value-type="currency" office:currency="EUR" office:value="300" calcext:value-type="currency">
            <text:p>300,0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rbst prêt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5-19" calcext:value-type="date">
            <text:p>19/05/15</text:p>
          </table:table-cell>
          <table:table-cell table:style-name="ce74" office:value-type="string" calcext:value-type="string">
            <text:p>Crédit Logement prêts</text:p>
          </table:table-cell>
          <table:table-cell table:style-name="ce74"/>
          <table:table-cell table:style-name="ce82"/>
          <table:table-cell table:style-name="ce82" table:formula="of:=1726.64+523.2" office:value-type="currency" office:currency="EUR" office:value="2249.84" calcext:value-type="currency">
            <text:p>2 249,84 €</text:p>
          </table:table-cell>
          <table:table-cell table:style-name="ce82"/>
          <table:table-cell table:style-name="ce82" table:formula="of:=[.E21]" office:value-type="currency" office:currency="EUR" office:value="2249.84" calcext:value-type="currency">
            <text:p>2 249,84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rbst prêt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06" calcext:value-type="date">
            <text:p>06/06/15</text:p>
          </table:table-cell>
          <table:table-cell table:style-name="ce74" office:value-type="string" calcext:value-type="string">
            <text:p>Plancher abri provisoire (OSB)</text:p>
          </table:table-cell>
          <table:table-cell table:style-name="ce74" office:value-type="string" calcext:value-type="string">
            <text:p>Le bon coin</text:p>
          </table:table-cell>
          <table:table-cell table:style-name="ce82"/>
          <table:table-cell table:number-columns-repeated="2" table:style-name="ce82" office:value-type="currency" office:currency="EUR" office:value="130" calcext:value-type="currency">
            <text:p>130,00 €</text:p>
          </table:table-cell>
          <table:table-cell table:style-name="ce82"/>
          <table:table-cell table:style-name="ce100" table:number-columns-repeated="2"/>
          <table:table-cell table:style-name="ce100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08" calcext:value-type="date">
            <text:p>08/06/15</text:p>
          </table:table-cell>
          <table:table-cell table:style-name="ce74" office:value-type="string" calcext:value-type="string">
            <text:p>Outillage (télémètre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number-columns-repeated="2" table:style-name="ce82" office:value-type="currency" office:currency="EUR" office:value="149.99" calcext:value-type="currency">
            <text:p>149,99 €</text:p>
          </table:table-cell>
          <table:table-cell table:style-name="ce82"/>
          <table:table-cell table:style-name="ce100" table:number-columns-repeated="2"/>
          <table:table-cell table:style-name="ce100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12" calcext:value-type="date">
            <text:p>12/06/15</text:p>
          </table:table-cell>
          <table:table-cell table:style-name="ce74" office:value-type="string" calcext:value-type="string">
            <text:p>Accompagnement auto-construction</text:p>
          </table:table-cell>
          <table:table-cell table:style-name="ce74" office:value-type="string" calcext:value-type="string">
            <text:p>C.Hamani</text:p>
          </table:table-cell>
          <table:table-cell table:style-name="ce82"/>
          <table:table-cell table:style-name="ce82" office:value-type="currency" office:currency="EUR" office:value="665" calcext:value-type="currency">
            <text:p>665,00 €</text:p>
          </table:table-cell>
          <table:table-cell table:style-name="ce82"/>
          <table:table-cell table:style-name="ce215" table:formula="of:=[.E24]" office:value-type="currency" office:currency="EUR" office:value="665" calcext:value-type="currency">
            <text:p>665,0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13" calcext:value-type="date">
            <text:p>13/06/15</text:p>
          </table:table-cell>
          <table:table-cell table:style-name="ce74" office:value-type="string" calcext:value-type="string">
            <text:p>Repas (3 personnes)</text:p>
          </table:table-cell>
          <table:table-cell table:style-name="ce74"/>
          <table:table-cell table:style-name="ce82"/>
          <table:table-cell table:number-columns-repeated="2" table:style-name="ce82" office:value-type="currency" office:currency="EUR" office:value="65.8" calcext:value-type="currency">
            <text:p>65,80 €</text:p>
          </table:table-cell>
          <table:table-cell table:style-name="ce82"/>
          <table:table-cell table:style-name="ce100" table:number-columns-repeated="2"/>
          <table:table-cell table:style-name="ce100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15" calcext:value-type="date">
            <text:p>15/06/15</text:p>
          </table:table-cell>
          <table:table-cell table:style-name="ce74" office:value-type="string" calcext:value-type="string">
            <text:p>Accompagnement auto-construction</text:p>
          </table:table-cell>
          <table:table-cell table:style-name="ce74" office:value-type="string" calcext:value-type="string">
            <text:p>C.Hamani</text:p>
          </table:table-cell>
          <table:table-cell table:style-name="ce82"/>
          <table:table-cell table:style-name="ce82" office:value-type="currency" office:currency="EUR" office:value="570" calcext:value-type="currency">
            <text:p>570,00 €</text:p>
          </table:table-cell>
          <table:table-cell table:style-name="ce82"/>
          <table:table-cell table:style-name="ce215" table:formula="of:=[.E26]" office:value-type="currency" office:currency="EUR" office:value="570" calcext:value-type="currency">
            <text:p>570,0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19" calcext:value-type="date">
            <text:p>19/06/15</text:p>
          </table:table-cell>
          <table:table-cell table:style-name="ce74" office:value-type="string" calcext:value-type="string">
            <text:p>Accompagnement auto-construction</text:p>
          </table:table-cell>
          <table:table-cell table:style-name="ce74" office:value-type="string" calcext:value-type="string">
            <text:p>C.Hamani</text:p>
          </table:table-cell>
          <table:table-cell table:style-name="ce82"/>
          <table:table-cell table:style-name="ce82" office:value-type="currency" office:currency="EUR" office:value="85.8" calcext:value-type="currency">
            <text:p>85,80 €</text:p>
          </table:table-cell>
          <table:table-cell table:style-name="ce82" table:formula="of:=[.E27]-[.G27]" office:value-type="currency" office:currency="EUR" office:value="0.299999999999997" calcext:value-type="currency">
            <text:p>0,30 €</text:p>
          </table:table-cell>
          <table:table-cell table:style-name="ce225" office:value-type="currency" office:currency="EUR" office:value="85.5" calcext:value-type="currency">
            <text:p>85,5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accompagnement</text:p>
          </table:table-cell>
          <table:table-cell office:value-type="string" calcext:value-type="string">
            <text:p>Manque 0,30 €</text:p>
          </table:table-cell>
          <table:table-cell table:number-columns-repeated="4"/>
        </table:table-row>
        <table:table-row table:style-name="ro1">
          <table:table-cell table:style-name="ce72" office:value-type="date" office:date-value="2015-06-20" calcext:value-type="date">
            <text:p>20/06/15</text:p>
          </table:table-cell>
          <table:table-cell table:style-name="ce74" office:value-type="string" calcext:value-type="string">
            <text:p>Gaines viabilisation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180.6" calcext:value-type="currency">
            <text:p>180,60 €</text:p>
          </table:table-cell>
          <table:table-cell table:style-name="ce82"/>
          <table:table-cell table:style-name="ce215" office:value-type="currency" office:currency="EUR" office:value="180.6" calcext:value-type="currency">
            <text:p>180,6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20" calcext:value-type="date">
            <text:p>20/06/15</text:p>
          </table:table-cell>
          <table:table-cell table:style-name="ce74" office:value-type="string" calcext:value-type="string">
            <text:p>Cordeau, pince à décoffrer, traceur de chantier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47.1" calcext:value-type="currency">
            <text:p>47,10 €</text:p>
          </table:table-cell>
          <table:table-cell table:style-name="ce82" table:formula="of:=[.E29]" office:value-type="currency" office:currency="EUR" office:value="47.1" calcext:value-type="currency">
            <text:p>47,10 €</text:p>
          </table:table-cell>
          <table:table-cell table:style-name="ce82"/>
          <table:table-cell table:style-name="ce100" table:number-columns-repeated="2"/>
          <table:table-cell table:style-name="ce100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22" calcext:value-type="date">
            <text:p>22/06/15</text:p>
          </table:table-cell>
          <table:table-cell table:style-name="ce74" office:value-type="string" calcext:value-type="string">
            <text:p>Acompte terrassement</text:p>
          </table:table-cell>
          <table:table-cell table:style-name="ce74" office:value-type="string" calcext:value-type="string">
            <text:p>D.Fouquet</text:p>
          </table:table-cell>
          <table:table-cell table:style-name="ce82"/>
          <table:table-cell table:style-name="ce82" office:value-type="currency" office:currency="EUR" office:value="1100" calcext:value-type="currency">
            <text:p>1 100,00 €</text:p>
          </table:table-cell>
          <table:table-cell table:style-name="ce82"/>
          <table:table-cell table:style-name="ce215" office:value-type="currency" office:currency="EUR" office:value="1100" calcext:value-type="currency">
            <text:p>1 100,0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22" calcext:value-type="date">
            <text:p>22/06/15</text:p>
          </table:table-cell>
          <table:table-cell table:style-name="ce74" office:value-type="string" calcext:value-type="string">
            <text:p>Ciment, treillis dalle, rond béton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number-columns-repeated="2" table:style-name="ce82" office:value-type="currency" office:currency="EUR" office:value="77.52" calcext:value-type="currency">
            <text:p>77,52 €</text:p>
          </table:table-cell>
          <table:table-cell table:style-name="ce82"/>
          <table:table-cell table:style-name="ce100" table:number-columns-repeated="2"/>
          <table:table-cell table:style-name="ce100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22" calcext:value-type="date">
            <text:p>22/06/15</text:p>
          </table:table-cell>
          <table:table-cell table:style-name="ce74" office:value-type="string" calcext:value-type="string">
            <text:p>Seau, pelle, coupe-boulon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number-columns-repeated="2" table:style-name="ce82" office:value-type="currency" office:currency="EUR" office:value="32.85" calcext:value-type="currency">
            <text:p>32,85 €</text:p>
          </table:table-cell>
          <table:table-cell table:style-name="ce82"/>
          <table:table-cell table:style-name="ce100" table:number-columns-repeated="2"/>
          <table:table-cell table:style-name="ce100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23" calcext:value-type="date">
            <text:p>23/06/15</text:p>
          </table:table-cell>
          <table:table-cell table:style-name="ce74" office:value-type="string" calcext:value-type="string">
            <text:p>Acompte bois</text:p>
          </table:table-cell>
          <table:table-cell table:style-name="ce74" office:value-type="string" calcext:value-type="string">
            <text:p>Scierie de la Couarde</text:p>
          </table:table-cell>
          <table:table-cell table:style-name="ce82"/>
          <table:table-cell table:style-name="ce82" office:value-type="currency" office:currency="EUR" office:value="1880" calcext:value-type="currency">
            <text:p>1 880,00 €</text:p>
          </table:table-cell>
          <table:table-cell table:style-name="ce221"/>
          <table:table-cell table:style-name="ce215" table:formula="of:=[.E33]" office:value-type="currency" office:currency="EUR" office:value="1880" calcext:value-type="currency">
            <text:p>1 880,0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boi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24" calcext:value-type="date">
            <text:p>24/06/15</text:p>
          </table:table-cell>
          <table:table-cell table:style-name="ce74" office:value-type="string" calcext:value-type="string">
            <text:p>Pouzzolane (fondations)</text:p>
          </table:table-cell>
          <table:table-cell table:style-name="ce74" office:value-type="string" calcext:value-type="string">
            <text:p>Pouzzolanes des dômes</text:p>
          </table:table-cell>
          <table:table-cell table:style-name="ce82"/>
          <table:table-cell table:style-name="ce82" office:value-type="currency" office:currency="EUR" office:value="4323.6" calcext:value-type="currency">
            <text:p>4 323,60 €</text:p>
          </table:table-cell>
          <table:table-cell table:style-name="ce82"/>
          <table:table-cell table:style-name="ce82" office:value-type="currency" office:currency="EUR" office:value="4323.6" calcext:value-type="currency">
            <text:p>4 323,6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25" calcext:value-type="date">
            <text:p>25/06/15</text:p>
          </table:table-cell>
          <table:table-cell table:style-name="ce74" office:value-type="string" calcext:value-type="string">
            <text:p>Remboursement ciment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table:formula="of:=-46.8" office:value-type="currency" office:currency="EUR" office:value="-46.8" calcext:value-type="currency">
            <text:p>-46,80 €</text:p>
          </table:table-cell>
          <table:table-cell table:style-name="ce82" table:formula="of:=[.E35]" office:value-type="currency" office:currency="EUR" office:value="-46.8" calcext:value-type="currency">
            <text:p>-46,80 €</text:p>
          </table:table-cell>
          <table:table-cell table:style-name="ce82"/>
          <table:table-cell table:style-name="ce100" table:number-columns-repeated="2"/>
          <table:table-cell table:style-name="ce100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25" calcext:value-type="date">
            <text:p>25/06/15</text:p>
          </table:table-cell>
          <table:table-cell table:style-name="ce74" office:value-type="string" calcext:value-type="string">
            <text:p>Drainage</text:p>
          </table:table-cell>
          <table:table-cell table:style-name="ce74" office:value-type="string" calcext:value-type="string">
            <text:p>PUM Plastiques</text:p>
          </table:table-cell>
          <table:table-cell table:style-name="ce82"/>
          <table:table-cell table:style-name="ce82" office:value-type="currency" office:currency="EUR" office:value="433.2" calcext:value-type="currency">
            <text:p>433,20 €</text:p>
          </table:table-cell>
          <table:table-cell table:style-name="ce215"/>
          <table:table-cell table:style-name="ce215" table:formula="of:=[.E36]" office:value-type="currency" office:currency="EUR" office:value="433.2" calcext:value-type="currency">
            <text:p>433,2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drainage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25" calcext:value-type="date">
            <text:p>25/06/15</text:p>
          </table:table-cell>
          <table:table-cell table:style-name="ce74" office:value-type="string" calcext:value-type="string">
            <text:p>Géotextile (drainage), brouette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table:formula="of:=168.75+99" office:value-type="currency" office:currency="EUR" office:value="267.75" calcext:value-type="currency">
            <text:p>267,75 €</text:p>
          </table:table-cell>
          <table:table-cell table:style-name="ce215" office:value-type="currency" office:currency="EUR" office:value="99" calcext:value-type="currency">
            <text:p>99,00 €</text:p>
          </table:table-cell>
          <table:table-cell table:style-name="ce215" office:value-type="currency" office:currency="EUR" office:value="168.75" calcext:value-type="currency">
            <text:p>168,75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drainage</text:p>
          </table:table-cell>
          <table:table-cell office:value-type="string" calcext:value-type="string">
            <text:p>Chèque 220,95 €</text:p>
          </table:table-cell>
          <table:table-cell table:number-columns-repeated="4"/>
        </table:table-row>
        <table:table-row table:style-name="ro1">
          <table:table-cell table:style-name="ce72" office:value-type="date" office:date-value="2015-06-26" calcext:value-type="date">
            <text:p>26/06/15</text:p>
          </table:table-cell>
          <table:table-cell table:style-name="ce74" office:value-type="string" calcext:value-type="string">
            <text:p>Remboursement gaines bleues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90" table:formula="of:=-2*14.55" office:value-type="currency" office:currency="EUR" office:value="-29.1" calcext:value-type="currency">
            <text:p>-29,10 €</text:p>
          </table:table-cell>
          <table:table-cell table:style-name="ce82" table:formula="of:=[.E38]" office:value-type="currency" office:currency="EUR" office:value="-29.1" calcext:value-type="currency">
            <text:p>-29,10 €</text:p>
          </table:table-cell>
          <table:table-cell table:style-name="ce82"/>
          <table:table-cell table:style-name="ce100" table:number-columns-repeated="2"/>
          <table:table-cell table:style-name="ce100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26" calcext:value-type="date">
            <text:p>26/06/15</text:p>
          </table:table-cell>
          <table:table-cell table:style-name="ce74" office:value-type="string" calcext:value-type="string">
            <text:p>Géotextile (fondations), réhausses regards drainage</text:p>
          </table:table-cell>
          <table:table-cell table:style-name="ce74" office:value-type="string" calcext:value-type="string">
            <text:p>PUM Plastiques</text:p>
          </table:table-cell>
          <table:table-cell table:style-name="ce82"/>
          <table:table-cell table:style-name="ce82" office:value-type="currency" office:currency="EUR" office:value="669.77" calcext:value-type="currency">
            <text:p>669,77 €</text:p>
          </table:table-cell>
          <table:table-cell table:style-name="ce82"/>
          <table:table-cell table:style-name="ce215" table:formula="of:=[.E39]" office:value-type="currency" office:currency="EUR" office:value="669.77" calcext:value-type="currency">
            <text:p>669,77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drainage + fondation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6-26" calcext:value-type="date">
            <text:p>26/06/15</text:p>
          </table:table-cell>
          <table:table-cell table:style-name="ce74" office:value-type="string" calcext:value-type="string">
            <text:p>Masse, râteaux, pioche, bêche, balayette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72" calcext:value-type="currency">
            <text:p>72,00 €</text:p>
          </table:table-cell>
          <table:table-cell table:style-name="ce82" table:formula="of:=[.E40]" office:value-type="currency" office:currency="EUR" office:value="72" calcext:value-type="currency">
            <text:p>72,00 €</text:p>
          </table:table-cell>
          <table:table-cell table:style-name="ce82"/>
          <table:table-cell table:style-name="ce100" table:number-columns-repeated="2"/>
          <table:table-cell table:style-name="ce100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1" calcext:value-type="date">
            <text:p>01/07/15</text:p>
          </table:table-cell>
          <table:table-cell table:style-name="ce74" office:value-type="string" calcext:value-type="string">
            <text:p>Règle de maçon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18.45" calcext:value-type="currency">
            <text:p>18,45 €</text:p>
          </table:table-cell>
          <table:table-cell table:style-name="ce82" table:formula="of:=[.E41]" office:value-type="currency" office:currency="EUR" office:value="18.45" calcext:value-type="currency">
            <text:p>18,45 €</text:p>
          </table:table-cell>
          <table:table-cell table:style-name="ce215"/>
          <table:table-cell table:style-name="ce100" table:number-columns-repeated="2"/>
          <table:table-cell table:style-name="ce100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2" calcext:value-type="date">
            <text:p>02/07/15</text:p>
          </table:table-cell>
          <table:table-cell table:style-name="ce74" office:value-type="string" calcext:value-type="string">
            <text:p>Pouzzolane (fondations)</text:p>
          </table:table-cell>
          <table:table-cell table:style-name="ce74" office:value-type="string" calcext:value-type="string">
            <text:p>Pouzzolanes des dômes</text:p>
          </table:table-cell>
          <table:table-cell table:style-name="ce82"/>
          <table:table-cell table:style-name="ce82" office:value-type="currency" office:currency="EUR" office:value="1494.84" calcext:value-type="currency">
            <text:p>1 494,84 €</text:p>
          </table:table-cell>
          <table:table-cell table:style-name="ce82"/>
          <table:table-cell table:style-name="ce215" table:formula="of:=[.E42]" office:value-type="currency" office:currency="EUR" office:value="1494.84" calcext:value-type="currency">
            <text:p>1 494,84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2" calcext:value-type="date">
            <text:p>02/07/15</text:p>
          </table:table-cell>
          <table:table-cell table:style-name="ce74" office:value-type="string" calcext:value-type="string">
            <text:p>Location plaque vibrante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30" calcext:value-type="currency">
            <text:p>30,00 €</text:p>
          </table:table-cell>
          <table:table-cell table:style-name="ce222" table:formula="of:=[.E43]" office:value-type="currency" office:currency="EUR" office:value="30" calcext:value-type="currency">
            <text:p>30,00 €</text:p>
          </table:table-cell>
          <table:table-cell table:style-name="ce215"/>
          <table:table-cell table:style-name="ce100" table:number-columns-repeated="2"/>
          <table:table-cell table:style-name="ce100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2" calcext:value-type="date">
            <text:p>02/07/15</text:p>
          </table:table-cell>
          <table:table-cell table:style-name="ce74" office:value-type="string" calcext:value-type="string">
            <text:p>masse, pioche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54.4" calcext:value-type="currency">
            <text:p>54,40 €</text:p>
          </table:table-cell>
          <table:table-cell table:style-name="ce82" table:formula="of:=[.E44]" office:value-type="currency" office:currency="EUR" office:value="54.4" calcext:value-type="currency">
            <text:p>54,40 €</text:p>
          </table:table-cell>
          <table:table-cell table:style-name="ce215"/>
          <table:table-cell table:style-name="ce100" table:number-columns-repeated="2"/>
          <table:table-cell table:style-name="ce100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3" calcext:value-type="date">
            <text:p>03/07/15</text:p>
          </table:table-cell>
          <table:table-cell table:style-name="ce74" office:value-type="string" calcext:value-type="string">
            <text:p>Rbst masse, pioche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-37.25" calcext:value-type="currency">
            <text:p>-37,25 €</text:p>
          </table:table-cell>
          <table:table-cell table:style-name="ce82" table:formula="of:=[.E45]" office:value-type="currency" office:currency="EUR" office:value="-37.25" calcext:value-type="currency">
            <text:p>-37,25 €</text:p>
          </table:table-cell>
          <table:table-cell table:style-name="ce215"/>
          <table:table-cell table:style-name="ce100" table:number-columns-repeated="2"/>
          <table:table-cell table:style-name="ce100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3" calcext:value-type="date">
            <text:p>03/07/15</text:p>
          </table:table-cell>
          <table:table-cell table:style-name="ce74" office:value-type="string" calcext:value-type="string">
            <text:p>Quincaillerie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office:value-type="currency" office:currency="EUR" office:value="348.32" calcext:value-type="currency">
            <text:p>348,32 €</text:p>
          </table:table-cell>
          <table:table-cell table:style-name="ce82"/>
          <table:table-cell table:style-name="ce215" table:formula="of:=[.E46]" office:value-type="currency" office:currency="EUR" office:value="348.32" calcext:value-type="currency">
            <text:p>348,32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boi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4" calcext:value-type="date">
            <text:p>04/07/15</text:p>
          </table:table-cell>
          <table:table-cell table:style-name="ce74" office:value-type="string" calcext:value-type="string">
            <text:p>Accompagnement</text:p>
          </table:table-cell>
          <table:table-cell table:style-name="ce74" office:value-type="string" calcext:value-type="string">
            <text:p>M.Godard</text:p>
          </table:table-cell>
          <table:table-cell table:style-name="ce82"/>
          <table:table-cell table:style-name="ce82" office:value-type="currency" office:currency="EUR" office:value="1499.72" calcext:value-type="currency">
            <text:p>1 499,72 €</text:p>
          </table:table-cell>
          <table:table-cell table:style-name="ce82"/>
          <table:table-cell table:style-name="ce215" office:value-type="currency" office:currency="EUR" office:value="1499.72" calcext:value-type="currency">
            <text:p>1 499,72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4" calcext:value-type="date">
            <text:p>04/07/15</text:p>
          </table:table-cell>
          <table:table-cell table:style-name="ce74" office:value-type="string" calcext:value-type="string">
            <text:p>Gaines, coudes, manchons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161.85" calcext:value-type="currency">
            <text:p>161,85 €</text:p>
          </table:table-cell>
          <table:table-cell table:style-name="ce82"/>
          <table:table-cell table:style-name="ce215" table:formula="of:=[.E48]" office:value-type="currency" office:currency="EUR" office:value="161.85" calcext:value-type="currency">
            <text:p>161,85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6" calcext:value-type="date">
            <text:p>06/07/15</text:p>
          </table:table-cell>
          <table:table-cell table:style-name="ce74" office:value-type="string" calcext:value-type="string">
            <text:p>Bois</text:p>
          </table:table-cell>
          <table:table-cell table:style-name="ce74" office:value-type="string" calcext:value-type="string">
            <text:p>Scierie de la Couarde</text:p>
          </table:table-cell>
          <table:table-cell table:style-name="ce82"/>
          <table:table-cell table:style-name="ce82" office:value-type="currency" office:currency="EUR" office:value="4427.44" calcext:value-type="currency">
            <text:p>4 427,44 €</text:p>
          </table:table-cell>
          <table:table-cell table:style-name="ce82"/>
          <table:table-cell table:style-name="ce215" table:formula="of:=[.E49]" office:value-type="currency" office:currency="EUR" office:value="4427.44" calcext:value-type="currency">
            <text:p>4 427,44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boi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6" calcext:value-type="date">
            <text:p>06/07/15</text:p>
          </table:table-cell>
          <table:table-cell table:style-name="ce74" office:value-type="string" calcext:value-type="string">
            <text:p>Outillage bois (d'occasion) – Rbst JY</text:p>
          </table:table-cell>
          <table:table-cell table:style-name="ce74" office:value-type="string" calcext:value-type="string">
            <text:p>Roux Jean-Yves</text:p>
          </table:table-cell>
          <table:table-cell table:style-name="ce82"/>
          <table:table-cell table:style-name="ce82" office:value-type="currency" office:currency="EUR" office:value="620" calcext:value-type="currency">
            <text:p>620,00 €</text:p>
          </table:table-cell>
          <table:table-cell table:style-name="ce82" table:formula="of:=[.E50]" office:value-type="currency" office:currency="EUR" office:value="620" calcext:value-type="currency">
            <text:p>620,00 €</text:p>
          </table:table-cell>
          <table:table-cell table:style-name="ce215"/>
          <table:table-cell table:style-name="ce100" table:number-columns-repeated="2"/>
          <table:table-cell table:style-name="ce100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7" calcext:value-type="date">
            <text:p>07/07/15</text:p>
          </table:table-cell>
          <table:table-cell table:style-name="ce74" office:value-type="string" calcext:value-type="string">
            <text:p>Tréteaux, équerres, forets, gants…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66.96" calcext:value-type="currency">
            <text:p>66,96 €</text:p>
          </table:table-cell>
          <table:table-cell table:style-name="ce82" table:formula="of:=[.E51]" office:value-type="currency" office:currency="EUR" office:value="66.96" calcext:value-type="currency">
            <text:p>66,96 €</text:p>
          </table:table-cell>
          <table:table-cell table:style-name="ce215"/>
          <table:table-cell table:style-name="ce100" table:number-columns-repeated="2"/>
          <table:table-cell table:style-name="ce100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8" calcext:value-type="date">
            <text:p>08/07/15</text:p>
          </table:table-cell>
          <table:table-cell table:style-name="ce74" office:value-type="string" calcext:value-type="string">
            <text:p>Panneaux OSB 4</text:p>
          </table:table-cell>
          <table:table-cell table:style-name="ce74" office:value-type="string" calcext:value-type="string">
            <text:p>Panofrance</text:p>
          </table:table-cell>
          <table:table-cell table:style-name="ce82"/>
          <table:table-cell table:style-name="ce82" office:value-type="currency" office:currency="EUR" office:value="434.59" calcext:value-type="currency">
            <text:p>434,59 €</text:p>
          </table:table-cell>
          <table:table-cell table:style-name="ce82"/>
          <table:table-cell table:style-name="ce215" table:formula="of:=[.E52]" office:value-type="currency" office:currency="EUR" office:value="434.59" calcext:value-type="currency">
            <text:p>434,59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100" office:value-type="string" calcext:value-type="string">
            <text:p>boi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8" calcext:value-type="date">
            <text:p>08/07/15</text:p>
          </table:table-cell>
          <table:table-cell table:style-name="ce74" office:value-type="string" calcext:value-type="string">
            <text:p>Seaux, gants…</text:p>
          </table:table-cell>
          <table:table-cell table:style-name="ce74" office:value-type="string" calcext:value-type="string">
            <text:p>Maison Point Vert</text:p>
          </table:table-cell>
          <table:table-cell table:style-name="ce82"/>
          <table:table-cell table:style-name="ce82" office:value-type="currency" office:currency="EUR" office:value="73.51" calcext:value-type="currency">
            <text:p>73,51 €</text:p>
          </table:table-cell>
          <table:table-cell table:style-name="ce82" table:formula="of:=[.E53]" office:value-type="currency" office:currency="EUR" office:value="73.51" calcext:value-type="currency">
            <text:p>73,51 €</text:p>
          </table:table-cell>
          <table:table-cell table:style-name="ce215"/>
          <table:table-cell table:style-name="ce100" table:number-columns-repeated="2"/>
          <table:table-cell table:style-name="ce100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09" calcext:value-type="date">
            <text:p>09/07/15</text:p>
          </table:table-cell>
          <table:table-cell table:style-name="ce74" office:value-type="string" calcext:value-type="string">
            <text:p>Décamètre, mèche, lame, traceur de chantier, adhésif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59.3" calcext:value-type="currency">
            <text:p>59,30 €</text:p>
          </table:table-cell>
          <table:table-cell table:style-name="ce82" table:formula="of:=[.E54]" office:value-type="currency" office:currency="EUR" office:value="59.3" calcext:value-type="currency">
            <text:p>59,30 €</text:p>
          </table:table-cell>
          <table:table-cell table:style-name="ce215"/>
          <table:table-cell table:style-name="ce100" table:number-columns-repeated="2"/>
          <table:table-cell table:style-name="ce100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10" calcext:value-type="date">
            <text:p>10/07/15</text:p>
          </table:table-cell>
          <table:table-cell table:style-name="ce74" office:value-type="string" calcext:value-type="string">
            <text:p>Tuyau, câble de terre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202.65" calcext:value-type="currency">
            <text:p>202,65 €</text:p>
          </table:table-cell>
          <table:table-cell table:style-name="ce82"/>
          <table:table-cell table:style-name="ce215" table:formula="of:=[.E55]" office:value-type="currency" office:currency="EUR" office:value="202.65" calcext:value-type="currency">
            <text:p>202,65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7-10" calcext:value-type="date">
            <text:p>10/07/15</text:p>
          </table:table-cell>
          <table:table-cell table:style-name="ce74" office:value-type="string" calcext:value-type="string">
            <text:p>Tés évac eaux usées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8.6" calcext:value-type="currency">
            <text:p>8,60 €</text:p>
          </table:table-cell>
          <table:table-cell table:style-name="ce82"/>
          <table:table-cell table:style-name="ce215" table:formula="of:=[.E56]" office:value-type="currency" office:currency="EUR" office:value="8.6" calcext:value-type="currency">
            <text:p>8,6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7-10" calcext:value-type="date">
            <text:p>10/07/15</text:p>
          </table:table-cell>
          <table:table-cell table:style-name="ce74" office:value-type="string" calcext:value-type="string">
            <text:p>Rbst lame scie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-4.95" calcext:value-type="currency">
            <text:p>-4,95 €</text:p>
          </table:table-cell>
          <table:table-cell table:style-name="ce82" table:formula="of:=[.E57]" office:value-type="currency" office:currency="EUR" office:value="-4.95" calcext:value-type="currency">
            <text:p>-4,95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13" calcext:value-type="date">
            <text:p>13/07/15</text:p>
          </table:table-cell>
          <table:table-cell table:style-name="ce74" office:value-type="string" calcext:value-type="string">
            <text:p>Rbst coude, manchons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-8.7" calcext:value-type="currency">
            <text:p>-8,70 €</text:p>
          </table:table-cell>
          <table:table-cell table:style-name="ce82" table:formula="of:=[.E58]" office:value-type="currency" office:currency="EUR" office:value="-8.7" calcext:value-type="currency">
            <text:p>-8,70 €</text:p>
          </table:table-cell>
          <table:table-cell table:style-name="ce215"/>
          <table:table-cell table:style-name="ce100" table:number-columns-repeated="3"/>
          <table:table-cell table:style-name="ce48"/>
          <table:table-cell table:number-columns-repeated="4"/>
        </table:table-row>
        <table:table-row table:style-name="ro1">
          <table:table-cell table:style-name="ce72" office:value-type="date" office:date-value="2015-07-11" calcext:value-type="date">
            <text:p>11/07/15</text:p>
          </table:table-cell>
          <table:table-cell table:style-name="ce74" office:value-type="string" calcext:value-type="string">
            <text:p>Accompagnement auto-construction (1297 €)</text:p>
          </table:table-cell>
          <table:table-cell table:style-name="ce74" office:value-type="string" calcext:value-type="string">
            <text:p>C.Hamani</text:p>
          </table:table-cell>
          <table:table-cell table:style-name="ce215" table:number-columns-repeated="2"/>
          <table:table-cell table:style-name="ce82"/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14" calcext:value-type="date">
            <text:p>14/07/15</text:p>
          </table:table-cell>
          <table:table-cell table:style-name="ce74" office:value-type="string" calcext:value-type="string">
            <text:p>Location plaque vibrante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215" office:value-type="currency" office:currency="EUR" office:value="40.5" calcext:value-type="currency">
            <text:p>40,50 €</text:p>
          </table:table-cell>
          <table:table-cell table:style-name="ce82"/>
          <table:table-cell table:style-name="ce215" office:value-type="currency" office:currency="EUR" office:value="40.5" calcext:value-type="currency">
            <text:p>40,5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7-14" calcext:value-type="date">
            <text:p>14/07/15</text:p>
          </table:table-cell>
          <table:table-cell table:style-name="ce74" office:value-type="string" calcext:value-type="string">
            <text:p>Tréteaux, coffret 4 modules, va-et-vient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215" office:value-type="currency" office:currency="EUR" office:value="74.99" calcext:value-type="currency">
            <text:p>74,99 €</text:p>
          </table:table-cell>
          <table:table-cell table:style-name="ce82" table:formula="of:=[.E61]" office:value-type="currency" office:currency="EUR" office:value="74.99" calcext:value-type="currency">
            <text:p>74,99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15" calcext:value-type="date">
            <text:p>15/07/15</text:p>
          </table:table-cell>
          <table:table-cell table:style-name="ce74" office:value-type="string" calcext:value-type="string">
            <text:p>Tube évacuation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215" office:value-type="currency" office:currency="EUR" office:value="9.9" calcext:value-type="currency">
            <text:p>9,90 €</text:p>
          </table:table-cell>
          <table:table-cell table:style-name="ce82" table:formula="of:=[.E62]" office:value-type="currency" office:currency="EUR" office:value="9.9" calcext:value-type="currency">
            <text:p>9,9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16" calcext:value-type="date">
            <text:p>16/07/15</text:p>
          </table:table-cell>
          <table:table-cell table:style-name="ce74" office:value-type="string" calcext:value-type="string">
            <text:p>Sangles et boucles</text:p>
          </table:table-cell>
          <table:table-cell table:style-name="ce74" office:value-type="string" calcext:value-type="string">
            <text:p>Cordstrap</text:p>
          </table:table-cell>
          <table:table-cell table:style-name="ce82"/>
          <table:table-cell table:style-name="ce82" office:value-type="currency" office:currency="EUR" office:value="249.6" calcext:value-type="currency">
            <text:p>249,60 €</text:p>
          </table:table-cell>
          <table:table-cell table:style-name="ce82"/>
          <table:table-cell table:style-name="ce215" office:value-type="currency" office:currency="EUR" office:value="249.6" calcext:value-type="currency">
            <text:p>249,6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7-16" calcext:value-type="date">
            <text:p>16/07/15</text:p>
          </table:table-cell>
          <table:table-cell table:style-name="ce74" office:value-type="string" calcext:value-type="string">
            <text:p>Frais de notaire (remboursement)</text:p>
          </table:table-cell>
          <table:table-cell table:style-name="ce74" office:value-type="string" calcext:value-type="string">
            <text:p>A.Mulot-Vergne</text:p>
          </table:table-cell>
          <table:table-cell table:style-name="ce82"/>
          <table:table-cell table:style-name="ce82" office:value-type="currency" office:currency="EUR" office:value="-247.04" calcext:value-type="currency">
            <text:p>-247,04 €</text:p>
          </table:table-cell>
          <table:table-cell table:style-name="ce82" table:formula="of:=[.E64]" office:value-type="currency" office:currency="EUR" office:value="-247.04" calcext:value-type="currency">
            <text:p>-247,04 €</text:p>
          </table:table-cell>
          <table:table-cell table:style-name="ce215"/>
          <table:table-cell table:style-name="ce100" table:number-columns-repeated="2"/>
          <table:table-cell table:style-name="ce100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07-17" calcext:value-type="date">
            <text:p>17/07/15</text:p>
          </table:table-cell>
          <table:table-cell table:style-name="ce74" office:value-type="string" calcext:value-type="string">
            <text:p>Règle maçon, moulure, lunettes, boulon, gants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68.7" calcext:value-type="currency">
            <text:p>68,70 €</text:p>
          </table:table-cell>
          <table:table-cell table:style-name="ce82" table:formula="of:=[.E65]" office:value-type="currency" office:currency="EUR" office:value="68.7" calcext:value-type="currency">
            <text:p>68,7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17" calcext:value-type="date">
            <text:p>17/07/15</text:p>
          </table:table-cell>
          <table:table-cell table:style-name="ce74"/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12.3" calcext:value-type="currency">
            <text:p>12,30 €</text:p>
          </table:table-cell>
          <table:table-cell table:style-name="ce82" table:formula="of:=[.E66]" office:value-type="currency" office:currency="EUR" office:value="12.3" calcext:value-type="currency">
            <text:p>12,3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17" calcext:value-type="date">
            <text:p>17/07/15</text:p>
          </table:table-cell>
          <table:table-cell table:style-name="ce74"/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27" calcext:value-type="currency">
            <text:p>27,00 €</text:p>
          </table:table-cell>
          <table:table-cell table:style-name="ce82" table:formula="of:=[.E67]" office:value-type="currency" office:currency="EUR" office:value="27" calcext:value-type="currency">
            <text:p>27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17" calcext:value-type="date">
            <text:p>17/07/15</text:p>
          </table:table-cell>
          <table:table-cell table:style-name="ce74" office:value-type="string" calcext:value-type="string">
            <text:p>Panneaux OSB 3</text:p>
          </table:table-cell>
          <table:table-cell table:style-name="ce74" office:value-type="string" calcext:value-type="string">
            <text:p>Panofrance</text:p>
          </table:table-cell>
          <table:table-cell table:style-name="ce82"/>
          <table:table-cell table:style-name="ce82" office:value-type="currency" office:currency="EUR" office:value="582.07" calcext:value-type="currency">
            <text:p>582,07 €</text:p>
          </table:table-cell>
          <table:table-cell table:style-name="ce82"/>
          <table:table-cell table:style-name="ce215" office:value-type="currency" office:currency="EUR" office:value="582.07" calcext:value-type="currency">
            <text:p>582,07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7-20" calcext:value-type="date">
            <text:p>20/07/15</text:p>
          </table:table-cell>
          <table:table-cell table:style-name="ce74"/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17" calcext:value-type="currency">
            <text:p>17,00 €</text:p>
          </table:table-cell>
          <table:table-cell table:style-name="ce82" table:formula="of:=[.E69]" office:value-type="currency" office:currency="EUR" office:value="17" calcext:value-type="currency">
            <text:p>17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20" calcext:value-type="date">
            <text:p>20/07/15</text:p>
          </table:table-cell>
          <table:table-cell table:style-name="ce74"/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25.5" calcext:value-type="currency">
            <text:p>25,50 €</text:p>
          </table:table-cell>
          <table:table-cell table:style-name="ce82" table:formula="of:=[.E70]" office:value-type="currency" office:currency="EUR" office:value="25.5" calcext:value-type="currency">
            <text:p>25,5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17" calcext:value-type="date">
            <text:p>17/07/15</text:p>
          </table:table-cell>
          <table:table-cell table:style-name="ce74" office:value-type="string" calcext:value-type="string">
            <text:p>Rbst moulure, boulon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-13.3" calcext:value-type="currency">
            <text:p>-13,30 €</text:p>
          </table:table-cell>
          <table:table-cell table:style-name="ce82" table:formula="of:=[.E71]" office:value-type="currency" office:currency="EUR" office:value="-13.3" calcext:value-type="currency">
            <text:p>-13,3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20" calcext:value-type="date">
            <text:p>20/07/15</text:p>
          </table:table-cell>
          <table:table-cell table:style-name="ce74" office:value-type="string" calcext:value-type="string">
            <text:p>Bande d'arase (3 rouleaux)</text:p>
          </table:table-cell>
          <table:table-cell table:style-name="ce74" office:value-type="string" calcext:value-type="string">
            <text:p>PUM Plastiques</text:p>
          </table:table-cell>
          <table:table-cell table:style-name="ce82"/>
          <table:table-cell table:style-name="ce82" office:value-type="currency" office:currency="EUR" office:value="63.86" calcext:value-type="currency">
            <text:p>63,86 €</text:p>
          </table:table-cell>
          <table:table-cell table:style-name="ce82"/>
          <table:table-cell table:style-name="ce215" office:value-type="currency" office:currency="EUR" office:value="63.86" calcext:value-type="currency">
            <text:p>63,86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7-21" calcext:value-type="date">
            <text:p>21/07/15</text:p>
          </table:table-cell>
          <table:table-cell table:style-name="ce74" office:value-type="string" calcext:value-type="string">
            <text:p>Piquet de terre, câble de terre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63.35" calcext:value-type="currency">
            <text:p>63,35 €</text:p>
          </table:table-cell>
          <table:table-cell table:style-name="ce82"/>
          <table:table-cell table:style-name="ce215" office:value-type="currency" office:currency="EUR" office:value="63.35" calcext:value-type="currency">
            <text:p>63,35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7-21" calcext:value-type="date">
            <text:p>21/07/15</text:p>
          </table:table-cell>
          <table:table-cell table:style-name="ce74" office:value-type="string" calcext:value-type="string">
            <text:p>Manitou pouzzolane</text:p>
          </table:table-cell>
          <table:table-cell table:style-name="ce74" office:value-type="string" calcext:value-type="string">
            <text:p>A.Pioger</text:p>
          </table:table-cell>
          <table:table-cell table:style-name="ce82"/>
          <table:table-cell table:style-name="ce82" office:value-type="currency" office:currency="EUR" office:value="150" calcext:value-type="currency">
            <text:p>150,00 €</text:p>
          </table:table-cell>
          <table:table-cell table:style-name="ce82" table:formula="of:=[.E74]" office:value-type="currency" office:currency="EUR" office:value="150" calcext:value-type="currency">
            <text:p>150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21" calcext:value-type="date">
            <text:p>21/07/15</text:p>
          </table:table-cell>
          <table:table-cell table:style-name="ce74" office:value-type="string" calcext:value-type="string">
            <text:p>Vis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office:value-type="currency" office:currency="EUR" office:value="13.45" calcext:value-type="currency">
            <text:p>13,45 €</text:p>
          </table:table-cell>
          <table:table-cell table:style-name="ce82" table:formula="of:=[.E75]" office:value-type="currency" office:currency="EUR" office:value="13.45" calcext:value-type="currency">
            <text:p>13,45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23" calcext:value-type="date">
            <text:p>23/07/15</text:p>
          </table:table-cell>
          <table:table-cell table:style-name="ce74" office:value-type="string" calcext:value-type="string">
            <text:p>Colle à bois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26.25" calcext:value-type="currency">
            <text:p>26,25 €</text:p>
          </table:table-cell>
          <table:table-cell table:style-name="ce82" table:formula="of:=[.E76]" office:value-type="currency" office:currency="EUR" office:value="26.25" calcext:value-type="currency">
            <text:p>26,25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24" calcext:value-type="date">
            <text:p>24/07/15</text:p>
          </table:table-cell>
          <table:table-cell table:style-name="ce74" office:value-type="string" calcext:value-type="string">
            <text:p>Liège en vrac</text:p>
          </table:table-cell>
          <table:table-cell table:style-name="ce74" office:value-type="string" calcext:value-type="string">
            <text:p>Compagnie portugaise des lièges</text:p>
          </table:table-cell>
          <table:table-cell table:style-name="ce82"/>
          <table:table-cell table:style-name="ce82" office:value-type="currency" office:currency="EUR" office:value="1224" calcext:value-type="currency">
            <text:p>1 224,00 €</text:p>
          </table:table-cell>
          <table:table-cell table:style-name="ce82"/>
          <table:table-cell table:style-name="ce215" office:value-type="currency" office:currency="EUR" office:value="1224" calcext:value-type="currency">
            <text:p>1 224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7-24" calcext:value-type="date">
            <text:p>24/07/15</text:p>
          </table:table-cell>
          <table:table-cell table:style-name="ce74" office:value-type="string" calcext:value-type="string">
            <text:p>Terrassement</text:p>
          </table:table-cell>
          <table:table-cell table:style-name="ce74" office:value-type="string" calcext:value-type="string">
            <text:p>D.Fouquet</text:p>
          </table:table-cell>
          <table:table-cell table:style-name="ce82"/>
          <table:table-cell table:style-name="ce82" office:value-type="currency" office:currency="EUR" office:value="2196.4" calcext:value-type="currency">
            <text:p>2 196,40 €</text:p>
          </table:table-cell>
          <table:table-cell table:style-name="ce82"/>
          <table:table-cell table:style-name="ce215" office:value-type="currency" office:currency="EUR" office:value="2196.4" calcext:value-type="currency">
            <text:p>2 196,4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7-24" calcext:value-type="date">
            <text:p>24/07/15</text:p>
          </table:table-cell>
          <table:table-cell table:style-name="ce74" office:value-type="string" calcext:value-type="string">
            <text:p>Charpente</text:p>
          </table:table-cell>
          <table:table-cell table:style-name="ce74" office:value-type="string" calcext:value-type="string">
            <text:p>Le Mans Charpentes</text:p>
          </table:table-cell>
          <table:table-cell table:style-name="ce82"/>
          <table:table-cell table:style-name="ce82" office:value-type="currency" office:currency="EUR" office:value="4782.36" calcext:value-type="currency">
            <text:p>4 782,36 €</text:p>
          </table:table-cell>
          <table:table-cell table:style-name="ce82"/>
          <table:table-cell table:style-name="ce215" table:formula="of:=[.E79]" office:value-type="currency" office:currency="EUR" office:value="4782.36" calcext:value-type="currency">
            <text:p>4 782,36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7-24" calcext:value-type="date">
            <text:p>24/07/15</text:p>
          </table:table-cell>
          <table:table-cell table:style-name="ce74" office:value-type="string" calcext:value-type="string">
            <text:p>Changement courroie scie à onglets</text:p>
          </table:table-cell>
          <table:table-cell table:style-name="ce74" office:value-type="string" calcext:value-type="string">
            <text:p>Letessier</text:p>
          </table:table-cell>
          <table:table-cell table:style-name="ce82"/>
          <table:table-cell table:style-name="ce82" office:value-type="currency" office:currency="EUR" office:value="50.5" calcext:value-type="currency">
            <text:p>50,50 €</text:p>
          </table:table-cell>
          <table:table-cell table:style-name="ce82" table:formula="of:=[.E80]" office:value-type="currency" office:currency="EUR" office:value="50.5" calcext:value-type="currency">
            <text:p>50,5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27" calcext:value-type="date">
            <text:p>27/07/15</text:p>
          </table:table-cell>
          <table:table-cell table:style-name="ce74" office:value-type="string" calcext:value-type="string">
            <text:p>Bâche serre</text:p>
          </table:table-cell>
          <table:table-cell table:style-name="ce74" office:value-type="string" calcext:value-type="string">
            <text:p>D.Fihey</text:p>
          </table:table-cell>
          <table:table-cell table:style-name="ce82"/>
          <table:table-cell table:style-name="ce215" office:value-type="currency" office:currency="EUR" office:value="290" calcext:value-type="currency">
            <text:p>290,00 €</text:p>
          </table:table-cell>
          <table:table-cell table:style-name="ce82" table:formula="of:=[.E81]" office:value-type="currency" office:currency="EUR" office:value="290" calcext:value-type="currency">
            <text:p>290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29" calcext:value-type="date">
            <text:p>29/07/15</text:p>
          </table:table-cell>
          <table:table-cell table:style-name="ce74" office:value-type="string" calcext:value-type="string">
            <text:p>Panneaux OSB ossature</text:p>
          </table:table-cell>
          <table:table-cell table:style-name="ce74" office:value-type="string" calcext:value-type="string">
            <text:p>Panofrance</text:p>
          </table:table-cell>
          <table:table-cell table:style-name="ce82"/>
          <table:table-cell table:style-name="ce215" office:value-type="currency" office:currency="EUR" office:value="272.06" calcext:value-type="currency">
            <text:p>272,06 €</text:p>
          </table:table-cell>
          <table:table-cell table:style-name="ce82"/>
          <table:table-cell table:style-name="ce215" table:formula="of:=[.E82]" office:value-type="currency" office:currency="EUR" office:value="272.06" calcext:value-type="currency">
            <text:p>272,06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7-30" calcext:value-type="date">
            <text:p>30/07/15</text:p>
          </table:table-cell>
          <table:table-cell table:style-name="ce74" office:value-type="string" calcext:value-type="string">
            <text:p>Défraiement Olivier </text:p>
          </table:table-cell>
          <table:table-cell table:style-name="ce74" office:value-type="string" calcext:value-type="string">
            <text:p>O.Dagonet</text:p>
          </table:table-cell>
          <table:table-cell table:style-name="ce82"/>
          <table:table-cell table:style-name="ce82" office:value-type="currency" office:currency="EUR" office:value="150" calcext:value-type="currency">
            <text:p>150,00 €</text:p>
          </table:table-cell>
          <table:table-cell table:style-name="ce82" table:formula="of:=[.E83]" office:value-type="currency" office:currency="EUR" office:value="150" calcext:value-type="currency">
            <text:p>150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7-30" calcext:value-type="date">
            <text:p>30/07/15</text:p>
          </table:table-cell>
          <table:table-cell table:style-name="ce74" office:value-type="string" calcext:value-type="string">
            <text:p>Vis, pointes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office:value-type="currency" office:currency="EUR" office:value="109.94" calcext:value-type="currency">
            <text:p>109,94 €</text:p>
          </table:table-cell>
          <table:table-cell table:style-name="ce82"/>
          <table:table-cell table:style-name="ce215" table:formula="of:=[.E84]" office:value-type="currency" office:currency="EUR" office:value="109.94" calcext:value-type="currency">
            <text:p>109,94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2" office:value-type="date" office:date-value="2015-07-30" calcext:value-type="date">
            <text:p>30/07/15</text:p>
          </table:table-cell>
          <table:table-cell table:style-name="ce74" office:value-type="string" calcext:value-type="string">
            <text:p>Pointes, vis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office:value-type="currency" office:currency="EUR" office:value="65.86" calcext:value-type="currency">
            <text:p>65,86 €</text:p>
          </table:table-cell>
          <table:table-cell table:style-name="ce82"/>
          <table:table-cell table:style-name="ce215" table:formula="of:=[.E85]" office:value-type="currency" office:currency="EUR" office:value="65.86" calcext:value-type="currency">
            <text:p>65,86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2" office:value-type="date" office:date-value="2015-08-03" calcext:value-type="date">
            <text:p>03/08/15</text:p>
          </table:table-cell>
          <table:table-cell table:style-name="ce74" office:value-type="string" calcext:value-type="string">
            <text:p>Lame scie radiale</text:p>
          </table:table-cell>
          <table:table-cell table:style-name="ce74" office:value-type="string" calcext:value-type="string">
            <text:p>Brico Dépôt</text:p>
          </table:table-cell>
          <table:table-cell table:style-name="ce82"/>
          <table:table-cell table:style-name="ce82" office:value-type="currency" office:currency="EUR" office:value="36.85" calcext:value-type="currency">
            <text:p>36,85 €</text:p>
          </table:table-cell>
          <table:table-cell table:style-name="ce82" table:formula="of:=[.E86]" office:value-type="currency" office:currency="EUR" office:value="36.85" calcext:value-type="currency">
            <text:p>36,85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8-03" calcext:value-type="date">
            <text:p>03/08/15</text:p>
          </table:table-cell>
          <table:table-cell table:style-name="ce74"/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17.2" calcext:value-type="currency">
            <text:p>17,20 €</text:p>
          </table:table-cell>
          <table:table-cell table:style-name="ce82" table:formula="of:=[.E87]" office:value-type="currency" office:currency="EUR" office:value="17.2" calcext:value-type="currency">
            <text:p>17,2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8-03" calcext:value-type="date">
            <text:p>03/08/15</text:p>
          </table:table-cell>
          <table:table-cell table:style-name="ce74" office:value-type="string" calcext:value-type="string">
            <text:p>Menuiseries (acompte 50%)</text:p>
          </table:table-cell>
          <table:table-cell table:style-name="ce74" office:value-type="string" calcext:value-type="string">
            <text:p>JL.Thiebaud</text:p>
          </table:table-cell>
          <table:table-cell table:style-name="ce82"/>
          <table:table-cell table:style-name="ce82" office:value-type="currency" office:currency="EUR" office:value="8607.92" calcext:value-type="currency">
            <text:p>8 607,92 €</text:p>
          </table:table-cell>
          <table:table-cell table:style-name="ce82"/>
          <table:table-cell table:style-name="ce215" table:formula="of:=[.E88]" office:value-type="currency" office:currency="EUR" office:value="8607.92" calcext:value-type="currency">
            <text:p>8 607,92 €</text:p>
          </table:table-cell>
          <table:table-cell table:style-name="ce229" office:value-type="string" calcext:value-type="string">
            <text:p>ok</text:p>
          </table:table-cell>
          <table:table-cell table:style-name="ce229"/>
          <table:table-cell table:style-name="ce100"/>
          <table:table-cell office:value-type="string" calcext:value-type="string">
            <text:p>Débloqué 2 fois</text:p>
          </table:table-cell>
          <table:table-cell table:number-columns-repeated="4"/>
        </table:table-row>
        <table:table-row table:style-name="ro1">
          <table:table-cell table:style-name="ce72" office:value-type="date" office:date-value="2015-08-03" calcext:value-type="date">
            <text:p>03/08/15</text:p>
          </table:table-cell>
          <table:table-cell table:style-name="ce74" office:value-type="string" calcext:value-type="string">
            <text:p>Paille</text:p>
          </table:table-cell>
          <table:table-cell table:style-name="ce74" office:value-type="string" calcext:value-type="string">
            <text:p>T.Roger</text:p>
          </table:table-cell>
          <table:table-cell table:style-name="ce82"/>
          <table:table-cell table:style-name="ce82" office:value-type="currency" office:currency="EUR" office:value="2464" calcext:value-type="currency">
            <text:p>2 464,00 €</text:p>
          </table:table-cell>
          <table:table-cell table:style-name="ce82"/>
          <table:table-cell table:style-name="ce215" table:formula="of:=[.E89]" office:value-type="currency" office:currency="EUR" office:value="2464" calcext:value-type="currency">
            <text:p>2 464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8-04" calcext:value-type="date">
            <text:p>04/08/15</text:p>
          </table:table-cell>
          <table:table-cell table:style-name="ce74" office:value-type="string" calcext:value-type="string">
            <text:p>Visseuse, vis, pointes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office:value-type="currency" office:currency="EUR" office:value="622.91" calcext:value-type="currency">
            <text:p>622,91 €</text:p>
          </table:table-cell>
          <table:table-cell table:style-name="ce82" table:formula="of:=[.E90]" office:value-type="currency" office:currency="EUR" office:value="622.91" calcext:value-type="currency">
            <text:p>622,91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8-05" calcext:value-type="date">
            <text:p>05/08/15</text:p>
          </table:table-cell>
          <table:table-cell table:style-name="ce74" office:value-type="string" calcext:value-type="string">
            <text:p>Bois supplémentaire (5 * 4 m en 220*45 )</text:p>
          </table:table-cell>
          <table:table-cell table:style-name="ce74" office:value-type="string" calcext:value-type="string">
            <text:p>Scierie de Nuillé</text:p>
          </table:table-cell>
          <table:table-cell table:style-name="ce82"/>
          <table:table-cell table:style-name="ce82" office:value-type="currency" office:currency="EUR" office:value="80" calcext:value-type="currency">
            <text:p>80,00 €</text:p>
          </table:table-cell>
          <table:table-cell table:style-name="ce82" table:formula="of:=[.E91]" office:value-type="currency" office:currency="EUR" office:value="80" calcext:value-type="currency">
            <text:p>80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8-06" calcext:value-type="date">
            <text:p>06/08/15</text:p>
          </table:table-cell>
          <table:table-cell table:style-name="ce74" office:value-type="string" calcext:value-type="string">
            <text:p>Bande d'arase (1 rouleau)</text:p>
          </table:table-cell>
          <table:table-cell table:style-name="ce74" office:value-type="string" calcext:value-type="string">
            <text:p>PUM Plastiques</text:p>
          </table:table-cell>
          <table:table-cell table:style-name="ce82"/>
          <table:table-cell table:style-name="ce82" office:value-type="currency" office:currency="EUR" office:value="27.29" calcext:value-type="currency">
            <text:p>27,29 €</text:p>
          </table:table-cell>
          <table:table-cell table:style-name="ce82" table:formula="of:=[.E92]" office:value-type="currency" office:currency="EUR" office:value="27.29" calcext:value-type="currency">
            <text:p>27,29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8-07" calcext:value-type="date">
            <text:p>07/08/15</text:p>
          </table:table-cell>
          <table:table-cell table:style-name="ce74" office:value-type="string" calcext:value-type="string">
            <text:p>Vis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office:value-type="currency" office:currency="EUR" office:value="72.47" calcext:value-type="currency">
            <text:p>72,47 €</text:p>
          </table:table-cell>
          <table:table-cell table:style-name="ce82"/>
          <table:table-cell table:style-name="ce215" table:formula="of:=[.E93]" office:value-type="currency" office:currency="EUR" office:value="72.47" calcext:value-type="currency">
            <text:p>72,47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2" office:value-type="date" office:date-value="2015-08-07" calcext:value-type="date">
            <text:p>07/08/15</text:p>
          </table:table-cell>
          <table:table-cell table:style-name="ce74" office:value-type="string" calcext:value-type="string">
            <text:p>Bâches murs</text:p>
          </table:table-cell>
          <table:table-cell table:style-name="ce74" office:value-type="string" calcext:value-type="string">
            <text:p>D.Fihey</text:p>
          </table:table-cell>
          <table:table-cell table:style-name="ce82"/>
          <table:table-cell table:style-name="ce82" office:value-type="currency" office:currency="EUR" office:value="150" calcext:value-type="currency">
            <text:p>150,00 €</text:p>
          </table:table-cell>
          <table:table-cell table:style-name="ce82" table:formula="of:=[.E94]" office:value-type="currency" office:currency="EUR" office:value="150" calcext:value-type="currency">
            <text:p>150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8-07" calcext:value-type="date">
            <text:p>07/08/15</text:p>
          </table:table-cell>
          <table:table-cell table:style-name="ce74" office:value-type="string" calcext:value-type="string">
            <text:p>Transport bois</text:p>
          </table:table-cell>
          <table:table-cell table:style-name="ce74" office:value-type="string" calcext:value-type="string">
            <text:p>J.Brulon</text:p>
          </table:table-cell>
          <table:table-cell table:style-name="ce82"/>
          <table:table-cell table:style-name="ce82" office:value-type="currency" office:currency="EUR" office:value="252" calcext:value-type="currency">
            <text:p>252,00 €</text:p>
          </table:table-cell>
          <table:table-cell table:style-name="ce82"/>
          <table:table-cell table:style-name="ce215" table:formula="of:=[.E95]" office:value-type="currency" office:currency="EUR" office:value="252" calcext:value-type="currency">
            <text:p>252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8-10" calcext:value-type="date">
            <text:p>10/08/15</text:p>
          </table:table-cell>
          <table:table-cell table:style-name="ce74" office:value-type="string" calcext:value-type="string">
            <text:p>Déchargement paille avec tracteur</text:p>
          </table:table-cell>
          <table:table-cell table:style-name="ce74" office:value-type="string" calcext:value-type="string">
            <text:p>P.Cabaret</text:p>
          </table:table-cell>
          <table:table-cell table:style-name="ce82"/>
          <table:table-cell table:style-name="ce82" office:value-type="currency" office:currency="EUR" office:value="100" calcext:value-type="currency">
            <text:p>100,00 €</text:p>
          </table:table-cell>
          <table:table-cell table:style-name="ce82" table:formula="of:=[.E96]" office:value-type="currency" office:currency="EUR" office:value="100" calcext:value-type="currency">
            <text:p>100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8-12" calcext:value-type="date">
            <text:p>12/08/15</text:p>
          </table:table-cell>
          <table:table-cell table:style-name="ce74" office:value-type="string" calcext:value-type="string">
            <text:p>Portes (acompte 50%)</text:p>
          </table:table-cell>
          <table:table-cell table:style-name="ce74" office:value-type="string" calcext:value-type="string">
            <text:p>P.Monnot</text:p>
          </table:table-cell>
          <table:table-cell table:style-name="ce82"/>
          <table:table-cell table:style-name="ce82" office:value-type="currency" office:currency="EUR" office:value="3630" calcext:value-type="currency">
            <text:p>3 630,00 €</text:p>
          </table:table-cell>
          <table:table-cell table:style-name="ce82"/>
          <table:table-cell table:style-name="ce215" table:formula="of:=[.E97]" office:value-type="currency" office:currency="EUR" office:value="3630" calcext:value-type="currency">
            <text:p>3 630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8-13" calcext:value-type="date">
            <text:p>13/08/15</text:p>
          </table:table-cell>
          <table:table-cell table:style-name="ce74" office:value-type="string" calcext:value-type="string">
            <text:p>Remboursement pouzzolane</text:p>
          </table:table-cell>
          <table:table-cell table:style-name="ce74" office:value-type="string" calcext:value-type="string">
            <text:p>Pouzzolanes des dômes</text:p>
          </table:table-cell>
          <table:table-cell table:style-name="ce82"/>
          <table:table-cell table:style-name="ce82" office:value-type="currency" office:currency="EUR" office:value="-195.99" calcext:value-type="currency">
            <text:p>-195,99 €</text:p>
          </table:table-cell>
          <table:table-cell table:style-name="ce82" table:formula="of:=[.E98]" office:value-type="currency" office:currency="EUR" office:value="-195.99" calcext:value-type="currency">
            <text:p>-195,99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8-13" calcext:value-type="date">
            <text:p>13/08/15</text:p>
          </table:table-cell>
          <table:table-cell table:style-name="ce74" office:value-type="string" calcext:value-type="string">
            <text:p>Accompagnement</text:p>
          </table:table-cell>
          <table:table-cell table:style-name="ce74" office:value-type="string" calcext:value-type="string">
            <text:p>M.Godard</text:p>
          </table:table-cell>
          <table:table-cell table:style-name="ce82"/>
          <table:table-cell table:style-name="ce82" office:value-type="currency" office:currency="EUR" office:value="1299.75" calcext:value-type="currency">
            <text:p>1 299,75 €</text:p>
          </table:table-cell>
          <table:table-cell table:style-name="ce82"/>
          <table:table-cell table:style-name="ce215" table:formula="of:=[.E99]" office:value-type="currency" office:currency="EUR" office:value="1299.75" calcext:value-type="currency">
            <text:p>1 299,75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8-13" calcext:value-type="date">
            <text:p>13/08/15</text:p>
          </table:table-cell>
          <table:table-cell table:style-name="ce74" office:value-type="string" calcext:value-type="string">
            <text:p>Tendeur feuillard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office:value-type="currency" office:currency="EUR" office:value="149.42" calcext:value-type="currency">
            <text:p>149,42 €</text:p>
          </table:table-cell>
          <table:table-cell table:style-name="ce82"/>
          <table:table-cell table:style-name="ce215" table:formula="of:=[.E100]" office:value-type="currency" office:currency="EUR" office:value="149.42" calcext:value-type="currency">
            <text:p>149,42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2" office:value-type="date" office:date-value="2015-08-18" calcext:value-type="date">
            <text:p>18/08/15</text:p>
          </table:table-cell>
          <table:table-cell table:style-name="ce74" office:value-type="string" calcext:value-type="string">
            <text:p>Vis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218" office:value-type="currency" office:currency="EUR" office:value="50.57" calcext:value-type="currency">
            <text:p>50,57 €</text:p>
          </table:table-cell>
          <table:table-cell table:style-name="ce82" table:formula="of:=[.E101]" office:value-type="currency" office:currency="EUR" office:value="50.57" calcext:value-type="currency">
            <text:p>50,57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8-18" calcext:value-type="date">
            <text:p>18/08/15</text:p>
          </table:table-cell>
          <table:table-cell table:style-name="ce74" office:value-type="string" calcext:value-type="string">
            <text:p>Scotch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23.5" calcext:value-type="currency">
            <text:p>23,50 €</text:p>
          </table:table-cell>
          <table:table-cell table:style-name="ce82" table:formula="of:=[.E102]" office:value-type="currency" office:currency="EUR" office:value="23.5" calcext:value-type="currency">
            <text:p>23,5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8-28" calcext:value-type="date">
            <text:p>28/08/15</text:p>
          </table:table-cell>
          <table:table-cell table:style-name="ce74" office:value-type="string" calcext:value-type="string">
            <text:p>Aide sur chantier (3 semaines)</text:p>
          </table:table-cell>
          <table:table-cell table:style-name="ce74" office:value-type="string" calcext:value-type="string">
            <text:p>S.Ruel</text:p>
          </table:table-cell>
          <table:table-cell table:style-name="ce82"/>
          <table:table-cell table:style-name="ce82" office:value-type="currency" office:currency="EUR" office:value="800" calcext:value-type="currency">
            <text:p>800,00 €</text:p>
          </table:table-cell>
          <table:table-cell table:style-name="ce82" table:formula="of:=[.E103]" office:value-type="currency" office:currency="EUR" office:value="800" calcext:value-type="currency">
            <text:p>800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9-01" calcext:value-type="date">
            <text:p>01/09/15</text:p>
          </table:table-cell>
          <table:table-cell table:style-name="ce74" office:value-type="string" calcext:value-type="string">
            <text:p>Vis</text:p>
          </table:table-cell>
          <table:table-cell table:style-name="ce74" office:value-type="string" calcext:value-type="string">
            <text:p>Foussier</text:p>
          </table:table-cell>
          <table:table-cell table:style-name="ce215"/>
          <table:table-cell table:style-name="ce82" office:value-type="currency" office:currency="EUR" office:value="96.84" calcext:value-type="currency">
            <text:p>96,84 €</text:p>
          </table:table-cell>
          <table:table-cell table:style-name="ce82"/>
          <table:table-cell table:style-name="ce215" table:formula="of:=[.E104]" office:value-type="currency" office:currency="EUR" office:value="96.84" calcext:value-type="currency">
            <text:p>96,84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2" office:value-type="date" office:date-value="2015-09-01" calcext:value-type="date">
            <text:p>01/09/15</text:p>
          </table:table-cell>
          <table:table-cell table:style-name="ce74" office:value-type="string" calcext:value-type="string">
            <text:p>Vis, pointes</text:p>
          </table:table-cell>
          <table:table-cell table:style-name="ce74" office:value-type="string" calcext:value-type="string">
            <text:p>Foussier</text:p>
          </table:table-cell>
          <table:table-cell table:style-name="ce215"/>
          <table:table-cell table:style-name="ce82" office:value-type="currency" office:currency="EUR" office:value="65.86" calcext:value-type="currency">
            <text:p>65,86 €</text:p>
          </table:table-cell>
          <table:table-cell table:style-name="ce82"/>
          <table:table-cell table:style-name="ce215" table:formula="of:=[.E105]" office:value-type="currency" office:currency="EUR" office:value="65.86" calcext:value-type="currency">
            <text:p>65,86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2" office:value-type="date" office:date-value="2015-09-01" calcext:value-type="date">
            <text:p>01/09/15</text:p>
          </table:table-cell>
          <table:table-cell table:style-name="ce74" office:value-type="string" calcext:value-type="string">
            <text:p>Dalles et panneaux OSB (toiture)</text:p>
          </table:table-cell>
          <table:table-cell table:style-name="ce74" office:value-type="string" calcext:value-type="string">
            <text:p>Panofrance</text:p>
          </table:table-cell>
          <table:table-cell table:style-name="ce215"/>
          <table:table-cell table:style-name="ce82" office:value-type="currency" office:currency="EUR" office:value="2804.94" calcext:value-type="currency">
            <text:p>2 804,94 €</text:p>
          </table:table-cell>
          <table:table-cell table:style-name="ce82"/>
          <table:table-cell table:style-name="ce215" table:formula="of:=[.E106]" office:value-type="currency" office:currency="EUR" office:value="2804.94" calcext:value-type="currency">
            <text:p>2 804,94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8-28" calcext:value-type="date">
            <text:p>28/08/15</text:p>
          </table:table-cell>
          <table:table-cell table:style-name="ce74" office:value-type="string" calcext:value-type="string">
            <text:p>Aide sur chantier (5 semaines)</text:p>
          </table:table-cell>
          <table:table-cell table:style-name="ce74" office:value-type="string" calcext:value-type="string">
            <text:p>M.Godard</text:p>
          </table:table-cell>
          <table:table-cell table:style-name="ce215"/>
          <table:table-cell table:style-name="ce82" office:value-type="currency" office:currency="EUR" office:value="799.85" calcext:value-type="currency">
            <text:p>799,85 €</text:p>
          </table:table-cell>
          <table:table-cell table:style-name="ce82"/>
          <table:table-cell table:style-name="ce215" table:formula="of:=[.E107]" office:value-type="currency" office:currency="EUR" office:value="799.85" calcext:value-type="currency">
            <text:p>799,85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9-08" calcext:value-type="date">
            <text:p>08/09/15</text:p>
          </table:table-cell>
          <table:table-cell table:style-name="ce74" office:value-type="string" calcext:value-type="string">
            <text:p>Laine de bois</text:p>
          </table:table-cell>
          <table:table-cell table:style-name="ce74" office:value-type="string" calcext:value-type="string">
            <text:p>Nature Habitat Matériaux</text:p>
          </table:table-cell>
          <table:table-cell table:style-name="ce215"/>
          <table:table-cell table:style-name="ce82" office:value-type="currency" office:currency="EUR" office:value="1510.54" calcext:value-type="currency">
            <text:p>1 510,54 €</text:p>
          </table:table-cell>
          <table:table-cell table:style-name="ce82"/>
          <table:table-cell table:style-name="ce215" table:formula="of:=[.E108]" office:value-type="currency" office:currency="EUR" office:value="1510.54" calcext:value-type="currency">
            <text:p>1 510,54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5-09-08" calcext:value-type="date">
            <text:p>08/09/15</text:p>
          </table:table-cell>
          <table:table-cell table:style-name="ce74" office:value-type="string" calcext:value-type="string">
            <text:p>Ficelle pour bottes de paille</text:p>
          </table:table-cell>
          <table:table-cell table:style-name="ce74" office:value-type="string" calcext:value-type="string">
            <text:p>Espace Emeraude</text:p>
          </table:table-cell>
          <table:table-cell table:style-name="ce215"/>
          <table:table-cell table:style-name="ce82" office:value-type="currency" office:currency="EUR" office:value="29.9" calcext:value-type="currency">
            <text:p>29,90 €</text:p>
          </table:table-cell>
          <table:table-cell table:style-name="ce82" table:formula="of:=[.E109]" office:value-type="currency" office:currency="EUR" office:value="29.9" calcext:value-type="currency">
            <text:p>29,9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9-09" calcext:value-type="date">
            <text:p>09/09/15</text:p>
          </table:table-cell>
          <table:table-cell table:style-name="ce74" office:value-type="string" calcext:value-type="string">
            <text:p>Location plaque vibrante (remboursement)</text:p>
          </table:table-cell>
          <table:table-cell table:style-name="ce74" office:value-type="string" calcext:value-type="string">
            <text:p>C.Hamani</text:p>
          </table:table-cell>
          <table:table-cell table:style-name="ce215"/>
          <table:table-cell table:style-name="ce82" office:value-type="currency" office:currency="EUR" office:value="30" calcext:value-type="currency">
            <text:p>30,00 €</text:p>
          </table:table-cell>
          <table:table-cell table:style-name="ce82" table:formula="of:=[.E110]" office:value-type="currency" office:currency="EUR" office:value="30" calcext:value-type="currency">
            <text:p>30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9-09" calcext:value-type="date">
            <text:p>09/09/15</text:p>
          </table:table-cell>
          <table:table-cell table:style-name="ce74" office:value-type="string" calcext:value-type="string">
            <text:p>Bombe chantier, manche râteau Christian</text:p>
          </table:table-cell>
          <table:table-cell table:style-name="ce74" office:value-type="string" calcext:value-type="string">
            <text:p>M.Godard</text:p>
          </table:table-cell>
          <table:table-cell table:style-name="ce215"/>
          <table:table-cell table:style-name="ce82" office:value-type="currency" office:currency="EUR" office:value="14.2" calcext:value-type="currency">
            <text:p>14,20 €</text:p>
          </table:table-cell>
          <table:table-cell table:style-name="ce82" table:formula="of:=[.E111]" office:value-type="currency" office:currency="EUR" office:value="14.2" calcext:value-type="currency">
            <text:p>14,2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09-10" calcext:value-type="date">
            <text:p>10/09/15</text:p>
          </table:table-cell>
          <table:table-cell table:number-columns-repeated="2" table:style-name="ce74" office:value-type="string" calcext:value-type="string">
            <text:p>Véolia</text:p>
          </table:table-cell>
          <table:table-cell table:style-name="ce215"/>
          <table:table-cell table:style-name="ce215" office:value-type="currency" office:currency="EUR" office:value="2218.5" calcext:value-type="currency">
            <text:p>2 218,50 €</text:p>
          </table:table-cell>
          <table:table-cell table:style-name="ce82"/>
          <table:table-cell table:style-name="ce215" office:value-type="currency" office:currency="EUR" office:value="2218.5" calcext:value-type="currency">
            <text:p>2 218,5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2"/>
          <table:table-cell table:style-name="ce242"/>
          <table:table-cell table:number-columns-repeated="2"/>
        </table:table-row>
        <table:table-row table:style-name="ro1">
          <table:table-cell table:style-name="ce72" office:value-type="date" office:date-value="2015-09-10" calcext:value-type="date">
            <text:p>10/09/15</text:p>
          </table:table-cell>
          <table:table-cell table:number-columns-repeated="2" table:style-name="ce74" office:value-type="string" calcext:value-type="string">
            <text:p>Véolia</text:p>
          </table:table-cell>
          <table:table-cell table:style-name="ce215"/>
          <table:table-cell table:style-name="ce215" office:value-type="currency" office:currency="EUR" office:value="623.84" calcext:value-type="currency">
            <text:p>623,84 €</text:p>
          </table:table-cell>
          <table:table-cell table:style-name="ce82"/>
          <table:table-cell table:style-name="ce215" office:value-type="currency" office:currency="EUR" office:value="623.84" calcext:value-type="currency">
            <text:p>623,84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2"/>
          <table:table-cell table:style-name="ce242"/>
          <table:table-cell table:number-columns-repeated="2"/>
        </table:table-row>
        <table:table-row table:style-name="ro1">
          <table:table-cell table:style-name="ce72" office:value-type="date" office:date-value="2015-09-15" calcext:value-type="date">
            <text:p>15/09/15</text:p>
          </table:table-cell>
          <table:table-cell table:style-name="ce74" office:value-type="string" calcext:value-type="string">
            <text:p>Accompagnement paille</text:p>
          </table:table-cell>
          <table:table-cell table:style-name="ce74" office:value-type="string" calcext:value-type="string">
            <text:p>B.Duffau</text:p>
          </table:table-cell>
          <table:table-cell table:style-name="ce215"/>
          <table:table-cell table:style-name="ce82" table:formula="of:=1008+462" office:value-type="currency" office:currency="EUR" office:value="1470" calcext:value-type="currency">
            <text:p>1 470,00 €</text:p>
          </table:table-cell>
          <table:table-cell table:style-name="ce82"/>
          <table:table-cell table:style-name="ce215" table:formula="of:=[.E114]" office:value-type="currency" office:currency="EUR" office:value="1470" calcext:value-type="currency">
            <text:p>1 470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2"/>
          <table:table-cell table:style-name="ce242"/>
          <table:table-cell table:number-columns-repeated="2"/>
        </table:table-row>
        <table:table-row table:style-name="ro1">
          <table:table-cell table:style-name="ce72" office:value-type="date" office:date-value="2015-09-15" calcext:value-type="date">
            <text:p>15/09/15</text:p>
          </table:table-cell>
          <table:table-cell table:style-name="ce74" office:value-type="string" calcext:value-type="string">
            <text:p>Transport paille (10 août)</text:p>
          </table:table-cell>
          <table:table-cell table:style-name="ce74" office:value-type="string" calcext:value-type="string">
            <text:p>T.Riaud</text:p>
          </table:table-cell>
          <table:table-cell table:style-name="ce215"/>
          <table:table-cell table:style-name="ce82" office:value-type="currency" office:currency="EUR" office:value="420" calcext:value-type="currency">
            <text:p>420,00 €</text:p>
          </table:table-cell>
          <table:table-cell table:style-name="ce82"/>
          <table:table-cell table:style-name="ce215" table:formula="of:=[.E115]" office:value-type="currency" office:currency="EUR" office:value="420" calcext:value-type="currency">
            <text:p>420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2"/>
          <table:table-cell table:style-name="ce242"/>
          <table:table-cell table:number-columns-repeated="2"/>
        </table:table-row>
        <table:table-row table:style-name="ro1">
          <table:table-cell table:style-name="ce72" office:value-type="date" office:date-value="2015-09-22" calcext:value-type="date">
            <text:p>22/09/15</text:p>
          </table:table-cell>
          <table:table-cell table:style-name="ce74" office:value-type="string" calcext:value-type="string">
            <text:p>Vis</text:p>
          </table:table-cell>
          <table:table-cell table:style-name="ce74" office:value-type="string" calcext:value-type="string">
            <text:p>Foussier</text:p>
          </table:table-cell>
          <table:table-cell table:style-name="ce215"/>
          <table:table-cell table:style-name="ce82" office:value-type="currency" office:currency="EUR" office:value="237.2" calcext:value-type="currency">
            <text:p>237,20 €</text:p>
          </table:table-cell>
          <table:table-cell table:style-name="ce82"/>
          <table:table-cell table:style-name="ce215" table:formula="of:=[.E116]" office:value-type="currency" office:currency="EUR" office:value="237.2" calcext:value-type="currency">
            <text:p>237,2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2"/>
          <table:table-cell table:style-name="ce242"/>
          <table:table-cell table:number-columns-repeated="2"/>
        </table:table-row>
        <table:table-row table:style-name="ro1">
          <table:table-cell table:style-name="ce72" office:value-type="date" office:date-value="2015-09-22" calcext:value-type="date">
            <text:p>22/09/15</text:p>
          </table:table-cell>
          <table:table-cell table:style-name="ce74" office:value-type="string" calcext:value-type="string">
            <text:p>Panneaux OSB, pare-pluie</text:p>
          </table:table-cell>
          <table:table-cell table:style-name="ce74" office:value-type="string" calcext:value-type="string">
            <text:p>Panofrance</text:p>
          </table:table-cell>
          <table:table-cell table:style-name="ce215"/>
          <table:table-cell table:style-name="ce82" office:value-type="currency" office:currency="EUR" office:value="619.12" calcext:value-type="currency">
            <text:p>619,12 €</text:p>
          </table:table-cell>
          <table:table-cell table:style-name="ce82"/>
          <table:table-cell table:style-name="ce215" table:formula="of:=[.E117]" office:value-type="currency" office:currency="EUR" office:value="619.12" calcext:value-type="currency">
            <text:p>619,12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2"/>
          <table:table-cell table:style-name="ce242"/>
          <table:table-cell table:number-columns-repeated="2"/>
        </table:table-row>
        <table:table-row table:style-name="ro1">
          <table:table-cell table:style-name="ce72" office:value-type="date" office:date-value="2015-09-29" calcext:value-type="date">
            <text:p>29/09/15</text:p>
          </table:table-cell>
          <table:table-cell table:style-name="ce74" office:value-type="string" calcext:value-type="string">
            <text:p>Scotch</text:p>
          </table:table-cell>
          <table:table-cell table:style-name="ce74" office:value-type="string" calcext:value-type="string">
            <text:p>Bricoman</text:p>
          </table:table-cell>
          <table:table-cell table:style-name="ce215"/>
          <table:table-cell table:style-name="ce82" office:value-type="currency" office:currency="EUR" office:value="24.9" calcext:value-type="currency">
            <text:p>24,90 €</text:p>
          </table:table-cell>
          <table:table-cell table:style-name="ce82" table:formula="of:=[.E118]" office:value-type="currency" office:currency="EUR" office:value="24.9" calcext:value-type="currency">
            <text:p>24,90 €</text:p>
          </table:table-cell>
          <table:table-cell table:style-name="ce215"/>
          <table:table-cell table:style-name="ce100" table:number-columns-repeated="3"/>
          <table:table-cell table:number-columns-repeated="2"/>
          <table:table-cell table:style-name="ce242"/>
          <table:table-cell table:number-columns-repeated="2"/>
        </table:table-row>
        <table:table-row table:style-name="ro1">
          <table:table-cell table:style-name="ce72" office:value-type="date" office:date-value="2015-10-21" calcext:value-type="date">
            <text:p>21/10/15</text:p>
          </table:table-cell>
          <table:table-cell table:style-name="ce74" office:value-type="string" calcext:value-type="string">
            <text:p>Etriers échelles de toiture, pointes</text:p>
          </table:table-cell>
          <table:table-cell table:style-name="ce74" office:value-type="string" calcext:value-type="string">
            <text:p>Foussier</text:p>
          </table:table-cell>
          <table:table-cell table:style-name="ce215"/>
          <table:table-cell table:style-name="ce82" table:formula="of:=1.28+126.72" office:value-type="currency" office:currency="EUR" office:value="128" calcext:value-type="currency">
            <text:p>128,00 €</text:p>
          </table:table-cell>
          <table:table-cell table:style-name="ce82" table:formula="of:=[.E119]" office:value-type="currency" office:currency="EUR" office:value="128" calcext:value-type="currency">
            <text:p>128,00 €</text:p>
          </table:table-cell>
          <table:table-cell table:style-name="ce215"/>
          <table:table-cell table:style-name="ce100" table:number-columns-repeated="2"/>
          <table:table-cell table:style-name="ce237"/>
          <table:table-cell table:number-columns-repeated="2"/>
          <table:table-cell table:style-name="ce242"/>
          <table:table-cell table:number-columns-repeated="2"/>
        </table:table-row>
        <table:table-row table:style-name="ro1">
          <table:table-cell table:style-name="ce72" office:value-type="date" office:date-value="2015-10-24" calcext:value-type="date">
            <text:p>24/10/15</text:p>
          </table:table-cell>
          <table:table-cell table:style-name="ce74" office:value-type="string" calcext:value-type="string">
            <text:p>Tasseaux (sur pare-pluie) : 34x3,5m et 65x3m</text:p>
          </table:table-cell>
          <table:table-cell table:style-name="ce74" office:value-type="string" calcext:value-type="string">
            <text:p>Scierie de Nuillé</text:p>
          </table:table-cell>
          <table:table-cell table:style-name="ce215"/>
          <table:table-cell table:style-name="ce82" office:value-type="currency" office:currency="EUR" office:value="261.2" calcext:value-type="currency">
            <text:p>261,20 €</text:p>
          </table:table-cell>
          <table:table-cell table:style-name="ce82" table:formula="of:=[.E120]" office:value-type="currency" office:currency="EUR" office:value="261.2" calcext:value-type="currency">
            <text:p>261,20 €</text:p>
          </table:table-cell>
          <table:table-cell table:style-name="ce215"/>
          <table:table-cell table:style-name="ce100" table:number-columns-repeated="3"/>
          <table:table-cell table:number-columns-repeated="2"/>
          <table:table-cell table:style-name="ce242"/>
          <table:table-cell table:number-columns-repeated="2"/>
        </table:table-row>
        <table:table-row table:style-name="ro1">
          <table:table-cell table:style-name="ce72" office:value-type="date" office:date-value="2015-10-27" calcext:value-type="date">
            <text:p>27/10/15</text:p>
          </table:table-cell>
          <table:table-cell table:style-name="ce74" office:value-type="string" calcext:value-type="string">
            <text:p>Panneaux OSB 3, pare-pluie</text:p>
          </table:table-cell>
          <table:table-cell table:style-name="ce74" office:value-type="string" calcext:value-type="string">
            <text:p>Panofrance</text:p>
          </table:table-cell>
          <table:table-cell table:style-name="ce215"/>
          <table:table-cell table:style-name="ce82" office:value-type="currency" office:currency="EUR" office:value="586.97" calcext:value-type="currency">
            <text:p>586,97 €</text:p>
          </table:table-cell>
          <table:table-cell table:style-name="ce82"/>
          <table:table-cell table:style-name="ce215" table:formula="of:=[.E121]" office:value-type="currency" office:currency="EUR" office:value="586.97" calcext:value-type="currency">
            <text:p>586,97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2"/>
          <table:table-cell table:style-name="ce242"/>
          <table:table-cell table:number-columns-repeated="2"/>
        </table:table-row>
        <table:table-row table:style-name="ro1">
          <table:table-cell table:style-name="ce72" office:value-type="date" office:date-value="2015-10-30" calcext:value-type="date">
            <text:p>30/10/15</text:p>
          </table:table-cell>
          <table:table-cell table:style-name="ce74" office:value-type="string" calcext:value-type="string">
            <text:p>Panneaux OSB 3</text:p>
          </table:table-cell>
          <table:table-cell table:style-name="ce74" office:value-type="string" calcext:value-type="string">
            <text:p>Panofrance</text:p>
          </table:table-cell>
          <table:table-cell table:style-name="ce215"/>
          <table:table-cell table:style-name="ce82" office:value-type="currency" office:currency="EUR" office:value="193.14" calcext:value-type="currency">
            <text:p>193,14 €</text:p>
          </table:table-cell>
          <table:table-cell table:style-name="ce82"/>
          <table:table-cell table:style-name="ce215" table:formula="of:=[.E122]" office:value-type="currency" office:currency="EUR" office:value="193.14" calcext:value-type="currency">
            <text:p>193,14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office:value-type="string" calcext:value-type="string">
            <text:p>débloqué le 08/09/16</text:p>
          </table:table-cell>
          <table:table-cell/>
          <table:table-cell table:style-name="ce242"/>
          <table:table-cell table:number-columns-repeated="2"/>
        </table:table-row>
        <table:table-row table:style-name="ro1">
          <table:table-cell table:style-name="ce72" office:value-type="date" office:date-value="2015-10-31" calcext:value-type="date">
            <text:p>31/10/15</text:p>
          </table:table-cell>
          <table:table-cell table:style-name="ce74" office:value-type="string" calcext:value-type="string">
            <text:p>Vis</text:p>
          </table:table-cell>
          <table:table-cell table:style-name="ce74" office:value-type="string" calcext:value-type="string">
            <text:p>Leroy Merlin</text:p>
          </table:table-cell>
          <table:table-cell table:style-name="ce215"/>
          <table:table-cell table:style-name="ce215" office:value-type="currency" office:currency="EUR" office:value="171.2" calcext:value-type="currency">
            <text:p>171,20 €</text:p>
          </table:table-cell>
          <table:table-cell table:style-name="ce82" table:formula="of:=[.E123]" office:value-type="currency" office:currency="EUR" office:value="171.2" calcext:value-type="currency">
            <text:p>171,20 €</text:p>
          </table:table-cell>
          <table:table-cell table:style-name="ce215"/>
          <table:table-cell table:style-name="ce100" table:number-columns-repeated="2"/>
          <table:table-cell table:style-name="ce238" office:value-type="string" calcext:value-type="string">
            <text:p>Facture ??</text:p>
          </table:table-cell>
          <table:table-cell table:number-columns-repeated="2"/>
          <table:table-cell table:style-name="ce242"/>
          <table:table-cell table:number-columns-repeated="2"/>
        </table:table-row>
        <table:table-row table:style-name="ro1">
          <table:table-cell table:style-name="ce72" office:value-type="date" office:date-value="2015-11-02" calcext:value-type="date">
            <text:p>02/11/15</text:p>
          </table:table-cell>
          <table:table-cell table:style-name="ce202"/>
          <table:table-cell table:style-name="ce74" office:value-type="string" calcext:value-type="string">
            <text:p>Bricoman</text:p>
          </table:table-cell>
          <table:table-cell table:style-name="ce215"/>
          <table:table-cell table:style-name="ce215" office:value-type="currency" office:currency="EUR" office:value="25.2" calcext:value-type="currency">
            <text:p>25,20 €</text:p>
          </table:table-cell>
          <table:table-cell table:style-name="ce82" table:formula="of:=[.E124]" office:value-type="currency" office:currency="EUR" office:value="25.2" calcext:value-type="currency">
            <text:p>25,20 €</text:p>
          </table:table-cell>
          <table:table-cell table:style-name="ce215"/>
          <table:table-cell table:style-name="ce100" table:number-columns-repeated="2"/>
          <table:table-cell table:style-name="ce238" office:value-type="string" calcext:value-type="string">
            <text:p>Facture ??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11-03" calcext:value-type="date">
            <text:p>03/11/15</text:p>
          </table:table-cell>
          <table:table-cell table:style-name="ce202"/>
          <table:table-cell table:style-name="ce74" office:value-type="string" calcext:value-type="string">
            <text:p>Bricoman</text:p>
          </table:table-cell>
          <table:table-cell table:style-name="ce215"/>
          <table:table-cell table:style-name="ce82" office:value-type="currency" office:currency="EUR" office:value="85.7" calcext:value-type="currency">
            <text:p>85,70 €</text:p>
          </table:table-cell>
          <table:table-cell table:style-name="ce82" table:formula="of:=[.E125]" office:value-type="currency" office:currency="EUR" office:value="85.7" calcext:value-type="currency">
            <text:p>85,70 €</text:p>
          </table:table-cell>
          <table:table-cell table:style-name="ce215"/>
          <table:table-cell table:style-name="ce100" table:number-columns-repeated="2"/>
          <table:table-cell table:style-name="ce238" office:value-type="string" calcext:value-type="string">
            <text:p>Facture ??</text:p>
          </table:table-cell>
          <table:table-cell table:number-columns-repeated="5"/>
        </table:table-row>
        <table:table-row table:style-name="ro1">
          <table:table-cell table:style-name="ce72" office:value-type="date" office:date-value="2015-11-09" calcext:value-type="date">
            <text:p>09/11/15</text:p>
          </table:table-cell>
          <table:table-cell table:style-name="ce202" office:value-type="string" calcext:value-type="string">
            <text:p>Remboursement chaussures de sécu</text:p>
          </table:table-cell>
          <table:table-cell table:style-name="ce74" office:value-type="string" calcext:value-type="string">
            <text:p>Bricoman</text:p>
          </table:table-cell>
          <table:table-cell table:style-name="ce215"/>
          <table:table-cell table:style-name="ce82" office:value-type="currency" office:currency="EUR" office:value="-19.95" calcext:value-type="currency">
            <text:p>-19,95 €</text:p>
          </table:table-cell>
          <table:table-cell table:style-name="ce82" table:formula="of:=[.E126]" office:value-type="currency" office:currency="EUR" office:value="-19.95" calcext:value-type="currency">
            <text:p>-19,95 €</text:p>
          </table:table-cell>
          <table:table-cell table:style-name="ce215"/>
          <table:table-cell table:style-name="ce100" table:number-columns-repeated="2"/>
          <table:table-cell table:style-name="ce237"/>
          <table:table-cell table:number-columns-repeated="5"/>
        </table:table-row>
        <table:table-row table:style-name="ro1">
          <table:table-cell table:style-name="ce72" office:value-type="date" office:date-value="2015-11-16" calcext:value-type="date">
            <text:p>16/11/15</text:p>
          </table:table-cell>
          <table:table-cell table:style-name="ce74" office:value-type="string" calcext:value-type="string">
            <text:p>Menuiseries (solde)</text:p>
          </table:table-cell>
          <table:table-cell table:style-name="ce74" office:value-type="string" calcext:value-type="string">
            <text:p>JL.Thiebaud</text:p>
          </table:table-cell>
          <table:table-cell table:style-name="ce215"/>
          <table:table-cell table:style-name="ce82" office:value-type="currency" office:currency="EUR" office:value="9100.02" calcext:value-type="currency">
            <text:p>9 100,02 €</text:p>
          </table:table-cell>
          <table:table-cell table:style-name="ce82" table:formula="of:=[.E127]-[.G127]" office:value-type="currency" office:currency="EUR" office:value="492.1" calcext:value-type="currency">
            <text:p>492,10 €</text:p>
          </table:table-cell>
          <table:table-cell table:style-name="ce215" office:value-type="currency" office:currency="EUR" office:value="8607.92" calcext:value-type="currency">
            <text:p>8 607,92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74"/>
          <table:table-cell table:style-name="ce240" office:value-type="string" calcext:value-type="string">
            <text:p>débloqué le 03/08/15</text:p>
          </table:table-cell>
          <table:table-cell table:number-columns-repeated="4"/>
        </table:table-row>
        <table:table-row table:style-name="ro1">
          <table:table-cell table:style-name="ce72" office:value-type="date" office:date-value="2015-11-17" calcext:value-type="date">
            <text:p>17/11/15</text:p>
          </table:table-cell>
          <table:table-cell table:style-name="ce74" office:value-type="string" calcext:value-type="string">
            <text:p>Lève plaque</text:p>
          </table:table-cell>
          <table:table-cell table:style-name="ce74" office:value-type="string" calcext:value-type="string">
            <text:p>Bricoman</text:p>
          </table:table-cell>
          <table:table-cell table:style-name="ce215"/>
          <table:table-cell table:style-name="ce82" office:value-type="currency" office:currency="EUR" office:value="169" calcext:value-type="currency">
            <text:p>169,00 €</text:p>
          </table:table-cell>
          <table:table-cell table:style-name="ce82" table:formula="of:=[.E128]" office:value-type="currency" office:currency="EUR" office:value="169" calcext:value-type="currency">
            <text:p>169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11-17" calcext:value-type="date">
            <text:p>17/11/15</text:p>
          </table:table-cell>
          <table:table-cell table:style-name="ce74" office:value-type="string" calcext:value-type="string">
            <text:p>Manchon à butée</text:p>
          </table:table-cell>
          <table:table-cell table:style-name="ce74" office:value-type="string" calcext:value-type="string">
            <text:p>Bricoman</text:p>
          </table:table-cell>
          <table:table-cell table:style-name="ce215"/>
          <table:table-cell table:style-name="ce82" office:value-type="currency" office:currency="EUR" office:value="2.1" calcext:value-type="currency">
            <text:p>2,10 €</text:p>
          </table:table-cell>
          <table:table-cell table:style-name="ce82" table:formula="of:=[.E129]" office:value-type="currency" office:currency="EUR" office:value="2.1" calcext:value-type="currency">
            <text:p>2,1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11-23" calcext:value-type="date">
            <text:p>23/11/15</text:p>
          </table:table-cell>
          <table:table-cell table:style-name="ce202" office:value-type="string" calcext:value-type="string">
            <text:p>Laine de bois et pare-pluie semi-rigide (solde)</text:p>
          </table:table-cell>
          <table:table-cell table:style-name="ce74" office:value-type="string" calcext:value-type="string">
            <text:p>Nature Habitat Matériaux</text:p>
          </table:table-cell>
          <table:table-cell table:style-name="ce215"/>
          <table:table-cell table:style-name="ce82" office:value-type="currency" office:currency="EUR" office:value="102.16" calcext:value-type="currency">
            <text:p>102,16 €</text:p>
          </table:table-cell>
          <table:table-cell table:style-name="ce82" table:formula="of:=[.E130]" office:value-type="currency" office:currency="EUR" office:value="102.16" calcext:value-type="currency">
            <text:p>102,16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12-15" calcext:value-type="date">
            <text:p>15/12/15</text:p>
          </table:table-cell>
          <table:table-cell table:style-name="ce202" office:value-type="string" calcext:value-type="string">
            <text:p>Remboursement transport paille non livrée</text:p>
          </table:table-cell>
          <table:table-cell table:style-name="ce74" office:value-type="string" calcext:value-type="string">
            <text:p>T.Riaud</text:p>
          </table:table-cell>
          <table:table-cell table:style-name="ce215"/>
          <table:table-cell table:style-name="ce82" office:value-type="currency" office:currency="EUR" office:value="-39.36" calcext:value-type="currency">
            <text:p>-39,36 €</text:p>
          </table:table-cell>
          <table:table-cell table:style-name="ce82" table:formula="of:=[.E131]" office:value-type="currency" office:currency="EUR" office:value="-39.36" calcext:value-type="currency">
            <text:p>-39,36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12-15" calcext:value-type="date">
            <text:p>15/12/15</text:p>
          </table:table-cell>
          <table:table-cell table:style-name="ce74" office:value-type="string" calcext:value-type="string">
            <text:p>Compribande</text:p>
          </table:table-cell>
          <table:table-cell table:style-name="ce74" office:value-type="string" calcext:value-type="string">
            <text:p>F.Ripouteau </text:p>
          </table:table-cell>
          <table:table-cell table:style-name="ce215"/>
          <table:table-cell table:style-name="ce82" office:value-type="currency" office:currency="EUR" office:value="250" calcext:value-type="currency">
            <text:p>250,00 €</text:p>
          </table:table-cell>
          <table:table-cell table:style-name="ce82" table:formula="of:=[.E132]" office:value-type="currency" office:currency="EUR" office:value="250" calcext:value-type="currency">
            <text:p>250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12-15" calcext:value-type="date">
            <text:p>15/12/15</text:p>
          </table:table-cell>
          <table:table-cell table:style-name="ce74" office:value-type="string" calcext:value-type="string">
            <text:p>Chaussures de sécu, vestes</text:p>
          </table:table-cell>
          <table:table-cell table:style-name="ce74" office:value-type="string" calcext:value-type="string">
            <text:p>Foussier</text:p>
          </table:table-cell>
          <table:table-cell table:style-name="ce215"/>
          <table:table-cell table:style-name="ce82" office:value-type="currency" office:currency="EUR" office:value="101.4" calcext:value-type="currency">
            <text:p>101,40 €</text:p>
          </table:table-cell>
          <table:table-cell table:style-name="ce82" table:formula="of:=[.E133]" office:value-type="currency" office:currency="EUR" office:value="101.4" calcext:value-type="currency">
            <text:p>101,4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12-15" calcext:value-type="date">
            <text:p>15/12/15</text:p>
          </table:table-cell>
          <table:table-cell table:style-name="ce74" office:value-type="string" calcext:value-type="string">
            <text:p>Compribande, Vis</text:p>
          </table:table-cell>
          <table:table-cell table:style-name="ce74" office:value-type="string" calcext:value-type="string">
            <text:p>Foussier</text:p>
          </table:table-cell>
          <table:table-cell table:style-name="ce215"/>
          <table:table-cell table:style-name="ce82" office:value-type="currency" office:currency="EUR" office:value="139" calcext:value-type="currency">
            <text:p>139,00 €</text:p>
          </table:table-cell>
          <table:table-cell table:style-name="ce82" table:formula="of:=[.E134]" office:value-type="currency" office:currency="EUR" office:value="139" calcext:value-type="currency">
            <text:p>139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12-16" calcext:value-type="date">
            <text:p>16/12/15</text:p>
          </table:table-cell>
          <table:table-cell table:style-name="ce74" office:value-type="string" calcext:value-type="string">
            <text:p>Remboursement compribande ; achat silicone, vis</text:p>
          </table:table-cell>
          <table:table-cell table:style-name="ce74" office:value-type="string" calcext:value-type="string">
            <text:p>Foussier</text:p>
          </table:table-cell>
          <table:table-cell table:style-name="ce215"/>
          <table:table-cell table:style-name="ce82" office:value-type="currency" office:currency="EUR" office:value="5.35" calcext:value-type="currency">
            <text:p>5,35 €</text:p>
          </table:table-cell>
          <table:table-cell table:style-name="ce82" table:formula="of:=[.E135]" office:value-type="currency" office:currency="EUR" office:value="5.35" calcext:value-type="currency">
            <text:p>5,35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12-16" calcext:value-type="date">
            <text:p>16/12/15</text:p>
          </table:table-cell>
          <table:table-cell table:style-name="ce74" office:value-type="string" calcext:value-type="string">
            <text:p>Compribande</text:p>
          </table:table-cell>
          <table:table-cell table:style-name="ce74" office:value-type="string" calcext:value-type="string">
            <text:p>Foussier</text:p>
          </table:table-cell>
          <table:table-cell table:style-name="ce215"/>
          <table:table-cell table:style-name="ce82" office:value-type="currency" office:currency="EUR" office:value="140.59" calcext:value-type="currency">
            <text:p>140,59 €</text:p>
          </table:table-cell>
          <table:table-cell table:style-name="ce82"/>
          <table:table-cell table:style-name="ce215" table:formula="of:=[.E136]" office:value-type="currency" office:currency="EUR" office:value="140.59" calcext:value-type="currency">
            <text:p>140,59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2" office:value-type="date" office:date-value="2015-12-17" calcext:value-type="date">
            <text:p>17/12/15</text:p>
          </table:table-cell>
          <table:table-cell table:style-name="ce74" office:value-type="string" calcext:value-type="string">
            <text:p>Remboursement silicone ; achat Fix All</text:p>
          </table:table-cell>
          <table:table-cell table:style-name="ce74" office:value-type="string" calcext:value-type="string">
            <text:p>Foussier</text:p>
          </table:table-cell>
          <table:table-cell table:style-name="ce215"/>
          <table:table-cell table:style-name="ce82" office:value-type="currency" office:currency="EUR" office:value="26.94" calcext:value-type="currency">
            <text:p>26,94 €</text:p>
          </table:table-cell>
          <table:table-cell table:style-name="ce82" table:formula="of:=[.E137]" office:value-type="currency" office:currency="EUR" office:value="26.94" calcext:value-type="currency">
            <text:p>26,94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12-18" calcext:value-type="date">
            <text:p>18/12/15</text:p>
          </table:table-cell>
          <table:table-cell table:style-name="ce74" office:value-type="string" calcext:value-type="string">
            <text:p>Rbst vis ; achat vis, mèche à bois, serre-joint…</text:p>
          </table:table-cell>
          <table:table-cell table:style-name="ce74" office:value-type="string" calcext:value-type="string">
            <text:p>Foussier</text:p>
          </table:table-cell>
          <table:table-cell table:style-name="ce215"/>
          <table:table-cell table:style-name="ce82" office:value-type="currency" office:currency="EUR" office:value="141.46" calcext:value-type="currency">
            <text:p>141,46 €</text:p>
          </table:table-cell>
          <table:table-cell table:style-name="ce82"/>
          <table:table-cell table:style-name="ce215" table:formula="of:=[.E138]" office:value-type="currency" office:currency="EUR" office:value="141.46" calcext:value-type="currency">
            <text:p>141,46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2" office:value-type="date" office:date-value="2015-12-18" calcext:value-type="date">
            <text:p>18/12/15</text:p>
          </table:table-cell>
          <table:table-cell table:style-name="ce74" office:value-type="string" calcext:value-type="string">
            <text:p>Forets</text:p>
          </table:table-cell>
          <table:table-cell table:style-name="ce74" office:value-type="string" calcext:value-type="string">
            <text:p>Foussier</text:p>
          </table:table-cell>
          <table:table-cell table:style-name="ce215"/>
          <table:table-cell table:style-name="ce82" office:value-type="currency" office:currency="EUR" office:value="10.85" calcext:value-type="currency">
            <text:p>10,85 €</text:p>
          </table:table-cell>
          <table:table-cell table:style-name="ce82" table:formula="of:=[.E139]" office:value-type="currency" office:currency="EUR" office:value="10.85" calcext:value-type="currency">
            <text:p>10,85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5-12-18" calcext:value-type="date">
            <text:p>18/12/15</text:p>
          </table:table-cell>
          <table:table-cell table:style-name="ce74" office:value-type="string" calcext:value-type="string">
            <text:p>Mêche à bois</text:p>
          </table:table-cell>
          <table:table-cell table:style-name="ce74" office:value-type="string" calcext:value-type="string">
            <text:p>Bricoman</text:p>
          </table:table-cell>
          <table:table-cell table:style-name="ce215"/>
          <table:table-cell table:style-name="ce215" office:value-type="currency" office:currency="EUR" office:value="9.3" calcext:value-type="currency">
            <text:p>9,30 €</text:p>
          </table:table-cell>
          <table:table-cell table:style-name="ce82" table:formula="of:=[.E140]" office:value-type="currency" office:currency="EUR" office:value="9.3" calcext:value-type="currency">
            <text:p>9,3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1-05" calcext:value-type="date">
            <text:p>05/01/16</text:p>
          </table:table-cell>
          <table:table-cell table:style-name="ce74" office:value-type="string" calcext:value-type="string">
            <text:p>Remboursement paille non livrée</text:p>
          </table:table-cell>
          <table:table-cell table:style-name="ce74" office:value-type="string" calcext:value-type="string">
            <text:p>T.Roger</text:p>
          </table:table-cell>
          <table:table-cell table:style-name="ce215"/>
          <table:table-cell table:style-name="ce82" office:value-type="currency" office:currency="EUR" office:value="-232.32" calcext:value-type="currency">
            <text:p>-232,32 €</text:p>
          </table:table-cell>
          <table:table-cell table:style-name="ce82" table:formula="of:=[.E141]" office:value-type="currency" office:currency="EUR" office:value="-232.32" calcext:value-type="currency">
            <text:p>-232,32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1-05" calcext:value-type="date">
            <text:p>05/01/16</text:p>
          </table:table-cell>
          <table:table-cell table:style-name="ce74" office:value-type="string" calcext:value-type="string">
            <text:p>Vis menuiseries, mètre, scotch</text:p>
          </table:table-cell>
          <table:table-cell table:style-name="ce74" office:value-type="string" calcext:value-type="string">
            <text:p>Foussier</text:p>
          </table:table-cell>
          <table:table-cell table:style-name="ce215"/>
          <table:table-cell table:style-name="ce82" office:value-type="currency" office:currency="EUR" office:value="222.41" calcext:value-type="currency">
            <text:p>222,41 €</text:p>
          </table:table-cell>
          <table:table-cell table:style-name="ce82"/>
          <table:table-cell table:style-name="ce215" table:formula="of:=[.E142]" office:value-type="currency" office:currency="EUR" office:value="222.41" calcext:value-type="currency">
            <text:p>222,41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2" office:value-type="date" office:date-value="2016-01-05" calcext:value-type="date">
            <text:p>05/01/16</text:p>
          </table:table-cell>
          <table:table-cell table:style-name="ce74" office:value-type="string" calcext:value-type="string">
            <text:p>Compribande </text:p>
          </table:table-cell>
          <table:table-cell table:style-name="ce74" office:value-type="string" calcext:value-type="string">
            <text:p>Foussier</text:p>
          </table:table-cell>
          <table:table-cell table:style-name="ce215"/>
          <table:table-cell table:style-name="ce82" office:value-type="currency" office:currency="EUR" office:value="159.29" calcext:value-type="currency">
            <text:p>159,29 €</text:p>
          </table:table-cell>
          <table:table-cell table:style-name="ce82"/>
          <table:table-cell table:style-name="ce215" table:formula="of:=[.E143]" office:value-type="currency" office:currency="EUR" office:value="159.29" calcext:value-type="currency">
            <text:p>159,29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2" office:value-type="date" office:date-value="2016-01-13" calcext:value-type="date">
            <text:p>13/01/16</text:p>
          </table:table-cell>
          <table:table-cell table:style-name="ce74" office:value-type="string" calcext:value-type="string">
            <text:p>Pose des menuiseries</text:p>
          </table:table-cell>
          <table:table-cell table:style-name="ce74" office:value-type="string" calcext:value-type="string">
            <text:p>Eco-logis Bois</text:p>
          </table:table-cell>
          <table:table-cell table:style-name="ce215"/>
          <table:table-cell table:style-name="ce82" office:value-type="currency" office:currency="EUR" office:value="1470" calcext:value-type="currency">
            <text:p>1 470,00 €</text:p>
          </table:table-cell>
          <table:table-cell table:style-name="ce82"/>
          <table:table-cell table:style-name="ce215" table:formula="of:=[.E144]" office:value-type="currency" office:currency="EUR" office:value="1470" calcext:value-type="currency">
            <text:p>1 470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1-14" calcext:value-type="date">
            <text:p>14/01/16</text:p>
          </table:table-cell>
          <table:table-cell table:style-name="ce74" office:value-type="string" calcext:value-type="string">
            <text:p>Bétonnière</text:p>
          </table:table-cell>
          <table:table-cell table:style-name="ce74" office:value-type="string" calcext:value-type="string">
            <text:p>Leroy Merlin</text:p>
          </table:table-cell>
          <table:table-cell table:style-name="ce215"/>
          <table:table-cell table:style-name="ce82" office:value-type="currency" office:currency="EUR" office:value="185" calcext:value-type="currency">
            <text:p>185,00 €</text:p>
          </table:table-cell>
          <table:table-cell table:style-name="ce82" table:formula="of:=[.E145]" office:value-type="currency" office:currency="EUR" office:value="185" calcext:value-type="currency">
            <text:p>185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1-16" calcext:value-type="date">
            <text:p>16/01/16</text:p>
          </table:table-cell>
          <table:table-cell table:style-name="ce74" office:value-type="string" calcext:value-type="string">
            <text:p>Liège en plaques</text:p>
          </table:table-cell>
          <table:table-cell table:style-name="ce74" office:value-type="string" calcext:value-type="string">
            <text:p>Compagnie portugaise des lièges</text:p>
          </table:table-cell>
          <table:table-cell table:style-name="ce215"/>
          <table:table-cell table:style-name="ce82" office:value-type="currency" office:currency="EUR" office:value="5556.18" calcext:value-type="currency">
            <text:p>5 556,18 €</text:p>
          </table:table-cell>
          <table:table-cell table:style-name="ce82"/>
          <table:table-cell table:style-name="ce215" table:formula="of:=[.E146]" office:value-type="currency" office:currency="EUR" office:value="5556.18" calcext:value-type="currency">
            <text:p>5 556,18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2-13" calcext:value-type="date">
            <text:p>13/02/16</text:p>
          </table:table-cell>
          <table:table-cell table:style-name="ce74" office:value-type="string" calcext:value-type="string">
            <text:p>Aspirateur à eau, gants, scotch, seaux, sangles…</text:p>
          </table:table-cell>
          <table:table-cell table:style-name="ce74" office:value-type="string" calcext:value-type="string">
            <text:p>Bricoman</text:p>
          </table:table-cell>
          <table:table-cell table:style-name="ce215"/>
          <table:table-cell table:style-name="ce82" office:value-type="currency" office:currency="EUR" office:value="262.32" calcext:value-type="currency">
            <text:p>262,32 €</text:p>
          </table:table-cell>
          <table:table-cell table:style-name="ce82" table:formula="of:=[.E147]" office:value-type="currency" office:currency="EUR" office:value="262.32" calcext:value-type="currency">
            <text:p>262,32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2-16" calcext:value-type="date">
            <text:p>16/02/16</text:p>
          </table:table-cell>
          <table:table-cell table:style-name="ce74" office:value-type="string" calcext:value-type="string">
            <text:p>Larmiers ossature Sud</text:p>
          </table:table-cell>
          <table:table-cell table:style-name="ce74" office:value-type="string" calcext:value-type="string">
            <text:p>Sarthe Pliage</text:p>
          </table:table-cell>
          <table:table-cell table:style-name="ce215"/>
          <table:table-cell table:style-name="ce82" office:value-type="currency" office:currency="EUR" office:value="60" calcext:value-type="currency">
            <text:p>60,00 €</text:p>
          </table:table-cell>
          <table:table-cell table:style-name="ce82" table:formula="of:=[.E148]" office:value-type="currency" office:currency="EUR" office:value="60" calcext:value-type="currency">
            <text:p>60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2-26" calcext:value-type="date">
            <text:p>26/02/16</text:p>
          </table:table-cell>
          <table:table-cell table:style-name="ce74" office:value-type="string" calcext:value-type="string">
            <text:p>Bâche serre, bâches tissées (sol intérieur maison)</text:p>
          </table:table-cell>
          <table:table-cell table:style-name="ce74" office:value-type="string" calcext:value-type="string">
            <text:p>D.Fihey</text:p>
          </table:table-cell>
          <table:table-cell table:style-name="ce215"/>
          <table:table-cell table:style-name="ce82" office:value-type="currency" office:currency="EUR" office:value="500" calcext:value-type="currency">
            <text:p>500,00 €</text:p>
          </table:table-cell>
          <table:table-cell table:style-name="ce82" table:formula="of:=[.E149]" office:value-type="currency" office:currency="EUR" office:value="500" calcext:value-type="currency">
            <text:p>500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4-06" calcext:value-type="date">
            <text:p>06/04/16</text:p>
          </table:table-cell>
          <table:table-cell table:style-name="ce74" office:value-type="string" calcext:value-type="string">
            <text:p>Acompte 40 % portes (2 sur les 3) </text:p>
          </table:table-cell>
          <table:table-cell table:style-name="ce74" office:value-type="string" calcext:value-type="string">
            <text:p>P.Monnot</text:p>
          </table:table-cell>
          <table:table-cell table:style-name="ce215"/>
          <table:table-cell table:style-name="ce82" office:value-type="currency" office:currency="EUR" office:value="1936" calcext:value-type="currency">
            <text:p>1 936,00 €</text:p>
          </table:table-cell>
          <table:table-cell table:style-name="ce82"/>
          <table:table-cell table:style-name="ce215" table:formula="of:=[.E150]" office:value-type="currency" office:currency="EUR" office:value="1936" calcext:value-type="currency">
            <text:p>1 936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style-name="ce48"/>
          <table:table-cell table:number-columns-repeated="4"/>
        </table:table-row>
        <table:table-row table:style-name="ro1">
          <table:table-cell table:style-name="ce72" office:value-type="date" office:date-value="2016-04-08" calcext:value-type="date">
            <text:p>08/04/16</text:p>
          </table:table-cell>
          <table:table-cell table:style-name="ce74" office:value-type="string" calcext:value-type="string">
            <text:p>Scie circulaire, équerres, vis</text:p>
          </table:table-cell>
          <table:table-cell table:style-name="ce74" office:value-type="string" calcext:value-type="string">
            <text:p>Foussier</text:p>
          </table:table-cell>
          <table:table-cell table:style-name="ce215"/>
          <table:table-cell table:style-name="ce82" office:value-type="currency" office:currency="EUR" office:value="439.34" calcext:value-type="currency">
            <text:p>439,34 €</text:p>
          </table:table-cell>
          <table:table-cell table:style-name="ce82" table:formula="of:=[.E151]" office:value-type="currency" office:currency="EUR" office:value="439.34" calcext:value-type="currency">
            <text:p>439,34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4-14" calcext:value-type="date">
            <text:p>14/04/16</text:p>
          </table:table-cell>
          <table:table-cell table:style-name="ce74" office:value-type="string" calcext:value-type="string">
            <text:p>Solde 10 % portes (2 sur les 3) : en espèces</text:p>
          </table:table-cell>
          <table:table-cell table:style-name="ce74" office:value-type="string" calcext:value-type="string">
            <text:p>P.Monnot</text:p>
          </table:table-cell>
          <table:table-cell table:style-name="ce215"/>
          <table:table-cell table:style-name="ce82" office:value-type="currency" office:currency="EUR" office:value="484" calcext:value-type="currency">
            <text:p>484,00 €</text:p>
          </table:table-cell>
          <table:table-cell table:style-name="ce82"/>
          <table:table-cell table:style-name="ce215" table:formula="of:=[.E152]" office:value-type="currency" office:currency="EUR" office:value="484" calcext:value-type="currency">
            <text:p>484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4-15" calcext:value-type="date">
            <text:p>15/04/16</text:p>
          </table:table-cell>
          <table:table-cell table:style-name="ce74" office:value-type="string" calcext:value-type="string">
            <text:p>Dalles et panneaux OSB, pare-pluie</text:p>
          </table:table-cell>
          <table:table-cell table:style-name="ce74" office:value-type="string" calcext:value-type="string">
            <text:p>Panofrance</text:p>
          </table:table-cell>
          <table:table-cell table:style-name="ce215"/>
          <table:table-cell table:style-name="ce82" office:value-type="currency" office:currency="EUR" office:value="852.66" calcext:value-type="currency">
            <text:p>852,66 €</text:p>
          </table:table-cell>
          <table:table-cell table:style-name="ce82"/>
          <table:table-cell table:style-name="ce215" table:formula="of:=[.E153]" office:value-type="currency" office:currency="EUR" office:value="852.66" calcext:value-type="currency">
            <text:p>852,66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4-15" calcext:value-type="date">
            <text:p>15/04/16</text:p>
          </table:table-cell>
          <table:table-cell table:style-name="ce74" office:value-type="string" calcext:value-type="string">
            <text:p>Branchement provisoire (193,70 € prévus)</text:p>
          </table:table-cell>
          <table:table-cell table:style-name="ce74" office:value-type="string" calcext:value-type="string">
            <text:p>ERDF / Enercoop</text:p>
          </table:table-cell>
          <table:table-cell table:style-name="ce215"/>
          <table:table-cell table:style-name="ce82" office:value-type="currency" office:currency="EUR" office:value="202.44" calcext:value-type="currency">
            <text:p>202,44 €</text:p>
          </table:table-cell>
          <table:table-cell table:style-name="ce82" table:formula="of:=[.E154]" office:value-type="currency" office:currency="EUR" office:value="202.44" calcext:value-type="currency">
            <text:p>202,44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4-20" calcext:value-type="date">
            <text:p>20/04/16</text:p>
          </table:table-cell>
          <table:table-cell table:style-name="ce74" office:value-type="string" calcext:value-type="string">
            <text:p>Tasseaux (sur pare-pluie) : 26x3,5m </text:p>
          </table:table-cell>
          <table:table-cell table:style-name="ce74" office:value-type="string" calcext:value-type="string">
            <text:p>Scierie de Nuillé</text:p>
          </table:table-cell>
          <table:table-cell table:style-name="ce215"/>
          <table:table-cell table:style-name="ce82" office:value-type="currency" office:currency="EUR" office:value="73" calcext:value-type="currency">
            <text:p>73,00 €</text:p>
          </table:table-cell>
          <table:table-cell table:style-name="ce82" table:formula="of:=[.E155]" office:value-type="currency" office:currency="EUR" office:value="73" calcext:value-type="currency">
            <text:p>73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5-02" calcext:value-type="date">
            <text:p>02/05/16</text:p>
          </table:table-cell>
          <table:table-cell table:style-name="ce74" office:value-type="string" calcext:value-type="string">
            <text:p>Pointes, vis</text:p>
          </table:table-cell>
          <table:table-cell table:style-name="ce74" office:value-type="string" calcext:value-type="string">
            <text:p>Foussier</text:p>
          </table:table-cell>
          <table:table-cell table:style-name="ce215"/>
          <table:table-cell table:style-name="ce82" office:value-type="currency" office:currency="EUR" office:value="61.56" calcext:value-type="currency">
            <text:p>61,56 €</text:p>
          </table:table-cell>
          <table:table-cell table:style-name="ce82"/>
          <table:table-cell table:style-name="ce215" table:formula="of:=[.E156]" office:value-type="currency" office:currency="EUR" office:value="61.56" calcext:value-type="currency">
            <text:p>61,56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2" office:value-type="date" office:date-value="2016-05-03" calcext:value-type="date">
            <text:p>03/05/16</text:p>
          </table:table-cell>
          <table:table-cell table:style-name="ce74" office:value-type="string" calcext:value-type="string">
            <text:p>Charges salaire B.Duffau</text:p>
          </table:table-cell>
          <table:table-cell table:style-name="ce74" office:value-type="string" calcext:value-type="string">
            <text:p>Urssaf</text:p>
          </table:table-cell>
          <table:table-cell table:style-name="ce215"/>
          <table:table-cell table:style-name="ce82" office:value-type="currency" office:currency="EUR" office:value="1297" calcext:value-type="currency">
            <text:p>1 297,00 €</text:p>
          </table:table-cell>
          <table:table-cell table:style-name="ce82"/>
          <table:table-cell table:style-name="ce215" table:formula="of:=[.E157]" office:value-type="currency" office:currency="EUR" office:value="1297" calcext:value-type="currency">
            <text:p>1 297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5-09" calcext:value-type="date">
            <text:p>09/05/16</text:p>
          </table:table-cell>
          <table:table-cell table:style-name="ce74" office:value-type="string" calcext:value-type="string">
            <text:p>Vis</text:p>
          </table:table-cell>
          <table:table-cell table:style-name="ce74" office:value-type="string" calcext:value-type="string">
            <text:p>Foussier</text:p>
          </table:table-cell>
          <table:table-cell table:style-name="ce215"/>
          <table:table-cell table:style-name="ce82" office:value-type="currency" office:currency="EUR" office:value="63.29" calcext:value-type="currency">
            <text:p>63,29 €</text:p>
          </table:table-cell>
          <table:table-cell table:style-name="ce82"/>
          <table:table-cell table:style-name="ce215" table:formula="of:=[.E158]" office:value-type="currency" office:currency="EUR" office:value="63.29" calcext:value-type="currency">
            <text:p>63,29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72" office:value-type="date" office:date-value="2016-05-24" calcext:value-type="date">
            <text:p>24/05/16</text:p>
          </table:table-cell>
          <table:table-cell table:style-name="ce74" office:value-type="string" calcext:value-type="string">
            <text:p>Taxe d’aménagement (1ère moitié)</text:p>
          </table:table-cell>
          <table:table-cell table:style-name="ce74" office:value-type="string" calcext:value-type="string">
            <text:p>Trésor public</text:p>
          </table:table-cell>
          <table:table-cell table:style-name="ce215"/>
          <table:table-cell table:style-name="ce82" office:value-type="currency" office:currency="EUR" office:value="1465" calcext:value-type="currency">
            <text:p>1 465,00 €</text:p>
          </table:table-cell>
          <table:table-cell table:style-name="ce82"/>
          <table:table-cell table:style-name="ce215" table:formula="of:=[.E159]" office:value-type="currency" office:currency="EUR" office:value="1465" calcext:value-type="currency">
            <text:p>1 465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office:value-type="string" calcext:value-type="string">
            <text:p>débloqué le 19/10/16</text:p>
          </table:table-cell>
          <table:table-cell table:number-columns-repeated="4"/>
        </table:table-row>
        <table:table-row table:style-name="ro1">
          <table:table-cell table:style-name="ce72" office:value-type="date" office:date-value="2016-05-24" calcext:value-type="date">
            <text:p>24/05/16</text:p>
          </table:table-cell>
          <table:table-cell table:style-name="ce74" office:value-type="string" calcext:value-type="string">
            <text:p>Redevance d’archéologie préventive (1ère moitié)</text:p>
          </table:table-cell>
          <table:table-cell table:style-name="ce74" office:value-type="string" calcext:value-type="string">
            <text:p>Trésor public</text:p>
          </table:table-cell>
          <table:table-cell table:style-name="ce215"/>
          <table:table-cell table:style-name="ce82" office:value-type="currency" office:currency="EUR" office:value="265" calcext:value-type="currency">
            <text:p>265,00 €</text:p>
          </table:table-cell>
          <table:table-cell table:style-name="ce215" table:formula="of:=[.E160]" office:value-type="currency" office:currency="EUR" office:value="265" calcext:value-type="currency">
            <text:p>265,00 €</text:p>
          </table:table-cell>
          <table:table-cell table:style-name="ce215"/>
          <table:table-cell table:style-name="ce100" table:number-columns-repeated="2"/>
          <table:table-cell table:style-name="ce238" office:value-type="string" calcext:value-type="string">
            <text:p>à débloquer si besoin</text:p>
          </table:table-cell>
          <table:table-cell table:number-columns-repeated="5"/>
        </table:table-row>
        <table:table-row table:style-name="ro1">
          <table:table-cell table:style-name="ce72" office:value-type="date" office:date-value="2016-05-26" calcext:value-type="date">
            <text:p>26/05/16</text:p>
          </table:table-cell>
          <table:table-cell table:style-name="ce74" office:value-type="string" calcext:value-type="string">
            <text:p>EPDM, toiture végétalisée</text:p>
          </table:table-cell>
          <table:table-cell table:style-name="ce74" office:value-type="string" calcext:value-type="string">
            <text:p>Matériaux naturels</text:p>
          </table:table-cell>
          <table:table-cell table:style-name="ce215"/>
          <table:table-cell table:style-name="ce82" office:value-type="currency" office:currency="EUR" office:value="6592.44" calcext:value-type="currency">
            <text:p>6 592,44 €</text:p>
          </table:table-cell>
          <table:table-cell table:style-name="ce82"/>
          <table:table-cell table:style-name="ce215" table:formula="of:=[.E161]" office:value-type="currency" office:currency="EUR" office:value="6592.44" calcext:value-type="currency">
            <text:p>6 592,44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6-04" calcext:value-type="date">
            <text:p>04/06/16</text:p>
          </table:table-cell>
          <table:table-cell table:style-name="ce74" office:value-type="string" calcext:value-type="string">
            <text:p>Gouttières</text:p>
          </table:table-cell>
          <table:table-cell table:style-name="ce74" office:value-type="string" calcext:value-type="string">
            <text:p>Bricoman</text:p>
          </table:table-cell>
          <table:table-cell table:style-name="ce215"/>
          <table:table-cell table:style-name="ce82" office:value-type="currency" office:currency="EUR" office:value="264.83" calcext:value-type="currency">
            <text:p>264,83 €</text:p>
          </table:table-cell>
          <table:table-cell table:style-name="ce82"/>
          <table:table-cell table:style-name="ce215" table:formula="of:=[.E162]" office:value-type="currency" office:currency="EUR" office:value="264.83" calcext:value-type="currency">
            <text:p>264,83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6-24" calcext:value-type="date">
            <text:p>24/06/16</text:p>
          </table:table-cell>
          <table:table-cell table:style-name="ce74" office:value-type="string" calcext:value-type="string">
            <text:p>Géotextile toiture (sous EPDM)</text:p>
          </table:table-cell>
          <table:table-cell table:style-name="ce74" office:value-type="string" calcext:value-type="string">
            <text:p>Bricoman</text:p>
          </table:table-cell>
          <table:table-cell table:style-name="ce215"/>
          <table:table-cell table:style-name="ce82" office:value-type="currency" office:currency="EUR" office:value="201" calcext:value-type="currency">
            <text:p>201,00 €</text:p>
          </table:table-cell>
          <table:table-cell table:style-name="ce82"/>
          <table:table-cell table:style-name="ce215" office:value-type="currency" office:currency="EUR" office:value="201" calcext:value-type="currency">
            <text:p>201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6-25" calcext:value-type="date">
            <text:p>25/06/16</text:p>
          </table:table-cell>
          <table:table-cell table:style-name="ce74" office:value-type="string" calcext:value-type="string">
            <text:p>Pinceaux (pour coller EPDM)</text:p>
          </table:table-cell>
          <table:table-cell table:style-name="ce74" office:value-type="string" calcext:value-type="string">
            <text:p>BricoMarché</text:p>
          </table:table-cell>
          <table:table-cell table:style-name="ce215"/>
          <table:table-cell table:style-name="ce82" office:value-type="currency" office:currency="EUR" office:value="39.4" calcext:value-type="currency">
            <text:p>39,40 €</text:p>
          </table:table-cell>
          <table:table-cell table:style-name="ce82" table:formula="of:=[.E164]" office:value-type="currency" office:currency="EUR" office:value="39.4" calcext:value-type="currency">
            <text:p>39,4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6-30" calcext:value-type="date">
            <text:p>30/06/16</text:p>
          </table:table-cell>
          <table:table-cell table:style-name="ce74" office:value-type="string" calcext:value-type="string">
            <text:p>Porte (grande, salle de musique) : acompte 40 %</text:p>
          </table:table-cell>
          <table:table-cell table:style-name="ce74" office:value-type="string" calcext:value-type="string">
            <text:p>P.Monnot</text:p>
          </table:table-cell>
          <table:table-cell table:style-name="ce215"/>
          <table:table-cell table:style-name="ce82" office:value-type="currency" office:currency="EUR" office:value="968" calcext:value-type="currency">
            <text:p>968,00 €</text:p>
          </table:table-cell>
          <table:table-cell table:style-name="ce82"/>
          <table:table-cell table:style-name="ce215" office:value-type="currency" office:currency="EUR" office:value="968" calcext:value-type="currency">
            <text:p>968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6-30" calcext:value-type="date">
            <text:p>30/06/16</text:p>
          </table:table-cell>
          <table:table-cell table:style-name="ce74" office:value-type="string" calcext:value-type="string">
            <text:p>Toiture : bande adhésive</text:p>
          </table:table-cell>
          <table:table-cell table:style-name="ce74" office:value-type="string" calcext:value-type="string">
            <text:p>Matériaux naturels</text:p>
          </table:table-cell>
          <table:table-cell table:style-name="ce215"/>
          <table:table-cell table:style-name="ce82" office:value-type="currency" office:currency="EUR" office:value="44.48" calcext:value-type="currency">
            <text:p>44,48 €</text:p>
          </table:table-cell>
          <table:table-cell table:style-name="ce82"/>
          <table:table-cell table:style-name="ce215" office:value-type="currency" office:currency="EUR" office:value="44.48" calcext:value-type="currency">
            <text:p>44,48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7-01" calcext:value-type="date">
            <text:p>01/07/16</text:p>
          </table:table-cell>
          <table:table-cell table:style-name="ce74" office:value-type="string" calcext:value-type="string">
            <text:p>Chaux (enduits)</text:p>
          </table:table-cell>
          <table:table-cell table:style-name="ce74" office:value-type="string" calcext:value-type="string">
            <text:p>Nature Habitat Matériaux</text:p>
          </table:table-cell>
          <table:table-cell table:style-name="ce215"/>
          <table:table-cell table:style-name="ce82" office:value-type="currency" office:currency="EUR" office:value="96" calcext:value-type="currency">
            <text:p>96,00 €</text:p>
          </table:table-cell>
          <table:table-cell table:style-name="ce82"/>
          <table:table-cell table:style-name="ce215" table:formula="of:=[.E167]" office:value-type="currency" office:currency="EUR" office:value="96" calcext:value-type="currency">
            <text:p>96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7-01" calcext:value-type="date">
            <text:p>01/07/16</text:p>
          </table:table-cell>
          <table:table-cell table:style-name="ce74" office:value-type="string" calcext:value-type="string">
            <text:p>Poubelles, gants, lunettes (enduits)</text:p>
          </table:table-cell>
          <table:table-cell table:style-name="ce74" office:value-type="string" calcext:value-type="string">
            <text:p>Bricoman</text:p>
          </table:table-cell>
          <table:table-cell table:style-name="ce215"/>
          <table:table-cell table:style-name="ce82" office:value-type="currency" office:currency="EUR" office:value="87.95" calcext:value-type="currency">
            <text:p>87,95 €</text:p>
          </table:table-cell>
          <table:table-cell table:style-name="ce82" table:formula="of:=[.E168]" office:value-type="currency" office:currency="EUR" office:value="87.95" calcext:value-type="currency">
            <text:p>87,95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7-02" calcext:value-type="date">
            <text:p>02/07/16</text:p>
          </table:table-cell>
          <table:table-cell table:style-name="ce74" office:value-type="string" calcext:value-type="string">
            <text:p>Bétonnière thermique</text:p>
          </table:table-cell>
          <table:table-cell table:style-name="ce74" office:value-type="string" calcext:value-type="string">
            <text:p>M.Beaufils</text:p>
          </table:table-cell>
          <table:table-cell table:style-name="ce215"/>
          <table:table-cell table:style-name="ce82" office:value-type="currency" office:currency="EUR" office:value="100" calcext:value-type="currency">
            <text:p>100,00 €</text:p>
          </table:table-cell>
          <table:table-cell table:style-name="ce82" table:formula="of:=[.E169]" office:value-type="currency" office:currency="EUR" office:value="100" calcext:value-type="currency">
            <text:p>100,00 €</text:p>
          </table:table-cell>
          <table:table-cell table:style-name="ce215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7-07" calcext:value-type="date">
            <text:p>07/07/16</text:p>
          </table:table-cell>
          <table:table-cell table:style-name="ce74" office:value-type="string" calcext:value-type="string">
            <text:p>Portes (solde)</text:p>
          </table:table-cell>
          <table:table-cell table:style-name="ce74" office:value-type="string" calcext:value-type="string">
            <text:p>P.Monnot</text:p>
          </table:table-cell>
          <table:table-cell table:style-name="ce215"/>
          <table:table-cell table:style-name="ce82" office:value-type="currency" office:currency="EUR" office:value="242" calcext:value-type="currency">
            <text:p>242,00 €</text:p>
          </table:table-cell>
          <table:table-cell table:style-name="ce82"/>
          <table:table-cell table:style-name="ce215" table:formula="of:=[.E170]" office:value-type="currency" office:currency="EUR" office:value="242" calcext:value-type="currency">
            <text:p>242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7-13" calcext:value-type="date">
            <text:p>13/07/16</text:p>
          </table:table-cell>
          <table:table-cell table:style-name="ce74" office:value-type="string" calcext:value-type="string">
            <text:p>Electricité salle de musique </text:p>
          </table:table-cell>
          <table:table-cell table:style-name="ce74" office:value-type="string" calcext:value-type="string">
            <text:p>Bricoman</text:p>
          </table:table-cell>
          <table:table-cell table:style-name="ce215"/>
          <table:table-cell table:style-name="ce82" office:value-type="currency" office:currency="EUR" office:value="144.35" calcext:value-type="currency">
            <text:p>144,35 €</text:p>
          </table:table-cell>
          <table:table-cell table:style-name="ce82"/>
          <table:table-cell table:style-name="ce215" table:formula="of:=[.E171]" office:value-type="currency" office:currency="EUR" office:value="144.35" calcext:value-type="currency">
            <text:p>144,35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7-15" calcext:value-type="date">
            <text:p>15/07/16</text:p>
          </table:table-cell>
          <table:table-cell table:style-name="ce74" office:value-type="string" calcext:value-type="string">
            <text:p>Toile de verre (support d’enduit)</text:p>
          </table:table-cell>
          <table:table-cell table:style-name="ce74" office:value-type="string" calcext:value-type="string">
            <text:p>Réseau pro</text:p>
          </table:table-cell>
          <table:table-cell table:style-name="ce215"/>
          <table:table-cell table:style-name="ce82" office:value-type="currency" office:currency="EUR" office:value="118.8" calcext:value-type="currency">
            <text:p>118,80 €</text:p>
          </table:table-cell>
          <table:table-cell table:style-name="ce82"/>
          <table:table-cell table:style-name="ce215" table:formula="of:=[.E172]" office:value-type="currency" office:currency="EUR" office:value="118.8" calcext:value-type="currency">
            <text:p>118,8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7-15" calcext:value-type="date">
            <text:p>15/07/16</text:p>
          </table:table-cell>
          <table:table-cell table:style-name="ce74" office:value-type="string" calcext:value-type="string">
            <text:p>Lame de scie radiale</text:p>
          </table:table-cell>
          <table:table-cell table:style-name="ce74" office:value-type="string" calcext:value-type="string">
            <text:p>Brico dépôt</text:p>
          </table:table-cell>
          <table:table-cell table:style-name="ce215"/>
          <table:table-cell table:style-name="ce82" office:value-type="currency" office:currency="EUR" office:value="38.1" calcext:value-type="currency">
            <text:p>38,10 €</text:p>
          </table:table-cell>
          <table:table-cell table:style-name="ce82"/>
          <table:table-cell table:style-name="ce215" table:formula="of:=[.E173]" office:value-type="currency" office:currency="EUR" office:value="38.1" calcext:value-type="currency">
            <text:p>38,1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7-20" calcext:value-type="date">
            <text:p>20/07/16</text:p>
          </table:table-cell>
          <table:table-cell table:style-name="ce74" office:value-type="string" calcext:value-type="string">
            <text:p>Scotch tramé (enduit) Contega</text:p>
          </table:table-cell>
          <table:table-cell table:style-name="ce74" office:value-type="string" calcext:value-type="string">
            <text:p>Nature Habitat Matériaux</text:p>
          </table:table-cell>
          <table:table-cell table:style-name="ce215"/>
          <table:table-cell table:style-name="ce82" office:value-type="currency" office:currency="EUR" office:value="355.68" calcext:value-type="currency">
            <text:p>355,68 €</text:p>
          </table:table-cell>
          <table:table-cell table:style-name="ce82"/>
          <table:table-cell table:style-name="ce215" table:formula="of:=[.E174]" office:value-type="currency" office:currency="EUR" office:value="355.68" calcext:value-type="currency">
            <text:p>355,68 €</text:p>
          </table:table-cell>
          <table:table-cell table:style-name="ce100" office:value-type="string" calcext:value-type="string">
            <text:p>ok</text:p>
          </table:table-cell>
          <table:table-cell table:style-name="ce105"/>
          <table:table-cell table:style-name="ce100"/>
          <table:table-cell table:number-columns-repeated="5"/>
        </table:table-row>
        <table:table-row table:style-name="ro1">
          <table:table-cell table:style-name="ce72" office:value-type="date" office:date-value="2016-07-22" calcext:value-type="date">
            <text:p>22/07/16</text:p>
          </table:table-cell>
          <table:table-cell table:style-name="ce74" office:value-type="string" calcext:value-type="string">
            <text:p>Electricité salle de musique </text:p>
          </table:table-cell>
          <table:table-cell table:style-name="ce74" office:value-type="string" calcext:value-type="string">
            <text:p>Bricoman</text:p>
          </table:table-cell>
          <table:table-cell table:style-name="ce215"/>
          <table:table-cell table:style-name="ce82" office:value-type="currency" office:currency="EUR" office:value="70.66" calcext:value-type="currency">
            <text:p>70,66 €</text:p>
          </table:table-cell>
          <table:table-cell table:style-name="ce82" table:formula="of:=[.E175]-[.G175]" office:value-type="currency" office:currency="EUR" office:value="4.56" calcext:value-type="currency">
            <text:p>4,56 €</text:p>
          </table:table-cell>
          <table:table-cell table:style-name="ce215" office:value-type="currency" office:currency="EUR" office:value="66.1" calcext:value-type="currency">
            <text:p>66,1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7-25" calcext:value-type="date">
            <text:p>25/07/16</text:p>
          </table:table-cell>
          <table:table-cell table:style-name="ce74" office:value-type="string" calcext:value-type="string">
            <text:p>Electricité salle de musique, rabot 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169.2" calcext:value-type="currency">
            <text:p>169,20 €</text:p>
          </table:table-cell>
          <table:table-cell table:style-name="ce82" office:value-type="currency" office:currency="EUR" office:value="80" calcext:value-type="currency">
            <text:p>80,00 €</text:p>
          </table:table-cell>
          <table:table-cell table:style-name="ce82" table:formula="of:=[.E176]-[.F176]" office:value-type="currency" office:currency="EUR" office:value="89.2" calcext:value-type="currency">
            <text:p>89,2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7-27" calcext:value-type="date">
            <text:p>27/07/16</text:p>
          </table:table-cell>
          <table:table-cell table:style-name="ce74" office:value-type="string" calcext:value-type="string">
            <text:p>Vis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52" calcext:value-type="currency">
            <text:p>52,00 €</text:p>
          </table:table-cell>
          <table:table-cell table:style-name="ce82"/>
          <table:table-cell table:style-name="ce82" table:formula="of:=[.E177]" office:value-type="currency" office:currency="EUR" office:value="52" calcext:value-type="currency">
            <text:p>52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7-29" calcext:value-type="date">
            <text:p>29/07/16</text:p>
          </table:table-cell>
          <table:table-cell table:style-name="ce74" office:value-type="string" calcext:value-type="string">
            <text:p>Scotch d’étanchéité Tescon</text:p>
          </table:table-cell>
          <table:table-cell table:style-name="ce74" office:value-type="string" calcext:value-type="string">
            <text:p>Nature Habitat Matériaux</text:p>
          </table:table-cell>
          <table:table-cell table:style-name="ce82"/>
          <table:table-cell table:style-name="ce82" office:value-type="currency" office:currency="EUR" office:value="24.07" calcext:value-type="currency">
            <text:p>24,07 €</text:p>
          </table:table-cell>
          <table:table-cell table:style-name="ce82"/>
          <table:table-cell table:style-name="ce82" table:formula="of:=[.E178]" office:value-type="currency" office:currency="EUR" office:value="24.07" calcext:value-type="currency">
            <text:p>24,07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7-29" calcext:value-type="date">
            <text:p>29/07/16</text:p>
          </table:table-cell>
          <table:table-cell table:style-name="ce74" office:value-type="string" calcext:value-type="string">
            <text:p>Salaire (enduits)</text:p>
          </table:table-cell>
          <table:table-cell table:style-name="ce74" office:value-type="string" calcext:value-type="string">
            <text:p>B.Duffau</text:p>
          </table:table-cell>
          <table:table-cell table:style-name="ce82"/>
          <table:table-cell table:style-name="ce82" office:value-type="currency" office:currency="EUR" office:value="2160.45" calcext:value-type="currency">
            <text:p>2 160,45 €</text:p>
          </table:table-cell>
          <table:table-cell table:style-name="ce82"/>
          <table:table-cell table:style-name="ce82" table:formula="of:=[.E179]" office:value-type="currency" office:currency="EUR" office:value="2160.45" calcext:value-type="currency">
            <text:p>2 160,45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8-02" calcext:value-type="date">
            <text:p>02/08/16</text:p>
          </table:table-cell>
          <table:table-cell table:style-name="ce74" office:value-type="string" calcext:value-type="string">
            <text:p>Câbles raccordement électrique</text:p>
          </table:table-cell>
          <table:table-cell table:style-name="ce74" office:value-type="string" calcext:value-type="string">
            <text:p>Socolec</text:p>
          </table:table-cell>
          <table:table-cell table:style-name="ce82"/>
          <table:table-cell table:style-name="ce82" office:value-type="currency" office:currency="EUR" office:value="1208.17" calcext:value-type="currency">
            <text:p>1 208,17 €</text:p>
          </table:table-cell>
          <table:table-cell table:style-name="ce82"/>
          <table:table-cell table:style-name="ce82" table:formula="of:=[.E180]" office:value-type="currency" office:currency="EUR" office:value="1208.17" calcext:value-type="currency">
            <text:p>1 208,17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8-02" calcext:value-type="date">
            <text:p>02/08/16</text:p>
          </table:table-cell>
          <table:table-cell table:style-name="ce74" office:value-type="string" calcext:value-type="string">
            <text:p>Poste de relevage, matériel raccordement</text:p>
          </table:table-cell>
          <table:table-cell table:style-name="ce74" office:value-type="string" calcext:value-type="string">
            <text:p>PUM Plastiques</text:p>
          </table:table-cell>
          <table:table-cell table:style-name="ce82"/>
          <table:table-cell table:style-name="ce82" office:value-type="currency" office:currency="EUR" office:value="1966.31" calcext:value-type="currency">
            <text:p>1 966,31 €</text:p>
          </table:table-cell>
          <table:table-cell table:style-name="ce82"/>
          <table:table-cell table:style-name="ce82" table:formula="of:=[.E181]" office:value-type="currency" office:currency="EUR" office:value="1966.31" calcext:value-type="currency">
            <text:p>1 966,31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8-03" calcext:value-type="date">
            <text:p>03/08/16</text:p>
          </table:table-cell>
          <table:table-cell table:style-name="ce74" office:value-type="string" calcext:value-type="string">
            <text:p>Accompagnement toiture (mise en place pouzzolane)</text:p>
          </table:table-cell>
          <table:table-cell table:style-name="ce74" office:value-type="string" calcext:value-type="string">
            <text:p>E.Sabin</text:p>
          </table:table-cell>
          <table:table-cell table:style-name="ce82"/>
          <table:table-cell table:style-name="ce82" office:value-type="currency" office:currency="EUR" office:value="200" calcext:value-type="currency">
            <text:p>200,00 €</text:p>
          </table:table-cell>
          <table:table-cell table:style-name="ce82" table:formula="of:=[.E182]" office:value-type="currency" office:currency="EUR" office:value="200" calcext:value-type="currency">
            <text:p>200,0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8-04" calcext:value-type="date">
            <text:p>04/08/16</text:p>
          </table:table-cell>
          <table:table-cell table:style-name="ce74" office:value-type="string" calcext:value-type="string">
            <text:p>Câbles raccordement électrique</text:p>
          </table:table-cell>
          <table:table-cell table:style-name="ce74" office:value-type="string" calcext:value-type="string">
            <text:p>Socolec</text:p>
          </table:table-cell>
          <table:table-cell table:style-name="ce82"/>
          <table:table-cell table:style-name="ce82" office:value-type="currency" office:currency="EUR" office:value="157.04" calcext:value-type="currency">
            <text:p>157,04 €</text:p>
          </table:table-cell>
          <table:table-cell table:style-name="ce82"/>
          <table:table-cell table:style-name="ce82" table:formula="of:=[.E183]" office:value-type="currency" office:currency="EUR" office:value="157.04" calcext:value-type="currency">
            <text:p>157,04 €</text:p>
          </table:table-cell>
          <table:table-cell table:style-name="ce100" office:value-type="string" calcext:value-type="string">
            <text:p>ok</text:p>
          </table:table-cell>
          <table:table-cell table:style-name="ce105"/>
          <table:table-cell table:style-name="ce100"/>
          <table:table-cell table:number-columns-repeated="5"/>
        </table:table-row>
        <table:table-row table:style-name="ro1">
          <table:table-cell table:style-name="ce72" office:value-type="date" office:date-value="2016-08-04" calcext:value-type="date">
            <text:p>04/08/16</text:p>
          </table:table-cell>
          <table:table-cell table:style-name="ce74" office:value-type="string" calcext:value-type="string">
            <text:p>Décompression fosse</text:p>
          </table:table-cell>
          <table:table-cell table:style-name="ce74" office:value-type="string" calcext:value-type="string">
            <text:p>PUM Plastiques</text:p>
          </table:table-cell>
          <table:table-cell table:style-name="ce82"/>
          <table:table-cell table:style-name="ce82" office:value-type="currency" office:currency="EUR" office:value="65.75" calcext:value-type="currency">
            <text:p>65,75 €</text:p>
          </table:table-cell>
          <table:table-cell table:style-name="ce82"/>
          <table:table-cell table:style-name="ce82" table:formula="of:=[.E184]" office:value-type="currency" office:currency="EUR" office:value="65.75" calcext:value-type="currency">
            <text:p>65,75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8-04" calcext:value-type="date">
            <text:p>04/08/16</text:p>
          </table:table-cell>
          <table:table-cell table:style-name="ce74" office:value-type="string" calcext:value-type="string">
            <text:p>Grillage avertisseur</text:p>
          </table:table-cell>
          <table:table-cell table:style-name="ce74" office:value-type="string" calcext:value-type="string">
            <text:p>BricoMarché</text:p>
          </table:table-cell>
          <table:table-cell table:style-name="ce82"/>
          <table:table-cell table:style-name="ce82" office:value-type="currency" office:currency="EUR" office:value="20.7" calcext:value-type="currency">
            <text:p>20,70 €</text:p>
          </table:table-cell>
          <table:table-cell table:style-name="ce82" table:formula="of:=[.E185]" office:value-type="currency" office:currency="EUR" office:value="20.7" calcext:value-type="currency">
            <text:p>20,7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8-04" calcext:value-type="date">
            <text:p>04/08/16</text:p>
          </table:table-cell>
          <table:table-cell table:style-name="ce74" office:value-type="string" calcext:value-type="string">
            <text:p>Ficelle jute (tire-fil)</text:p>
          </table:table-cell>
          <table:table-cell table:style-name="ce74" office:value-type="string" calcext:value-type="string">
            <text:p>BricoMarché</text:p>
          </table:table-cell>
          <table:table-cell table:style-name="ce82"/>
          <table:table-cell table:style-name="ce82" office:value-type="currency" office:currency="EUR" office:value="8.35" calcext:value-type="currency">
            <text:p>8,35 €</text:p>
          </table:table-cell>
          <table:table-cell table:style-name="ce82" table:formula="of:=[.E186]" office:value-type="currency" office:currency="EUR" office:value="8.35" calcext:value-type="currency">
            <text:p>8,35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8-06" calcext:value-type="date">
            <text:p>06/08/16</text:p>
          </table:table-cell>
          <table:table-cell table:style-name="ce74" office:value-type="string" calcext:value-type="string">
            <text:p>Tablettes bois (appuis de fenêtres), tasseaux (100 €)</text:p>
          </table:table-cell>
          <table:table-cell table:style-name="ce74" office:value-type="string" calcext:value-type="string">
            <text:p>Scierie de Nuillé</text:p>
          </table:table-cell>
          <table:table-cell table:style-name="ce82"/>
          <table:table-cell table:style-name="ce82" office:value-type="currency" office:currency="EUR" office:value="510" calcext:value-type="currency">
            <text:p>510,00 €</text:p>
          </table:table-cell>
          <table:table-cell table:style-name="ce82" table:formula="of:=[.E187]" office:value-type="currency" office:currency="EUR" office:value="510" calcext:value-type="currency">
            <text:p>510,0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8-11" calcext:value-type="date">
            <text:p>11/08/16</text:p>
          </table:table-cell>
          <table:table-cell table:style-name="ce74" office:value-type="string" calcext:value-type="string">
            <text:p>Larmiers alu</text:p>
          </table:table-cell>
          <table:table-cell table:style-name="ce74" office:value-type="string" calcext:value-type="string">
            <text:p>Sarthe Pliage</text:p>
          </table:table-cell>
          <table:table-cell table:style-name="ce82"/>
          <table:table-cell table:style-name="ce82" office:value-type="currency" office:currency="EUR" office:value="611.47" calcext:value-type="currency">
            <text:p>611,47 €</text:p>
          </table:table-cell>
          <table:table-cell table:style-name="ce82"/>
          <table:table-cell table:style-name="ce82" table:formula="of:=[.E188]" office:value-type="currency" office:currency="EUR" office:value="611.47" calcext:value-type="currency">
            <text:p>611,47 €</text:p>
          </table:table-cell>
          <table:table-cell table:style-name="ce100" office:value-type="string" calcext:value-type="string">
            <text:p>ok</text:p>
          </table:table-cell>
          <table:table-cell table:style-name="ce105"/>
          <table:table-cell table:style-name="ce100"/>
          <table:table-cell table:number-columns-repeated="5"/>
        </table:table-row>
        <table:table-row table:style-name="ro1">
          <table:table-cell table:style-name="ce72" office:value-type="date" office:date-value="2016-08-14" calcext:value-type="date">
            <text:p>14/08/16</text:p>
          </table:table-cell>
          <table:table-cell table:style-name="ce74" office:value-type="string" calcext:value-type="string">
            <text:p>Compost (pour toiture végétale)</text:p>
          </table:table-cell>
          <table:table-cell table:style-name="ce74" office:value-type="string" calcext:value-type="string">
            <text:p>AMG Matériaux</text:p>
          </table:table-cell>
          <table:table-cell table:style-name="ce82"/>
          <table:table-cell table:style-name="ce82" office:value-type="currency" office:currency="EUR" office:value="173.28" calcext:value-type="currency">
            <text:p>173,28 €</text:p>
          </table:table-cell>
          <table:table-cell table:style-name="ce82"/>
          <table:table-cell table:style-name="ce82" table:formula="of:=[.E189]" office:value-type="currency" office:currency="EUR" office:value="173.28" calcext:value-type="currency">
            <text:p>173,28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8-23" calcext:value-type="date">
            <text:p>23/08/16</text:p>
          </table:table-cell>
          <table:table-cell table:style-name="ce74" office:value-type="string" calcext:value-type="string">
            <text:p>Plaques OSB4 (sas)</text:p>
          </table:table-cell>
          <table:table-cell table:style-name="ce74" office:value-type="string" calcext:value-type="string">
            <text:p>Panofrance</text:p>
          </table:table-cell>
          <table:table-cell table:style-name="ce82"/>
          <table:table-cell table:style-name="ce82" office:value-type="currency" office:currency="EUR" office:value="61.87" calcext:value-type="currency">
            <text:p>61,87 €</text:p>
          </table:table-cell>
          <table:table-cell table:style-name="ce82"/>
          <table:table-cell table:style-name="ce82" table:formula="of:=[.E190]" office:value-type="currency" office:currency="EUR" office:value="61.87" calcext:value-type="currency">
            <text:p>61,87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09-02" calcext:value-type="date">
            <text:p>02/09/16</text:p>
          </table:table-cell>
          <table:table-cell table:style-name="ce74" office:value-type="string" calcext:value-type="string">
            <text:p>Tranchée technique, toiture végétale</text:p>
          </table:table-cell>
          <table:table-cell table:style-name="ce74" office:value-type="string" calcext:value-type="string">
            <text:p>Fouquet</text:p>
          </table:table-cell>
          <table:table-cell table:style-name="ce82"/>
          <table:table-cell table:style-name="ce82" office:value-type="currency" office:currency="EUR" office:value="1197.9" calcext:value-type="currency">
            <text:p>1 197,90 €</text:p>
          </table:table-cell>
          <table:table-cell table:style-name="ce82"/>
          <table:table-cell table:style-name="ce82" table:formula="of:=[.E191]" office:value-type="currency" office:currency="EUR" office:value="1197.9" calcext:value-type="currency">
            <text:p>1 197,9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10-04" calcext:value-type="date">
            <text:p>04/10/16</text:p>
          </table:table-cell>
          <table:table-cell table:style-name="ce74" office:value-type="string" calcext:value-type="string">
            <text:p>Vis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office:value-type="currency" office:currency="EUR" office:value="84.67" calcext:value-type="currency">
            <text:p>84,67 €</text:p>
          </table:table-cell>
          <table:table-cell table:style-name="ce82"/>
          <table:table-cell table:style-name="ce82" table:formula="of:=[.E192]" office:value-type="currency" office:currency="EUR" office:value="84.67" calcext:value-type="currency">
            <text:p>84,67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10-12" calcext:value-type="date">
            <text:p>12/10/16</text:p>
          </table:table-cell>
          <table:table-cell table:style-name="ce74" office:value-type="string" calcext:value-type="string">
            <text:p>Vis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office:value-type="currency" office:currency="EUR" office:value="31.39" calcext:value-type="currency">
            <text:p>31,39 €</text:p>
          </table:table-cell>
          <table:table-cell table:style-name="ce82"/>
          <table:table-cell table:style-name="ce82" table:formula="of:=[.E193]" office:value-type="currency" office:currency="EUR" office:value="31.39" calcext:value-type="currency">
            <text:p>31,39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10-13" calcext:value-type="date">
            <text:p>13/10/16</text:p>
          </table:table-cell>
          <table:table-cell table:style-name="ce74" office:value-type="string" calcext:value-type="string">
            <text:p>Porte d’entrée du sas</text:p>
          </table:table-cell>
          <table:table-cell table:style-name="ce74" office:value-type="string" calcext:value-type="string">
            <text:p>Mastock</text:p>
          </table:table-cell>
          <table:table-cell table:style-name="ce82"/>
          <table:table-cell table:style-name="ce82" office:value-type="currency" office:currency="EUR" office:value="1005" calcext:value-type="currency">
            <text:p>1 005,00 €</text:p>
          </table:table-cell>
          <table:table-cell table:style-name="ce82"/>
          <table:table-cell table:style-name="ce82" table:formula="of:=[.E194]" office:value-type="currency" office:currency="EUR" office:value="1005" calcext:value-type="currency">
            <text:p>1 005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11-04" calcext:value-type="date">
            <text:p>04/11/16</text:p>
          </table:table-cell>
          <table:table-cell table:style-name="ce74" office:value-type="string" calcext:value-type="string">
            <text:p>Charges salaire B.Duffau</text:p>
          </table:table-cell>
          <table:table-cell table:style-name="ce74" office:value-type="string" calcext:value-type="string">
            <text:p>Urssaf</text:p>
          </table:table-cell>
          <table:table-cell table:style-name="ce82"/>
          <table:table-cell table:style-name="ce82" office:value-type="currency" office:currency="EUR" office:value="1919" calcext:value-type="currency">
            <text:p>1 919,00 €</text:p>
          </table:table-cell>
          <table:table-cell table:style-name="ce82"/>
          <table:table-cell table:style-name="ce82" table:formula="of:=[.E195]" office:value-type="currency" office:currency="EUR" office:value="1919" calcext:value-type="currency">
            <text:p>1 919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11-21" calcext:value-type="date">
            <text:p>21/11/16</text:p>
          </table:table-cell>
          <table:table-cell table:style-name="ce74" office:value-type="string" calcext:value-type="string">
            <text:p>Equerres porte salle de musique (non utilisées)</text:p>
          </table:table-cell>
          <table:table-cell table:style-name="ce74" office:value-type="string" calcext:value-type="string">
            <text:p>Quincaillerie Pignet</text:p>
          </table:table-cell>
          <table:table-cell table:style-name="ce82"/>
          <table:table-cell table:style-name="ce82" office:value-type="currency" office:currency="EUR" office:value="14.72" calcext:value-type="currency">
            <text:p>14,72 €</text:p>
          </table:table-cell>
          <table:table-cell table:style-name="ce82" table:formula="of:=[.E196]" office:value-type="currency" office:currency="EUR" office:value="14.72" calcext:value-type="currency">
            <text:p>14,72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11-21" calcext:value-type="date">
            <text:p>21/11/17</text:p>
          </table:table-cell>
          <table:table-cell table:style-name="ce74" office:value-type="string" calcext:value-type="string">
            <text:p>1 paquet de plaques de liège expansé</text:p>
          </table:table-cell>
          <table:table-cell table:style-name="ce74" office:value-type="string" calcext:value-type="string">
            <text:p>Compagnie portugaise des lièges</text:p>
          </table:table-cell>
          <table:table-cell table:style-name="ce82"/>
          <table:table-cell table:style-name="ce82" office:value-type="currency" office:currency="EUR" office:value="40.68" calcext:value-type="currency">
            <text:p>40,68 €</text:p>
          </table:table-cell>
          <table:table-cell table:style-name="ce82" table:formula="of:=[.E197]" office:value-type="currency" office:currency="EUR" office:value="40.68" calcext:value-type="currency">
            <text:p>40,68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12-09" calcext:value-type="date">
            <text:p>09/12/16</text:p>
          </table:table-cell>
          <table:table-cell table:style-name="ce74"/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48.78" calcext:value-type="currency">
            <text:p>48,78 €</text:p>
          </table:table-cell>
          <table:table-cell table:style-name="ce82" table:formula="of:=[.E198]" office:value-type="currency" office:currency="EUR" office:value="48.78" calcext:value-type="currency">
            <text:p>48,78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12-09" calcext:value-type="date">
            <text:p>09/12/16</text:p>
          </table:table-cell>
          <table:table-cell table:style-name="ce74"/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9.9" calcext:value-type="currency">
            <text:p>9,90 €</text:p>
          </table:table-cell>
          <table:table-cell table:style-name="ce82" table:formula="of:=[.E199]" office:value-type="currency" office:currency="EUR" office:value="9.9" calcext:value-type="currency">
            <text:p>9,9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12-17" calcext:value-type="date">
            <text:p>17/12/16</text:p>
          </table:table-cell>
          <table:table-cell table:style-name="ce74" office:value-type="string" calcext:value-type="string">
            <text:p>Câble RJ45, ampoules halogènes, scotch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32.4" calcext:value-type="currency">
            <text:p>32,40 €</text:p>
          </table:table-cell>
          <table:table-cell table:style-name="ce82" table:formula="of:=[.E200]" office:value-type="currency" office:currency="EUR" office:value="32.4" calcext:value-type="currency">
            <text:p>32,4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12-19" calcext:value-type="date">
            <text:p>19/12/16</text:p>
          </table:table-cell>
          <table:table-cell table:style-name="ce74"/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3.35" calcext:value-type="currency">
            <text:p>3,35 €</text:p>
          </table:table-cell>
          <table:table-cell table:style-name="ce82" table:formula="of:=[.E201]" office:value-type="currency" office:currency="EUR" office:value="3.35" calcext:value-type="currency">
            <text:p>3,35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12-19" calcext:value-type="date">
            <text:p>19/12/16</text:p>
          </table:table-cell>
          <table:table-cell table:style-name="ce74" office:value-type="string" calcext:value-type="string">
            <text:p>Location plaque vibrante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30" calcext:value-type="currency">
            <text:p>30,00 €</text:p>
          </table:table-cell>
          <table:table-cell table:style-name="ce82" table:formula="of:=[.E202]" office:value-type="currency" office:currency="EUR" office:value="30" calcext:value-type="currency">
            <text:p>30,0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12-20" calcext:value-type="date">
            <text:p>20/12/16</text:p>
          </table:table-cell>
          <table:table-cell table:style-name="ce74" office:value-type="string" calcext:value-type="string">
            <text:p>Dame, …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53.75" calcext:value-type="currency">
            <text:p>53,75 €</text:p>
          </table:table-cell>
          <table:table-cell table:style-name="ce82" table:formula="of:=[.E203]" office:value-type="currency" office:currency="EUR" office:value="53.75" calcext:value-type="currency">
            <text:p>53,75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12-21" calcext:value-type="date">
            <text:p>21/12/16</text:p>
          </table:table-cell>
          <table:table-cell table:style-name="ce74" office:value-type="string" calcext:value-type="string">
            <text:p>2 rouleaux grillage anti-rongeurs (salle de musique)</text:p>
          </table:table-cell>
          <table:table-cell table:style-name="ce74" office:value-type="string" calcext:value-type="string">
            <text:p>Castorama</text:p>
          </table:table-cell>
          <table:table-cell table:style-name="ce82"/>
          <table:table-cell table:style-name="ce82" office:value-type="currency" office:currency="EUR" office:value="45.98" calcext:value-type="currency">
            <text:p>45,98 €</text:p>
          </table:table-cell>
          <table:table-cell table:style-name="ce82"/>
          <table:table-cell table:style-name="ce82" table:formula="of:=[.E204]" office:value-type="currency" office:currency="EUR" office:value="45.98" calcext:value-type="currency">
            <text:p>45,98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12-22" calcext:value-type="date">
            <text:p>22/12/16</text:p>
          </table:table-cell>
          <table:table-cell table:style-name="ce74" office:value-type="string" calcext:value-type="string">
            <text:p>Huile dure (0,75 L)</text:p>
          </table:table-cell>
          <table:table-cell table:style-name="ce74" office:value-type="string" calcext:value-type="string">
            <text:p>Nature Habitat Matériaux</text:p>
          </table:table-cell>
          <table:table-cell table:style-name="ce82"/>
          <table:table-cell table:style-name="ce82" office:value-type="currency" office:currency="EUR" office:value="20.05" calcext:value-type="currency">
            <text:p>20,05 €</text:p>
          </table:table-cell>
          <table:table-cell table:style-name="ce82"/>
          <table:table-cell table:style-name="ce82" table:formula="of:=[.E205]" office:value-type="currency" office:currency="EUR" office:value="20.05" calcext:value-type="currency">
            <text:p>20,05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12-26" calcext:value-type="date">
            <text:p>26/12/16</text:p>
          </table:table-cell>
          <table:table-cell table:style-name="ce74" office:value-type="string" calcext:value-type="string">
            <text:p>Règle niveau 2 mètres</text:p>
          </table:table-cell>
          <table:table-cell table:style-name="ce74" office:value-type="string" calcext:value-type="string">
            <text:p>Brico dépôt</text:p>
          </table:table-cell>
          <table:table-cell table:style-name="ce82"/>
          <table:table-cell table:style-name="ce82" office:value-type="currency" office:currency="EUR" office:value="16.95" calcext:value-type="currency">
            <text:p>16,95 €</text:p>
          </table:table-cell>
          <table:table-cell table:style-name="ce82" table:formula="of:=[.E206]" office:value-type="currency" office:currency="EUR" office:value="16.95" calcext:value-type="currency">
            <text:p>16,95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12-30" calcext:value-type="date">
            <text:p>30/12/16</text:p>
          </table:table-cell>
          <table:table-cell office:value-type="string" calcext:value-type="string">
            <text:p>Vis, bombe traçante, agraphes</text:p>
          </table:table-cell>
          <table:table-cell table:style-name="ce74" office:value-type="string" calcext:value-type="string">
            <text:p>Castorama</text:p>
          </table:table-cell>
          <table:table-cell table:style-name="ce82"/>
          <table:table-cell table:style-name="ce82" office:value-type="currency" office:currency="EUR" office:value="45.49" calcext:value-type="currency">
            <text:p>45,49 €</text:p>
          </table:table-cell>
          <table:table-cell table:style-name="ce82" table:formula="of:=[.E207]" office:value-type="currency" office:currency="EUR" office:value="45.49" calcext:value-type="currency">
            <text:p>45,49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12-30" calcext:value-type="date">
            <text:p>30/12/16</text:p>
          </table:table-cell>
          <table:table-cell table:style-name="ce74" office:value-type="string" calcext:value-type="string">
            <text:p>7 rouleaux grillage anti-rongeurs (maison)</text:p>
          </table:table-cell>
          <table:table-cell table:style-name="ce74" office:value-type="string" calcext:value-type="string">
            <text:p>Castorama</text:p>
          </table:table-cell>
          <table:table-cell table:style-name="ce82"/>
          <table:table-cell table:style-name="ce82" office:value-type="currency" office:currency="EUR" office:value="160.93" calcext:value-type="currency">
            <text:p>160,93 €</text:p>
          </table:table-cell>
          <table:table-cell table:style-name="ce82"/>
          <table:table-cell table:style-name="ce82" table:formula="of:=[.E208]" office:value-type="currency" office:currency="EUR" office:value="160.93" calcext:value-type="currency">
            <text:p>160,93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6-12-30" calcext:value-type="date">
            <text:p>30/12/16</text:p>
          </table:table-cell>
          <table:table-cell table:style-name="ce74" office:value-type="string" calcext:value-type="string">
            <text:p>Crapaudine (pour grille anti-rongeur, tube évac eaux usées)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3.65" calcext:value-type="currency">
            <text:p>3,65 €</text:p>
          </table:table-cell>
          <table:table-cell table:style-name="ce82" table:formula="of:=[.E209]" office:value-type="currency" office:currency="EUR" office:value="3.65" calcext:value-type="currency">
            <text:p>3,65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1-31" calcext:value-type="date">
            <text:p>31/01/17</text:p>
          </table:table-cell>
          <table:table-cell table:style-name="ce74" office:value-type="string" calcext:value-type="string">
            <text:p>Kraft isolation sol</text:p>
          </table:table-cell>
          <table:table-cell table:style-name="ce74" office:value-type="string" calcext:value-type="string">
            <text:p>Nature Habitat Matériaux</text:p>
          </table:table-cell>
          <table:table-cell table:style-name="ce82"/>
          <table:table-cell table:style-name="ce82" office:value-type="currency" office:currency="EUR" office:value="236.87" calcext:value-type="currency">
            <text:p>236,87 €</text:p>
          </table:table-cell>
          <table:table-cell table:style-name="ce82"/>
          <table:table-cell table:style-name="ce82" table:formula="of:=[.E210]" office:value-type="currency" office:currency="EUR" office:value="236.87" calcext:value-type="currency">
            <text:p>236,87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2-15" calcext:value-type="date">
            <text:p>15/02/17</text:p>
          </table:table-cell>
          <table:table-cell table:style-name="ce74" office:value-type="string" calcext:value-type="string">
            <text:p>Panneaux OSB 3 (cloison et sol salle musique)</text:p>
          </table:table-cell>
          <table:table-cell table:style-name="ce74" office:value-type="string" calcext:value-type="string">
            <text:p>Panofrance</text:p>
          </table:table-cell>
          <table:table-cell table:style-name="ce82"/>
          <table:table-cell table:style-name="ce82" office:value-type="currency" office:currency="EUR" office:value="104.93" calcext:value-type="currency">
            <text:p>104,93 €</text:p>
          </table:table-cell>
          <table:table-cell table:style-name="ce223" table:formula="of:=[.E211]" office:value-type="currency" office:currency="EUR" office:value="104.93" calcext:value-type="currency">
            <text:p>104,93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2-15" calcext:value-type="date">
            <text:p>15/02/17</text:p>
          </table:table-cell>
          <table:table-cell table:style-name="ce74" office:value-type="string" calcext:value-type="string">
            <text:p>Vis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table:formula="of:=189.07-127.58" office:value-type="currency" office:currency="EUR" office:value="61.49" calcext:value-type="currency">
            <text:p>61,49 €</text:p>
          </table:table-cell>
          <table:table-cell table:style-name="ce223" table:formula="of:=[.E212]" office:value-type="currency" office:currency="EUR" office:value="61.49" calcext:value-type="currency">
            <text:p>61,49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3-22" calcext:value-type="date">
            <text:p>22/03/17</text:p>
          </table:table-cell>
          <table:table-cell table:style-name="ce74" office:value-type="string" calcext:value-type="string">
            <text:p>Acompte 70 % VMC Maison</text:p>
          </table:table-cell>
          <table:table-cell table:style-name="ce74" office:value-type="string" calcext:value-type="string">
            <text:p>Hapco</text:p>
          </table:table-cell>
          <table:table-cell table:style-name="ce82"/>
          <table:table-cell table:style-name="ce82" office:value-type="currency" office:currency="EUR" office:value="3451.69" calcext:value-type="currency">
            <text:p>3 451,69 €</text:p>
          </table:table-cell>
          <table:table-cell table:style-name="ce82"/>
          <table:table-cell table:style-name="ce82" table:formula="of:=[.E213]" office:value-type="currency" office:currency="EUR" office:value="3451.69" calcext:value-type="currency">
            <text:p>3 451,69 €</text:p>
          </table:table-cell>
          <table:table-cell table:style-name="ce100" office:value-type="string" calcext:value-type="string">
            <text:p>ok</text:p>
          </table:table-cell>
          <table:table-cell table:style-name="ce105"/>
          <table:table-cell table:style-name="ce100"/>
          <table:table-cell table:style-name="ce48" table:number-columns-repeated="3"/>
          <table:table-cell table:number-columns-repeated="2"/>
        </table:table-row>
        <table:table-row table:style-name="ro1">
          <table:table-cell table:style-name="ce72" office:value-type="date" office:date-value="2017-03-22" calcext:value-type="date">
            <text:p>22/03/17</text:p>
          </table:table-cell>
          <table:table-cell table:style-name="ce74" office:value-type="string" calcext:value-type="string">
            <text:p>Acompte 70 % VMC Salle de musique</text:p>
          </table:table-cell>
          <table:table-cell table:style-name="ce74" office:value-type="string" calcext:value-type="string">
            <text:p>Hapco</text:p>
          </table:table-cell>
          <table:table-cell table:style-name="ce82"/>
          <table:table-cell table:style-name="ce82" office:value-type="currency" office:currency="EUR" office:value="635.74" calcext:value-type="currency">
            <text:p>635,74 €</text:p>
          </table:table-cell>
          <table:table-cell table:style-name="ce82"/>
          <table:table-cell table:style-name="ce82" table:formula="of:=[.E214]" office:value-type="currency" office:currency="EUR" office:value="635.74" calcext:value-type="currency">
            <text:p>635,74 €</text:p>
          </table:table-cell>
          <table:table-cell table:style-name="ce100" office:value-type="string" calcext:value-type="string">
            <text:p>ok</text:p>
          </table:table-cell>
          <table:table-cell table:style-name="ce105"/>
          <table:table-cell table:style-name="ce100"/>
          <table:table-cell table:style-name="ce48" table:number-columns-repeated="3"/>
          <table:table-cell table:number-columns-repeated="2"/>
        </table:table-row>
        <table:table-row table:style-name="ro1">
          <table:table-cell table:style-name="ce72" office:value-type="date" office:date-value="2017-04-01" calcext:value-type="date">
            <text:p>01/04/17</text:p>
          </table:table-cell>
          <table:table-cell table:style-name="ce74" office:value-type="string" calcext:value-type="string">
            <text:p>Canisse (9 de 1,5*5m)</text:p>
          </table:table-cell>
          <table:table-cell table:style-name="ce74" office:value-type="string" calcext:value-type="string">
            <text:p>Gifi</text:p>
          </table:table-cell>
          <table:table-cell table:style-name="ce82"/>
          <table:table-cell table:style-name="ce82" table:formula="of:=166-4" office:value-type="currency" office:currency="EUR" office:value="162" calcext:value-type="currency">
            <text:p>162,00 €</text:p>
          </table:table-cell>
          <table:table-cell table:style-name="ce82" table:formula="of:=[.E215]" office:value-type="currency" office:currency="EUR" office:value="162" calcext:value-type="currency">
            <text:p>162,00 €</text:p>
          </table:table-cell>
          <table:table-cell table:style-name="ce82"/>
          <table:table-cell table:style-name="ce100"/>
          <table:table-cell table:style-name="ce105"/>
          <table: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4-01" calcext:value-type="date">
            <text:p>01/04/17</text:p>
          </table:table-cell>
          <table:table-cell table:style-name="ce74" office:value-type="string" calcext:value-type="string">
            <text:p>Canisse (4 de 2*5m)</text:p>
          </table:table-cell>
          <table:table-cell table:style-name="ce74" office:value-type="string" calcext:value-type="string">
            <text:p>Pôle vert</text:p>
          </table:table-cell>
          <table:table-cell table:style-name="ce82"/>
          <table:table-cell table:style-name="ce82" office:value-type="currency" office:currency="EUR" office:value="59.6" calcext:value-type="currency">
            <text:p>59,60 €</text:p>
          </table:table-cell>
          <table:table-cell table:style-name="ce82" table:formula="of:=[.E216]" office:value-type="currency" office:currency="EUR" office:value="59.6" calcext:value-type="currency">
            <text:p>59,6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4-12" calcext:value-type="date">
            <text:p>12/04/17</text:p>
          </table:table-cell>
          <table:table-cell table:style-name="ce74" office:value-type="string" calcext:value-type="string">
            <text:p>Ouate de cellulose (5 de 14 kg) : isolation sol salle de musique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table:formula="of:=5*14.5" office:value-type="currency" office:currency="EUR" office:value="72.5" calcext:value-type="currency">
            <text:p>72,50 €</text:p>
          </table:table-cell>
          <table:table-cell table:style-name="ce82"/>
          <table:table-cell table:style-name="ce82" table:formula="of:=[.E217]" office:value-type="currency" office:currency="EUR" office:value="72.5" calcext:value-type="currency">
            <text:p>72,5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4-12" calcext:value-type="date">
            <text:p>12/04/17</text:p>
          </table:table-cell>
          <table:table-cell table:style-name="ce74" office:value-type="string" calcext:value-type="string">
            <text:p>Canisse (4 de 2*5m), masques anti-poussière, sécateur</text:p>
          </table:table-cell>
          <table:table-cell table:style-name="ce74" office:value-type="string" calcext:value-type="string">
            <text:p>Pôle vert</text:p>
          </table:table-cell>
          <table:table-cell table:style-name="ce82"/>
          <table:table-cell table:style-name="ce82" office:value-type="currency" office:currency="EUR" office:value="85.05" calcext:value-type="currency">
            <text:p>85,05 €</text:p>
          </table:table-cell>
          <table:table-cell table:style-name="ce82" table:formula="of:=[.E218]" office:value-type="currency" office:currency="EUR" office:value="85.05" calcext:value-type="currency">
            <text:p>85,05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4-13" calcext:value-type="date">
            <text:p>13/04/17</text:p>
          </table:table-cell>
          <table:table-cell table:style-name="ce74" office:value-type="string" calcext:value-type="string">
            <text:p>Tire-lame parquet, mètre</text:p>
          </table:table-cell>
          <table:table-cell table:style-name="ce74" office:value-type="string" calcext:value-type="string">
            <text:p>BricoMarché</text:p>
          </table:table-cell>
          <table:table-cell table:style-name="ce82"/>
          <table:table-cell table:style-name="ce82" office:value-type="currency" office:currency="EUR" office:value="27.8" calcext:value-type="currency">
            <text:p>27,80 €</text:p>
          </table:table-cell>
          <table:table-cell table:style-name="ce82" table:formula="of:=[.E219]" office:value-type="currency" office:currency="EUR" office:value="27.8" calcext:value-type="currency">
            <text:p>27,8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4-13" calcext:value-type="date">
            <text:p>13/04/17</text:p>
          </table:table-cell>
          <table:table-cell table:style-name="ce74" office:value-type="string" calcext:value-type="string">
            <text:p>Vis</text:p>
          </table:table-cell>
          <table:table-cell table:style-name="ce74" office:value-type="string" calcext:value-type="string">
            <text:p>Letessier</text:p>
          </table:table-cell>
          <table:table-cell table:style-name="ce82"/>
          <table:table-cell table:style-name="ce82" office:value-type="currency" office:currency="EUR" office:value="28.4" calcext:value-type="currency">
            <text:p>28,40 €</text:p>
          </table:table-cell>
          <table:table-cell table:style-name="ce82" table:formula="of:=[.E220]" office:value-type="currency" office:currency="EUR" office:value="28.4" calcext:value-type="currency">
            <text:p>28,4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4-14" calcext:value-type="date">
            <text:p>14/04/17</text:p>
          </table:table-cell>
          <table:table-cell table:style-name="ce74" office:value-type="string" calcext:value-type="string">
            <text:p>Panneaux OSB 3, dalles OSB, suspentes, tiges filetée</text:p>
          </table:table-cell>
          <table:table-cell table:style-name="ce74" office:value-type="string" calcext:value-type="string">
            <text:p>Panofrance</text:p>
          </table:table-cell>
          <table:table-cell table:style-name="ce82"/>
          <table:table-cell table:style-name="ce82" table:formula="of:=409.45+2.12" office:value-type="currency" office:currency="EUR" office:value="411.57" calcext:value-type="currency">
            <text:p>411,57 €</text:p>
          </table:table-cell>
          <table:table-cell table:style-name="ce82" table:formula="of:=[.E221]-[.G221]" office:value-type="currency" office:currency="EUR" office:value="2.12" calcext:value-type="currency">
            <text:p>2,12 €</text:p>
          </table:table-cell>
          <table:table-cell table:style-name="ce82" office:value-type="currency" office:currency="EUR" office:value="409.45" calcext:value-type="currency">
            <text:p>409,45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4-14" calcext:value-type="date">
            <text:p>14/04/17</text:p>
          </table:table-cell>
          <table:table-cell table:style-name="ce74" office:value-type="string" calcext:value-type="string">
            <text:p>Vis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office:value-type="currency" office:currency="EUR" office:value="81.58" calcext:value-type="currency">
            <text:p>81,58 €</text:p>
          </table:table-cell>
          <table:table-cell table:style-name="ce82"/>
          <table:table-cell table:style-name="ce82" table:formula="of:=[.E222]" office:value-type="currency" office:currency="EUR" office:value="81.58" calcext:value-type="currency">
            <text:p>81,58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4-15" calcext:value-type="date">
            <text:p>15/04/17</text:p>
          </table:table-cell>
          <table:table-cell table:style-name="ce74" office:value-type="string" calcext:value-type="string">
            <text:p>Bandes à poncer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54.1" calcext:value-type="currency">
            <text:p>54,10 €</text:p>
          </table:table-cell>
          <table:table-cell table:style-name="ce82" table:formula="of:=[.E223]" office:value-type="currency" office:currency="EUR" office:value="54.1" calcext:value-type="currency">
            <text:p>54,1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4-26" calcext:value-type="date">
            <text:p>26/04/17</text:p>
          </table:table-cell>
          <table:table-cell table:style-name="ce74" office:value-type="string" calcext:value-type="string">
            <text:p>Solde 30 % VMC Maison</text:p>
          </table:table-cell>
          <table:table-cell table:style-name="ce74" office:value-type="string" calcext:value-type="string">
            <text:p>Hapco</text:p>
          </table:table-cell>
          <table:table-cell table:style-name="ce82"/>
          <table:table-cell table:style-name="ce90" office:value-type="currency" office:currency="EUR" office:value="2033.63" calcext:value-type="currency">
            <text:p>2 033,63 €</text:p>
          </table:table-cell>
          <table:table-cell table:style-name="ce82"/>
          <table:table-cell table:style-name="ce82" table:formula="of:=[.E224]" office:value-type="currency" office:currency="EUR" office:value="2033.63" calcext:value-type="currency">
            <text:p>2 033,63 €</text:p>
          </table:table-cell>
          <table:table-cell table:style-name="ce100" office:value-type="string" calcext:value-type="string">
            <text:p>ok</text:p>
          </table:table-cell>
          <table:table-cell table:style-name="ce105"/>
          <table: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4-26" calcext:value-type="date">
            <text:p>26/04/17</text:p>
          </table:table-cell>
          <table:table-cell table:style-name="ce74" office:value-type="string" calcext:value-type="string">
            <text:p>Solde 30 % VMC Salle de musique</text:p>
          </table:table-cell>
          <table:table-cell table:style-name="ce74" office:value-type="string" calcext:value-type="string">
            <text:p>Hapco</text:p>
          </table:table-cell>
          <table:table-cell table:style-name="ce82"/>
          <table:table-cell table:style-name="ce90" office:value-type="currency" office:currency="EUR" office:value="272.46" calcext:value-type="currency">
            <text:p>272,46 €</text:p>
          </table:table-cell>
          <table:table-cell table:style-name="ce82"/>
          <table:table-cell table:style-name="ce82" table:formula="of:=[.E225]" office:value-type="currency" office:currency="EUR" office:value="272.46" calcext:value-type="currency">
            <text:p>272,46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5-05" calcext:value-type="date">
            <text:p>05/05/17</text:p>
          </table:table-cell>
          <table:table-cell table:style-name="ce74" office:value-type="string" calcext:value-type="string">
            <text:p>Taxes communales, etc. (2ème moitié, estimée à 1199 €)</text:p>
          </table:table-cell>
          <table:table-cell table:style-name="ce74"/>
          <table:table-cell table:style-name="ce82"/>
          <table:table-cell table:style-name="ce82" office:value-type="currency" office:currency="EUR" office:value="1464" calcext:value-type="currency">
            <text:p>1 464,00 €</text:p>
          </table:table-cell>
          <table:table-cell table:style-name="ce82"/>
          <table:table-cell table:style-name="ce82" table:formula="of:=[.E226]" office:value-type="currency" office:currency="EUR" office:value="1464" calcext:value-type="currency">
            <text:p>1 464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5-06" calcext:value-type="date">
            <text:p>06/05/17</text:p>
          </table:table-cell>
          <table:table-cell table:style-name="ce74" office:value-type="string" calcext:value-type="string">
            <text:p>Electricité, plomberie, robinetterie (facture n°100707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2547.07" calcext:value-type="currency">
            <text:p>2 547,07 €</text:p>
          </table:table-cell>
          <table:table-cell table:style-name="ce82" table:formula="of:=[.E227]-[.G227]" office:value-type="currency" office:currency="EUR" office:value="5.5300000000002" calcext:value-type="currency">
            <text:p>5,53 €</text:p>
          </table:table-cell>
          <table:table-cell table:style-name="ce82" office:value-type="currency" office:currency="EUR" office:value="2541.54" calcext:value-type="currency">
            <text:p>2 541,54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5-06" calcext:value-type="date">
            <text:p>06/05/17</text:p>
          </table:table-cell>
          <table:table-cell table:style-name="ce74" office:value-type="string" calcext:value-type="string">
            <text:p>Evier, mtiigeur, hotte (acompte commande n°44444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353" calcext:value-type="currency">
            <text:p>353,00 €</text:p>
          </table:table-cell>
          <table:table-cell table:style-name="ce82"/>
          <table:table-cell table:style-name="ce82" table:formula="of:=[.E228]" office:value-type="currency" office:currency="EUR" office:value="353" calcext:value-type="currency">
            <text:p>353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5-06" calcext:value-type="date">
            <text:p>06/05/17</text:p>
          </table:table-cell>
          <table:table-cell table:style-name="ce74" office:value-type="string" calcext:value-type="string">
            <text:p>Receveur de douche, lavabos (acompte commande n°44445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300" calcext:value-type="currency">
            <text:p>300,00 €</text:p>
          </table:table-cell>
          <table:table-cell table:style-name="ce82"/>
          <table:table-cell table:style-name="ce82" table:formula="of:=[.E229]" office:value-type="currency" office:currency="EUR" office:value="300" calcext:value-type="currency">
            <text:p>300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5-06" calcext:value-type="date">
            <text:p>06/05/17</text:p>
          </table:table-cell>
          <table:table-cell table:style-name="ce74" office:value-type="string" calcext:value-type="string">
            <text:p>Electricité (acompte commande n°44449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1012" calcext:value-type="currency">
            <text:p>1 012,00 €</text:p>
          </table:table-cell>
          <table:table-cell table:style-name="ce82"/>
          <table:table-cell table:style-name="ce82" table:formula="of:=[.E230]" office:value-type="currency" office:currency="EUR" office:value="1012" calcext:value-type="currency">
            <text:p>1 012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5-08" calcext:value-type="date">
            <text:p>08/05/17</text:p>
          </table:table-cell>
          <table:table-cell table:style-name="ce74" office:value-type="string" calcext:value-type="string">
            <text:p>Montants ossature cloisons</text:p>
          </table:table-cell>
          <table:table-cell table:style-name="ce74" office:value-type="string" calcext:value-type="string">
            <text:p>Scierie de Nuillé</text:p>
          </table:table-cell>
          <table:table-cell table:style-name="ce82"/>
          <table:table-cell table:style-name="ce82" office:value-type="currency" office:currency="EUR" office:value="430" calcext:value-type="currency">
            <text:p>430,00 €</text:p>
          </table:table-cell>
          <table:table-cell table:style-name="ce82" table:formula="of:=[.E231]" office:value-type="currency" office:currency="EUR" office:value="430" calcext:value-type="currency">
            <text:p>430,0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5-04" calcext:value-type="date">
            <text:p>04/05/17</text:p>
          </table:table-cell>
          <table:table-cell table:style-name="ce74" office:value-type="string" calcext:value-type="string">
            <text:p>Plomberie</text:p>
          </table:table-cell>
          <table:table-cell table:style-name="ce74" office:value-type="string" calcext:value-type="string">
            <text:p>PUM Plastiques</text:p>
          </table:table-cell>
          <table:table-cell table:style-name="ce82"/>
          <table:table-cell table:style-name="ce82" office:value-type="currency" office:currency="EUR" office:value="418.56" calcext:value-type="currency">
            <text:p>418,56 €</text:p>
          </table:table-cell>
          <table:table-cell table:style-name="ce82"/>
          <table:table-cell table:style-name="ce82" table:formula="of:=[.E232]" office:value-type="currency" office:currency="EUR" office:value="418.56" calcext:value-type="currency">
            <text:p>418,56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5-19" calcext:value-type="date">
            <text:p>19/05/17</text:p>
          </table:table-cell>
          <table:table-cell table:style-name="ce74" office:value-type="string" calcext:value-type="string">
            <text:p>Vis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office:value-type="currency" office:currency="EUR" office:value="64.61" calcext:value-type="currency">
            <text:p>64,61 €</text:p>
          </table:table-cell>
          <table:table-cell table:style-name="ce82"/>
          <table:table-cell table:style-name="ce82" table:formula="of:=[.E233]" office:value-type="currency" office:currency="EUR" office:value="64.61" calcext:value-type="currency">
            <text:p>64,61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5-26" calcext:value-type="date">
            <text:p>26/05/17</text:p>
          </table:table-cell>
          <table:table-cell table:style-name="ce74" office:value-type="string" calcext:value-type="string">
            <text:p>Electricité (facture n°242890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706.89" calcext:value-type="currency">
            <text:p>706,89 €</text:p>
          </table:table-cell>
          <table:table-cell table:style-name="ce82"/>
          <table:table-cell table:style-name="ce82" table:formula="of:=[.E234]" office:value-type="currency" office:currency="EUR" office:value="706.89" calcext:value-type="currency">
            <text:p>706,89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5-26" calcext:value-type="date">
            <text:p>26/05/17</text:p>
          </table:table-cell>
          <table:table-cell table:style-name="ce204" office:value-type="string" calcext:value-type="string">
            <text:p>Electricité (facture n°095592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140.88" calcext:value-type="currency">
            <text:p>140,88 €</text:p>
          </table:table-cell>
          <table:table-cell table:style-name="ce82" table:formula="of:=[.E235]-[.G235]" office:value-type="currency" office:currency="EUR" office:value="9.59999999999999" calcext:value-type="currency">
            <text:p>9,60 €</text:p>
          </table:table-cell>
          <table:table-cell table:style-name="ce82" office:value-type="currency" office:currency="EUR" office:value="131.28" calcext:value-type="currency">
            <text:p>131,28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5-26" calcext:value-type="date">
            <text:p>26/05/17</text:p>
          </table:table-cell>
          <table:table-cell table:style-name="ce204" office:value-type="string" calcext:value-type="string">
            <text:p>Electricité (acompte commande n°047369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60" calcext:value-type="currency">
            <text:p>60,00 €</text:p>
          </table:table-cell>
          <table:table-cell table:style-name="ce82"/>
          <table:table-cell table:style-name="ce82" table:formula="of:=[.E236]" office:value-type="currency" office:currency="EUR" office:value="60" calcext:value-type="currency">
            <text:p>60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5-26" calcext:value-type="date">
            <text:p>26/05/17</text:p>
          </table:table-cell>
          <table:table-cell table:style-name="ce204"/>
          <table:table-cell table:style-name="ce74" office:value-type="string" calcext:value-type="string">
            <text:p>Pôle vert</text:p>
          </table:table-cell>
          <table:table-cell table:style-name="ce82"/>
          <table:table-cell table:style-name="ce82" office:value-type="currency" office:currency="EUR" office:value="21.9" calcext:value-type="currency">
            <text:p>21,90 €</text:p>
          </table:table-cell>
          <table:table-cell table:style-name="ce82" table:formula="of:=[.E237]" office:value-type="currency" office:currency="EUR" office:value="21.9" calcext:value-type="currency">
            <text:p>21,9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6-02" calcext:value-type="date">
            <text:p>02/06/17</text:p>
          </table:table-cell>
          <table:table-cell table:style-name="ce74" office:value-type="string" calcext:value-type="string">
            <text:p>Electricité, outillage (facture n°065967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69.75" calcext:value-type="currency">
            <text:p>69,75 €</text:p>
          </table:table-cell>
          <table:table-cell table:style-name="ce82"/>
          <table:table-cell table:style-name="ce82" table:formula="of:=[.E238]" office:value-type="currency" office:currency="EUR" office:value="69.75" calcext:value-type="currency">
            <text:p>69,75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6-08" calcext:value-type="date">
            <text:p>08/06/17</text:p>
          </table:table-cell>
          <table:table-cell table:style-name="ce74" office:value-type="string" calcext:value-type="string">
            <text:p>Agrafes (cloisons)</text:p>
          </table:table-cell>
          <table:table-cell table:style-name="ce74" office:value-type="string" calcext:value-type="string">
            <text:p>BricoMarché</text:p>
          </table:table-cell>
          <table:table-cell table:style-name="ce82"/>
          <table:table-cell table:style-name="ce82" office:value-type="currency" office:currency="EUR" office:value="42.55" calcext:value-type="currency">
            <text:p>42,55 €</text:p>
          </table:table-cell>
          <table:table-cell table:style-name="ce82" table:formula="of:=[.E239]" office:value-type="currency" office:currency="EUR" office:value="42.55" calcext:value-type="currency">
            <text:p>42,55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6-08" calcext:value-type="date">
            <text:p>08/06/17</text:p>
          </table:table-cell>
          <table:table-cell table:style-name="ce74"/>
          <table:table-cell table:style-name="ce74" office:value-type="string" calcext:value-type="string">
            <text:p>Pôle vert</text:p>
          </table:table-cell>
          <table:table-cell table:style-name="ce82"/>
          <table:table-cell table:style-name="ce82" office:value-type="currency" office:currency="EUR" office:value="14.1" calcext:value-type="currency">
            <text:p>14,10 €</text:p>
          </table:table-cell>
          <table:table-cell table:style-name="ce82" table:formula="of:=[.E240]" office:value-type="currency" office:currency="EUR" office:value="14.1" calcext:value-type="currency">
            <text:p>14,1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6-09" calcext:value-type="date">
            <text:p>09/06/17</text:p>
          </table:table-cell>
          <table:table-cell table:style-name="ce74" office:value-type="string" calcext:value-type="string">
            <text:p>Electricité, évier, mtiigeur, hotte (facture n°244917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284.61" calcext:value-type="currency">
            <text:p>284,61 €</text:p>
          </table:table-cell>
          <table:table-cell table:style-name="ce82"/>
          <table:table-cell table:style-name="ce82" table:formula="of:=[.E241]" office:value-type="currency" office:currency="EUR" office:value="284.61" calcext:value-type="currency">
            <text:p>284,61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6-09" calcext:value-type="date">
            <text:p>09/06/17</text:p>
          </table:table-cell>
          <table:table-cell table:style-name="ce74" office:value-type="string" calcext:value-type="string">
            <text:p>Outillage, électricité (facture n°066546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42.14" calcext:value-type="currency">
            <text:p>42,14 €</text:p>
          </table:table-cell>
          <table:table-cell table:style-name="ce82"/>
          <table:table-cell table:style-name="ce82" table:formula="of:=[.E242]" office:value-type="currency" office:currency="EUR" office:value="42.14" calcext:value-type="currency">
            <text:p>42,14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6-20" calcext:value-type="date">
            <text:p>20/06/17</text:p>
          </table:table-cell>
          <table:table-cell table:style-name="ce74" office:value-type="string" calcext:value-type="string">
            <text:p>Receveur de douche, lavabos (facture n°246369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181.14" calcext:value-type="currency">
            <text:p>181,14 €</text:p>
          </table:table-cell>
          <table:table-cell table:style-name="ce82"/>
          <table:table-cell table:style-name="ce82" table:formula="of:=[.E243]" office:value-type="currency" office:currency="EUR" office:value="181.14" calcext:value-type="currency">
            <text:p>181,14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6-20" calcext:value-type="date">
            <text:p>20/06/17</text:p>
          </table:table-cell>
          <table:table-cell table:style-name="ce74" office:value-type="string" calcext:value-type="string">
            <text:p>Electricité (facture n°098986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98.55" calcext:value-type="currency">
            <text:p>98,55 €</text:p>
          </table:table-cell>
          <table:table-cell table:style-name="ce82"/>
          <table:table-cell table:style-name="ce82" table:formula="of:=[.E244]" office:value-type="currency" office:currency="EUR" office:value="98.55" calcext:value-type="currency">
            <text:p>98,55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6-22" calcext:value-type="date">
            <text:p>22/06/17</text:p>
          </table:table-cell>
          <table:table-cell table:style-name="ce74" office:value-type="string" calcext:value-type="string">
            <text:p>Retour électricité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-46.53" calcext:value-type="currency">
            <text:p>-46,53 €</text:p>
          </table:table-cell>
          <table:table-cell table:style-name="ce82" table:formula="of:=[.E245]" office:value-type="currency" office:currency="EUR" office:value="-46.53" calcext:value-type="currency">
            <text:p>-46,53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6-23" calcext:value-type="date">
            <text:p>23/06/17</text:p>
          </table:table-cell>
          <table:table-cell table:style-name="ce74" office:value-type="string" calcext:value-type="string">
            <text:p>Bois (parquets, etc) Acompte</text:p>
          </table:table-cell>
          <table:table-cell table:style-name="ce74" office:value-type="string" calcext:value-type="string">
            <text:p>Ambiance bois en Limousin</text:p>
          </table:table-cell>
          <table:table-cell table:style-name="ce82"/>
          <table:table-cell table:style-name="ce82" office:value-type="currency" office:currency="EUR" office:value="1893.52" calcext:value-type="currency">
            <text:p>1 893,52 €</text:p>
          </table:table-cell>
          <table:table-cell table:style-name="ce82"/>
          <table:table-cell table:style-name="ce82" table:formula="of:=[.E246]" office:value-type="currency" office:currency="EUR" office:value="1893.52" calcext:value-type="currency">
            <text:p>1 893,52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6-24" calcext:value-type="date">
            <text:p>24/06/17</text:p>
          </table:table-cell>
          <table:table-cell table:style-name="ce74" office:value-type="string" calcext:value-type="string">
            <text:p>Electricité (acompte commande n°051718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22" calcext:value-type="currency">
            <text:p>22,00 €</text:p>
          </table:table-cell>
          <table:table-cell table:style-name="ce82" table:formula="of:=[.E247]" office:value-type="currency" office:currency="EUR" office:value="22" calcext:value-type="currency">
            <text:p>22,0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6-24" calcext:value-type="date">
            <text:p>24/06/17</text:p>
          </table:table-cell>
          <table:table-cell table:style-name="ce74" office:value-type="string" calcext:value-type="string">
            <text:p>Electricité (facture n°113390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527.62" calcext:value-type="currency">
            <text:p>527,62 €</text:p>
          </table:table-cell>
          <table:table-cell table:style-name="ce82"/>
          <table:table-cell table:style-name="ce82" table:formula="of:=[.E248]" office:value-type="currency" office:currency="EUR" office:value="527.62" calcext:value-type="currency">
            <text:p>527,62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6-24" calcext:value-type="date">
            <text:p>24/06/17</text:p>
          </table:table-cell>
          <table:table-cell table:style-name="ce74" office:value-type="string" calcext:value-type="string">
            <text:p>Reprise électricité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-178.56" calcext:value-type="currency">
            <text:p>-178,56 €</text:p>
          </table:table-cell>
          <table:table-cell table:style-name="ce82" table:formula="of:=[.E249]" office:value-type="currency" office:currency="EUR" office:value="-178.56" calcext:value-type="currency">
            <text:p>-178,56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6-24" calcext:value-type="date">
            <text:p>24/06/17</text:p>
          </table:table-cell>
          <table:table-cell table:style-name="ce74" office:value-type="string" calcext:value-type="string">
            <text:p>Electricité (facture n°082170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106.2" calcext:value-type="currency">
            <text:p>106,20 €</text:p>
          </table:table-cell>
          <table:table-cell table:style-name="ce82"/>
          <table:table-cell table:style-name="ce82" table:formula="of:=[.E250]" office:value-type="currency" office:currency="EUR" office:value="106.2" calcext:value-type="currency">
            <text:p>106,2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6-28" calcext:value-type="date">
            <text:p>28/06/17</text:p>
          </table:table-cell>
          <table:table-cell table:style-name="ce74" office:value-type="string" calcext:value-type="string">
            <text:p>Canisses</text:p>
          </table:table-cell>
          <table:table-cell table:style-name="ce74" office:value-type="string" calcext:value-type="string">
            <text:p>Pôle vert</text:p>
          </table:table-cell>
          <table:table-cell table:style-name="ce82"/>
          <table:table-cell table:style-name="ce82" office:value-type="currency" office:currency="EUR" office:value="120.35" calcext:value-type="currency">
            <text:p>120,35 €</text:p>
          </table:table-cell>
          <table:table-cell table:style-name="ce82"/>
          <table:table-cell table:style-name="ce82" office:value-type="currency" office:currency="EUR" office:value="120.35" calcext:value-type="currency">
            <text:p>120,35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7-24" calcext:value-type="date">
            <text:p>24/07/17</text:p>
          </table:table-cell>
          <table:table-cell table:style-name="ce74" office:value-type="string" calcext:value-type="string">
            <text:p>Agrafes (cloisons), etc</text:p>
          </table:table-cell>
          <table:table-cell table:style-name="ce74" office:value-type="string" calcext:value-type="string">
            <text:p>Bricomarché</text:p>
          </table:table-cell>
          <table:table-cell table:style-name="ce82"/>
          <table:table-cell table:style-name="ce82" office:value-type="currency" office:currency="EUR" office:value="50.9" calcext:value-type="currency">
            <text:p>50,90 €</text:p>
          </table:table-cell>
          <table:table-cell table:style-name="ce82" table:formula="of:=[.E252]" office:value-type="currency" office:currency="EUR" office:value="50.9" calcext:value-type="currency">
            <text:p>50,9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7-25" calcext:value-type="date">
            <text:p>25/07/17</text:p>
          </table:table-cell>
          <table:table-cell table:style-name="ce74" office:value-type="string" calcext:value-type="string">
            <text:p>Agrafes (cloisons)</text:p>
          </table:table-cell>
          <table:table-cell table:style-name="ce74" office:value-type="string" calcext:value-type="string">
            <text:p>Bricomarché</text:p>
          </table:table-cell>
          <table:table-cell table:style-name="ce82"/>
          <table:table-cell table:style-name="ce82" office:value-type="currency" office:currency="EUR" office:value="9.5" calcext:value-type="currency">
            <text:p>9,50 €</text:p>
          </table:table-cell>
          <table:table-cell table:style-name="ce82" table:formula="of:=[.E253]" office:value-type="currency" office:currency="EUR" office:value="9.5" calcext:value-type="currency">
            <text:p>9,5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7-25" calcext:value-type="date">
            <text:p>25/07/17</text:p>
          </table:table-cell>
          <table:table-cell table:style-name="ce74"/>
          <table:table-cell table:style-name="ce74" office:value-type="string" calcext:value-type="string">
            <text:p>Pôle vert</text:p>
          </table:table-cell>
          <table:table-cell table:style-name="ce82"/>
          <table:table-cell table:style-name="ce82" office:value-type="currency" office:currency="EUR" office:value="7.6" calcext:value-type="currency">
            <text:p>7,60 €</text:p>
          </table:table-cell>
          <table:table-cell table:style-name="ce82" table:formula="of:=[.E254]" office:value-type="currency" office:currency="EUR" office:value="7.6" calcext:value-type="currency">
            <text:p>7,6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8-02" calcext:value-type="date">
            <text:p>02/08/17</text:p>
          </table:table-cell>
          <table:table-cell table:style-name="ce74" office:value-type="string" calcext:value-type="string">
            <text:p>Agrafes (cloisons)</text:p>
          </table:table-cell>
          <table:table-cell table:style-name="ce74" office:value-type="string" calcext:value-type="string">
            <text:p>Bricomarché</text:p>
          </table:table-cell>
          <table:table-cell table:style-name="ce82"/>
          <table:table-cell table:style-name="ce82" office:value-type="currency" office:currency="EUR" office:value="19" calcext:value-type="currency">
            <text:p>19,00 €</text:p>
          </table:table-cell>
          <table:table-cell table:style-name="ce82" table:formula="of:=[.E255]" office:value-type="currency" office:currency="EUR" office:value="19" calcext:value-type="currency">
            <text:p>19,0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8-14" calcext:value-type="date">
            <text:p>14/08/17</text:p>
          </table:table-cell>
          <table:table-cell table:style-name="ce74" office:value-type="string" calcext:value-type="string">
            <text:p>Agrafes (cloisons)</text:p>
          </table:table-cell>
          <table:table-cell table:style-name="ce74" office:value-type="string" calcext:value-type="string">
            <text:p>Bricomarché</text:p>
          </table:table-cell>
          <table:table-cell table:style-name="ce82"/>
          <table:table-cell table:style-name="ce82" office:value-type="currency" office:currency="EUR" office:value="9.5" calcext:value-type="currency">
            <text:p>9,50 €</text:p>
          </table:table-cell>
          <table:table-cell table:style-name="ce82" table:formula="of:=[.E256]" office:value-type="currency" office:currency="EUR" office:value="9.5" calcext:value-type="currency">
            <text:p>9,5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8-17" calcext:value-type="date">
            <text:p>17/08/17</text:p>
          </table:table-cell>
          <table:table-cell table:style-name="ce74" office:value-type="string" calcext:value-type="string">
            <text:p>Agrafes (cloisons)</text:p>
          </table:table-cell>
          <table:table-cell table:style-name="ce74" office:value-type="string" calcext:value-type="string">
            <text:p>Bricomarché</text:p>
          </table:table-cell>
          <table:table-cell table:style-name="ce82"/>
          <table:table-cell table:style-name="ce82" office:value-type="currency" office:currency="EUR" office:value="29.7" calcext:value-type="currency">
            <text:p>29,70 €</text:p>
          </table:table-cell>
          <table:table-cell table:style-name="ce82" table:formula="of:=[.E257]" office:value-type="currency" office:currency="EUR" office:value="29.7" calcext:value-type="currency">
            <text:p>29,7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8-25" calcext:value-type="date">
            <text:p>25/08/17</text:p>
          </table:table-cell>
          <table:table-cell table:style-name="ce74" office:value-type="string" calcext:value-type="string">
            <text:p>Agrafes (cloisons) ?</text:p>
          </table:table-cell>
          <table:table-cell table:style-name="ce74" office:value-type="string" calcext:value-type="string">
            <text:p>Bricomarché</text:p>
          </table:table-cell>
          <table:table-cell table:style-name="ce82"/>
          <table:table-cell table:style-name="ce82" office:value-type="currency" office:currency="EUR" office:value="4.3" calcext:value-type="currency">
            <text:p>4,30 €</text:p>
          </table:table-cell>
          <table:table-cell table:style-name="ce82" table:formula="of:=[.E258]" office:value-type="currency" office:currency="EUR" office:value="4.3" calcext:value-type="currency">
            <text:p>4,3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8-01" calcext:value-type="date">
            <text:p>01/08/17</text:p>
          </table:table-cell>
          <table:table-cell table:style-name="ce74" office:value-type="string" calcext:value-type="string">
            <text:p>Bois (parquets, etc) Solde</text:p>
          </table:table-cell>
          <table:table-cell table:style-name="ce74" office:value-type="string" calcext:value-type="string">
            <text:p>Ambiance bois en Limousin</text:p>
          </table:table-cell>
          <table:table-cell table:style-name="ce82"/>
          <table:table-cell table:style-name="ce82" office:value-type="currency" office:currency="EUR" office:value="7608.16" calcext:value-type="currency">
            <text:p>7 608,16 €</text:p>
          </table:table-cell>
          <table:table-cell table:style-name="ce82"/>
          <table:table-cell table:style-name="ce82" office:value-type="currency" office:currency="EUR" office:value="7608.16" calcext:value-type="currency">
            <text:p>7 608,16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4-01" calcext:value-type="date">
            <text:p>01/04/17</text:p>
          </table:table-cell>
          <table:table-cell table:style-name="ce74" office:value-type="string" calcext:value-type="string">
            <text:p>Canisse</text:p>
          </table:table-cell>
          <table:table-cell table:style-name="ce74" office:value-type="string" calcext:value-type="string">
            <text:p>Pôle vert</text:p>
          </table:table-cell>
          <table:table-cell table:style-name="ce82"/>
          <table:table-cell table:style-name="ce82" office:value-type="currency" office:currency="EUR" office:value="59.6" calcext:value-type="currency">
            <text:p>59,60 €</text:p>
          </table:table-cell>
          <table:table-cell table:style-name="ce82"/>
          <table:table-cell table:style-name="ce82" table:formula="of:=[.E260]" office:value-type="currency" office:currency="EUR" office:value="59.6" calcext:value-type="currency">
            <text:p>59,60 €</text:p>
          </table:table-cell>
          <table:table-cell table:style-name="ce100" office:value-type="string" calcext:value-type="string">
            <text:p>ok</text:p>
          </table:table-cell>
          <table:table-cell table:style-name="ce106"/>
          <table:table-cell table:style-name="ce106" table:formula="of:=SUM([.G260:.G276])" office:value-type="currency" office:currency="EUR" office:value="2648.22" calcext:value-type="currency" table:number-columns-spanned="1" table:number-rows-spanned="17">
            <text:p>2 648,22 €</text:p>
          </table:table-cell>
          <table:table-cell table:number-columns-repeated="5"/>
        </table:table-row>
        <table:table-row table:style-name="ro1">
          <table:table-cell table:style-name="ce72" office:value-type="date" office:date-value="2017-04-15" calcext:value-type="date">
            <text:p>15/04/17</text:p>
          </table:table-cell>
          <table:table-cell table:style-name="ce74" office:value-type="string" calcext:value-type="string">
            <text:p>Papier de verre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54.1" calcext:value-type="currency">
            <text:p>54,10 €</text:p>
          </table:table-cell>
          <table:table-cell table:style-name="ce82"/>
          <table:table-cell table:style-name="ce82" table:formula="of:=[.E261]" office:value-type="currency" office:currency="EUR" office:value="54.1" calcext:value-type="currency">
            <text:p>54,1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covered-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4-18" calcext:value-type="date">
            <text:p>18/04/17</text:p>
          </table:table-cell>
          <table:table-cell table:style-name="ce74" office:value-type="string" calcext:value-type="string">
            <text:p>Huile dure (parquets)</text:p>
          </table:table-cell>
          <table:table-cell table:style-name="ce74" office:value-type="string" calcext:value-type="string">
            <text:p>La maison naturelle</text:p>
          </table:table-cell>
          <table:table-cell table:style-name="ce82"/>
          <table:table-cell table:style-name="ce82" office:value-type="currency" office:currency="EUR" office:value="457.55" calcext:value-type="currency">
            <text:p>457,55 €</text:p>
          </table:table-cell>
          <table:table-cell table:style-name="ce82"/>
          <table:table-cell table:style-name="ce82" table:formula="of:=[.E262]" office:value-type="currency" office:currency="EUR" office:value="457.55" calcext:value-type="currency">
            <text:p>457,55 €</text:p>
          </table:table-cell>
          <table:table-cell table:style-name="ce100" office:value-type="string" calcext:value-type="string">
            <text:p>ok</text:p>
          </table:table-cell>
          <table:table-cell table:style-name="ce100" office:value-type="string" calcext:value-type="string">
            <text:p>Le 21/07/18</text:p>
          </table:table-cell>
          <table:covered-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4-18" calcext:value-type="date">
            <text:p>18/04/17</text:p>
          </table:table-cell>
          <table:table-cell table:style-name="ce74" office:value-type="string" calcext:value-type="string">
            <text:p>Electricité, brosse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72.5" calcext:value-type="currency">
            <text:p>72,50 €</text:p>
          </table:table-cell>
          <table:table-cell table:style-name="ce82"/>
          <table:table-cell table:style-name="ce82" table:formula="of:=[.E263]" office:value-type="currency" office:currency="EUR" office:value="72.5" calcext:value-type="currency">
            <text:p>72,5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covered-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4-18" calcext:value-type="date">
            <text:p>18/04/17</text:p>
          </table:table-cell>
          <table:table-cell table:style-name="ce74" office:value-type="string" calcext:value-type="string">
            <text:p>Canisse, matériel peinture (SdB)</text:p>
          </table:table-cell>
          <table:table-cell table:style-name="ce74" office:value-type="string" calcext:value-type="string">
            <text:p>Pôle vert</text:p>
          </table:table-cell>
          <table:table-cell table:style-name="ce82"/>
          <table:table-cell table:style-name="ce82" office:value-type="currency" office:currency="EUR" office:value="58.6" calcext:value-type="currency">
            <text:p>58,60 €</text:p>
          </table:table-cell>
          <table:table-cell table:style-name="ce82"/>
          <table:table-cell table:style-name="ce82" table:formula="of:=[.E264]" office:value-type="currency" office:currency="EUR" office:value="58.6" calcext:value-type="currency">
            <text:p>58,6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covered-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4-28" calcext:value-type="date">
            <text:p>28/04/17</text:p>
          </table:table-cell>
          <table:table-cell table:style-name="ce74" office:value-type="string" calcext:value-type="string">
            <text:p>Manchons, raccords VMC</text:p>
          </table:table-cell>
          <table:table-cell table:style-name="ce74" office:value-type="string" calcext:value-type="string">
            <text:p>Hapco</text:p>
          </table:table-cell>
          <table:table-cell table:style-name="ce82"/>
          <table:table-cell table:style-name="ce82" office:value-type="currency" office:currency="EUR" office:value="138.1" calcext:value-type="currency">
            <text:p>138,10 €</text:p>
          </table:table-cell>
          <table:table-cell table:style-name="ce82"/>
          <table:table-cell table:style-name="ce82" table:formula="of:=[.E265]" office:value-type="currency" office:currency="EUR" office:value="138.1" calcext:value-type="currency">
            <text:p>138,1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covered-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5-04" calcext:value-type="date">
            <text:p>04/05/17</text:p>
          </table:table-cell>
          <table:table-cell table:style-name="ce74" office:value-type="string" calcext:value-type="string">
            <text:p>Plomberie</text:p>
          </table:table-cell>
          <table:table-cell table:style-name="ce74" office:value-type="string" calcext:value-type="string">
            <text:p>PUM Plastiques</text:p>
          </table:table-cell>
          <table:table-cell table:style-name="ce82"/>
          <table:table-cell table:style-name="ce82" office:value-type="currency" office:currency="EUR" office:value="418.56" calcext:value-type="currency">
            <text:p>418,56 €</text:p>
          </table:table-cell>
          <table:table-cell table:style-name="ce82"/>
          <table:table-cell table:style-name="ce82" table:formula="of:=[.E266]" office:value-type="currency" office:currency="EUR" office:value="418.56" calcext:value-type="currency">
            <text:p>418,56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covered-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7-10" calcext:value-type="date">
            <text:p>10/07/17</text:p>
          </table:table-cell>
          <table:table-cell table:style-name="ce74" office:value-type="string" calcext:value-type="string">
            <text:p>Fermacell, truelle, platoir (facture n°031023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68.89" calcext:value-type="currency">
            <text:p>68,89 €</text:p>
          </table:table-cell>
          <table:table-cell table:style-name="ce82"/>
          <table:table-cell table:style-name="ce82" table:formula="of:=[.E267]" office:value-type="currency" office:currency="EUR" office:value="68.89" calcext:value-type="currency">
            <text:p>68,89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covered-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7-10" calcext:value-type="date">
            <text:p>10/07/17</text:p>
          </table:table-cell>
          <table:table-cell table:style-name="ce74" office:value-type="string" calcext:value-type="string">
            <text:p>Sable lavé 0/2</text:p>
          </table:table-cell>
          <table:table-cell table:style-name="ce74" office:value-type="string" calcext:value-type="string">
            <text:p>Pigeon Granulats</text:p>
          </table:table-cell>
          <table:table-cell table:style-name="ce82"/>
          <table:table-cell table:style-name="ce82" office:value-type="currency" office:currency="EUR" office:value="24.27" calcext:value-type="currency">
            <text:p>24,27 €</text:p>
          </table:table-cell>
          <table:table-cell table:style-name="ce82"/>
          <table:table-cell table:style-name="ce82" table:formula="of:=[.E268]" office:value-type="currency" office:currency="EUR" office:value="24.27" calcext:value-type="currency">
            <text:p>24,27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covered-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7-19" calcext:value-type="date">
            <text:p>19/07/17</text:p>
          </table:table-cell>
          <table:table-cell table:style-name="ce74" office:value-type="string" calcext:value-type="string">
            <text:p>Papier cache, vis</text:p>
          </table:table-cell>
          <table:table-cell table:style-name="ce74" office:value-type="string" calcext:value-type="string">
            <text:p>Pôle vert</text:p>
          </table:table-cell>
          <table:table-cell table:style-name="ce82"/>
          <table:table-cell table:style-name="ce82" office:value-type="currency" office:currency="EUR" office:value="19.5" calcext:value-type="currency">
            <text:p>19,50 €</text:p>
          </table:table-cell>
          <table:table-cell table:style-name="ce82"/>
          <table:table-cell table:style-name="ce82" table:formula="of:=[.E269]" office:value-type="currency" office:currency="EUR" office:value="19.5" calcext:value-type="currency">
            <text:p>19,5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covered-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7-21" calcext:value-type="date">
            <text:p>21/07/17</text:p>
          </table:table-cell>
          <table:table-cell table:style-name="ce74" office:value-type="string" calcext:value-type="string">
            <text:p>Vis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office:value-type="currency" office:currency="EUR" office:value="13.45" calcext:value-type="currency">
            <text:p>13,45 €</text:p>
          </table:table-cell>
          <table:table-cell table:style-name="ce82"/>
          <table:table-cell table:style-name="ce82" table:formula="of:=[.E270]" office:value-type="currency" office:currency="EUR" office:value="13.45" calcext:value-type="currency">
            <text:p>13,45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covered-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7-24" calcext:value-type="date">
            <text:p>24/07/17</text:p>
          </table:table-cell>
          <table:table-cell table:style-name="ce74" office:value-type="string" calcext:value-type="string">
            <text:p>Vis, pointes, agrafes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office:value-type="currency" office:currency="EUR" office:value="124.9" calcext:value-type="currency">
            <text:p>124,90 €</text:p>
          </table:table-cell>
          <table:table-cell table:style-name="ce82"/>
          <table:table-cell table:style-name="ce82" table:formula="of:=[.E271]" office:value-type="currency" office:currency="EUR" office:value="124.9" calcext:value-type="currency">
            <text:p>124,90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covered-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7-24" calcext:value-type="date">
            <text:p>24/07/17</text:p>
          </table:table-cell>
          <table:table-cell table:style-name="ce74" office:value-type="string" calcext:value-type="string">
            <text:p>Electricité, évier (facture n°241573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20.32" calcext:value-type="currency">
            <text:p>20,32 €</text:p>
          </table:table-cell>
          <table:table-cell table:style-name="ce82" table:formula="of:=[.E272]-[.G272]" office:value-type="currency" office:currency="EUR" office:value="-268.42" calcext:value-type="currency">
            <text:p>-268,42 €</text:p>
          </table:table-cell>
          <table:table-cell table:style-name="ce82" office:value-type="currency" office:currency="EUR" office:value="288.74" calcext:value-type="currency">
            <text:p>288,74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covered-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7-24" calcext:value-type="date">
            <text:p>24/07/17</text:p>
          </table:table-cell>
          <table:table-cell table:style-name="ce74" office:value-type="string" calcext:value-type="string">
            <text:p>Plomberie</text:p>
          </table:table-cell>
          <table:table-cell table:style-name="ce74" office:value-type="string" calcext:value-type="string">
            <text:p>PUM Plastiques</text:p>
          </table:table-cell>
          <table:table-cell table:style-name="ce82"/>
          <table:table-cell table:style-name="ce82" office:value-type="currency" office:currency="EUR" office:value="31.84" calcext:value-type="currency">
            <text:p>31,84 €</text:p>
          </table:table-cell>
          <table:table-cell table:style-name="ce82"/>
          <table:table-cell table:style-name="ce82" table:formula="of:=[.E273]" office:value-type="currency" office:currency="EUR" office:value="31.84" calcext:value-type="currency">
            <text:p>31,84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covered-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7-26" calcext:value-type="date">
            <text:p>26/07/17</text:p>
          </table:table-cell>
          <table:table-cell table:style-name="ce74" office:value-type="string" calcext:value-type="string">
            <text:p>Sable lavé 0/2</text:p>
          </table:table-cell>
          <table:table-cell table:style-name="ce74" office:value-type="string" calcext:value-type="string">
            <text:p>Pigeon Granulats</text:p>
          </table:table-cell>
          <table:table-cell table:style-name="ce82"/>
          <table:table-cell table:style-name="ce82" office:value-type="currency" office:currency="EUR" office:value="21.69" calcext:value-type="currency">
            <text:p>21,69 €</text:p>
          </table:table-cell>
          <table:table-cell table:style-name="ce82" table:formula="of:=[.E274]-[.G274]" office:value-type="currency" office:currency="EUR" office:value="-6" calcext:value-type="currency">
            <text:p>-6,00 €</text:p>
          </table:table-cell>
          <table:table-cell table:style-name="ce82" office:value-type="currency" office:currency="EUR" office:value="27.69" calcext:value-type="currency">
            <text:p>27,69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covered-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8-01" calcext:value-type="date">
            <text:p>01/08/17</text:p>
          </table:table-cell>
          <table:table-cell table:style-name="ce74" office:value-type="string" calcext:value-type="string">
            <text:p>OSB</text:p>
          </table:table-cell>
          <table:table-cell table:style-name="ce74" office:value-type="string" calcext:value-type="string">
            <text:p>Panofrance</text:p>
          </table:table-cell>
          <table:table-cell table:style-name="ce82"/>
          <table:table-cell table:style-name="ce82" office:value-type="currency" office:currency="EUR" office:value="679.39" calcext:value-type="currency">
            <text:p>679,39 €</text:p>
          </table:table-cell>
          <table:table-cell table:style-name="ce82"/>
          <table:table-cell table:style-name="ce82" table:formula="of:=[.E275]" office:value-type="currency" office:currency="EUR" office:value="679.39" calcext:value-type="currency">
            <text:p>679,39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covered-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8-07" calcext:value-type="date">
            <text:p>07/08/17</text:p>
          </table:table-cell>
          <table:table-cell table:style-name="ce74" office:value-type="string" calcext:value-type="string">
            <text:p>Electricité, plomberie (facture n°050037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110.54" calcext:value-type="currency">
            <text:p>110,54 €</text:p>
          </table:table-cell>
          <table:table-cell table:style-name="ce82"/>
          <table:table-cell table:style-name="ce82" table:formula="of:=[.E276]" office:value-type="currency" office:currency="EUR" office:value="110.54" calcext:value-type="currency">
            <text:p>110,54 €</text:p>
          </table:table-cell>
          <table:table-cell table:style-name="ce230" office:value-type="string" calcext:value-type="string">
            <text:p>ok</text:p>
          </table:table-cell>
          <table:table-cell table:style-name="ce234"/>
          <table:covered-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8-08" calcext:value-type="date">
            <text:p>08/08/17</text:p>
          </table:table-cell>
          <table:table-cell table:style-name="ce74" office:value-type="string" calcext:value-type="string">
            <text:p>Salaire (enduits intérieurs)</text:p>
          </table:table-cell>
          <table:table-cell table:style-name="ce74" office:value-type="string" calcext:value-type="string">
            <text:p>B.Duffau</text:p>
          </table:table-cell>
          <table:table-cell table:style-name="ce82"/>
          <table:table-cell table:style-name="ce82" office:value-type="currency" office:currency="EUR" office:value="2000" calcext:value-type="currency">
            <text:p>2 000,00 €</text:p>
          </table:table-cell>
          <table:table-cell table:style-name="ce82" table:formula="of:=[.E277]" office:value-type="currency" office:currency="EUR" office:value="2000" calcext:value-type="currency">
            <text:p>2 000,00 €</text:p>
          </table:table-cell>
          <table:table-cell table:style-name="ce82"/>
          <table:table-cell table:style-name="ce231" table:number-columns-repeated="2"/>
          <table: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8-16" calcext:value-type="date">
            <text:p>16/08/17</text:p>
          </table:table-cell>
          <table:table-cell table:style-name="ce74" office:value-type="string" calcext:value-type="string">
            <text:p>Agrafes <text:s/></text:p>
          </table:table-cell>
          <table:table-cell table:style-name="ce74" office:value-type="string" calcext:value-type="string">
            <text:p>Bricomarché</text:p>
          </table:table-cell>
          <table:table-cell table:style-name="ce82"/>
          <table:table-cell table:style-name="ce82" office:value-type="currency" office:currency="EUR" office:value="29.7" calcext:value-type="currency">
            <text:p>29,70 €</text:p>
          </table:table-cell>
          <table:table-cell table:style-name="ce82" table:formula="of:=[.E278]" office:value-type="currency" office:currency="EUR" office:value="29.7" calcext:value-type="currency">
            <text:p>29,70 €</text:p>
          </table:table-cell>
          <table:table-cell table:style-name="ce82"/>
          <table:table-cell table:style-name="ce231" table:number-columns-repeated="2"/>
          <table: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9-29" calcext:value-type="date">
            <text:p>29/09/17</text:p>
          </table:table-cell>
          <table:table-cell table:style-name="ce74" office:value-type="string" calcext:value-type="string">
            <text:p>Charges salaire B.Duffau (enduits intérieurs)</text:p>
          </table:table-cell>
          <table:table-cell table:style-name="ce74" office:value-type="string" calcext:value-type="string">
            <text:p>Urssaf</text:p>
          </table:table-cell>
          <table:table-cell table:style-name="ce82"/>
          <table:table-cell table:style-name="ce82" office:value-type="currency" office:currency="EUR" office:value="1536.65" calcext:value-type="currency">
            <text:p>1 536,65 €</text:p>
          </table:table-cell>
          <table:table-cell table:style-name="ce82" table:formula="of:=[.E279]" office:value-type="currency" office:currency="EUR" office:value="1536.65" calcext:value-type="currency">
            <text:p>1 536,65 €</text:p>
          </table:table-cell>
          <table:table-cell table:style-name="ce82"/>
          <table:table-cell table:style-name="ce100"/>
          <table:table-cell table:style-name="ce235"/>
          <table:table-cell table:style-name="ce100"/>
          <table:table-cell table:number-columns-repeated="5"/>
        </table:table-row>
        <table:table-row table:style-name="ro1">
          <table:table-cell table:style-name="ce72" office:value-type="date" office:date-value="2017-08-25" calcext:value-type="date">
            <text:p>25/08/17</text:p>
          </table:table-cell>
          <table:table-cell table:style-name="ce74" office:value-type="string" calcext:value-type="string">
            <text:p>Joint enduits (facture n°144642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12.15" calcext:value-type="currency">
            <text:p>12,15 €</text:p>
          </table:table-cell>
          <table:table-cell table:style-name="ce82"/>
          <table:table-cell table:style-name="ce82" office:value-type="currency" office:currency="EUR" office:value="12.15" calcext:value-type="currency">
            <text:p>12,15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8-26" calcext:value-type="date">
            <text:p>26/08/17</text:p>
          </table:table-cell>
          <table:table-cell table:style-name="ce74"/>
          <table:table-cell table:style-name="ce74" office:value-type="string" calcext:value-type="string">
            <text:p>Pôle vert</text:p>
          </table:table-cell>
          <table:table-cell table:style-name="ce82"/>
          <table:table-cell table:style-name="ce82" office:value-type="currency" office:currency="EUR" office:value="36.9" calcext:value-type="currency">
            <text:p>36,90 €</text:p>
          </table:table-cell>
          <table:table-cell table:style-name="ce82" table:formula="of:=[.E281]" office:value-type="currency" office:currency="EUR" office:value="36.9" calcext:value-type="currency">
            <text:p>36,9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8-31" calcext:value-type="date">
            <text:p>31/08/17</text:p>
          </table:table-cell>
          <table:table-cell table:style-name="ce74" office:value-type="string" calcext:value-type="string">
            <text:p>Colle joint fermacelle (facture n°145793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14.95" calcext:value-type="currency">
            <text:p>14,95 €</text:p>
          </table:table-cell>
          <table:table-cell table:style-name="ce82"/>
          <table:table-cell table:style-name="ce82" office:value-type="currency" office:currency="EUR" office:value="14.95" calcext:value-type="currency">
            <text:p>14,95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9-09" calcext:value-type="date">
            <text:p>09/09/17</text:p>
          </table:table-cell>
          <table:table-cell table:style-name="ce74" office:value-type="string" calcext:value-type="string">
            <text:p>Pigment Terre de Sienne (tadelakt SdB)</text:p>
          </table:table-cell>
          <table:table-cell table:style-name="ce74" office:value-type="string" calcext:value-type="string">
            <text:p>Nature Habitat Matériaux</text:p>
          </table:table-cell>
          <table:table-cell table:style-name="ce82"/>
          <table:table-cell table:style-name="ce82" office:value-type="currency" office:currency="EUR" office:value="16.26" calcext:value-type="currency">
            <text:p>16,26 €</text:p>
          </table:table-cell>
          <table:table-cell table:style-name="ce82"/>
          <table:table-cell table:style-name="ce82" office:value-type="currency" office:currency="EUR" office:value="16.26" calcext:value-type="currency">
            <text:p>16,26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09-08" calcext:value-type="date">
            <text:p>08/09/17</text:p>
          </table:table-cell>
          <table:table-cell table:style-name="ce74"/>
          <table:table-cell table:style-name="ce74" office:value-type="string" calcext:value-type="string">
            <text:p>Pôle vert</text:p>
          </table:table-cell>
          <table:table-cell table:style-name="ce82"/>
          <table:table-cell table:style-name="ce82" office:value-type="currency" office:currency="EUR" office:value="18.2" calcext:value-type="currency">
            <text:p>18,20 €</text:p>
          </table:table-cell>
          <table:table-cell table:style-name="ce82" table:formula="of:=[.E284]" office:value-type="currency" office:currency="EUR" office:value="18.2" calcext:value-type="currency">
            <text:p>18,2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09-19" calcext:value-type="date">
            <text:p>19/09/17</text:p>
          </table:table-cell>
          <table:table-cell table:style-name="ce74" office:value-type="string" calcext:value-type="string">
            <text:p>Bois (parquet : 60 m²)</text:p>
          </table:table-cell>
          <table:table-cell table:style-name="ce74" office:value-type="string" calcext:value-type="string">
            <text:p>N.Fournier</text:p>
          </table:table-cell>
          <table:table-cell table:style-name="ce82"/>
          <table:table-cell table:style-name="ce82" office:value-type="currency" office:currency="EUR" office:value="-1679.76" calcext:value-type="currency">
            <text:p>-1 679,76 €</text:p>
          </table:table-cell>
          <table:table-cell table:style-name="ce82" table:formula="of:=[.E285]" office:value-type="currency" office:currency="EUR" office:value="-1679.76" calcext:value-type="currency">
            <text:p>-1 679,76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10-14" calcext:value-type="date">
            <text:p>14/10/17</text:p>
          </table:table-cell>
          <table:table-cell table:style-name="ce74" office:value-type="string" calcext:value-type="string">
            <text:p>Mastic, white spirit (facture n°035854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22.38" calcext:value-type="currency">
            <text:p>22,38 €</text:p>
          </table:table-cell>
          <table:table-cell table:style-name="ce82" table:formula="of:=[.E286]" office:value-type="currency" office:currency="EUR" office:value="22.38" calcext:value-type="currency">
            <text:p>22,38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10-21" calcext:value-type="date">
            <text:p>21/10/17</text:p>
          </table:table-cell>
          <table:table-cell table:style-name="ce74"/>
          <table:table-cell table:style-name="ce74" office:value-type="string" calcext:value-type="string">
            <text:p>Pôle vert</text:p>
          </table:table-cell>
          <table:table-cell table:style-name="ce82"/>
          <table:table-cell table:style-name="ce82" office:value-type="currency" office:currency="EUR" office:value="13" calcext:value-type="currency">
            <text:p>13,00 €</text:p>
          </table:table-cell>
          <table:table-cell table:style-name="ce82" table:formula="of:=[.E287]" office:value-type="currency" office:currency="EUR" office:value="13" calcext:value-type="currency">
            <text:p>13,0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10-23" calcext:value-type="date">
            <text:p>23/10/17</text:p>
          </table:table-cell>
          <table:table-cell table:style-name="ce74" office:value-type="string" calcext:value-type="string">
            <text:p>Peinture (support tadelakt) - erreur </text:p>
          </table:table-cell>
          <table:table-cell table:style-name="ce74" office:value-type="string" calcext:value-type="string">
            <text:p>Pôle vert</text:p>
          </table:table-cell>
          <table:table-cell table:style-name="ce82"/>
          <table:table-cell table:style-name="ce82" office:value-type="currency" office:currency="EUR" office:value="43.8" calcext:value-type="currency">
            <text:p>43,80 €</text:p>
          </table:table-cell>
          <table:table-cell table:style-name="ce82" table:formula="of:=[.E288]" office:value-type="currency" office:currency="EUR" office:value="43.8" calcext:value-type="currency">
            <text:p>43,8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10-23" calcext:value-type="date">
            <text:p>23/10/17</text:p>
          </table:table-cell>
          <table:table-cell table:style-name="ce204" office:value-type="string" calcext:value-type="string">
            <text:p>Peinture (support tadelakt)</text:p>
          </table:table-cell>
          <table:table-cell table:style-name="ce74" office:value-type="string" calcext:value-type="string">
            <text:p>Pôle vert</text:p>
          </table:table-cell>
          <table:table-cell table:style-name="ce82"/>
          <table:table-cell table:style-name="ce82" office:value-type="currency" office:currency="EUR" office:value="52.9" calcext:value-type="currency">
            <text:p>52,90 €</text:p>
          </table:table-cell>
          <table:table-cell table:style-name="ce82" table:formula="of:=[.E289]" office:value-type="currency" office:currency="EUR" office:value="52.9" calcext:value-type="currency">
            <text:p>52,9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10-24" calcext:value-type="date">
            <text:p>24/10/17</text:p>
          </table:table-cell>
          <table:table-cell table:style-name="ce74" office:value-type="string" calcext:value-type="string">
            <text:p>Peinture (support tadelakt)</text:p>
          </table:table-cell>
          <table:table-cell table:style-name="ce74" office:value-type="string" calcext:value-type="string">
            <text:p>Pôle vert</text:p>
          </table:table-cell>
          <table:table-cell table:style-name="ce82"/>
          <table:table-cell table:style-name="ce82" office:value-type="currency" office:currency="EUR" office:value="52.9" calcext:value-type="currency">
            <text:p>52,90 €</text:p>
          </table:table-cell>
          <table:table-cell table:style-name="ce82" table:formula="of:=[.E290]" office:value-type="currency" office:currency="EUR" office:value="52.9" calcext:value-type="currency">
            <text:p>52,9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10-28" calcext:value-type="date">
            <text:p>28/10/17</text:p>
          </table:table-cell>
          <table:table-cell table:style-name="ce74" office:value-type="string" calcext:value-type="string">
            <text:p>Tube PVC (VMC salle de musique)</text:p>
          </table:table-cell>
          <table:table-cell table:style-name="ce74" office:value-type="string" calcext:value-type="string">
            <text:p>Fouquet</text:p>
          </table:table-cell>
          <table:table-cell table:style-name="ce82"/>
          <table:table-cell table:style-name="ce82" office:value-type="currency" office:currency="EUR" office:value="10" calcext:value-type="currency">
            <text:p>10,00 €</text:p>
          </table:table-cell>
          <table:table-cell table:style-name="ce82" table:formula="of:=[.E291]" office:value-type="currency" office:currency="EUR" office:value="10" calcext:value-type="currency">
            <text:p>10,0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10-31" calcext:value-type="date">
            <text:p>31/10/17</text:p>
          </table:table-cell>
          <table:table-cell table:style-name="ce74" office:value-type="string" calcext:value-type="string">
            <text:p>Savon noir, électricité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18.56" calcext:value-type="currency">
            <text:p>18,56 €</text:p>
          </table:table-cell>
          <table:table-cell table:style-name="ce82" table:formula="of:=[.E292]" office:value-type="currency" office:currency="EUR" office:value="18.56" calcext:value-type="currency">
            <text:p>18,56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11-01" calcext:value-type="date">
            <text:p>01/11/17</text:p>
          </table:table-cell>
          <table:table-cell table:style-name="ce74" office:value-type="string" calcext:value-type="string">
            <text:p>Scotch d’étanchéité Tescon</text:p>
          </table:table-cell>
          <table:table-cell table:style-name="ce74" office:value-type="string" calcext:value-type="string">
            <text:p>Kenzai</text:p>
          </table:table-cell>
          <table:table-cell table:style-name="ce82"/>
          <table:table-cell table:style-name="ce82" office:value-type="currency" office:currency="EUR" office:value="113.05" calcext:value-type="currency">
            <text:p>113,05 €</text:p>
          </table:table-cell>
          <table:table-cell table:style-name="ce82"/>
          <table:table-cell table:style-name="ce82" table:formula="of:=[.E293]" office:value-type="currency" office:currency="EUR" office:value="113.05" calcext:value-type="currency">
            <text:p>113,05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11-18" calcext:value-type="date">
            <text:p>18/11/17</text:p>
          </table:table-cell>
          <table:table-cell table:style-name="ce74" office:value-type="string" calcext:value-type="string">
            <text:p>Lambourdes (faux plafond)</text:p>
          </table:table-cell>
          <table:table-cell table:style-name="ce74" office:value-type="string" calcext:value-type="string">
            <text:p>Scierie de Nuillé</text:p>
          </table:table-cell>
          <table:table-cell table:style-name="ce82"/>
          <table:table-cell table:style-name="ce82" office:value-type="currency" office:currency="EUR" office:value="363" calcext:value-type="currency">
            <text:p>363,00 €</text:p>
          </table:table-cell>
          <table:table-cell table:style-name="ce82" table:formula="of:=[.E294]" office:value-type="currency" office:currency="EUR" office:value="363" calcext:value-type="currency">
            <text:p>363,0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7-11-22" calcext:value-type="date">
            <text:p>22/11/17</text:p>
          </table:table-cell>
          <table:table-cell table:style-name="ce74" office:value-type="string" calcext:value-type="string">
            <text:p>Plomberie</text:p>
          </table:table-cell>
          <table:table-cell table:style-name="ce74" office:value-type="string" calcext:value-type="string">
            <text:p>PUM Plastiques</text:p>
          </table:table-cell>
          <table:table-cell table:style-name="ce82"/>
          <table:table-cell table:style-name="ce82" office:value-type="currency" office:currency="EUR" office:value="27.31" calcext:value-type="currency">
            <text:p>27,31 €</text:p>
          </table:table-cell>
          <table:table-cell table:style-name="ce82"/>
          <table:table-cell table:style-name="ce82" table:formula="of:=[.E295]" office:value-type="currency" office:currency="EUR" office:value="27.31" calcext:value-type="currency">
            <text:p>27,31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11-29" calcext:value-type="date">
            <text:p>29/11/17</text:p>
          </table:table-cell>
          <table:table-cell table:style-name="ce74" office:value-type="string" calcext:value-type="string">
            <text:p>Chauffe-eau, panneaux solaires</text:p>
          </table:table-cell>
          <table:table-cell table:style-name="ce74" office:value-type="string" calcext:value-type="string">
            <text:p>Héliofrance</text:p>
          </table:table-cell>
          <table:table-cell table:style-name="ce82"/>
          <table:table-cell table:style-name="ce82" office:value-type="currency" office:currency="EUR" office:value="3737" calcext:value-type="currency">
            <text:p>3 737,00 €</text:p>
          </table:table-cell>
          <table:table-cell table:style-name="ce82"/>
          <table:table-cell table:style-name="ce82" table:formula="of:=[.E296]" office:value-type="currency" office:currency="EUR" office:value="3737" calcext:value-type="currency">
            <text:p>3 737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12-22" calcext:value-type="date">
            <text:p>22/12/17</text:p>
          </table:table-cell>
          <table:table-cell table:style-name="ce74" office:value-type="string" calcext:value-type="string">
            <text:p>Plomberie</text:p>
          </table:table-cell>
          <table:table-cell table:style-name="ce74" office:value-type="string" calcext:value-type="string">
            <text:p>PUM Plastiques</text:p>
          </table:table-cell>
          <table:table-cell table:style-name="ce82"/>
          <table:table-cell table:style-name="ce82" office:value-type="currency" office:currency="EUR" office:value="64.24" calcext:value-type="currency">
            <text:p>64,24 €</text:p>
          </table:table-cell>
          <table:table-cell table:style-name="ce82"/>
          <table:table-cell table:style-name="ce82" table:formula="of:=[.E297]" office:value-type="currency" office:currency="EUR" office:value="64.24" calcext:value-type="currency">
            <text:p>64,24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12-22" calcext:value-type="date">
            <text:p>22/12/17</text:p>
          </table:table-cell>
          <table:table-cell table:style-name="ce74" office:value-type="string" calcext:value-type="string">
            <text:p>Plomberie</text:p>
          </table:table-cell>
          <table:table-cell table:style-name="ce74" office:value-type="string" calcext:value-type="string">
            <text:p>PUM Plastiques</text:p>
          </table:table-cell>
          <table:table-cell table:style-name="ce82"/>
          <table:table-cell table:style-name="ce82" office:value-type="currency" office:currency="EUR" office:value="46.86" calcext:value-type="currency">
            <text:p>46,86 €</text:p>
          </table:table-cell>
          <table:table-cell table:style-name="ce82"/>
          <table:table-cell table:style-name="ce82" table:formula="of:=[.E298]" office:value-type="currency" office:currency="EUR" office:value="46.86" calcext:value-type="currency">
            <text:p>46,86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12-28" calcext:value-type="date">
            <text:p>28/12/17</text:p>
          </table:table-cell>
          <table:table-cell table:style-name="ce74" office:value-type="string" calcext:value-type="string">
            <text:p>Vis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office:value-type="currency" office:currency="EUR" office:value="100.97" calcext:value-type="currency">
            <text:p>100,97 €</text:p>
          </table:table-cell>
          <table:table-cell table:style-name="ce82"/>
          <table:table-cell table:style-name="ce82" table:formula="of:=[.E299]" office:value-type="currency" office:currency="EUR" office:value="100.97" calcext:value-type="currency">
            <text:p>100,97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7-12-28" calcext:value-type="date">
            <text:p>28/12/17</text:p>
          </table:table-cell>
          <table:table-cell table:style-name="ce74" office:value-type="string" calcext:value-type="string">
            <text:p>Rbt vis (erreur prix)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office:value-type="currency" office:currency="EUR" office:value="-40.5" calcext:value-type="currency">
            <text:p>-40,50 €</text:p>
          </table:table-cell>
          <table:table-cell table:style-name="ce82" table:formula="of:=[.E300]" office:value-type="currency" office:currency="EUR" office:value="-40.5" calcext:value-type="currency">
            <text:p>-40,5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1-25" calcext:value-type="date">
            <text:p>25/01/18</text:p>
          </table:table-cell>
          <table:table-cell table:style-name="ce74" office:value-type="string" calcext:value-type="string">
            <text:p>Participation à l’assainissement collectif</text:p>
          </table:table-cell>
          <table:table-cell table:style-name="ce74" office:value-type="string" calcext:value-type="string">
            <text:p>Trésor public</text:p>
          </table:table-cell>
          <table:table-cell table:style-name="ce82"/>
          <table:table-cell table:style-name="ce82" office:value-type="currency" office:currency="EUR" office:value="2700" calcext:value-type="currency">
            <text:p>2 700,00 €</text:p>
          </table:table-cell>
          <table:table-cell table:style-name="ce82"/>
          <table:table-cell table:style-name="ce82" table:formula="of:=[.E301]" office:value-type="currency" office:currency="EUR" office:value="2700" calcext:value-type="currency">
            <text:p>2 700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2-24" calcext:value-type="date">
            <text:p>24/02/18</text:p>
          </table:table-cell>
          <table:table-cell table:style-name="ce74" office:value-type="string" calcext:value-type="string">
            <text:p>Scie cloche, thermomètre, scotch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79.1" calcext:value-type="currency">
            <text:p>79,10 €</text:p>
          </table:table-cell>
          <table:table-cell table:style-name="ce82" table:formula="of:=[.E302]" office:value-type="currency" office:currency="EUR" office:value="79.1" calcext:value-type="currency">
            <text:p>79,1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2-26" calcext:value-type="date">
            <text:p>26/02/18</text:p>
          </table:table-cell>
          <table:table-cell table:style-name="ce74" office:value-type="string" calcext:value-type="string">
            <text:p>Vis</text:p>
          </table:table-cell>
          <table:table-cell table:style-name="ce74" office:value-type="string" calcext:value-type="string">
            <text:p>Bricomarché</text:p>
          </table:table-cell>
          <table:table-cell table:style-name="ce82"/>
          <table:table-cell table:style-name="ce82" office:value-type="currency" office:currency="EUR" office:value="12.15" calcext:value-type="currency">
            <text:p>12,15 €</text:p>
          </table:table-cell>
          <table:table-cell table:style-name="ce82" table:formula="of:=[.E303]" office:value-type="currency" office:currency="EUR" office:value="12.15" calcext:value-type="currency">
            <text:p>12,15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2-26" calcext:value-type="date">
            <text:p>26/02/18</text:p>
          </table:table-cell>
          <table:table-cell table:style-name="ce74" office:value-type="string" calcext:value-type="string">
            <text:p>Scotch Tescon 3 rouleaux</text:p>
          </table:table-cell>
          <table:table-cell table:style-name="ce74" office:value-type="string" calcext:value-type="string">
            <text:p>Kenzai</text:p>
          </table:table-cell>
          <table:table-cell table:style-name="ce82"/>
          <table:table-cell table:style-name="ce82" office:value-type="currency" office:currency="EUR" office:value="81.59" calcext:value-type="currency">
            <text:p>81,59 €</text:p>
          </table:table-cell>
          <table:table-cell table:style-name="ce82"/>
          <table:table-cell table:style-name="ce82" table:formula="of:=[.E304]" office:value-type="currency" office:currency="EUR" office:value="81.59" calcext:value-type="currency">
            <text:p>81,59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3-05" calcext:value-type="date">
            <text:p>05/03/18</text:p>
          </table:table-cell>
          <table:table-cell table:style-name="ce74" office:value-type="string" calcext:value-type="string">
            <text:p>PER multicouche, bonde, coudes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94.5" calcext:value-type="currency">
            <text:p>94,50 €</text:p>
          </table:table-cell>
          <table:table-cell table:style-name="ce82"/>
          <table:table-cell table:style-name="ce82" table:formula="of:=[.E305]" office:value-type="currency" office:currency="EUR" office:value="94.5" calcext:value-type="currency">
            <text:p>94,5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3-05" calcext:value-type="date">
            <text:p>05/03/18</text:p>
          </table:table-cell>
          <table:table-cell table:style-name="ce74" office:value-type="string" calcext:value-type="string">
            <text:p>Feuille de zinc 2mx1m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47.11" calcext:value-type="currency">
            <text:p>47,11 €</text:p>
          </table:table-cell>
          <table:table-cell table:style-name="ce82"/>
          <table:table-cell table:style-name="ce82" table:formula="of:=[.E306]" office:value-type="currency" office:currency="EUR" office:value="47.11" calcext:value-type="currency">
            <text:p>47,11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3-09" calcext:value-type="date">
            <text:p>09/03/18</text:p>
          </table:table-cell>
          <table:table-cell table:style-name="ce74" office:value-type="string" calcext:value-type="string">
            <text:p>Plomberie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77.98" calcext:value-type="currency">
            <text:p>77,98 €</text:p>
          </table:table-cell>
          <table:table-cell table:style-name="ce82"/>
          <table:table-cell table:style-name="ce82" table:formula="of:=[.E307]" office:value-type="currency" office:currency="EUR" office:value="77.98" calcext:value-type="currency">
            <text:p>77,98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3-10" calcext:value-type="date">
            <text:p>10/03/18</text:p>
          </table:table-cell>
          <table:table-cell table:style-name="ce74" office:value-type="string" calcext:value-type="string">
            <text:p>Prise, rallonge chauffe-eau</text:p>
          </table:table-cell>
          <table:table-cell table:style-name="ce74" office:value-type="string" calcext:value-type="string">
            <text:p>Pôle vert</text:p>
          </table:table-cell>
          <table:table-cell table:style-name="ce82"/>
          <table:table-cell table:style-name="ce82" office:value-type="currency" office:currency="EUR" office:value="13.6" calcext:value-type="currency">
            <text:p>13,60 €</text:p>
          </table:table-cell>
          <table:table-cell table:style-name="ce82"/>
          <table:table-cell table:style-name="ce82" table:formula="of:=[.E308]" office:value-type="currency" office:currency="EUR" office:value="13.6" calcext:value-type="currency">
            <text:p>13,6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2-26" calcext:value-type="date">
            <text:p>26/02/18</text:p>
          </table:table-cell>
          <table:table-cell table:style-name="ce74" office:value-type="string" calcext:value-type="string">
            <text:p>Fin VMC (acompte)</text:p>
          </table:table-cell>
          <table:table-cell table:style-name="ce74" office:value-type="string" calcext:value-type="string">
            <text:p>Hapco</text:p>
          </table:table-cell>
          <table:table-cell table:style-name="ce82"/>
          <table:table-cell table:style-name="ce82" office:value-type="currency" office:currency="EUR" office:value="209" calcext:value-type="currency">
            <text:p>209,00 €</text:p>
          </table:table-cell>
          <table:table-cell table:style-name="ce82"/>
          <table:table-cell table:style-name="ce82" table:formula="of:=[.E309]" office:value-type="currency" office:currency="EUR" office:value="209" calcext:value-type="currency">
            <text:p>209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3-16" calcext:value-type="date">
            <text:p>16/03/18</text:p>
          </table:table-cell>
          <table:table-cell table:style-name="ce74" office:value-type="string" calcext:value-type="string">
            <text:p>Fin VMC</text:p>
          </table:table-cell>
          <table:table-cell table:style-name="ce74" office:value-type="string" calcext:value-type="string">
            <text:p>Hapco</text:p>
          </table:table-cell>
          <table:table-cell table:style-name="ce82"/>
          <table:table-cell table:style-name="ce82" office:value-type="currency" office:currency="EUR" office:value="89.96" calcext:value-type="currency">
            <text:p>89,96 €</text:p>
          </table:table-cell>
          <table:table-cell table:style-name="ce82"/>
          <table:table-cell table:style-name="ce82" table:formula="of:=[.E310]" office:value-type="currency" office:currency="EUR" office:value="89.96" calcext:value-type="currency">
            <text:p>89,96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4-26" calcext:value-type="date">
            <text:p>26/04/18</text:p>
          </table:table-cell>
          <table:table-cell table:style-name="ce74" office:value-type="string" calcext:value-type="string">
            <text:p>Matériel enduits extérieurs (gants, truelles…)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49.96" calcext:value-type="currency">
            <text:p>49,96 €</text:p>
          </table:table-cell>
          <table:table-cell table:style-name="ce82" table:formula="of:=[.E311]" office:value-type="currency" office:currency="EUR" office:value="49.96" calcext:value-type="currency">
            <text:p>49,96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4-26" calcext:value-type="date">
            <text:p>26/04/18</text:p>
          </table:table-cell>
          <table:table-cell table:style-name="ce74" office:value-type="string" calcext:value-type="string">
            <text:p>Enduits extérieurs (main d’oeuvre) acompte 80 %</text:p>
          </table:table-cell>
          <table:table-cell table:style-name="ce74" office:value-type="string" calcext:value-type="string">
            <text:p>S.Ruel</text:p>
          </table:table-cell>
          <table:table-cell table:style-name="ce82"/>
          <table:table-cell table:style-name="ce90" office:value-type="currency" office:currency="EUR" office:value="1248" calcext:value-type="currency">
            <text:p>1 248,00 €</text:p>
          </table:table-cell>
          <table:table-cell table:style-name="ce82"/>
          <table:table-cell table:style-name="ce82" table:formula="of:=[.E312]" office:value-type="currency" office:currency="EUR" office:value="1248" calcext:value-type="currency">
            <text:p>1 248,0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4-26" calcext:value-type="date">
            <text:p>26/04/18</text:p>
          </table:table-cell>
          <table:table-cell table:style-name="ce74" office:value-type="string" calcext:value-type="string">
            <text:p>Poêle (Contura 810)</text:p>
          </table:table-cell>
          <table:table-cell table:style-name="ce74" office:value-type="string" calcext:value-type="string">
            <text:p>Aasgard</text:p>
          </table:table-cell>
          <table:table-cell table:style-name="ce82"/>
          <table:table-cell table:style-name="ce82" office:value-type="currency" office:currency="EUR" office:value="2092.91" calcext:value-type="currency">
            <text:p>2 092,91 €</text:p>
          </table:table-cell>
          <table:table-cell table:style-name="ce82"/>
          <table:table-cell table:style-name="ce82" table:formula="of:=[.E313]" office:value-type="currency" office:currency="EUR" office:value="2092.91" calcext:value-type="currency">
            <text:p>2 092,91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4-27" calcext:value-type="date">
            <text:p>27/04/18</text:p>
          </table:table-cell>
          <table:table-cell table:style-name="ce74" office:value-type="string" calcext:value-type="string">
            <text:p>Tubage poêle (facture n°207793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1465.2" calcext:value-type="currency">
            <text:p>1 465,20 €</text:p>
          </table:table-cell>
          <table:table-cell table:style-name="ce82"/>
          <table:table-cell table:style-name="ce82" table:formula="of:=[.E314]" office:value-type="currency" office:currency="EUR" office:value="1465.2" calcext:value-type="currency">
            <text:p>1 465,2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4-27" calcext:value-type="date">
            <text:p>27/04/18</text:p>
          </table:table-cell>
          <table:table-cell table:style-name="ce74" office:value-type="string" calcext:value-type="string">
            <text:p>Platoirs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31.32" calcext:value-type="currency">
            <text:p>31,32 €</text:p>
          </table:table-cell>
          <table:table-cell table:style-name="ce82" table:formula="of:=[.E315]" office:value-type="currency" office:currency="EUR" office:value="31.32" calcext:value-type="currency">
            <text:p>31,32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4-27" calcext:value-type="date">
            <text:p>27/04/18</text:p>
          </table:table-cell>
          <table:table-cell table:style-name="ce74" office:value-type="string" calcext:value-type="string">
            <text:p>Chaux CL90 (11 sacs de 20 kg) : 132,66 €, taloche : 11,69 €</text:p>
          </table:table-cell>
          <table:table-cell table:style-name="ce74" office:value-type="string" calcext:value-type="string">
            <text:p>Point.P</text:p>
          </table:table-cell>
          <table:table-cell table:style-name="ce82"/>
          <table:table-cell table:style-name="ce82" office:value-type="currency" office:currency="EUR" office:value="144.35" calcext:value-type="currency">
            <text:p>144,35 €</text:p>
          </table:table-cell>
          <table:table-cell table:style-name="ce82"/>
          <table:table-cell table:style-name="ce82" table:formula="of:=[.E316]" office:value-type="currency" office:currency="EUR" office:value="144.35" calcext:value-type="currency">
            <text:p>144,35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4-27" calcext:value-type="date">
            <text:p>27/04/18</text:p>
          </table:table-cell>
          <table:table-cell table:style-name="ce74" office:value-type="string" calcext:value-type="string">
            <text:p>Matériel toiture végétale carport</text:p>
          </table:table-cell>
          <table:table-cell table:style-name="ce74" office:value-type="string" calcext:value-type="string">
            <text:p>Matériaux naturels</text:p>
          </table:table-cell>
          <table:table-cell table:style-name="ce82"/>
          <table:table-cell table:style-name="ce90" office:value-type="currency" office:currency="EUR" office:value="1229.52" calcext:value-type="currency">
            <text:p>1 229,52 €</text:p>
          </table:table-cell>
          <table:table-cell table:style-name="ce82"/>
          <table:table-cell table:style-name="ce82" table:formula="of:=[.E317]" office:value-type="currency" office:currency="EUR" office:value="1229.52" calcext:value-type="currency">
            <text:p>1 229,52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4-27" calcext:value-type="date">
            <text:p>27/04/18</text:p>
          </table:table-cell>
          <table:table-cell table:style-name="ce74" office:value-type="string" calcext:value-type="string">
            <text:p>Sable lavé 0/4 (enduits extérieurs)</text:p>
          </table:table-cell>
          <table:table-cell table:style-name="ce74" office:value-type="string" calcext:value-type="string">
            <text:p>Pigeon Granulats</text:p>
          </table:table-cell>
          <table:table-cell table:style-name="ce82"/>
          <table:table-cell table:style-name="ce82" office:value-type="currency" office:currency="EUR" office:value="19.01" calcext:value-type="currency">
            <text:p>19,01 €</text:p>
          </table:table-cell>
          <table:table-cell table:style-name="ce82" table:formula="of:=[.E318]" office:value-type="currency" office:currency="EUR" office:value="19.01" calcext:value-type="currency">
            <text:p>19,01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5-03" calcext:value-type="date">
            <text:p>03/05/18</text:p>
          </table:table-cell>
          <table:table-cell table:style-name="ce74" office:value-type="string" calcext:value-type="string">
            <text:p>Bouches VMC</text:p>
          </table:table-cell>
          <table:table-cell table:style-name="ce74" office:value-type="string" calcext:value-type="string">
            <text:p>Hapco</text:p>
          </table:table-cell>
          <table:table-cell table:style-name="ce82"/>
          <table:table-cell table:style-name="ce82" office:value-type="currency" office:currency="EUR" office:value="328.86" calcext:value-type="currency">
            <text:p>328,86 €</text:p>
          </table:table-cell>
          <table:table-cell table:style-name="ce82"/>
          <table:table-cell table:style-name="ce82" table:formula="of:=[.E319]" office:value-type="currency" office:currency="EUR" office:value="328.86" calcext:value-type="currency">
            <text:p>328,86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style-name="ce48"/>
          <table:table-cell table:number-columns-repeated="4"/>
        </table:table-row>
        <table:table-row table:style-name="ro1">
          <table:table-cell table:style-name="ce72" office:value-type="date" office:date-value="2018-05-03" calcext:value-type="date">
            <text:p>03/05/18</text:p>
          </table:table-cell>
          <table:table-cell table:style-name="ce74" office:value-type="string" calcext:value-type="string">
            <text:p>Reprise VMC</text:p>
          </table:table-cell>
          <table:table-cell table:style-name="ce74" office:value-type="string" calcext:value-type="string">
            <text:p>Hapco</text:p>
          </table:table-cell>
          <table:table-cell table:style-name="ce82"/>
          <table:table-cell table:style-name="ce82" office:value-type="currency" office:currency="EUR" office:value="-264.34" calcext:value-type="currency">
            <text:p>-264,34 €</text:p>
          </table:table-cell>
          <table:table-cell table:style-name="ce82" table:formula="of:=[.E320]" office:value-type="currency" office:currency="EUR" office:value="-264.34" calcext:value-type="currency">
            <text:p>-264,34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5-05" calcext:value-type="date">
            <text:p>05/05/18</text:p>
          </table:table-cell>
          <table:table-cell table:style-name="ce74" office:value-type="string" calcext:value-type="string">
            <text:p>Ouate de cellulose (7 de 14 kg) : isolation maison (faux-plafond, sol)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table:formula="of:=7*14.5" office:value-type="currency" office:currency="EUR" office:value="101.5" calcext:value-type="currency">
            <text:p>101,50 €</text:p>
          </table:table-cell>
          <table:table-cell table:style-name="ce82"/>
          <table:table-cell table:style-name="ce82" table:formula="of:=[.E321]" office:value-type="currency" office:currency="EUR" office:value="101.5" calcext:value-type="currency">
            <text:p>101,5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5-05" calcext:value-type="date">
            <text:p>05/05/18</text:p>
          </table:table-cell>
          <table:table-cell table:style-name="ce74" office:value-type="string" calcext:value-type="string">
            <text:p>Huile de lin 1L (plafond), pinceau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20.45" calcext:value-type="currency">
            <text:p>20,45 €</text:p>
          </table:table-cell>
          <table:table-cell table:style-name="ce82" table:formula="of:=[.E322]" office:value-type="currency" office:currency="EUR" office:value="20.45" calcext:value-type="currency">
            <text:p>20,45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5-14" calcext:value-type="date">
            <text:p>14/05/18</text:p>
          </table:table-cell>
          <table:table-cell table:style-name="ce74" office:value-type="string" calcext:value-type="string">
            <text:p>Huile de lin 5L (plafond), pinceau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25.95" calcext:value-type="currency">
            <text:p>25,95 €</text:p>
          </table:table-cell>
          <table:table-cell table:style-name="ce82"/>
          <table:table-cell table:style-name="ce82" table:formula="of:=[.E323]" office:value-type="currency" office:currency="EUR" office:value="25.95" calcext:value-type="currency">
            <text:p>25,95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/>
          <table:table-cell table:style-name="ce74" table:number-columns-repeated="2"/>
          <table:table-cell table:style-name="ce82" table:number-columns-repeated="4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7-13" calcext:value-type="date">
            <text:p>13/07/18</text:p>
          </table:table-cell>
          <table:table-cell table:style-name="ce74" office:value-type="string" calcext:value-type="string">
            <text:p>Filtres VMC</text:p>
          </table:table-cell>
          <table:table-cell table:style-name="ce74" office:value-type="string" calcext:value-type="string">
            <text:p>Hapco</text:p>
          </table:table-cell>
          <table:table-cell table:style-name="ce82"/>
          <table:table-cell table:style-name="ce82" office:value-type="currency" office:currency="EUR" office:value="210.42" calcext:value-type="currency">
            <text:p>210,42 €</text:p>
          </table:table-cell>
          <table:table-cell table:style-name="ce82"/>
          <table:table-cell table:style-name="ce82" table:formula="of:=[.E325]" office:value-type="currency" office:currency="EUR" office:value="210.42" calcext:value-type="currency">
            <text:p>210,42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7-13" calcext:value-type="date">
            <text:p>13/07/18</text:p>
          </table:table-cell>
          <table:table-cell table:style-name="ce74" office:value-type="string" calcext:value-type="string">
            <text:p>Vis, pointes</text:p>
          </table:table-cell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office:value-type="currency" office:currency="EUR" office:value="89.45" calcext:value-type="currency">
            <text:p>89,45 €</text:p>
          </table:table-cell>
          <table:table-cell table:style-name="ce82"/>
          <table:table-cell table:style-name="ce82" table:formula="of:=[.E326]" office:value-type="currency" office:currency="EUR" office:value="89.45" calcext:value-type="currency">
            <text:p>89,45 €</text:p>
          </table:table-cell>
          <table:table-cell table:style-name="ce100" office:value-type="string" calcext:value-type="string">
            <text:p>ok</text:p>
          </table:table-cell>
          <table:table-cell table:style-name="ce109" office:value-type="string" calcext:value-type="string">
            <text:p>16/08/2018 (2)</text:p>
          </table:table-cell>
          <table:table-cell table:style-name="ce105"/>
          <table:table-cell table:number-columns-repeated="5"/>
        </table:table-row>
        <table:table-row table:style-name="ro1">
          <table:table-cell table:style-name="ce72" office:value-type="date" office:date-value="2018-07-16" calcext:value-type="date">
            <text:p>16/07/18</text:p>
          </table:table-cell>
          <table:table-cell table:style-name="ce74"/>
          <table:table-cell table:style-name="ce74" office:value-type="string" calcext:value-type="string">
            <text:p>Foussier</text:p>
          </table:table-cell>
          <table:table-cell table:style-name="ce82"/>
          <table:table-cell table:style-name="ce82" office:value-type="currency" office:currency="EUR" office:value="168.72" calcext:value-type="currency">
            <text:p>168,72 €</text:p>
          </table:table-cell>
          <table:table-cell table:style-name="ce82" table:formula="of:=[.E327]" office:value-type="currency" office:currency="EUR" office:value="168.72" calcext:value-type="currency">
            <text:p>168,72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7-21" calcext:value-type="date">
            <text:p>21/07/18</text:p>
          </table:table-cell>
          <table:table-cell table:style-name="ce74" office:value-type="string" calcext:value-type="string">
            <text:p>Ouate de cellulose (… de )</text:p>
          </table:table-cell>
          <table:table-cell table:style-name="ce74" office:value-type="string" calcext:value-type="string">
            <text:p>Bricoman (rbst JY)</text:p>
          </table:table-cell>
          <table:table-cell table:style-name="ce82"/>
          <table:table-cell table:style-name="ce82" office:value-type="currency" office:currency="EUR" office:value="180" calcext:value-type="currency">
            <text:p>180,00 €</text:p>
          </table:table-cell>
          <table:table-cell table:style-name="ce82" table:formula="of:=[.E328]" office:value-type="currency" office:currency="EUR" office:value="180" calcext:value-type="currency">
            <text:p>180,00 €</text:p>
          </table:table-cell>
          <table:table-cell table:style-name="ce82"/>
          <table:table-cell table:style-name="ce100" table:number-columns-repeated="2"/>
          <table:table-cell table:style-name="ce239" office:value-type="string" calcext:value-type="string">
            <text:p>Vérifier que ça n’a pas été débloqué</text:p>
          </table:table-cell>
          <table:table-cell table:number-columns-repeated="5"/>
        </table:table-row>
        <table:table-row table:style-name="ro1">
          <table:table-cell table:style-name="ce72" office:value-type="date" office:date-value="2018-07-23" calcext:value-type="date">
            <text:p>23/07/18</text:p>
          </table:table-cell>
          <table:table-cell table:style-name="ce74" office:value-type="string" calcext:value-type="string">
            <text:p>Remboursement charges Benjamin Duffau</text:p>
          </table:table-cell>
          <table:table-cell table:style-name="ce74" office:value-type="string" calcext:value-type="string">
            <text:p>CESU</text:p>
          </table:table-cell>
          <table:table-cell table:style-name="ce82"/>
          <table:table-cell table:style-name="ce82" office:value-type="currency" office:currency="EUR" office:value="-1769" calcext:value-type="currency">
            <text:p>-1 769,00 €</text:p>
          </table:table-cell>
          <table:table-cell table:style-name="ce82" table:formula="of:=[.E329]" office:value-type="currency" office:currency="EUR" office:value="-1769" calcext:value-type="currency">
            <text:p>-1 769,0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7-26" calcext:value-type="date">
            <text:p>26/07/18</text:p>
          </table:table-cell>
          <table:table-cell table:style-name="ce74" office:value-type="string" calcext:value-type="string">
            <text:p>Outil multifonction, etc (facture n°079935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133.66" calcext:value-type="currency">
            <text:p>133,66 €</text:p>
          </table:table-cell>
          <table:table-cell table:style-name="ce82"/>
          <table:table-cell table:style-name="ce82" table:formula="of:=[.E330]" office:value-type="currency" office:currency="EUR" office:value="133.66" calcext:value-type="currency">
            <text:p>133,66 €</text:p>
          </table:table-cell>
          <table:table-cell table:style-name="ce100" office:value-type="string" calcext:value-type="string">
            <text:p>ok</text:p>
          </table:table-cell>
          <table:table-cell table:style-name="ce109" office:value-type="string" calcext:value-type="string">
            <text:p>16/08/2018 (2)</text:p>
          </table:table-cell>
          <table:table-cell table:style-name="ce100"/>
          <table:table-cell table:number-columns-repeated="5"/>
        </table:table-row>
        <table:table-row table:style-name="ro1">
          <table:table-cell table:style-name="ce72" office:value-type="date" office:date-value="2018-08-27" calcext:value-type="date">
            <text:p>27/08/18</text:p>
          </table:table-cell>
          <table:table-cell table:style-name="ce74" office:value-type="string" calcext:value-type="string">
            <text:p>Reprise éléments du tubage de poêle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-98.1" calcext:value-type="currency">
            <text:p>-98,10 €</text:p>
          </table:table-cell>
          <table:table-cell table:style-name="ce82" table:formula="of:=[.E331]" office:value-type="currency" office:currency="EUR" office:value="-98.1" calcext:value-type="currency">
            <text:p>-98,1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8-27" calcext:value-type="date">
            <text:p>27/08/18</text:p>
          </table:table-cell>
          <table:table-cell table:style-name="ce74" office:value-type="string" calcext:value-type="string">
            <text:p>Reprise éléments du tubage de poêle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-147.6" calcext:value-type="currency">
            <text:p>-147,60 €</text:p>
          </table:table-cell>
          <table:table-cell table:style-name="ce82" table:formula="of:=[.E332]" office:value-type="currency" office:currency="EUR" office:value="-147.6" calcext:value-type="currency">
            <text:p>-147,6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8-27" calcext:value-type="date">
            <text:p>27/08/18</text:p>
          </table:table-cell>
          <table:table-cell table:style-name="ce74" office:value-type="string" calcext:value-type="string">
            <text:p>Reprise éléments du tubage de poêle (erreur de caisse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27" calcext:value-type="currency">
            <text:p>27,00 €</text:p>
          </table:table-cell>
          <table:table-cell table:style-name="ce82" table:formula="of:=[.E333]" office:value-type="currency" office:currency="EUR" office:value="27" calcext:value-type="currency">
            <text:p>27,0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8-27" calcext:value-type="date">
            <text:p>27/08/18</text:p>
          </table:table-cell>
          <table:table-cell table:style-name="ce74" office:value-type="string" calcext:value-type="string">
            <text:p>Tubage poêle (facture n°153905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313.2" calcext:value-type="currency">
            <text:p>313,20 €</text:p>
          </table:table-cell>
          <table:table-cell table:style-name="ce82"/>
          <table:table-cell table:style-name="ce82" table:formula="of:=[.E334]" office:value-type="currency" office:currency="EUR" office:value="313.2" calcext:value-type="currency">
            <text:p>313,20 €</text:p>
          </table:table-cell>
          <table:table-cell table:style-name="ce100" office:value-type="string" calcext:value-type="string">
            <text:p>ok</text:p>
          </table:table-cell>
          <table:table-cell table:style-name="ce109" office:value-type="string" calcext:value-type="string">
            <text:p>16/08/2018 (2)</text:p>
          </table:table-cell>
          <table:table-cell table:style-name="ce100"/>
          <table:table-cell table:number-columns-repeated="5"/>
        </table:table-row>
        <table:table-row table:style-name="ro1">
          <table:table-cell table:style-name="ce72" office:value-type="date" office:date-value="2018-07-30" calcext:value-type="date">
            <text:p>30/07/18</text:p>
          </table:table-cell>
          <table:table-cell table:style-name="ce74" office:value-type="string" calcext:value-type="string">
            <text:p>Enduits extérieurs (main d’oeuvre) solde 20 %</text:p>
          </table:table-cell>
          <table:table-cell table:style-name="ce74" office:value-type="string" calcext:value-type="string">
            <text:p>S.Ruel</text:p>
          </table:table-cell>
          <table:table-cell table:style-name="ce82"/>
          <table:table-cell table:style-name="ce82" table:formula="of:=1248/0.8*0.2" office:value-type="currency" office:currency="EUR" office:value="312" calcext:value-type="currency">
            <text:p>312,00 €</text:p>
          </table:table-cell>
          <table:table-cell table:style-name="ce82"/>
          <table:table-cell table:style-name="ce82" table:formula="of:=[.E335]" office:value-type="currency" office:currency="EUR" office:value="312" calcext:value-type="currency">
            <text:p>312,00 €</text:p>
          </table:table-cell>
          <table:table-cell table:style-name="ce100" office:value-type="string" calcext:value-type="string">
            <text:p>ok</text:p>
          </table:table-cell>
          <table:table-cell table:style-name="ce109" office:value-type="string" calcext:value-type="string">
            <text:p>16/08/2018 (1)</text:p>
          </table:table-cell>
          <table:table-cell table:style-name="ce100"/>
          <table:table-cell table:number-columns-repeated="5"/>
        </table:table-row>
        <table:table-row table:style-name="ro1">
          <table:table-cell table:style-name="ce72" office:value-type="date" office:date-value="2018-08-01" calcext:value-type="date">
            <text:p>01/08/18</text:p>
          </table:table-cell>
          <table:table-cell table:style-name="ce74" office:value-type="string" calcext:value-type="string">
            <text:p>Ouate de cellulose (13 de 14 kg)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188.5" calcext:value-type="currency">
            <text:p>188,50 €</text:p>
          </table:table-cell>
          <table:table-cell table:style-name="ce82"/>
          <table:table-cell table:style-name="ce82" table:formula="of:=[.E336]" office:value-type="currency" office:currency="EUR" office:value="188.5" calcext:value-type="currency">
            <text:p>188,50 €</text:p>
          </table:table-cell>
          <table:table-cell table:style-name="ce100" office:value-type="string" calcext:value-type="string">
            <text:p>ok</text:p>
          </table:table-cell>
          <table:table-cell table:style-name="ce109" office:value-type="string" calcext:value-type="string">
            <text:p>16/08/2018 (2)</text:p>
          </table:table-cell>
          <table:table-cell table:style-name="ce100"/>
          <table:table-cell table:number-columns-repeated="5"/>
        </table:table-row>
        <table:table-row table:style-name="ro1">
          <table:table-cell table:style-name="ce72" office:value-type="date" office:date-value="2018-08-01" calcext:value-type="date">
            <text:p>01/08/18</text:p>
          </table:table-cell>
          <table:table-cell table:style-name="ce74" office:value-type="string" calcext:value-type="string">
            <text:p>Ouate de cellulose (12 de 14 kg)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174" calcext:value-type="currency">
            <text:p>174,00 €</text:p>
          </table:table-cell>
          <table:table-cell table:style-name="ce82"/>
          <table:table-cell table:style-name="ce82" table:formula="of:=[.E337]" office:value-type="currency" office:currency="EUR" office:value="174" calcext:value-type="currency">
            <text:p>174,00 €</text:p>
          </table:table-cell>
          <table:table-cell table:style-name="ce100" office:value-type="string" calcext:value-type="string">
            <text:p>ok</text:p>
          </table:table-cell>
          <table:table-cell table:style-name="ce109" office:value-type="string" calcext:value-type="string">
            <text:p>16/08/2018 (2)</text:p>
          </table:table-cell>
          <table:table-cell table:style-name="ce100"/>
          <table:table-cell table:number-columns-repeated="5"/>
        </table:table-row>
        <table:table-row table:style-name="ro1">
          <table:table-cell table:style-name="ce72" office:value-type="date" office:date-value="2018-08-02" calcext:value-type="date">
            <text:p>02/08/18</text:p>
          </table:table-cell>
          <table:table-cell table:style-name="ce74" office:value-type="string" calcext:value-type="string">
            <text:p>Blanc de Meudon (pour Blandine), mastic poêle (facture n°046021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33.6" calcext:value-type="currency">
            <text:p>33,60 €</text:p>
          </table:table-cell>
          <table:table-cell table:style-name="ce82"/>
          <table:table-cell table:style-name="ce82" table:formula="of:=[.E338]" office:value-type="currency" office:currency="EUR" office:value="33.6" calcext:value-type="currency">
            <text:p>33,60 €</text:p>
          </table:table-cell>
          <table:table-cell table:style-name="ce100" office:value-type="string" calcext:value-type="string">
            <text:p>ok</text:p>
          </table:table-cell>
          <table:table-cell table:style-name="ce109" office:value-type="string" calcext:value-type="string">
            <text:p>16/08/2018 (1)</text:p>
          </table:table-cell>
          <table:table-cell table:style-name="ce100"/>
          <table:table-cell table:number-columns-repeated="5"/>
        </table:table-row>
        <table:table-row table:style-name="ro1">
          <table:table-cell table:style-name="ce72" office:value-type="date" office:date-value="2018-08-14" calcext:value-type="date">
            <text:p>14/08/18</text:p>
          </table:table-cell>
          <table:table-cell table:style-name="ce74" office:value-type="string" calcext:value-type="string">
            <text:p>Reprise ouate de cellulose (9 de 14 kg)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-130.5" calcext:value-type="currency">
            <text:p>-130,50 €</text:p>
          </table:table-cell>
          <table:table-cell table:style-name="ce82" table:formula="of:=[.E339]" office:value-type="currency" office:currency="EUR" office:value="-130.5" calcext:value-type="currency">
            <text:p>-130,50 €</text:p>
          </table:table-cell>
          <table:table-cell table:style-name="ce82"/>
          <table:table-cell table:style-name="ce100"/>
          <table:table-cell table:style-name="ce109"/>
          <table:table-cell table:style-name="ce100"/>
          <table:table-cell table:number-columns-repeated="5"/>
        </table:table-row>
        <table:table-row table:style-name="ro1">
          <table:table-cell table:style-name="ce72" office:value-type="date" office:date-value="2018-08-15" calcext:value-type="date">
            <text:p>15/08/18</text:p>
          </table:table-cell>
          <table:table-cell table:style-name="ce74" office:value-type="string" calcext:value-type="string">
            <text:p>Cuivre, plomberie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144.85" calcext:value-type="currency">
            <text:p>144,85 €</text:p>
          </table:table-cell>
          <table:table-cell table:style-name="ce82" table:formula="of:=[.E340]" office:value-type="currency" office:currency="EUR" office:value="144.85" calcext:value-type="currency">
            <text:p>144,85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8-15" calcext:value-type="date">
            <text:p>15/08/18</text:p>
          </table:table-cell>
          <table:table-cell table:style-name="ce74"/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-55.25" calcext:value-type="currency">
            <text:p>-55,25 €</text:p>
          </table:table-cell>
          <table:table-cell table:style-name="ce82" table:formula="of:=[.E341]" office:value-type="currency" office:currency="EUR" office:value="-55.25" calcext:value-type="currency">
            <text:p>-55,25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8-15" calcext:value-type="date">
            <text:p>15/08/18</text:p>
          </table:table-cell>
          <table:table-cell table:style-name="ce74" office:value-type="string" calcext:value-type="string">
            <text:p>Forêt, plomberie, robinet extérieur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39.09" calcext:value-type="currency">
            <text:p>39,09 €</text:p>
          </table:table-cell>
          <table:table-cell table:style-name="ce82" table:formula="of:=[.E342]" office:value-type="currency" office:currency="EUR" office:value="39.09" calcext:value-type="currency">
            <text:p>39,09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6-08-16" calcext:value-type="date">
            <text:p>16/08/16</text:p>
          </table:table-cell>
          <table:table-cell table:style-name="ce74" office:value-type="string" calcext:value-type="string">
            <text:p>Rideaux (facture n°067132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251.14" calcext:value-type="currency">
            <text:p>251,14 €</text:p>
          </table:table-cell>
          <table:table-cell table:style-name="ce82" table:formula="of:=[.E343]" office:value-type="currency" office:currency="EUR" office:value="251.14" calcext:value-type="currency">
            <text:p>251,14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8-16" calcext:value-type="date">
            <text:p>16/08/18</text:p>
          </table:table-cell>
          <table:table-cell table:style-name="ce74" office:value-type="string" calcext:value-type="string">
            <text:p>Radiateurs (commande n°223188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2976.3" calcext:value-type="currency">
            <text:p>2 976,30 €</text:p>
          </table:table-cell>
          <table:table-cell table:style-name="ce82"/>
          <table:table-cell table:style-name="ce82" table:formula="of:=[.E344]" office:value-type="currency" office:currency="EUR" office:value="2976.3" calcext:value-type="currency">
            <text:p>2 976,30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8-18" calcext:value-type="date">
            <text:p>18/08/18</text:p>
          </table:table-cell>
          <table:table-cell table:style-name="ce74" office:value-type="string" calcext:value-type="string">
            <text:p>Gaine rouge (eau extérieur) facture n°830377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21.96" calcext:value-type="currency">
            <text:p>21,96 €</text:p>
          </table:table-cell>
          <table:table-cell table:style-name="ce82" table:formula="of:=[.E345]" office:value-type="currency" office:currency="EUR" office:value="21.96" calcext:value-type="currency">
            <text:p>21,96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8-18" calcext:value-type="date">
            <text:p>18/08/18</text:p>
          </table:table-cell>
          <table:table-cell table:style-name="ce74" office:value-type="string" calcext:value-type="string">
            <text:p>Reprise éléments du tubage de poêle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-156.6" calcext:value-type="currency">
            <text:p>-156,60 €</text:p>
          </table:table-cell>
          <table:table-cell table:style-name="ce82" table:formula="of:=[.E346]" office:value-type="currency" office:currency="EUR" office:value="-156.6" calcext:value-type="currency">
            <text:p>-156,6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/>
          <table:table-cell table:style-name="ce74" office:value-type="string" calcext:value-type="string">
            <text:p>5 manchons caoutchouc (protection lits)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11.5" calcext:value-type="currency">
            <text:p>11,50 €</text:p>
          </table:table-cell>
          <table:table-cell table:style-name="ce82" table:formula="of:=[.E347]" office:value-type="currency" office:currency="EUR" office:value="11.5" calcext:value-type="currency">
            <text:p>11,5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8-29" calcext:value-type="date">
            <text:p>29/08/18</text:p>
          </table:table-cell>
          <table:table-cell table:style-name="ce74" office:value-type="string" calcext:value-type="string">
            <text:p>Electricité (facture n°082040, commandes 225294 et 225311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583.96" calcext:value-type="currency">
            <text:p>583,96 €</text:p>
          </table:table-cell>
          <table:table-cell table:style-name="ce82" table:formula="of:=[.E348]-[.G348]" office:value-type="currency" office:currency="EUR" office:value="332.95" calcext:value-type="currency">
            <text:p>332,95 €</text:p>
          </table:table-cell>
          <table:table-cell table:style-name="ce82" table:formula="of:=251.01" office:value-type="currency" office:currency="EUR" office:value="251.01" calcext:value-type="currency">
            <text:p>251,01 €</text:p>
          </table:table-cell>
          <table:table-cell table:style-name="ce100" office:value-type="string" calcext:value-type="string">
            <text:p>ok</text:p>
          </table:table-cell>
          <table:table-cell table:style-name="ce100" table:number-columns-repeated="2"/>
          <table:table-cell table:number-columns-repeated="5"/>
        </table:table-row>
        <table:table-row table:style-name="ro1">
          <table:table-cell table:style-name="ce72" office:value-type="date" office:date-value="2018-08-29" calcext:value-type="date">
            <text:p>29/08/18</text:p>
          </table:table-cell>
          <table:table-cell table:style-name="ce74" office:value-type="string" calcext:value-type="string">
            <text:p>Consuel</text:p>
          </table:table-cell>
          <table:table-cell table:style-name="ce74"/>
          <table:table-cell table:style-name="ce82"/>
          <table:table-cell table:style-name="ce82" office:value-type="currency" office:currency="EUR" office:value="119.68" calcext:value-type="currency">
            <text:p>119,68 €</text:p>
          </table:table-cell>
          <table:table-cell table:style-name="ce82" table:formula="of:=[.E349]" office:value-type="currency" office:currency="EUR" office:value="119.68" calcext:value-type="currency">
            <text:p>119,68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9-05" calcext:value-type="date">
            <text:p>05/09/18</text:p>
          </table:table-cell>
          <table:table-cell table:style-name="ce74" office:value-type="string" calcext:value-type="string">
            <text:p>Electricité 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97.04" calcext:value-type="currency">
            <text:p>97,04 €</text:p>
          </table:table-cell>
          <table:table-cell table:style-name="ce82" table:formula="of:=[.E350]" office:value-type="currency" office:currency="EUR" office:value="97.04" calcext:value-type="currency">
            <text:p>97,04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9-05" calcext:value-type="date">
            <text:p>05/09/18</text:p>
          </table:table-cell>
          <table:table-cell table:style-name="ce74" office:value-type="string" calcext:value-type="string">
            <text:p>Electricité 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21.72" calcext:value-type="currency">
            <text:p>21,72 €</text:p>
          </table:table-cell>
          <table:table-cell table:style-name="ce82" table:formula="of:=[.E351]" office:value-type="currency" office:currency="EUR" office:value="21.72" calcext:value-type="currency">
            <text:p>21,72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9-06" calcext:value-type="date">
            <text:p>06/09/18</text:p>
          </table:table-cell>
          <table:table-cell table:style-name="ce74" office:value-type="string" calcext:value-type="string">
            <text:p>Bois (bardage)</text:p>
          </table:table-cell>
          <table:table-cell table:style-name="ce74" office:value-type="string" calcext:value-type="string">
            <text:p>Scierie de Nuillé</text:p>
          </table:table-cell>
          <table:table-cell table:style-name="ce82"/>
          <table:table-cell table:style-name="ce82" office:value-type="currency" office:currency="EUR" office:value="1600" calcext:value-type="currency">
            <text:p>1 600,00 €</text:p>
          </table:table-cell>
          <table:table-cell table:style-name="ce82" table:formula="of:=[.E352]-[.G352]" office:value-type="currency" office:currency="EUR" office:value="19.3199999999999" calcext:value-type="currency">
            <text:p>19,32 €</text:p>
          </table:table-cell>
          <table:table-cell table:style-name="ce82" table:formula="of:=1580.68" office:value-type="currency" office:currency="EUR" office:value="1580.68" calcext:value-type="currency">
            <text:p>1 580,68 €</text:p>
          </table:table-cell>
          <table:table-cell table:style-name="ce100" office:value-type="string" calcext:value-type="string">
            <text:p>ok</text:p>
          </table:table-cell>
          <table:table-cell table:style-name="ce100"/>
          <table:table-cell table:style-name="ce239" office:value-type="string" calcext:value-type="string">
            <text:p>Fin du déblocage du prêt Modulimmo</text:p>
          </table:table-cell>
          <table:table-cell table:number-columns-repeated="5"/>
        </table:table-row>
        <table:table-row table:style-name="ro1">
          <table:table-cell table:style-name="ce72" office:value-type="date" office:date-value="2018-09-07" calcext:value-type="date">
            <text:p>07/09/18</text:p>
          </table:table-cell>
          <table:table-cell table:style-name="ce74" office:value-type="string" calcext:value-type="string">
            <text:p>Electricité 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17.8" calcext:value-type="currency">
            <text:p>17,80 €</text:p>
          </table:table-cell>
          <table:table-cell table:style-name="ce82" table:formula="of:=[.E353]" office:value-type="currency" office:currency="EUR" office:value="17.8" calcext:value-type="currency">
            <text:p>17,8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9-11" calcext:value-type="date">
            <text:p>11/09/18</text:p>
          </table:table-cell>
          <table:table-cell table:style-name="ce74" office:value-type="string" calcext:value-type="string">
            <text:p>Electricité (platine 4 prises RJ45, boitier de dériv)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47.48" calcext:value-type="currency">
            <text:p>47,48 €</text:p>
          </table:table-cell>
          <table:table-cell table:style-name="ce82" table:formula="of:=[.E354]" office:value-type="currency" office:currency="EUR" office:value="47.48" calcext:value-type="currency">
            <text:p>47,48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9-22" calcext:value-type="date">
            <text:p>22/09/18</text:p>
          </table:table-cell>
          <table:table-cell table:style-name="ce74" office:value-type="string" calcext:value-type="string">
            <text:p>3 interrupteurs va et vient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24" calcext:value-type="currency">
            <text:p>24,00 €</text:p>
          </table:table-cell>
          <table:table-cell table:style-name="ce82" table:formula="of:=[.E355]" office:value-type="currency" office:currency="EUR" office:value="24" calcext:value-type="currency">
            <text:p>24,0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9-22" calcext:value-type="date">
            <text:p>22/09/18</text:p>
          </table:table-cell>
          <table:table-cell table:style-name="ce74" office:value-type="string" calcext:value-type="string">
            <text:p>Ampoules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56.7" calcext:value-type="currency">
            <text:p>56,70 €</text:p>
          </table:table-cell>
          <table:table-cell table:style-name="ce82" table:formula="of:=[.E356]" office:value-type="currency" office:currency="EUR" office:value="56.7" calcext:value-type="currency">
            <text:p>56,70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9-22" calcext:value-type="date">
            <text:p>22/09/18</text:p>
          </table:table-cell>
          <table:table-cell table:style-name="ce74"/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-68.16" calcext:value-type="currency">
            <text:p>-68,16 €</text:p>
          </table:table-cell>
          <table:table-cell table:style-name="ce82" table:formula="of:=[.E357]" office:value-type="currency" office:currency="EUR" office:value="-68.16" calcext:value-type="currency">
            <text:p>-68,16 €</text:p>
          </table:table-cell>
          <table:table-cell table:style-name="ce82"/>
          <table:table-cell table:style-name="ce100" table:number-columns-repeated="3"/>
          <table:table-cell table:number-columns-repeated="5"/>
        </table:table-row>
        <table:table-row table:style-name="ro1">
          <table:table-cell table:style-name="ce72" office:value-type="date" office:date-value="2018-09-22" calcext:value-type="date">
            <text:p>22/09/18</text:p>
          </table:table-cell>
          <table:table-cell table:style-name="ce74" office:value-type="string" calcext:value-type="string">
            <text:p>Radiateurs (annulation commande n°223188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-2976.3" calcext:value-type="currency">
            <text:p>-2 976,30 €</text:p>
          </table:table-cell>
          <table:table-cell table:style-name="ce82" table:formula="of:=-2976.3" office:value-type="currency" office:currency="EUR" office:value="-2976.3" calcext:value-type="currency">
            <text:p>-2 976,30 €</text:p>
          </table:table-cell>
          <table:table-cell table:style-name="ce82"/>
          <table:table-cell table:style-name="ce100" table:number-columns-repeated="2"/>
          <table:table-cell table:style-name="ce239" office:value-type="string" calcext:value-type="string">
            <text:p>Pas de facture à fournir à la banque.</text:p>
          </table:table-cell>
          <table:table-cell table:number-columns-repeated="5"/>
        </table:table-row>
        <table:table-row table:style-name="ro1">
          <table:table-cell table:style-name="ce72" office:value-type="date" office:date-value="2018-09-22" calcext:value-type="date">
            <text:p>22/09/18</text:p>
          </table:table-cell>
          <table:table-cell table:style-name="ce74" office:value-type="string" calcext:value-type="string">
            <text:p>Rbst platine (élec)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table:formula="of:=-23.15" office:value-type="currency" office:currency="EUR" office:value="-23.15" calcext:value-type="currency">
            <text:p>-23,15 €</text:p>
          </table:table-cell>
          <table:table-cell table:style-name="ce82" office:value-type="currency" office:currency="EUR" office:value="-23.15" calcext:value-type="currency">
            <text:p>-23,15 €</text:p>
          </table:table-cell>
          <table:table-cell table:style-name="ce82"/>
          <table:table-cell table:style-name="ce100" table:number-columns-repeated="3"/>
          <table:table-cell table:style-name="ce99" office:value-type="string" calcext:value-type="string">
            <text:p>Livret ORL</text:p>
          </table:table-cell>
          <table:table-cell table:number-columns-repeated="4"/>
        </table:table-row>
        <table:table-row table:style-name="ro1">
          <table:table-cell table:style-name="ce72" office:value-type="date" office:date-value="2018-09-27" calcext:value-type="date">
            <text:p>27/09/18</text:p>
          </table:table-cell>
          <table:table-cell table:style-name="ce74" office:value-type="string" calcext:value-type="string">
            <text:p>Revente laine de bois (3 x 6 d’ép. 10 cm et 1 x 5 d’ép. 12 cm)</text:p>
          </table:table-cell>
          <table:table-cell table:style-name="ce74" office:value-type="string" calcext:value-type="string">
            <text:p>N.Fournier</text:p>
          </table:table-cell>
          <table:table-cell table:style-name="ce82"/>
          <table:table-cell table:style-name="ce82" office:value-type="currency" office:currency="EUR" office:value="-164" calcext:value-type="currency">
            <text:p>-164,00 €</text:p>
          </table:table-cell>
          <table:table-cell table:style-name="ce82" table:formula="of:=[.E360]" office:value-type="currency" office:currency="EUR" office:value="-164" calcext:value-type="currency">
            <text:p>-164,00 €</text:p>
          </table:table-cell>
          <table:table-cell table:style-name="ce82"/>
          <table:table-cell table:style-name="ce100" table:number-columns-repeated="3"/>
          <table:table-cell table:style-name="ce48" office:value-type="currency" office:currency="EUR" office:value="5700" calcext:value-type="currency">
            <text:p>5 700,00 €</text:p>
          </table:table-cell>
          <table:table-cell table:style-name="ce114" office:value-type="date" office:date-value="2018-10-16" calcext:value-type="date">
            <text:p>16/10/18</text:p>
          </table:table-cell>
          <table:table-cell/>
          <table:table-cell office:value-type="string" calcext:value-type="string">
            <text:p>Tubage poêle</text:p>
          </table:table-cell>
          <table:table-cell table:style-name="ce48" table:formula="of:=SUM([.N361:.N369])" office:value-type="currency" office:currency="EUR" office:value="1322.1" calcext:value-type="currency">
            <text:p>1 322,10 €</text:p>
          </table:table-cell>
        </table:table-row>
        <table:table-row table:style-name="ro1">
          <table:table-cell table:style-name="ce72" office:value-type="date" office:date-value="2018-10-23" calcext:value-type="date">
            <text:p>23/10/18</text:p>
          </table:table-cell>
          <table:table-cell table:style-name="ce74" office:value-type="string" calcext:value-type="string">
            <text:p>Bois (structure carport, pergola…)</text:p>
          </table:table-cell>
          <table:table-cell table:style-name="ce74" office:value-type="string" calcext:value-type="string">
            <text:p>Scierie de Nuillé</text:p>
          </table:table-cell>
          <table:table-cell table:style-name="ce82"/>
          <table:table-cell table:number-columns-repeated="2" table:style-name="ce82" office:value-type="currency" office:currency="EUR" office:value="1000" calcext:value-type="currency">
            <text:p>1 000,00 €</text:p>
          </table:table-cell>
          <table:table-cell table:style-name="ce82"/>
          <table:table-cell table:style-name="ce100" table:number-columns-repeated="3"/>
          <table:table-cell table:style-name="ce48" office:value-type="currency" office:currency="EUR" office:value="4700" calcext:value-type="currency">
            <text:p>4 700,00 €</text:p>
          </table:table-cell>
          <table:table-cell table:style-name="ce114" office:value-type="date" office:date-value="2018-10-23" calcext:value-type="date">
            <text:p>23/10/18</text:p>
          </table:table-cell>
          <table:table-cell/>
          <table:table-cell table:style-name="ce48" office:value-type="currency" office:currency="EUR" office:value="1465.2" calcext:value-type="currency">
            <text:p>1 465,20 €</text:p>
          </table:table-cell>
          <table:table-cell/>
        </table:table-row>
        <table:table-row table:style-name="ro1">
          <table:table-cell table:style-name="ce72" office:value-type="date" office:date-value="2018-10-29" calcext:value-type="date">
            <text:p>29/10/18</text:p>
          </table:table-cell>
          <table:table-cell table:style-name="ce74" office:value-type="string" calcext:value-type="string">
            <text:p>Rideaux salon, etc.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194.74" calcext:value-type="currency">
            <text:p>194,74 €</text:p>
          </table:table-cell>
          <table:table-cell table:style-name="ce82" table:formula="of:=[.E362]" office:value-type="currency" office:currency="EUR" office:value="194.74" calcext:value-type="currency">
            <text:p>194,74 €</text:p>
          </table:table-cell>
          <table:table-cell table:style-name="ce82"/>
          <table:table-cell table:style-name="ce100" table:number-columns-repeated="3"/>
          <table:table-cell table:number-columns-repeated="3"/>
          <table:table-cell table:style-name="ce48" table:formula="of:=[.F346]" office:value-type="currency" office:currency="EUR" office:value="-156.6" calcext:value-type="currency">
            <text:p>-156,60 €</text:p>
          </table:table-cell>
          <table:table-cell/>
        </table:table-row>
        <table:table-row table:style-name="ro1">
          <table:table-cell table:style-name="ce72" office:value-type="date" office:date-value="2018-10-29" calcext:value-type="date">
            <text:p>29/10/18</text:p>
          </table:table-cell>
          <table:table-cell table:style-name="ce74" office:value-type="string" calcext:value-type="string">
            <text:p>Rbst ampoules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-12" calcext:value-type="currency">
            <text:p>-12,00 €</text:p>
          </table:table-cell>
          <table:table-cell table:style-name="ce82" table:formula="of:=[.E363]" office:value-type="currency" office:currency="EUR" office:value="-12" calcext:value-type="currency">
            <text:p>-12,00 €</text:p>
          </table:table-cell>
          <table:table-cell table:style-name="ce82"/>
          <table:table-cell table:style-name="ce100" table:number-columns-repeated="3"/>
          <table:table-cell table:number-columns-repeated="3"/>
          <table:table-cell table:style-name="ce48" table:formula="of:=[.F369]" office:value-type="currency" office:currency="EUR" office:value="-81" calcext:value-type="currency">
            <text:p>-81,00 €</text:p>
          </table:table-cell>
          <table:table-cell/>
        </table:table-row>
        <table:table-row table:style-name="ro1">
          <table:table-cell table:style-name="ce72" office:value-type="date" office:date-value="2018-11-09" calcext:value-type="date">
            <text:p>09/11/18</text:p>
          </table:table-cell>
          <table:table-cell table:style-name="ce74" office:value-type="string" calcext:value-type="string">
            <text:p>Bois, lattes de faux-plafond</text:p>
          </table:table-cell>
          <table:table-cell table:style-name="ce74" office:value-type="string" calcext:value-type="string">
            <text:p>Scierie de Nuillé</text:p>
          </table:table-cell>
          <table:table-cell table:style-name="ce82"/>
          <table:table-cell table:style-name="ce82" office:value-type="currency" office:currency="EUR" office:value="375" calcext:value-type="currency">
            <text:p>375,00 €</text:p>
          </table:table-cell>
          <table:table-cell table:style-name="ce82" table:formula="of:=[.E364]" office:value-type="currency" office:currency="EUR" office:value="375" calcext:value-type="currency">
            <text:p>375,00 €</text:p>
          </table:table-cell>
          <table:table-cell table:style-name="ce82"/>
          <table:table-cell table:style-name="ce100" table:number-columns-repeated="3"/>
          <table:table-cell table:style-name="ce48" table:formula="of:=[.K361]-[.F364]" office:value-type="currency" office:currency="EUR" office:value="4325" calcext:value-type="currency">
            <text:p>4 325,00 €</text:p>
          </table:table-cell>
          <table:table-cell table:style-name="ce114" office:value-type="date" office:date-value="2018-11-10" calcext:value-type="date">
            <text:p>10/11/18</text:p>
          </table:table-cell>
          <table:table-cell/>
          <table:table-cell table:style-name="ce48" table:formula="of:=[.F331]" office:value-type="currency" office:currency="EUR" office:value="-98.1" calcext:value-type="currency">
            <text:p>-98,10 €</text:p>
          </table:table-cell>
          <table:table-cell/>
        </table:table-row>
        <table:table-row table:style-name="ro1">
          <table:table-cell table:style-name="ce72" office:value-type="date" office:date-value="2018-12-08" calcext:value-type="date">
            <text:p>08/12/18</text:p>
          </table:table-cell>
          <table:table-cell table:style-name="ce74" office:value-type="string" calcext:value-type="string">
            <text:p>Copieur de contour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11.99" calcext:value-type="currency">
            <text:p>11,99 €</text:p>
          </table:table-cell>
          <table:table-cell table:style-name="ce82" table:formula="of:=[.E365]" office:value-type="currency" office:currency="EUR" office:value="11.99" calcext:value-type="currency">
            <text:p>11,99 €</text:p>
          </table:table-cell>
          <table:table-cell table:style-name="ce82"/>
          <table:table-cell table:style-name="ce100" table:number-columns-repeated="3"/>
          <table:table-cell table:style-name="ce48"/>
          <table:table-cell table:style-name="ce114"/>
          <table:table-cell/>
          <table:table-cell table:style-name="ce48"/>
          <table:table-cell/>
        </table:table-row>
        <table:table-row table:style-name="ro1">
          <table:table-cell table:style-name="ce72" office:value-type="date" office:date-value="2018-12-18" calcext:value-type="date">
            <text:p>18/12/18</text:p>
          </table:table-cell>
          <table:table-cell table:style-name="ce74" office:value-type="string" calcext:value-type="string">
            <text:p>Scotch <text:s/></text:p>
          </table:table-cell>
          <table:table-cell table:style-name="ce74" office:value-type="string" calcext:value-type="string">
            <text:p>Bricomarché</text:p>
          </table:table-cell>
          <table:table-cell table:style-name="ce82"/>
          <table:table-cell table:style-name="ce82" office:value-type="currency" office:currency="EUR" office:value="13.2" calcext:value-type="currency">
            <text:p>13,20 €</text:p>
          </table:table-cell>
          <table:table-cell table:style-name="ce82" table:formula="of:=[.E366]" office:value-type="currency" office:currency="EUR" office:value="13.2" calcext:value-type="currency">
            <text:p>13,20 €</text:p>
          </table:table-cell>
          <table:table-cell table:style-name="ce82"/>
          <table:table-cell table:style-name="ce100" table:number-columns-repeated="3"/>
          <table:table-cell table:style-name="ce48"/>
          <table:table-cell table:style-name="ce114"/>
          <table:table-cell/>
          <table:table-cell table:style-name="ce48"/>
          <table:table-cell/>
        </table:table-row>
        <table:table-row table:style-name="ro1">
          <table:table-cell table:style-name="ce72" office:value-type="date" office:date-value="2018-12-29" calcext:value-type="date">
            <text:p>29/12/18</text:p>
          </table:table-cell>
          <table:table-cell table:style-name="ce74" office:value-type="string" calcext:value-type="string">
            <text:p>2 lames de scie, 3 fiches DCL, thermomètre poêle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137" calcext:value-type="currency">
            <text:p>137,00 €</text:p>
          </table:table-cell>
          <table:table-cell table:style-name="ce82" table:formula="of:=[.E367]" office:value-type="currency" office:currency="EUR" office:value="137" calcext:value-type="currency">
            <text:p>137,00 €</text:p>
          </table:table-cell>
          <table:table-cell table:style-name="ce82"/>
          <table:table-cell table:style-name="ce100" table:number-columns-repeated="3"/>
          <table:table-cell table:style-name="ce48"/>
          <table:table-cell table:number-columns-repeated="2"/>
          <table:table-cell table:style-name="ce48" table:formula="of:=[.F332]" office:value-type="currency" office:currency="EUR" office:value="-147.6" calcext:value-type="currency">
            <text:p>-147,60 €</text:p>
          </table:table-cell>
          <table:table-cell/>
        </table:table-row>
        <table:table-row table:style-name="ro1">
          <table:table-cell table:style-name="ce72" office:value-type="date" office:date-value="2019-01-03" calcext:value-type="date">
            <text:p>03/01/19</text:p>
          </table:table-cell>
          <table:table-cell table:style-name="ce74" office:value-type="string" calcext:value-type="string">
            <text:p>Rbst 2 lames de scie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table:formula="of:=-56-61.6" office:value-type="currency" office:currency="EUR" office:value="-117.6" calcext:value-type="currency">
            <text:p>-117,60 €</text:p>
          </table:table-cell>
          <table:table-cell table:style-name="ce82" table:formula="of:=[.E368]" office:value-type="currency" office:currency="EUR" office:value="-117.6" calcext:value-type="currency">
            <text:p>-117,60 €</text:p>
          </table:table-cell>
          <table:table-cell table:style-name="ce82"/>
          <table:table-cell table:style-name="ce100" table:number-columns-repeated="3"/>
          <table:table-cell table:style-name="ce48"/>
          <table:table-cell table:number-columns-repeated="2"/>
          <table:table-cell table:style-name="ce48" table:formula="of:=[.F333]" office:value-type="currency" office:currency="EUR" office:value="27" calcext:value-type="currency">
            <text:p>27,00 €</text:p>
          </table:table-cell>
          <table:table-cell/>
        </table:table-row>
        <table:table-row table:style-name="ro1">
          <table:table-cell table:style-name="ce72" office:value-type="date" office:date-value="2019-01-03" calcext:value-type="date">
            <text:p>03/01/19</text:p>
          </table:table-cell>
          <table:table-cell table:style-name="ce74" office:value-type="string" calcext:value-type="string">
            <text:p>Reprise éléments du tubage du poêle 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table:formula="of:=(-23-19-19-29)*0.9" office:value-type="currency" office:currency="EUR" office:value="-81" calcext:value-type="currency">
            <text:p>-81,00 €</text:p>
          </table:table-cell>
          <table:table-cell table:style-name="ce82" table:formula="of:=[.E369]" office:value-type="currency" office:currency="EUR" office:value="-81" calcext:value-type="currency">
            <text:p>-81,00 €</text:p>
          </table:table-cell>
          <table:table-cell table:style-name="ce82"/>
          <table:table-cell table:style-name="ce100" table:number-columns-repeated="3"/>
          <table:table-cell table:style-name="ce48"/>
          <table:table-cell table:number-columns-repeated="2"/>
          <table:table-cell table:style-name="ce48" table:formula="of:=[.E334]" office:value-type="currency" office:currency="EUR" office:value="313.2" calcext:value-type="currency">
            <text:p>313,20 €</text:p>
          </table:table-cell>
          <table:table-cell/>
        </table:table-row>
        <table:table-row table:style-name="ro1">
          <table:table-cell table:style-name="ce72" office:value-type="date" office:date-value="2019-01-03" calcext:value-type="date">
            <text:p>03/01/19</text:p>
          </table:table-cell>
          <table:table-cell table:style-name="ce74" office:value-type="string" calcext:value-type="string">
            <text:p>Raclette, pulvérisateur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4.4" calcext:value-type="currency">
            <text:p>4,40 €</text:p>
          </table:table-cell>
          <table:table-cell table:style-name="ce82" table:formula="of:=[.E370]" office:value-type="currency" office:currency="EUR" office:value="4.4" calcext:value-type="currency">
            <text:p>4,40 €</text:p>
          </table:table-cell>
          <table:table-cell table:style-name="ce82"/>
          <table:table-cell table:style-name="ce100" table:number-columns-repeated="3"/>
          <table:table-cell table:style-name="ce48" table:formula="of:=[.K364]-SUM([.F367:.F370])" office:value-type="currency" office:currency="EUR" office:value="4382.2" calcext:value-type="currency">
            <text:p>4 382,20 €</text:p>
          </table:table-cell>
          <table:table-cell table:style-name="ce114" office:value-type="date" office:date-value="2019-01-04" calcext:value-type="date">
            <text:p>04/01/19</text:p>
          </table:table-cell>
          <table:table-cell table:number-columns-repeated="3"/>
        </table:table-row>
        <table:table-row table:style-name="ro1">
          <table:table-cell table:style-name="ce72" office:value-type="date" office:date-value="2019-01-05" calcext:value-type="date">
            <text:p>05/01/19</text:p>
          </table:table-cell>
          <table:table-cell table:style-name="ce74" office:value-type="string" calcext:value-type="string">
            <text:p>Géotextile toiture SAS (sous EPDM)</text:p>
          </table:table-cell>
          <table:table-cell table:style-name="ce74" office:value-type="string" calcext:value-type="string">
            <text:p>Bricoman</text:p>
          </table:table-cell>
          <table:table-cell table:style-name="ce82"/>
          <table:table-cell table:style-name="ce82" office:value-type="currency" office:currency="EUR" office:value="36.9" calcext:value-type="currency">
            <text:p>36,90 €</text:p>
          </table:table-cell>
          <table:table-cell table:style-name="ce82" table:formula="of:=[.E371]" office:value-type="currency" office:currency="EUR" office:value="36.9" calcext:value-type="currency">
            <text:p>36,90 €</text:p>
          </table:table-cell>
          <table:table-cell table:style-name="ce82"/>
          <table:table-cell table:style-name="ce100" table:number-columns-repeated="3"/>
          <table:table-cell table:style-name="ce48" table:formula="of:=[.K370]+1061" office:value-type="currency" office:currency="EUR" office:value="5443.2" calcext:value-type="currency">
            <text:p>5 443,20 €</text:p>
          </table:table-cell>
          <table:table-cell table:style-name="ce114" office:value-type="date" office:date-value="2019-01-15" calcext:value-type="date">
            <text:p>15/01/19</text:p>
          </table:table-cell>
          <table:table-cell table:style-name="ce49" office:value-type="currency" office:currency="EUR" office:value="1061" calcext:value-type="currency">
            <text:p>1 061,00 €</text:p>
          </table:table-cell>
          <table:table-cell office:value-type="string" calcext:value-type="string">
            <text:p>Crédit impôt</text:p>
          </table:table-cell>
          <table:table-cell/>
        </table:table-row>
        <table:table-row table:style-name="ro1">
          <table:table-cell table:style-name="ce72" office:value-type="date" office:date-value="2019-01-09" calcext:value-type="date">
            <text:p>09/01/19</text:p>
          </table:table-cell>
          <table:table-cell table:style-name="ce74" office:value-type="string" calcext:value-type="string">
            <text:p>Détecteur fumée, de monoxyde, pince poêle…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68.3" calcext:value-type="currency">
            <text:p>68,30 €</text:p>
          </table:table-cell>
          <table:table-cell table:style-name="ce82" table:formula="of:=[.E372]" office:value-type="currency" office:currency="EUR" office:value="68.3" calcext:value-type="currency">
            <text:p>68,30 €</text:p>
          </table:table-cell>
          <table:table-cell table:style-name="ce82"/>
          <table:table-cell table:style-name="ce100" table:number-columns-repeated="3"/>
          <table:table-cell table:style-name="ce48" table:formula="of:=[.K371]+410" office:value-type="currency" office:currency="EUR" office:value="5853.2" calcext:value-type="currency">
            <text:p>5 853,20 €</text:p>
          </table:table-cell>
          <table:table-cell table:style-name="ce114" office:value-type="date" office:date-value="2019-01-21" calcext:value-type="date">
            <text:p>21/01/19</text:p>
          </table:table-cell>
          <table:table-cell table:style-name="ce49" office:value-type="currency" office:currency="EUR" office:value="410" calcext:value-type="currency">
            <text:p>410,00 €</text:p>
          </table:table-cell>
          <table:table-cell office:value-type="string" calcext:value-type="string">
            <text:p>Rbst impôt</text:p>
          </table:table-cell>
          <table:table-cell/>
        </table:table-row>
        <table:table-row table:style-name="ro1">
          <table:table-cell table:style-name="ce72" office:value-type="date" office:date-value="2019-01-09" calcext:value-type="date">
            <text:p>09/01/19</text:p>
          </table:table-cell>
          <table:table-cell table:style-name="ce74" office:value-type="string" calcext:value-type="string">
            <text:p>Talon et naissance gouttière (sas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15.1" calcext:value-type="currency">
            <text:p>15,10 €</text:p>
          </table:table-cell>
          <table:table-cell table:style-name="ce82" table:formula="of:=[.E373]" office:value-type="currency" office:currency="EUR" office:value="15.1" calcext:value-type="currency">
            <text:p>15,10 €</text:p>
          </table:table-cell>
          <table:table-cell table:style-name="ce82"/>
          <table:table-cell table:style-name="ce100" table:number-columns-repeated="3"/>
          <table:table-cell table:style-name="ce48"/>
          <table:table-cell table:number-columns-repeated="4"/>
        </table:table-row>
        <table:table-row table:style-name="ro1">
          <table:table-cell table:style-name="ce72" office:value-type="date" office:date-value="2019-02-02" calcext:value-type="date">
            <text:p>02/02/19</text:p>
          </table:table-cell>
          <table:table-cell table:style-name="ce74" office:value-type="string" calcext:value-type="string">
            <text:p>Merlin, scie…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62.85" calcext:value-type="currency">
            <text:p>62,85 €</text:p>
          </table:table-cell>
          <table:table-cell table:style-name="ce82" table:formula="of:=[.E374]" office:value-type="currency" office:currency="EUR" office:value="62.85" calcext:value-type="currency">
            <text:p>62,85 €</text:p>
          </table:table-cell>
          <table:table-cell table:style-name="ce82"/>
          <table:table-cell table:style-name="ce100" table:number-columns-repeated="3"/>
          <table:table-cell table:style-name="ce48"/>
          <table:table-cell table:number-columns-repeated="4"/>
        </table:table-row>
        <table:table-row table:style-name="ro1">
          <table:table-cell table:style-name="ce72" office:value-type="date" office:date-value="2019-02-02" calcext:value-type="date">
            <text:p>02/02/19</text:p>
          </table:table-cell>
          <table:table-cell table:style-name="ce74" office:value-type="string" calcext:value-type="string">
            <text:p>Adaptateur de buse (SAV gratuit, 42 €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0" calcext:value-type="currency">
            <text:p>0,00 €</text:p>
          </table:table-cell>
          <table:table-cell table:style-name="ce82" table:formula="of:=[.E375]" office:value-type="currency" office:currency="EUR" office:value="0" calcext:value-type="currency">
            <text:p>0,00 €</text:p>
          </table:table-cell>
          <table:table-cell table:style-name="ce82"/>
          <table:table-cell table:style-name="ce100" table:number-columns-repeated="3"/>
          <table:table-cell table:style-name="ce48"/>
          <table:table-cell table:number-columns-repeated="4"/>
        </table:table-row>
        <table:table-row table:style-name="ro1">
          <table:table-cell table:style-name="ce72" office:value-type="date" office:date-value="2019-02-16" calcext:value-type="date">
            <text:p>16/02/19</text:p>
          </table:table-cell>
          <table:table-cell table:style-name="ce74" office:value-type="string" calcext:value-type="string">
            <text:p>Plaque de sol (poêle), contreplaqué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107.89" calcext:value-type="currency">
            <text:p>107,89 €</text:p>
          </table:table-cell>
          <table:table-cell table:style-name="ce82" table:formula="of:=[.E376]" office:value-type="currency" office:currency="EUR" office:value="107.89" calcext:value-type="currency">
            <text:p>107,89 €</text:p>
          </table:table-cell>
          <table:table-cell table:style-name="ce82"/>
          <table:table-cell table:style-name="ce100" table:number-columns-repeated="3"/>
          <table:table-cell table:style-name="ce48"/>
          <table:table-cell table:number-columns-repeated="4"/>
        </table:table-row>
        <table:table-row table:style-name="ro1">
          <table:table-cell table:style-name="ce72" office:value-type="date" office:date-value="2019-02-19" calcext:value-type="date">
            <text:p>19/02/19</text:p>
          </table:table-cell>
          <table:table-cell table:style-name="ce74" office:value-type="string" calcext:value-type="string">
            <text:p>Pinceaux, tampons feutres, abrasifs (ponceuse)</text:p>
          </table:table-cell>
          <table:table-cell table:style-name="ce74" office:value-type="string" calcext:value-type="string">
            <text:p>Leroy Merlin</text:p>
          </table:table-cell>
          <table:table-cell table:style-name="ce82"/>
          <table:table-cell table:style-name="ce82" office:value-type="currency" office:currency="EUR" office:value="61.59" calcext:value-type="currency">
            <text:p>61,59 €</text:p>
          </table:table-cell>
          <table:table-cell table:style-name="ce82" table:formula="of:=[.E377]" office:value-type="currency" office:currency="EUR" office:value="61.59" calcext:value-type="currency">
            <text:p>61,59 €</text:p>
          </table:table-cell>
          <table:table-cell table:style-name="ce82"/>
          <table:table-cell table:style-name="ce100" table:number-columns-repeated="3"/>
          <table:table-cell table:style-name="ce48"/>
          <table:table-cell table:number-columns-repeated="4"/>
        </table:table-row>
        <table:table-row table:style-name="ro1">
          <table:table-cell table:style-name="ce72" office:value-type="date" office:date-value="2019-02-20" calcext:value-type="date">
            <text:p>20/02/19</text:p>
          </table:table-cell>
          <table:table-cell table:style-name="ce74" office:value-type="string" calcext:value-type="string">
            <text:p>Location ponceuse, bordureuse</text:p>
          </table:table-cell>
          <table:table-cell table:style-name="ce74" office:value-type="string" calcext:value-type="string">
            <text:p>Loxam</text:p>
          </table:table-cell>
          <table:table-cell table:style-name="ce82" table:number-columns-repeated="4"/>
          <table:table-cell table:style-name="ce100" table:number-columns-repeated="3"/>
          <table:table-cell table:style-name="ce48"/>
          <table:table-cell table:number-columns-repeated="4"/>
        </table:table-row>
        <table:table-row table:style-name="ro1" table:number-rows-repeated="3">
          <table:table-cell table:style-name="ce72"/>
          <table:table-cell table:style-name="ce74" table:number-columns-repeated="2"/>
          <table:table-cell table:style-name="ce82" table:number-columns-repeated="4"/>
          <table:table-cell table:style-name="ce100" table:number-columns-repeated="3"/>
          <table:table-cell table:style-name="ce48"/>
          <table:table-cell table:number-columns-repeated="4"/>
        </table:table-row>
        <table:table-row table:style-name="ro1">
          <table:table-cell table:style-name="ce72"/>
          <table:table-cell table:style-name="ce74" table:number-columns-repeated="2"/>
          <table:table-cell table:style-name="ce82" table:number-columns-repeated="4"/>
          <table:table-cell table:style-name="ce100" table:number-columns-repeated="3"/>
          <table:table-cell table:number-columns-repeated="5"/>
        </table:table-row>
        <table:table-row table:style-name="ro1">
          <table:table-cell table:number-columns-repeated="3"/>
          <table:table-cell table:style-name="ce82" table:formula="of:=SUM([.D5:.D300])" office:value-type="currency" office:currency="EUR" office:value="0" calcext:value-type="currency">
            <text:p>0,00 €</text:p>
          </table:table-cell>
          <table:table-cell table:style-name="ce219" table:formula="of:=SUM([.E5:.E382])" office:value-type="currency" office:currency="EUR" office:value="221594.05" calcext:value-type="currency">
            <text:p>221 594,05 €</text:p>
          </table:table-cell>
          <table:table-cell table:style-name="ce219" table:formula="of:=SUM([.F5:.F382])" office:value-type="currency" office:currency="EUR" office:value="11267.05" calcext:value-type="currency">
            <text:p>11 267,05 €</text:p>
          </table:table-cell>
          <table:table-cell table:style-name="ce219" table:formula="of:=SUM([.G5:.G382])" office:value-type="currency" office:currency="EUR" office:value="174327" calcext:value-type="currency">
            <text:p>174 327,00 €</text:p>
          </table:table-cell>
          <table:table-cell table:style-name="ce219"/>
          <table:table-cell table:style-name="ce219" table:formula="of:=SUM([.I5:.I359])" office:value-type="currency" office:currency="EUR" office:value="36000" calcext:value-type="currency">
            <text:p>36 000,00 €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0" table:formula="of:=[.D383]+[.E383]" office:value-type="currency" office:currency="EUR" office:value="221594.05" calcext:value-type="currency" table:number-columns-spanned="2" table:number-rows-spanned="1">
            <text:p>221 594,05 €</text:p>
          </table:table-cell>
          <table:covered-table-cell table:style-name="ce82"/>
          <table:table-cell table:style-name="ce224"/>
          <table:table-cell table:style-name="ce20" table:formula="of:=[.G383]+[.I383]" office:value-type="currency" office:currency="EUR" office:value="210327" calcext:value-type="currency" table:number-columns-spanned="3" table:number-rows-spanned="1">
            <text:p>210 327,00 €</text:p>
          </table:table-cell>
          <table:covered-table-cell table:number-columns-repeated="2" table:style-name="ce100"/>
          <table:table-cell table:number-columns-repeated="6"/>
        </table:table-row>
        <table:table-row table:style-name="ro1">
          <table:table-cell table:number-columns-repeated="5"/>
          <table:table-cell table:style-name="ce224" table:formula="of:=[.F383]+[.G384]" office:value-type="currency" office:currency="EUR" office:value="221594.05" calcext:value-type="currency" table:number-columns-spanned="4" table:number-rows-spanned="1">
            <text:p>221 594,05 €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74" office:value-type="string" calcext:value-type="string">
            <text:p>Terrain</text:p>
          </table:table-cell>
          <table:table-cell table:style-name="ce82" table:formula="of:=[Terrain.E8]" office:value-type="currency" office:currency="EUR" office:value="58752.96" calcext:value-type="currency">
            <text:p>58 752,96 €</text:p>
          </table:table-cell>
          <table:table-cell table:number-columns-repeated="12"/>
        </table:table-row>
        <table:table-row table:style-name="ro1">
          <table:table-cell/>
          <table:table-cell table:style-name="ce74" office:value-type="string" calcext:value-type="string">
            <text:p>Accompagnement</text:p>
          </table:table-cell>
          <table:table-cell table:style-name="ce82" table:formula="of:=[Accompagnement.E15]" office:value-type="currency" office:currency="EUR" office:value="4075.55" calcext:value-type="currency">
            <text:p>4 075,55 €</text:p>
          </table:table-cell>
          <table:table-cell table:number-columns-repeated="12"/>
        </table:table-row>
        <table:table-row table:style-name="ro1">
          <table:table-cell/>
          <table:table-cell table:style-name="ce74" office:value-type="string" calcext:value-type="string">
            <text:p>Terrassement</text:p>
          </table:table-cell>
          <table:table-cell table:style-name="ce82" table:formula="of:=[Terrassement.E15]" office:value-type="currency" office:currency="EUR" office:value="1674.01" calcext:value-type="currency">
            <text:p>1 674,01 €</text:p>
          </table:table-cell>
          <table:table-cell table:number-columns-repeated="12"/>
        </table:table-row>
        <table:table-row table:style-name="ro1">
          <table:table-cell/>
          <table:table-cell table:style-name="ce74" office:value-type="string" calcext:value-type="string">
            <text:p>Drainage</text:p>
          </table:table-cell>
          <table:table-cell table:style-name="ce82" table:formula="of:=[Drainage.E8]" office:value-type="currency" office:currency="EUR" office:value="1014.318" calcext:value-type="currency">
            <text:p>1 014,32 €</text:p>
          </table:table-cell>
          <table:table-cell table:number-columns-repeated="12"/>
        </table:table-row>
        <table:table-row table:style-name="ro1">
          <table:table-cell/>
          <table:table-cell table:style-name="ce74" office:value-type="string" calcext:value-type="string">
            <text:p>Fondations</text:p>
          </table:table-cell>
          <table:table-cell table:style-name="ce82" table:formula="of:=[Fondations.E10]" office:value-type="currency" office:currency="EUR" office:value="6239.59" calcext:value-type="currency">
            <text:p>6 239,59 €</text:p>
          </table:table-cell>
          <table:table-cell table:number-columns-repeated="12"/>
        </table:table-row>
        <table:table-row table:style-name="ro1">
          <table:table-cell/>
          <table:table-cell table:style-name="ce74" office:value-type="string" calcext:value-type="string">
            <text:p>Bois</text:p>
          </table:table-cell>
          <table:table-cell table:style-name="ce82" table:formula="of:=[Bois.E8]" office:value-type="currency" office:currency="EUR" office:value="7090.35" calcext:value-type="currency">
            <text:p>7 090,35 €</text:p>
          </table:table-cell>
          <table:table-cell table:number-columns-repeated="12"/>
        </table:table-row>
        <table:table-row table:style-name="ro1">
          <table:table-cell/>
          <table:table-cell table:style-name="ce74" office:value-type="string" calcext:value-type="string">
            <text:p>Divers</text:p>
          </table:table-cell>
          <table:table-cell table:style-name="ce82" table:formula="of:=[Divers.E17]" office:value-type="currency" office:currency="EUR" office:value="3334.44" calcext:value-type="currency">
            <text:p>3 334,44 €</text:p>
          </table:table-cell>
          <table:table-cell table:number-columns-repeated="12"/>
        </table:table-row>
        <table:table-row table:style-name="ro1">
          <table:table-cell/>
          <table:table-cell table:style-name="ce205" office:value-type="string" calcext:value-type="string">
            <text:p>Total</text:p>
          </table:table-cell>
          <table:table-cell table:style-name="ce83" table:formula="of:=SUM([.C387:.C393])" office:value-type="currency" office:currency="EUR" office:value="82181.218" calcext:value-type="currency">
            <text:p>82 181,22 €</text:p>
          </table:table-cell>
          <table:table-cell table:number-columns-repeated="12"/>
        </table:table-row>
        <table:table-row table:style-name="ro1">
          <table:table-cell/>
          <table:table-cell table:style-name="ce206" office:value-type="string" calcext:value-type="string">
            <text:p>Total travaux</text:p>
          </table:table-cell>
          <table:table-cell table:style-name="ce211" table:formula="of:=[.C394]-[.C387]" office:value-type="currency" office:currency="EUR" office:value="23428.258" calcext:value-type="currency">
            <text:p>23 428,26 €</text:p>
          </table:table-cell>
          <table:table-cell table:number-columns-repeated="12"/>
        </table:table-row>
        <table:table-row table:style-name="ro1">
          <table:table-cell/>
          <table:table-cell table:style-name="ce207" office:value-type="string" calcext:value-type="string">
            <text:p>Total travaux hors divers</text:p>
          </table:table-cell>
          <table:table-cell table:style-name="ce48" table:formula="of:=[.C395]-[.C393]" office:value-type="currency" office:currency="EUR" office:value="20093.818" calcext:value-type="currency">
            <text:p>20 093,82 €</text:p>
          </table:table-cell>
          <table:table-cell table:number-columns-repeated="12"/>
        </table:table-row>
        <table:table-row table:style-name="ro1" table:number-rows-repeated="104817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éblocage" table:style-name="ta1">
        <table:table-column table:style-name="co11" table:default-cell-style-name="Default"/>
        <table:table-column table:style-name="co12" table:default-cell-style-name="ce48"/>
        <table:table-column table:style-name="co4" table:default-cell-style-name="ce48"/>
        <table:table-column table:style-name="co13" table:number-columns-repeated="2" table:default-cell-style-name="ce48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row table:style-name="ro1">
          <table:table-cell/>
          <table:table-cell table:style-name="ce105" office:value-type="string" calcext:value-type="string">
            <text:p>Modulimmo</text:p>
          </table:table-cell>
          <table:table-cell table:style-name="ce105" office:value-type="string" calcext:value-type="string">
            <text:p>PTZ</text:p>
          </table:table-cell>
          <table:table-cell table:style-name="ce105" office:value-type="string" calcext:value-type="string">
            <text:p>Prêt accueil</text:p>
          </table:table-cell>
          <table:table-cell table:style-name="ce105" office:value-type="string" calcext:value-type="string">
            <text:p>Prêt bienvenue</text:p>
          </table:table-cell>
          <table:table-cell table:number-columns-repeated="3"/>
        </table:table-row>
        <table:table-row table:style-name="ro1">
          <table:table-cell/>
          <table:table-cell table:style-name="ce82"/>
          <table:table-cell table:style-name="ce82" office:value-type="currency" office:currency="EUR" office:value="36000" calcext:value-type="currency">
            <text:p>36 000,00 €</text:p>
          </table:table-cell>
          <table:table-cell table:style-name="ce74"/>
          <table:table-cell table:style-name="ce82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20475" calcext:value-type="currency">
            <text:p>20 475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600" calcext:value-type="currency">
            <text:p>600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300" calcext:value-type="currency">
            <text:p>300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2249.84" calcext:value-type="currency">
            <text:p>2 249,84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2525" calcext:value-type="currency">
            <text:p>2 525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1100" calcext:value-type="currency">
            <text:p>1 100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180.6" calcext:value-type="currency">
            <text:p>180,6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4323.6" calcext:value-type="currency">
            <text:p>4 323,6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168.75" calcext:value-type="currency">
            <text:p>168,75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304" calcext:value-type="currency">
            <text:p>304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665" calcext:value-type="currency">
            <text:p>665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570" calcext:value-type="currency">
            <text:p>570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385" calcext:value-type="currency">
            <text:p>385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85.5" calcext:value-type="currency">
            <text:p>85,5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669.77" calcext:value-type="currency">
            <text:p>669,77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266" calcext:value-type="currency">
            <text:p>266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433.2" calcext:value-type="currency">
            <text:p>433,2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1880" calcext:value-type="currency">
            <text:p>1 880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1494.84" calcext:value-type="currency">
            <text:p>1 494,84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1499.72" calcext:value-type="currency">
            <text:p>1 499,72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348.32" calcext:value-type="currency">
            <text:p>348,32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161.85" calcext:value-type="currency">
            <text:p>161,85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4427.44" calcext:value-type="currency">
            <text:p>4 427,44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8.6" calcext:value-type="currency">
            <text:p>8,6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202.65" calcext:value-type="currency">
            <text:p>202,65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434.59" calcext:value-type="currency">
            <text:p>434,59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1224" calcext:value-type="currency">
            <text:p>1 224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63.35" calcext:value-type="currency">
            <text:p>63,35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2196.4" calcext:value-type="currency">
            <text:p>2 196,4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63.86" calcext:value-type="currency">
            <text:p>63,86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4782.36" calcext:value-type="currency">
            <text:p>4 782,36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40.5" calcext:value-type="currency">
            <text:p>40,5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582.07" calcext:value-type="currency">
            <text:p>582,07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8607.92" calcext:value-type="currency">
            <text:p>8 607,92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2464" calcext:value-type="currency">
            <text:p>2 464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8607.92" calcext:value-type="currency">
            <text:p>8 607,92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table:formula="of:=249.6+272.06+252" office:value-type="currency" office:currency="EUR" office:value="773.66" calcext:value-type="currency">
            <text:p>773,66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3630" calcext:value-type="currency">
            <text:p>3 630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1299.75" calcext:value-type="currency">
            <text:p>1 299,75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2804.94" calcext:value-type="currency">
            <text:p>2 804,94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799.85" calcext:value-type="currency">
            <text:p>799,85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623.84" calcext:value-type="currency">
            <text:p>623,84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2218.5" calcext:value-type="currency">
            <text:p>2 218,5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1510.54" calcext:value-type="currency">
            <text:p>1 510,54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420" calcext:value-type="currency">
            <text:p>420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237.2" calcext:value-type="currency">
            <text:p>237,2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619.12" calcext:value-type="currency">
            <text:p>619,12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586.97" calcext:value-type="currency">
            <text:p>586,97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1008" calcext:value-type="currency">
            <text:p>1 008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462" calcext:value-type="currency">
            <text:p>462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1470" calcext:value-type="currency">
            <text:p>1 470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5556.18" calcext:value-type="currency">
            <text:p>5 556,18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484" calcext:value-type="currency">
            <text:p>484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1936" calcext:value-type="currency">
            <text:p>1 936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852.66" calcext:value-type="currency">
            <text:p>852,66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1297" calcext:value-type="currency">
            <text:p>1 297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6592.44" calcext:value-type="currency">
            <text:p>6 592,44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264.83" calcext:value-type="currency">
            <text:p>264,83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/>
          <table:table-cell table:style-name="ce82" office:value-type="currency" office:currency="EUR" office:value="44.48" calcext:value-type="currency">
            <text:p>44,48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7-02" calcext:value-type="date">
            <text:p>02/07/16</text:p>
          </table:table-cell>
          <table:table-cell table:style-name="ce82" office:value-type="currency" office:currency="EUR" office:value="201" calcext:value-type="currency">
            <text:p>201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7-02" calcext:value-type="date">
            <text:p>02/07/16</text:p>
          </table:table-cell>
          <table:table-cell table:style-name="ce82" office:value-type="currency" office:currency="EUR" office:value="968" calcext:value-type="currency">
            <text:p>968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7-05" calcext:value-type="date">
            <text:p>05/07/16</text:p>
          </table:table-cell>
          <table:table-cell table:style-name="ce82" office:value-type="currency" office:currency="EUR" office:value="96" calcext:value-type="currency">
            <text:p>96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7-19" calcext:value-type="date">
            <text:p>19/07/16</text:p>
          </table:table-cell>
          <table:table-cell table:style-name="ce82" office:value-type="currency" office:currency="EUR" office:value="242" calcext:value-type="currency">
            <text:p>242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7-19" calcext:value-type="date">
            <text:p>19/07/16</text:p>
          </table:table-cell>
          <table:table-cell table:style-name="ce82" office:value-type="currency" office:currency="EUR" office:value="118.8" calcext:value-type="currency">
            <text:p>118,8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7-19" calcext:value-type="date">
            <text:p>19/07/16</text:p>
          </table:table-cell>
          <table:table-cell table:style-name="ce82" office:value-type="currency" office:currency="EUR" office:value="144.35" calcext:value-type="currency">
            <text:p>144,35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7-19" calcext:value-type="date">
            <text:p>19/07/16</text:p>
          </table:table-cell>
          <table:table-cell table:style-name="ce82" office:value-type="currency" office:currency="EUR" office:value="38.1" calcext:value-type="currency">
            <text:p>38,1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8-02" calcext:value-type="date">
            <text:p>02/08/16</text:p>
          </table:table-cell>
          <table:table-cell table:style-name="ce82" office:value-type="currency" office:currency="EUR" office:value="2160.45" calcext:value-type="currency">
            <text:p>2 160,45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8-02" calcext:value-type="date">
            <text:p>02/08/16</text:p>
          </table:table-cell>
          <table:table-cell table:style-name="ce82" office:value-type="currency" office:currency="EUR" office:value="355.68" calcext:value-type="currency">
            <text:p>355,68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8-02" calcext:value-type="date">
            <text:p>02/08/16</text:p>
          </table:table-cell>
          <table:table-cell table:style-name="ce82" office:value-type="currency" office:currency="EUR" office:value="24.07" calcext:value-type="currency">
            <text:p>24,07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8-02" calcext:value-type="date">
            <text:p>02/08/16</text:p>
          </table:table-cell>
          <table:table-cell table:style-name="ce82" office:value-type="currency" office:currency="EUR" office:value="52" calcext:value-type="currency">
            <text:p>52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8-02" calcext:value-type="date">
            <text:p>02/08/16</text:p>
          </table:table-cell>
          <table:table-cell table:style-name="ce82" table:formula="of:=169.2-80" office:value-type="currency" office:currency="EUR" office:value="89.2" calcext:value-type="currency">
            <text:p>89,2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8-02" calcext:value-type="date">
            <text:p>02/08/16</text:p>
          </table:table-cell>
          <table:table-cell table:style-name="ce82" office:value-type="currency" office:currency="EUR" office:value="66.1" calcext:value-type="currency">
            <text:p>66,1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8-04" calcext:value-type="date">
            <text:p>04/08/16</text:p>
          </table:table-cell>
          <table:table-cell table:style-name="ce82" office:value-type="currency" office:currency="EUR" office:value="1208.17" calcext:value-type="currency">
            <text:p>1 208,17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8-04" calcext:value-type="date">
            <text:p>04/08/16</text:p>
          </table:table-cell>
          <table:table-cell table:style-name="ce82" office:value-type="currency" office:currency="EUR" office:value="1966.31" calcext:value-type="currency">
            <text:p>1 966,31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8-09" calcext:value-type="date">
            <text:p>09/08/16</text:p>
          </table:table-cell>
          <table:table-cell table:style-name="ce82" office:value-type="currency" office:currency="EUR" office:value="222.79" calcext:value-type="currency">
            <text:p>222,79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8-18" calcext:value-type="date">
            <text:p>18/08/16</text:p>
          </table:table-cell>
          <table:table-cell table:style-name="ce82" table:formula="of:=['Frais engagés'.G188]+['Frais engagés'.G189]" office:value-type="currency" office:currency="EUR" office:value="784.75" calcext:value-type="currency">
            <text:p>784,75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9-06" calcext:value-type="date">
            <text:p>06/09/16</text:p>
          </table:table-cell>
          <table:table-cell table:style-name="ce82" office:value-type="currency" office:currency="EUR" office:value="1197.9" calcext:value-type="currency">
            <text:p>1 197,9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9-06" calcext:value-type="date">
            <text:p>06/09/16</text:p>
          </table:table-cell>
          <table:table-cell table:style-name="ce82" office:value-type="currency" office:currency="EUR" office:value="61.87" calcext:value-type="currency">
            <text:p>61,87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9-08" calcext:value-type="date">
            <text:p>08/09/16</text:p>
          </table:table-cell>
          <table:table-cell table:style-name="ce82" office:value-type="currency" office:currency="EUR" office:value="193.14" calcext:value-type="currency">
            <text:p>193,14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09-17" calcext:value-type="date">
            <text:p>17/09/16</text:p>
          </table:table-cell>
          <table:table-cell table:style-name="ce82" office:value-type="currency" office:currency="EUR" office:value="1348.99" calcext:value-type="currency">
            <text:p>1 348,99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10-07" calcext:value-type="date">
            <text:p>07/10/16</text:p>
          </table:table-cell>
          <table:table-cell table:style-name="ce82" office:value-type="currency" office:currency="EUR" office:value="84.67" calcext:value-type="currency">
            <text:p>84,67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10-14" calcext:value-type="date">
            <text:p>14/10/16</text:p>
          </table:table-cell>
          <table:table-cell table:style-name="ce82" office:value-type="currency" office:currency="EUR" office:value="1005" calcext:value-type="currency">
            <text:p>1 005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10-19" calcext:value-type="date">
            <text:p>19/10/16</text:p>
          </table:table-cell>
          <table:table-cell table:style-name="ce82" office:value-type="currency" office:currency="EUR" office:value="1465" calcext:value-type="currency">
            <text:p>1 465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6-11-04" calcext:value-type="date">
            <text:p>04/11/16</text:p>
          </table:table-cell>
          <table:table-cell table:style-name="ce82" office:value-type="currency" office:currency="EUR" office:value="1919" calcext:value-type="currency">
            <text:p>1 919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02-10" calcext:value-type="date">
            <text:p>10/02/17</text:p>
          </table:table-cell>
          <table:table-cell table:style-name="ce82" office:value-type="currency" office:currency="EUR" office:value="45.98" calcext:value-type="currency">
            <text:p>45,98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02-10" calcext:value-type="date">
            <text:p>10/02/17</text:p>
          </table:table-cell>
          <table:table-cell table:style-name="ce82" office:value-type="currency" office:currency="EUR" office:value="160.93" calcext:value-type="currency">
            <text:p>160,93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02-10" calcext:value-type="date">
            <text:p>10/02/17</text:p>
          </table:table-cell>
          <table:table-cell table:style-name="ce82" office:value-type="currency" office:currency="EUR" office:value="31.39" calcext:value-type="currency">
            <text:p>31,39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02-10" calcext:value-type="date">
            <text:p>10/02/17</text:p>
          </table:table-cell>
          <table:table-cell table:style-name="ce82" office:value-type="currency" office:currency="EUR" office:value="20.05" calcext:value-type="currency">
            <text:p>20,05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02-10" calcext:value-type="date">
            <text:p>10/02/17</text:p>
          </table:table-cell>
          <table:table-cell table:style-name="ce82" office:value-type="currency" office:currency="EUR" office:value="236.87" calcext:value-type="currency">
            <text:p>236,87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03-03" calcext:value-type="date">
            <text:p>03/03/17</text:p>
          </table:table-cell>
          <table:table-cell table:style-name="ce82" table:number-columns-repeated="2"/>
          <table:table-cell table:style-name="ce82" office:value-type="currency" office:currency="EUR" office:value="2100" calcext:value-type="currency">
            <text:p>2 100,00 €</text:p>
          </table:table-cell>
          <table:table-cell table:style-name="ce82"/>
          <table:table-cell table:number-columns-repeated="3"/>
        </table:table-row>
        <table:table-row table:style-name="ro1">
          <table:table-cell table:style-name="ce114" office:value-type="date" office:date-value="2017-03-22" calcext:value-type="date">
            <text:p>22/03/17</text:p>
          </table:table-cell>
          <table:table-cell table:style-name="ce82" office:value-type="currency" office:currency="EUR" office:value="635.74" calcext:value-type="currency">
            <text:p>635,74 €</text:p>
          </table:table-cell>
          <table:table-cell table:style-name="ce74" table:number-columns-repeated="2"/>
          <table:table-cell table:style-name="ce82"/>
          <table:table-cell table:number-columns-repeated="3"/>
        </table:table-row>
        <table:table-row table:style-name="ro1">
          <table:table-cell table:style-name="ce114" office:value-type="date" office:date-value="2017-03-22" calcext:value-type="date">
            <text:p>22/03/17</text:p>
          </table:table-cell>
          <table:table-cell table:style-name="ce82" office:value-type="currency" office:currency="EUR" office:value="3451.69" calcext:value-type="currency">
            <text:p>3 451,69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04-26" calcext:value-type="date">
            <text:p>26/04/17</text:p>
          </table:table-cell>
          <table:table-cell table:style-name="ce82" office:value-type="currency" office:currency="EUR" office:value="2033.63" calcext:value-type="currency">
            <text:p>2 033,63 €</text:p>
          </table:table-cell>
          <table:table-cell table:style-name="ce74" table:number-columns-repeated="2"/>
          <table:table-cell table:style-name="ce82"/>
          <table:table-cell table:number-columns-repeated="3"/>
        </table:table-row>
        <table:table-row table:style-name="ro1">
          <table:table-cell table:style-name="ce114" office:value-type="date" office:date-value="2017-04-26" calcext:value-type="date">
            <text:p>26/04/17</text:p>
          </table:table-cell>
          <table:table-cell table:style-name="ce82" office:value-type="currency" office:currency="EUR" office:value="272.46" calcext:value-type="currency">
            <text:p>272,46 €</text:p>
          </table:table-cell>
          <table:table-cell table:style-name="ce74" table:number-columns-repeated="2"/>
          <table:table-cell table:style-name="ce82"/>
          <table:table-cell table:number-columns-repeated="3"/>
        </table:table-row>
        <table:table-row table:style-name="ro1">
          <table:table-cell table:style-name="ce114" office:value-type="date" office:date-value="2017-04-26" calcext:value-type="date">
            <text:p>26/04/17</text:p>
          </table:table-cell>
          <table:table-cell table:style-name="ce82" office:value-type="currency" office:currency="EUR" office:value="81.58" calcext:value-type="currency">
            <text:p>81,58 €</text:p>
          </table:table-cell>
          <table:table-cell table:style-name="ce74" table:number-columns-repeated="2"/>
          <table:table-cell table:style-name="ce82"/>
          <table:table-cell table:number-columns-repeated="3"/>
        </table:table-row>
        <table:table-row table:style-name="ro1">
          <table:table-cell table:style-name="ce114" office:value-type="date" office:date-value="2017-04-26" calcext:value-type="date">
            <text:p>26/04/17</text:p>
          </table:table-cell>
          <table:table-cell table:style-name="ce82" office:value-type="currency" office:currency="EUR" office:value="72.5" calcext:value-type="currency">
            <text:p>72,50 €</text:p>
          </table:table-cell>
          <table:table-cell table:style-name="ce74" table:number-columns-repeated="2"/>
          <table:table-cell table:style-name="ce82"/>
          <table:table-cell table:number-columns-repeated="3"/>
        </table:table-row>
        <table:table-row table:style-name="ro1">
          <table:table-cell table:style-name="ce114" office:value-type="date" office:date-value="2017-04-26" calcext:value-type="date">
            <text:p>26/04/17</text:p>
          </table:table-cell>
          <table:table-cell table:style-name="ce82" office:value-type="currency" office:currency="EUR" office:value="409.45" calcext:value-type="currency">
            <text:p>409,45 €</text:p>
          </table:table-cell>
          <table:table-cell table:style-name="ce74" table:number-columns-repeated="2"/>
          <table:table-cell table:style-name="ce82"/>
          <table:table-cell table:number-columns-repeated="3"/>
        </table:table-row>
        <table:table-row table:style-name="ro1">
          <table:table-cell table:style-name="ce114" office:value-type="date" office:date-value="2017-05-05" calcext:value-type="date">
            <text:p>05/05/17</text:p>
          </table:table-cell>
          <table:table-cell table:style-name="ce82" office:value-type="currency" office:currency="EUR" office:value="1464" calcext:value-type="currency">
            <text:p>1 464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05-10" calcext:value-type="date">
            <text:p>10/05/17</text:p>
          </table:table-cell>
          <table:table-cell table:style-name="ce82" office:value-type="currency" office:currency="EUR" office:value="2541.54" calcext:value-type="currency">
            <text:p>2 541,54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05-06" calcext:value-type="date">
            <text:p>06/05/17</text:p>
          </table:table-cell>
          <table:table-cell table:style-name="ce82" office:value-type="currency" office:currency="EUR" office:value="1012" calcext:value-type="currency">
            <text:p>1 012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05-12" calcext:value-type="date">
            <text:p>12/05/17</text:p>
          </table:table-cell>
          <table:table-cell table:style-name="ce82" table:formula="of:=353+300" office:value-type="currency" office:currency="EUR" office:value="653" calcext:value-type="currency">
            <text:p>653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05-23" calcext:value-type="date">
            <text:p>23/05/17</text:p>
          </table:table-cell>
          <table:table-cell table:style-name="ce82" office:value-type="currency" office:currency="EUR" office:value="418.56" calcext:value-type="currency">
            <text:p>418,56 €</text:p>
          </table:table-cell>
          <table:table-cell table:style-name="ce82" table:number-columns-repeated="2"/>
          <table:table-cell table:style-name="ce82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14" office:value-type="date" office:date-value="2017-05-23" calcext:value-type="date">
            <text:p>23/05/17</text:p>
          </table:table-cell>
          <table:table-cell table:style-name="ce82" office:value-type="currency" office:currency="EUR" office:value="64.61" calcext:value-type="currency">
            <text:p>64,61 €</text:p>
          </table:table-cell>
          <table:table-cell table:style-name="ce82" table:number-columns-repeated="2"/>
          <table:table-cell table:style-name="ce74"/>
          <table:table-cell table:number-columns-repeated="3"/>
        </table:table-row>
        <table:table-row table:style-name="ro1">
          <table:table-cell table:style-name="ce114" office:value-type="date" office:date-value="2017-05-30" calcext:value-type="date">
            <text:p>30/05/17</text:p>
          </table:table-cell>
          <table:table-cell table:style-name="ce82" office:value-type="currency" office:currency="EUR" office:value="706.89" calcext:value-type="currency">
            <text:p>706,89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05-30" calcext:value-type="date">
            <text:p>30/05/17</text:p>
          </table:table-cell>
          <table:table-cell table:style-name="ce82" office:value-type="currency" office:currency="EUR" office:value="131.28" calcext:value-type="currency">
            <text:p>131,28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05-30" calcext:value-type="date">
            <text:p>30/05/17</text:p>
          </table:table-cell>
          <table:table-cell table:style-name="ce82" office:value-type="currency" office:currency="EUR" office:value="60" calcext:value-type="currency">
            <text:p>60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06-24" calcext:value-type="date">
            <text:p>24/06/17</text:p>
          </table:table-cell>
          <table:table-cell table:style-name="ce82" table:formula="of:=69.75+284.61+42.14+181.14+98.55+1893.52" office:value-type="currency" office:currency="EUR" office:value="2569.71" calcext:value-type="currency">
            <text:p>2 569,71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06-27" calcext:value-type="date">
            <text:p>27/06/17</text:p>
          </table:table-cell>
          <table:table-cell table:style-name="ce82" table:formula="of:=527.62+106.2" office:value-type="currency" office:currency="EUR" office:value="633.82" calcext:value-type="currency">
            <text:p>633,82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07-15" calcext:value-type="date">
            <text:p>15/07/17</text:p>
          </table:table-cell>
          <table:table-cell table:style-name="ce82" table:number-columns-repeated="3"/>
          <table:table-cell table:style-name="ce82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14" office:value-type="date" office:date-value="2017-08-01" calcext:value-type="date">
            <text:p>01/08/17</text:p>
          </table:table-cell>
          <table:table-cell table:style-name="ce82" office:value-type="currency" office:currency="EUR" office:value="7608.16" calcext:value-type="currency">
            <text:p>7 608,16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08-18" calcext:value-type="date">
            <text:p>18/08/17</text:p>
          </table:table-cell>
          <table:table-cell table:style-name="ce82" office:value-type="currency" office:currency="EUR" office:value="2190.67" calcext:value-type="currency">
            <text:p>2 190,67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10-13" calcext:value-type="date">
            <text:p>13/10/17</text:p>
          </table:table-cell>
          <table:table-cell table:style-name="ce82" office:value-type="currency" office:currency="EUR" office:value="120.35" calcext:value-type="currency">
            <text:p>120,35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6" office:value-type="date" office:date-value="2017-10-13" calcext:value-type="date">
            <text:p>13/10/17</text:p>
          </table:table-cell>
          <table:table-cell table:style-name="ce82" office:value-type="currency" office:currency="EUR" office:value="14.95" calcext:value-type="currency">
            <text:p>14,95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6" office:value-type="date" office:date-value="2017-10-13" calcext:value-type="date">
            <text:p>13/10/17</text:p>
          </table:table-cell>
          <table:table-cell table:style-name="ce82" office:value-type="currency" office:currency="EUR" office:value="16.26" calcext:value-type="currency">
            <text:p>16,26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6" office:value-type="date" office:date-value="2017-10-13" calcext:value-type="date">
            <text:p>13/10/17</text:p>
          </table:table-cell>
          <table:table-cell table:style-name="ce82" office:value-type="currency" office:currency="EUR" office:value="12.15" calcext:value-type="currency">
            <text:p>12,15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10-18" calcext:value-type="date">
            <text:p>18/10/17</text:p>
          </table:table-cell>
          <table:table-cell table:style-name="ce82" table:number-columns-repeated="3"/>
          <table:table-cell table:style-name="ce82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14" office:value-type="date" office:date-value="2017-11-29" calcext:value-type="date">
            <text:p>29/11/17</text:p>
          </table:table-cell>
          <table:table-cell table:style-name="ce82" office:value-type="currency" office:currency="EUR" office:value="3737" calcext:value-type="currency">
            <text:p>3 737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7-12-08" calcext:value-type="date">
            <text:p>08/12/17</text:p>
          </table:table-cell>
          <table:table-cell table:style-name="ce82" table:number-columns-repeated="3"/>
          <table:table-cell table:style-name="ce82" office:value-type="currency" office:currency="EUR" office:value="1500" calcext:value-type="currency">
            <text:p>1 500,00 €</text:p>
          </table:table-cell>
          <table:table-cell table:number-columns-repeated="3"/>
        </table:table-row>
        <table:table-row table:style-name="ro1">
          <table:table-cell table:style-name="ce114" office:value-type="date" office:date-value="2018-01-11" calcext:value-type="date">
            <text:p>11/01/18</text:p>
          </table:table-cell>
          <table:table-cell table:style-name="ce82" office:value-type="currency" office:currency="EUR" office:value="100.97" calcext:value-type="currency">
            <text:p>100,97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1-25" calcext:value-type="date">
            <text:p>25/01/18</text:p>
          </table:table-cell>
          <table:table-cell table:style-name="ce82" office:value-type="currency" office:currency="EUR" office:value="2700" calcext:value-type="currency">
            <text:p>2 700,0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3-15" calcext:value-type="date">
            <text:p>15/03/18</text:p>
          </table:table-cell>
          <table:table-cell table:style-name="ce82" table:number-columns-repeated="3"/>
          <table:table-cell table:style-name="ce82" office:value-type="currency" office:currency="EUR" office:value="1000" calcext:value-type="currency">
            <text:p>1 000,00 €</text:p>
          </table:table-cell>
          <table:table-cell table:number-columns-repeated="3"/>
        </table:table-row>
        <table:table-row table:style-name="ro1">
          <table:table-cell table:style-name="ce114" office:value-type="date" office:date-value="2018-03-15" calcext:value-type="date">
            <text:p>15/03/18</text:p>
          </table:table-cell>
          <table:table-cell table:style-name="ce82" table:formula="of:=81.59+94.5+47.11+77.98+13.6" office:value-type="currency" office:currency="EUR" office:value="314.78" calcext:value-type="currency">
            <text:p>314,78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4-05" calcext:value-type="date">
            <text:p>05/04/18</text:p>
          </table:table-cell>
          <table:table-cell table:style-name="ce82" table:formula="of:=209+89.96" office:value-type="currency" office:currency="EUR" office:value="298.96" calcext:value-type="currency">
            <text:p>298,96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4-27" calcext:value-type="date">
            <text:p>27/04/18</text:p>
          </table:table-cell>
          <table:table-cell table:style-name="ce82" office:value-type="currency" office:currency="EUR" office:value="2092.91" calcext:value-type="currency">
            <text:p>2 092,91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4-27" calcext:value-type="date">
            <text:p>27/04/18</text:p>
          </table:table-cell>
          <table:table-cell table:style-name="ce82" office:value-type="currency" office:currency="EUR" office:value="1465.2" calcext:value-type="currency">
            <text:p>1 465,2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4-28" calcext:value-type="date">
            <text:p>28/04/18</text:p>
          </table:table-cell>
          <table:table-cell table:style-name="ce90" office:value-type="currency" office:currency="EUR" office:value="1248" calcext:value-type="currency">
            <text:p>1 248,00 €</text:p>
          </table:table-cell>
          <table:table-cell table:style-name="ce82" table:number-columns-repeated="3"/>
          <table:table-cell table:style-name="ce48"/>
          <table:table-cell table:number-columns-repeated="2"/>
        </table:table-row>
        <table:table-row table:style-name="ro1">
          <table:table-cell table:style-name="ce114" office:value-type="date" office:date-value="2018-04-28" calcext:value-type="date">
            <text:p>28/04/18</text:p>
          </table:table-cell>
          <table:table-cell table:style-name="ce90" office:value-type="currency" office:currency="EUR" office:value="1229.52" calcext:value-type="currency">
            <text:p>1 229,52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4-28" calcext:value-type="date">
            <text:p>28/04/18</text:p>
          </table:table-cell>
          <table:table-cell table:style-name="ce90" office:value-type="currency" office:currency="EUR" office:value="144.35" calcext:value-type="currency">
            <text:p>144,35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5-23" calcext:value-type="date">
            <text:p>23/05/18</text:p>
          </table:table-cell>
          <table:table-cell table:style-name="ce82" office:value-type="currency" office:currency="EUR" office:value="101.5" calcext:value-type="currency">
            <text:p>101,5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5-23" calcext:value-type="date">
            <text:p>23/05/18</text:p>
          </table:table-cell>
          <table:table-cell table:style-name="ce82" office:value-type="currency" office:currency="EUR" office:value="328.86" calcext:value-type="currency">
            <text:p>328,86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5-23" calcext:value-type="date">
            <text:p>23/05/18</text:p>
          </table:table-cell>
          <table:table-cell table:style-name="ce82" office:value-type="currency" office:currency="EUR" office:value="113.05" calcext:value-type="currency">
            <text:p>113,05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5-23" calcext:value-type="date">
            <text:p>23/05/18</text:p>
          </table:table-cell>
          <table:table-cell table:style-name="ce82" office:value-type="currency" office:currency="EUR" office:value="25.95" calcext:value-type="currency">
            <text:p>25,95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5-23" calcext:value-type="date">
            <text:p>23/05/18</text:p>
          </table:table-cell>
          <table:table-cell table:style-name="ce82" office:value-type="currency" office:currency="EUR" office:value="64.24" calcext:value-type="currency">
            <text:p>64,24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5-23" calcext:value-type="date">
            <text:p>23/05/18</text:p>
          </table:table-cell>
          <table:table-cell table:style-name="ce82" office:value-type="currency" office:currency="EUR" office:value="46.86" calcext:value-type="currency">
            <text:p>46,86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5-23" calcext:value-type="date">
            <text:p>23/05/18</text:p>
          </table:table-cell>
          <table:table-cell table:style-name="ce82" office:value-type="currency" office:currency="EUR" office:value="27.31" calcext:value-type="currency">
            <text:p>27,31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6-07" calcext:value-type="date">
            <text:p>07/06/18</text:p>
          </table:table-cell>
          <table:table-cell table:style-name="ce82" table:number-columns-repeated="3"/>
          <table:table-cell table:style-name="ce82" office:value-type="currency" office:currency="EUR" office:value="500" calcext:value-type="currency">
            <text:p>500,00 €</text:p>
          </table:table-cell>
          <table:table-cell table:number-columns-repeated="3"/>
        </table:table-row>
        <table:table-row table:style-name="ro1">
          <table:table-cell table:style-name="ce114" office:value-type="date" office:date-value="2018-07-21" calcext:value-type="date">
            <text:p>21/07/18</text:p>
          </table:table-cell>
          <table:table-cell table:style-name="ce82" office:value-type="currency" office:currency="EUR" office:value="210.42" calcext:value-type="currency">
            <text:p>210,42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7-21" calcext:value-type="date">
            <text:p>21/07/18</text:p>
          </table:table-cell>
          <table:table-cell table:style-name="ce82" office:value-type="currency" office:currency="EUR" office:value="457.55" calcext:value-type="currency">
            <text:p>457,55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8-16" calcext:value-type="date">
            <text:p>16/08/18</text:p>
          </table:table-cell>
          <table:table-cell table:style-name="ce82" table:formula="of:=89.45+133.66+313.2+188.5+174" office:value-type="currency" office:currency="EUR" office:value="898.81" calcext:value-type="currency">
            <text:p>898,81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8-16" calcext:value-type="date">
            <text:p>16/08/18</text:p>
          </table:table-cell>
          <table:table-cell table:style-name="ce82" table:formula="of:=33.6+312" office:value-type="currency" office:currency="EUR" office:value="345.6" calcext:value-type="currency">
            <text:p>345,6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/>
          <table:table-cell table:style-name="ce82" office:value-type="currency" office:currency="EUR" office:value="2976.3" calcext:value-type="currency">
            <text:p>2 976,30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9-05" calcext:value-type="date">
            <text:p>05/09/18</text:p>
          </table:table-cell>
          <table:table-cell table:style-name="ce82" office:value-type="currency" office:currency="EUR" office:value="251.01" calcext:value-type="currency">
            <text:p>251,01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09-06" calcext:value-type="date">
            <text:p>06/09/18</text:p>
          </table:table-cell>
          <table:table-cell table:style-name="ce82" office:value-type="currency" office:currency="EUR" office:value="1580.68" calcext:value-type="currency">
            <text:p>1 580,68 €</text:p>
          </table:table-cell>
          <table:table-cell table:style-name="ce82" table:number-columns-repeated="3"/>
          <table:table-cell table:number-columns-repeated="3"/>
        </table:table-row>
        <table:table-row table:style-name="ro1">
          <table:table-cell table:style-name="ce114" office:value-type="date" office:date-value="2018-10-16" calcext:value-type="date">
            <text:p>16/10/18</text:p>
          </table:table-cell>
          <table:table-cell table:style-name="ce82" table:number-columns-repeated="3"/>
          <table:table-cell table:style-name="ce82" office:value-type="currency" office:currency="EUR" office:value="1200" calcext:value-type="currency">
            <text:p>1 200,00 €</text:p>
          </table:table-cell>
          <table:table-cell table:number-columns-repeated="3"/>
        </table:table-row>
        <table:table-row table:style-name="ro1" table:number-rows-repeated="3">
          <table:table-cell table:style-name="ce114"/>
          <table:table-cell table:style-name="ce82" table:number-columns-repeated="4"/>
          <table:table-cell table:number-columns-repeated="3"/>
        </table:table-row>
        <table:table-row table:style-name="ro1">
          <table:table-cell/>
          <table:table-cell table:style-name="ce82" table:number-columns-repeated="4"/>
          <table:table-cell table:style-name="ce99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ébloqué</text:p>
          </table:table-cell>
          <table:table-cell table:style-name="ce117" table:formula="of:=SUM([.B2:.B150])" office:value-type="currency" office:currency="EUR" office:value="174327" calcext:value-type="currency">
            <text:p>174 327,00 €</text:p>
          </table:table-cell>
          <table:table-cell table:style-name="ce117" table:formula="of:=[.C153]" office:value-type="currency" office:currency="EUR" office:value="36000" calcext:value-type="currency">
            <text:p>36 000,00 €</text:p>
          </table:table-cell>
          <table:table-cell table:style-name="ce117" table:formula="of:=[.D153]" office:value-type="currency" office:currency="EUR" office:value="2100" calcext:value-type="currency">
            <text:p>2 100,00 €</text:p>
          </table:table-cell>
          <table:table-cell table:style-name="ce117" table:formula="of:=SUM([.E1:.E150])" office:value-type="currency" office:currency="EUR" office:value="10200" calcext:value-type="currency">
            <text:p>10 200,00 €</text:p>
          </table:table-cell>
          <table:table-cell table:style-name="ce117" table:formula="of:=SUM([.B151:.E151])" office:value-type="currency" office:currency="EUR" office:value="222627" calcext:value-type="currency">
            <text:p>222 627,00 €</text:p>
          </table:table-cell>
          <table:table-cell table:style-name="ce125"/>
          <table:table-cell/>
        </table:table-row>
        <table:table-row table:style-name="ro1">
          <table:table-cell office:value-type="string" calcext:value-type="string">
            <text:p>Restant à débloquer</text:p>
          </table:table-cell>
          <table:table-cell table:style-name="ce82" table:formula="of:=174327-[.B151]" office:value-type="currency" office:currency="EUR" office:value="0" calcext:value-type="currency">
            <text:p>0,00 €</text:p>
          </table:table-cell>
          <table:table-cell table:style-name="ce82" table:formula="of:=0" office:value-type="currency" office:currency="EUR" office:value="0" calcext:value-type="currency">
            <text:p>0,00 €</text:p>
          </table:table-cell>
          <table:table-cell table:style-name="ce82" table:formula="of:=0" office:value-type="currency" office:currency="EUR" office:value="0" calcext:value-type="currency">
            <text:p>0,00 €</text:p>
          </table:table-cell>
          <table:table-cell table:style-name="ce82" table:formula="of:=15000-[.E151]" office:value-type="currency" office:currency="EUR" office:value="4800" calcext:value-type="currency">
            <text:p>4 800,00 €</text:p>
          </table:table-cell>
          <table:table-cell table:style-name="ce82" table:formula="of:=SUM([.B152:.E152])" office:value-type="currency" office:currency="EUR" office:value="4800" calcext:value-type="currency">
            <text:p>4 800,00 €</text:p>
          </table:table-cell>
          <table:table-cell table:style-name="ce126" table:formula="of:=[.F152]/[.F153]" office:value-type="percentage" office:value="0.0211056734688493" calcext:value-type="percentage">
            <text:p>2,11 %</text:p>
          </table:table-cell>
          <table:table-cell/>
        </table:table-row>
        <table:table-row table:style-name="ro1">
          <table:table-cell office:value-type="string" calcext:value-type="string">
            <text:p>Total prêts</text:p>
          </table:table-cell>
          <table:table-cell table:style-name="ce118" table:formula="of:=[.B151]+[.B152]" office:value-type="currency" office:currency="EUR" office:value="174327" calcext:value-type="currency">
            <text:p>174 327,00 €</text:p>
          </table:table-cell>
          <table:table-cell table:style-name="ce118" table:formula="of:=[.C2]" office:value-type="currency" office:currency="EUR" office:value="36000" calcext:value-type="currency">
            <text:p>36 000,00 €</text:p>
          </table:table-cell>
          <table:table-cell table:style-name="ce118" table:formula="of:=[.D92]" office:value-type="currency" office:currency="EUR" office:value="2100" calcext:value-type="currency">
            <text:p>2 100,00 €</text:p>
          </table:table-cell>
          <table:table-cell table:style-name="ce122" table:formula="of:=[.E151]+[.E152]" office:value-type="currency" office:currency="EUR" office:value="15000" calcext:value-type="currency">
            <text:p>15 000,00 €</text:p>
          </table:table-cell>
          <table:table-cell table:style-name="ce118" table:formula="of:=SUM([.B153:.E153])" office:value-type="currency" office:currency="EUR" office:value="227427" calcext:value-type="currency">
            <text:p>227 427,00 €</text:p>
          </table:table-cell>
          <table:table-cell table:style-name="ce48"/>
          <table:table-cell/>
        </table:table-row>
        <table:table-row table:style-name="ro1">
          <table:table-cell/>
          <table:table-cell table:style-name="ce119" table:formula="of:=[.B152]/[.B153]" office:value-type="percentage" office:value="0" calcext:value-type="percentage">
            <text:p>0,00 %</text:p>
          </table:table-cell>
          <table:table-cell table:number-columns-repeated="6"/>
        </table:table-row>
        <table:table-row table:style-name="ro1">
          <table:table-cell/>
          <table:table-cell table:style-name="ce119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121"/>
          <table:table-cell table:style-name="ce123"/>
          <table:table-cell table:number-columns-repeated="3"/>
        </table:table-row>
        <table:table-row table:style-name="ro1">
          <table:table-cell table:style-name="ce100" office:value-type="string" calcext:value-type="string">
            <text:p>Terrain</text:p>
          </table:table-cell>
          <table:table-cell table:style-name="ce82" table:formula="of:=['Frais engagés'.C387]" office:value-type="currency" office:currency="EUR" office:value="58752.96" calcext:value-type="currency">
            <text:p>58 752,96 €</text:p>
          </table:table-cell>
          <table:table-cell table:style-name="ce120" table:number-columns-repeated="2"/>
          <table:table-cell table:style-name="ce124"/>
          <table:table-cell table:number-columns-repeated="3"/>
        </table:table-row>
        <table:table-row table:style-name="ro1">
          <table:table-cell table:style-name="ce100" office:value-type="string" calcext:value-type="string">
            <text:p>Maison</text:p>
          </table:table-cell>
          <table:table-cell table:style-name="ce82" table:formula="of:=[.F153]-[.B157]" office:value-type="currency" office:currency="EUR" office:value="168674.04" calcext:value-type="currency">
            <text:p>168 674,04 €</text:p>
          </table:table-cell>
          <table:table-cell table:style-name="ce120" table:number-columns-repeated="3"/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Au 23/11/15</text:p>
          </table:table-cell>
          <table:table-cell office:value-type="currency" office:currency="EUR" office:value="78000" calcext:value-type="currency">
            <text:p>78 0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min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chée, relevage</text:p>
          </table:table-cell>
          <table:table-cell office:value-type="currency" office:currency="EUR" office:value="4000" calcext:value-type="currency">
            <text:p>4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-vapeur</text:p>
          </table:table-cell>
          <table:table-cell office:value-type="currency" office:currency="EUR" office:value="450" calcext:value-type="currency">
            <text:p>4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otch</text:p>
          </table:table-cell>
          <table:table-cell office:value-type="currency" office:currency="EUR" office:value="200" calcext:value-type="currency">
            <text:p>2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</text:p>
          </table:table-cell>
          <table:table-cell office:value-type="currency" office:currency="EUR" office:value="2100" calcext:value-type="currency">
            <text:p>2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bois</text:p>
          </table:table-cell>
          <table:table-cell office:value-type="currency" office:currency="EUR" office:value="1700" calcext:value-type="currency">
            <text:p>1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couverture</text:p>
          </table:table-cell>
          <table:table-cell office:value-type="currency" office:currency="EUR" office:value="800" calcext:value-type="currency">
            <text:p>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n-vapeur</text:p>
          </table:table-cell>
          <table:table-cell office:value-type="currency" office:currency="EUR" office:value="300" calcext:value-type="currency">
            <text:p>3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maison</text:p>
          </table:table-cell>
          <table:table-cell office:value-type="currency" office:currency="EUR" office:value="3100" calcext:value-type="currency">
            <text:p>3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salle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rotères</text:p>
          </table:table-cell>
          <table:table-cell office:value-type="currency" office:currency="EUR" office:value="750" calcext:value-type="currency">
            <text:p>7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strat pouzzolane</text:p>
          </table:table-cell>
          <table:table-cell office:value-type="currency" office:currency="EUR" office:value="900" calcext:value-type="currency">
            <text:p>9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gétalisation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éotextile</text:p>
          </table:table-cell>
          <table:table-cell office:value-type="currency" office:currency="EUR" office:value="600" calcext:value-type="currency">
            <text:p>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uttières…</text:p>
          </table:table-cell>
          <table:table-cell office:value-type="currency" office:currency="EUR" office:value="1000" calcext:value-type="currency">
            <text:p>1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uits, finitions</text:p>
          </table:table-cell>
          <table:table-cell office:value-type="currency" office:currency="EUR" office:value="9500" calcext:value-type="currency">
            <text:p>9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menuiseries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portes</text:p>
          </table:table-cell>
          <table:table-cell office:value-type="currency" office:currency="EUR" office:value="720" calcext:value-type="currency">
            <text:p>72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échargement menuiseries</text:p>
          </table:table-cell>
          <table:table-cell office:value-type="currency" office:currency="EUR" office:value="100" calcext:value-type="currency">
            <text:p>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oisons</text:p>
          </table:table-cell>
          <table:table-cell office:value-type="currency" office:currency="EUR" office:value="4700" calcext:value-type="currency">
            <text:p>4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inture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relage, ardoises</text:p>
          </table:table-cell>
          <table:table-cell office:value-type="currency" office:currency="EUR" office:value="4800" calcext:value-type="currency">
            <text:p>4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quet</text:p>
          </table:table-cell>
          <table:table-cell office:value-type="currency" office:currency="EUR" office:value="2600" calcext:value-type="currency">
            <text:p>2 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électricité</text:p>
          </table:table-cell>
          <table:table-cell office:value-type="currency" office:currency="EUR" office:value="4400" calcext:value-type="currency">
            <text:p>4 4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uffage, poële</text:p>
          </table:table-cell>
          <table:table-cell office:value-type="currency" office:currency="EUR" office:value="10000" calcext:value-type="currency">
            <text:p>10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MC</text:p>
          </table:table-cell>
          <table:table-cell office:value-type="currency" office:currency="EUR" office:value="7000" calcext:value-type="currency">
            <text:p>7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omberie</text:p>
          </table:table-cell>
          <table:table-cell office:value-type="currency" office:currency="EUR" office:value="2500" calcext:value-type="currency">
            <text:p>2 5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[.B163]-SUM([.B165:.B192])*1.2" office:value-type="currency" office:currency="EUR" office:value="-4584" calcext:value-type="currency">
            <text:p>-4 584,00 €</text:p>
          </table:table-cell>
          <table:table-cell table:number-columns-repeated="6"/>
        </table:table-row>
        <table:table-row table:style-name="ro1" table:number-rows-repeated="104838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bst prêts" table:style-name="ta1">
        <table:table-column table:style-name="co16" table:default-cell-style-name="ce99"/>
        <table:table-column table:style-name="co17" table:default-cell-style-name="Default"/>
        <table:table-column table:style-name="co4" table:default-cell-style-name="ce48"/>
        <table:table-column table:style-name="co18" table:default-cell-style-name="ce48"/>
        <table:table-column table:style-name="co19" table:default-cell-style-name="Default"/>
        <table:table-column table:style-name="co20" table:default-cell-style-name="Default"/>
        <table:table-column table:style-name="co4" table:default-cell-style-name="Default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4" table:default-cell-style-name="Default"/>
        <table:table-column table:style-name="co24" table:default-cell-style-name="Default"/>
        <table:table-column table:style-name="co4" table:default-cell-style-name="ce48"/>
        <table:table-column table:style-name="co4" table:number-columns-repeated="4" table:default-cell-style-name="Default"/>
        <table:table-column table:style-name="co25" table:default-cell-style-name="Default"/>
        <table:table-column table:style-name="co4" table:default-cell-style-name="ce48"/>
        <table:table-row table:style-name="ro3">
          <table:table-cell table:style-name="ce127" office:value-type="string" calcext:value-type="string" table:number-columns-spanned="4" table:number-rows-spanned="1">
            <text:p>Remboursement des prêts</text:p>
          </table:table-cell>
          <table:covered-table-cell table:style-name="ce76"/>
          <table:covered-table-cell table:number-columns-repeated="2" table:style-name="ce79"/>
          <table:table-cell table:style-name="ce76" table:number-columns-repeated="6"/>
          <table:table-cell table:number-columns-repeated="10"/>
        </table:table-row>
        <table:table-row table:style-name="ro1">
          <table:table-cell table:style-name="ce128"/>
          <table:table-cell table:style-name="ce76"/>
          <table:table-cell table:style-name="ce143" table:number-columns-repeated="2"/>
          <table:table-cell table:style-name="ce76" table:number-columns-repeated="6"/>
          <table:table-cell table:number-columns-repeated="10"/>
        </table:table-row>
        <table:table-row table:style-name="ro1">
          <table:table-cell table:style-name="ce128"/>
          <table:table-cell table:style-name="ce76"/>
          <table:table-cell table:style-name="ce106" office:value-type="string" calcext:value-type="string">
            <text:p>Modulimmo</text:p>
          </table:table-cell>
          <table:table-cell table:style-name="ce106" office:value-type="string" calcext:value-type="string">
            <text:p>Prêt Taux Zéro</text:p>
          </table:table-cell>
          <table:table-cell table:style-name="ce76" table:number-columns-repeated="6"/>
          <table:table-cell/>
          <table:table-cell table:style-name="ce128"/>
          <table:table-cell table:style-name="ce76"/>
          <table:table-cell table:style-name="Default"/>
          <table:table-cell table:number-columns-repeated="6"/>
        </table:table-row>
        <table:table-row table:style-name="ro4">
          <table:table-cell table:style-name="ce129" office:value-type="date" office:date-value="2015-03-31" calcext:value-type="date">
            <text:p>31/03/15</text:p>
          </table:table-cell>
          <table:table-cell table:style-name="ce137" office:value-type="string" calcext:value-type="string">
            <text:p>Assurance Prêt Modulimmo</text:p>
          </table:table-cell>
          <table:table-cell table:style-name="ce144" office:value-type="currency" office:currency="EUR" office:value="28.87" calcext:value-type="currency">
            <text:p>28,87 €</text:p>
          </table:table-cell>
          <table:table-cell table:style-name="ce144"/>
          <table:table-cell table:style-name="ce76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29" office:value-type="date" office:date-value="2015-03-31" calcext:value-type="date">
            <text:p>31/03/15</text:p>
          </table:table-cell>
          <table:table-cell table:style-name="ce137" office:value-type="string" calcext:value-type="string">
            <text:p>Assurance PTZ</text:p>
          </table:table-cell>
          <table:table-cell table:style-name="ce144"/>
          <table:table-cell table:style-name="ce144" office:value-type="currency" office:currency="EUR" office:value="4.8" calcext:value-type="currency">
            <text:p>4,80 €</text:p>
          </table:table-cell>
          <table:table-cell table:style-name="ce76" table:number-columns-repeated="6"/>
          <table:table-cell/>
          <table:table-cell table:style-name="ce130"/>
          <table:table-cell table:style-name="ce160"/>
          <table:table-cell table:style-name="ce146"/>
          <table:table-cell table:number-columns-repeated="6"/>
        </table:table-row>
        <table:table-row table:style-name="ro4">
          <table:table-cell table:style-name="ce129" office:value-type="date" office:date-value="2015-04-29" calcext:value-type="date">
            <text:p>29/04/15</text:p>
          </table:table-cell>
          <table:table-cell table:style-name="ce137" office:value-type="string" calcext:value-type="string">
            <text:p>Assurance Prêt Modulimmo</text:p>
          </table:table-cell>
          <table:table-cell table:style-name="ce144" office:value-type="currency" office:currency="EUR" office:value="37.65" calcext:value-type="currency">
            <text:p>37,65 €</text:p>
          </table:table-cell>
          <table:table-cell table:style-name="ce144"/>
          <table:table-cell table:style-name="ce76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29" office:value-type="date" office:date-value="2015-04-29" calcext:value-type="date">
            <text:p>29/04/15</text:p>
          </table:table-cell>
          <table:table-cell table:style-name="ce137" office:value-type="string" calcext:value-type="string">
            <text:p>Assurance PTZ</text:p>
          </table:table-cell>
          <table:table-cell table:style-name="ce144"/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30"/>
          <table:table-cell table:style-name="ce160"/>
          <table:table-cell table:style-name="ce146"/>
          <table:table-cell table:number-columns-repeated="6"/>
        </table:table-row>
        <table:table-row table:style-name="ro4">
          <table:table-cell table:style-name="ce129" office:value-type="date" office:date-value="2015-04-29" calcext:value-type="date">
            <text:p>29/04/15</text:p>
          </table:table-cell>
          <table:table-cell table:style-name="ce137" office:value-type="string" calcext:value-type="string">
            <text:p>Commission Prêt Modulimmo</text:p>
          </table:table-cell>
          <table:table-cell table:style-name="ce144" office:value-type="currency" office:currency="EUR" office:value="600" calcext:value-type="currency">
            <text:p>600,00 €</text:p>
          </table:table-cell>
          <table:table-cell table:style-name="ce144"/>
          <table:table-cell table:style-name="ce76" table:number-columns-repeated="6"/>
          <table:table-cell/>
          <table:table-cell table:style-name="ce130"/>
          <table:table-cell table:style-name="ce160"/>
          <table:table-cell table:style-name="ce146"/>
          <table:table-cell table:number-columns-repeated="6"/>
        </table:table-row>
        <table:table-row table:style-name="ro4">
          <table:table-cell table:style-name="ce129" office:value-type="date" office:date-value="2015-05-07" calcext:value-type="date">
            <text:p>07/05/15</text:p>
          </table:table-cell>
          <table:table-cell table:style-name="ce137" office:value-type="string" calcext:value-type="string">
            <text:p>Crédit Logement Prêt Modulimmo</text:p>
          </table:table-cell>
          <table:table-cell table:style-name="ce144" office:value-type="currency" office:currency="EUR" office:value="1726.64" calcext:value-type="currency">
            <text:p>1 726,64 €</text:p>
          </table:table-cell>
          <table:table-cell table:style-name="ce144"/>
          <table:table-cell table:style-name="ce76" table:number-columns-repeated="6"/>
          <table:table-cell/>
          <table:table-cell table:style-name="ce159" office:value-type="string" calcext:value-type="string" table:number-columns-spanned="6" table:number-rows-spanned="1">
            <text:p>Détail du prêt Modulimmo</text:p>
          </table:table-cell>
          <table:covered-table-cell table:style-name="ce161"/>
          <table:covered-table-cell table:style-name="ce163"/>
          <table:covered-table-cell table:number-columns-repeated="3" table:style-name="ce125"/>
          <table:table-cell table:number-columns-repeated="3"/>
        </table:table-row>
        <table:table-row table:style-name="ro4">
          <table:table-cell table:style-name="ce129" office:value-type="date" office:date-value="2015-05-07" calcext:value-type="date">
            <text:p>07/05/15</text:p>
          </table:table-cell>
          <table:table-cell table:style-name="ce137" office:value-type="string" calcext:value-type="string">
            <text:p>Crédit Logement PTZ</text:p>
          </table:table-cell>
          <table:table-cell table:style-name="ce144"/>
          <table:table-cell table:style-name="ce144" office:value-type="currency" office:currency="EUR" office:value="523.2" calcext:value-type="currency">
            <text:p>523,20 €</text:p>
          </table:table-cell>
          <table:table-cell table:style-name="ce76" table:number-columns-repeated="6"/>
          <table:table-cell/>
          <table:table-cell table:style-name="ce130"/>
          <table:table-cell table:style-name="ce160"/>
          <table:table-cell table:style-name="ce146"/>
          <table:table-cell table:number-columns-repeated="6"/>
        </table:table-row>
        <table:table-row table:style-name="ro2">
          <table:table-cell table:style-name="ce129" office:value-type="date" office:date-value="2015-05-07" calcext:value-type="date">
            <text:p>07/05/15</text:p>
          </table:table-cell>
          <table:table-cell table:style-name="ce137" office:value-type="string" calcext:value-type="string">
            <text:p>Souscription part sociale Prêt Modulimmo</text:p>
          </table:table-cell>
          <table:table-cell table:style-name="ce144" office:value-type="currency" office:currency="EUR" office:value="249" calcext:value-type="currency">
            <text:p>249,00 €</text:p>
          </table:table-cell>
          <table:table-cell table:style-name="ce144"/>
          <table:table-cell table:style-name="ce76" table:number-columns-repeated="6"/>
          <table:table-cell/>
          <table:table-cell table:style-name="ce130"/>
          <table:table-cell table:style-name="ce160"/>
          <table:table-cell table:style-name="ce106" office:value-type="string" calcext:value-type="string">
            <text:p>Modulimmo</text:p>
          </table:table-cell>
          <table:table-cell table:style-name="ce106" office:value-type="string" calcext:value-type="string">
            <text:p>Capital</text:p>
          </table:table-cell>
          <table:table-cell table:style-name="ce106" office:value-type="string" calcext:value-type="string">
            <text:p>Intérêts</text:p>
          </table:table-cell>
          <table:table-cell table:style-name="ce106" office:value-type="string" calcext:value-type="string">
            <text:p>Assurance</text:p>
          </table:table-cell>
          <table:table-cell table:number-columns-repeated="3"/>
        </table:table-row>
        <table:table-row table:style-name="ro4">
          <table:table-cell table:style-name="ce129" office:value-type="date" office:date-value="2015-05-07" calcext:value-type="date">
            <text:p>07/05/15</text:p>
          </table:table-cell>
          <table:table-cell table:style-name="ce137" office:value-type="string" calcext:value-type="string">
            <text:p>Souscription part sociale PTZ</text:p>
          </table:table-cell>
          <table:table-cell table:style-name="ce144"/>
          <table:table-cell table:style-name="ce144" office:value-type="currency" office:currency="EUR" office:value="51" calcext:value-type="currency">
            <text:p>51,00 €</text:p>
          </table:table-cell>
          <table:table-cell table:style-name="ce76" table:number-columns-repeated="6"/>
          <table:table-cell/>
          <table:table-cell table:style-name="ce129" office:value-type="date" office:date-value="2015-03-31" calcext:value-type="date">
            <text:p>31/03/15</text:p>
          </table:table-cell>
          <table:table-cell table:style-name="ce137" office:value-type="string" calcext:value-type="string">
            <text:p>Assurance Prêt Modulimmo</text:p>
          </table:table-cell>
          <table:table-cell table:style-name="ce144" table:formula="of:=[.Q12]" office:value-type="currency" office:currency="EUR" office:value="28.87" calcext:value-type="currency">
            <text:p>28,87 €</text:p>
          </table:table-cell>
          <table:table-cell table:number-columns-repeated="2" table:style-name="ce82" office:value-type="currency" office:currency="EUR" office:value="0" calcext:value-type="currency">
            <text:p>0,00 €</text:p>
          </table:table-cell>
          <table:table-cell table:style-name="ce82" office:value-type="currency" office:currency="EUR" office:value="28.87" calcext:value-type="currency">
            <text:p>28,87 €</text:p>
          </table:table-cell>
          <table:table-cell table:number-columns-repeated="3"/>
        </table:table-row>
        <table:table-row table:style-name="ro4">
          <table:table-cell table:style-name="ce129"/>
          <table:table-cell table:style-name="ce78"/>
          <table:table-cell table:style-name="ce144" table:number-columns-repeated="2"/>
          <table:table-cell table:style-name="ce76" table:number-columns-repeated="6"/>
          <table:table-cell/>
          <table:table-cell table:style-name="ce129" office:value-type="date" office:date-value="2015-04-29" calcext:value-type="date">
            <text:p>29/04/15</text:p>
          </table:table-cell>
          <table:table-cell table:style-name="ce137" office:value-type="string" calcext:value-type="string">
            <text:p>Assurance Prêt Modulimmo</text:p>
          </table:table-cell>
          <table:table-cell table:style-name="ce144" table:formula="of:=[.Q13]" office:value-type="currency" office:currency="EUR" office:value="37.65" calcext:value-type="currency">
            <text:p>37,65 €</text:p>
          </table:table-cell>
          <table:table-cell table:number-columns-repeated="2" table:style-name="ce82" office:value-type="currency" office:currency="EUR" office:value="0" calcext:value-type="currency">
            <text:p>0,00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06-05" calcext:value-type="date">
            <text:p>05/06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769.43" calcext:value-type="currency">
            <text:p>769,43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5-06-05" calcext:value-type="date">
            <text:p>05/06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769.43" calcext:value-type="currency">
            <text:p>769,43 €</text:p>
          </table:table-cell>
          <table:table-cell table:style-name="ce82" table:formula="of:=[.N14]-[.P14]-[.Q14]" office:value-type="currency" office:currency="EUR" office:value="689.38" calcext:value-type="currency">
            <text:p>689,38 €</text:p>
          </table:table-cell>
          <table:table-cell table:style-name="ce82" office:value-type="currency" office:currency="EUR" office:value="42.4" calcext:value-type="currency">
            <text:p>42,40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07-04" calcext:value-type="date">
            <text:p>04/07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779.06" calcext:value-type="currency">
            <text:p>779,0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5-07-04" calcext:value-type="date">
            <text:p>04/07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779.06" calcext:value-type="currency">
            <text:p>779,06 €</text:p>
          </table:table-cell>
          <table:table-cell table:style-name="ce82" table:formula="of:=[.N15]-[.P15]-[.Q15]" office:value-type="currency" office:currency="EUR" office:value="690.7" calcext:value-type="currency">
            <text:p>690,70 €</text:p>
          </table:table-cell>
          <table:table-cell table:style-name="ce82" office:value-type="currency" office:currency="EUR" office:value="50.71" calcext:value-type="currency">
            <text:p>50,71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08-05" calcext:value-type="date">
            <text:p>05/08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818.67" calcext:value-type="currency">
            <text:p>818,67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5-08-05" calcext:value-type="date">
            <text:p>05/08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818.67" calcext:value-type="currency">
            <text:p>818,67 €</text:p>
          </table:table-cell>
          <table:table-cell table:style-name="ce82" table:formula="of:=[.N16]-[.P16]-[.Q16]" office:value-type="currency" office:currency="EUR" office:value="692.03" calcext:value-type="currency">
            <text:p>692,03 €</text:p>
          </table:table-cell>
          <table:table-cell table:style-name="ce82" office:value-type="currency" office:currency="EUR" office:value="88.99" calcext:value-type="currency">
            <text:p>88,99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09-05" calcext:value-type="date">
            <text:p>05/09/15</text:p>
          </table:table-cell>
          <table:table-cell table:style-name="ce78" office:value-type="string" calcext:value-type="string">
            <text:p>Echéance</text:p>
          </table:table-cell>
          <table:table-cell table:style-name="ce145" office:value-type="currency" office:currency="EUR" office:value="878.59" calcext:value-type="currency">
            <text:p>878,5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5-09-05" calcext:value-type="date">
            <text:p>05/09/15</text:p>
          </table:table-cell>
          <table:table-cell table:style-name="ce78" office:value-type="string" calcext:value-type="string">
            <text:p>Echéance</text:p>
          </table:table-cell>
          <table:table-cell table:style-name="ce145" office:value-type="currency" office:currency="EUR" office:value="878.59" calcext:value-type="currency">
            <text:p>878,59 €</text:p>
          </table:table-cell>
          <table:table-cell table:style-name="ce82" table:formula="of:=[.N17]-[.P17]-[.Q17]" office:value-type="currency" office:currency="EUR" office:value="693.35" calcext:value-type="currency">
            <text:p>693,35 €</text:p>
          </table:table-cell>
          <table:table-cell table:style-name="ce82" office:value-type="currency" office:currency="EUR" office:value="147.59" calcext:value-type="currency">
            <text:p>147,59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10-05" calcext:value-type="date">
            <text:p>05/10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894.79" calcext:value-type="currency">
            <text:p>894,7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5-10-05" calcext:value-type="date">
            <text:p>05/10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894.79" calcext:value-type="currency">
            <text:p>894,79 €</text:p>
          </table:table-cell>
          <table:table-cell table:style-name="ce82" table:formula="of:=[.N18]-[.P18]-[.Q18]" office:value-type="currency" office:currency="EUR" office:value="694.68" calcext:value-type="currency">
            <text:p>694,68 €</text:p>
          </table:table-cell>
          <table:table-cell table:style-name="ce82" office:value-type="currency" office:currency="EUR" office:value="162.46" calcext:value-type="currency">
            <text:p>162,46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11-05" calcext:value-type="date">
            <text:p>05/11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898.15" calcext:value-type="currency">
            <text:p>898,15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4"/>
          <table:table-cell table:style-name="ce156" office:value-type="string" calcext:value-type="string">
            <text:p>Total 2015</text:p>
          </table:table-cell>
          <table:table-cell table:style-name="ce131"/>
          <table:table-cell/>
          <table:table-cell table:style-name="ce129" office:value-type="date" office:date-value="2015-11-05" calcext:value-type="date">
            <text:p>05/11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898.15" calcext:value-type="currency">
            <text:p>898,15 €</text:p>
          </table:table-cell>
          <table:table-cell table:style-name="ce82" table:formula="of:=[.N19]-[.P19]-[.Q19]" office:value-type="currency" office:currency="EUR" office:value="696.02" calcext:value-type="currency">
            <text:p>696,02 €</text:p>
          </table:table-cell>
          <table:table-cell table:style-name="ce82" office:value-type="currency" office:currency="EUR" office:value="164.48" calcext:value-type="currency">
            <text:p>164,48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5-12-05" calcext:value-type="date">
            <text:p>05/12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899.03" calcext:value-type="currency">
            <text:p>899,03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4"/>
          <table:table-cell table:style-name="ce157" table:formula="of:=SUM([.C4:.D20])" office:value-type="currency" office:currency="EUR" office:value="9208.96" calcext:value-type="currency">
            <text:p>9 208,96 €</text:p>
          </table:table-cell>
          <table:table-cell table:style-name="ce158"/>
          <table:table-cell/>
          <table:table-cell table:style-name="ce129" office:value-type="date" office:date-value="2015-12-05" calcext:value-type="date">
            <text:p>05/12/15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899.03" calcext:value-type="currency">
            <text:p>899,03 €</text:p>
          </table:table-cell>
          <table:table-cell table:style-name="ce82" table:formula="of:=[.N20]-[.P20]-[.Q20]" office:value-type="currency" office:currency="EUR" office:value="697.35" calcext:value-type="currency">
            <text:p>697,35 €</text:p>
          </table:table-cell>
          <table:table-cell table:style-name="ce82" office:value-type="currency" office:currency="EUR" office:value="164.03" calcext:value-type="currency">
            <text:p>164,03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table-cell table:style-name="ce76" table:number-columns-repeated="6"/>
          <table:table-cell/>
          <table:table-cell table:style-name="ce130"/>
          <table:table-cell table:style-name="ce139"/>
          <table:table-cell table:style-name="ce146"/>
          <table:table-cell table:style-name="ce158" table:number-columns-repeated="3"/>
          <table:table-cell table:number-columns-repeated="3"/>
        </table:table-row>
        <table:table-row table:style-name="ro1">
          <table:table-cell table:style-name="ce129" office:value-type="date" office:date-value="2016-01-05" calcext:value-type="date">
            <text:p>05/01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02.19" calcext:value-type="currency">
            <text:p>902,1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6-01-05" calcext:value-type="date">
            <text:p>05/01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02.19" calcext:value-type="currency">
            <text:p>902,19 €</text:p>
          </table:table-cell>
          <table:table-cell table:style-name="ce82" table:formula="of:=[.N22]-[.P22]-[.Q22]" office:value-type="currency" office:currency="EUR" office:value="698.69" calcext:value-type="currency">
            <text:p>698,69 €</text:p>
          </table:table-cell>
          <table:table-cell table:style-name="ce82" office:value-type="currency" office:currency="EUR" office:value="165.85" calcext:value-type="currency">
            <text:p>165,85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2-05" calcext:value-type="date">
            <text:p>05/02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08.34" calcext:value-type="currency">
            <text:p>908,3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6-02-05" calcext:value-type="date">
            <text:p>05/02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08.34" calcext:value-type="currency">
            <text:p>908,34 €</text:p>
          </table:table-cell>
          <table:table-cell table:style-name="ce82" table:formula="of:=[.N23]-[.P23]-[.Q23]" office:value-type="currency" office:currency="EUR" office:value="700.02" calcext:value-type="currency">
            <text:p>700,02 €</text:p>
          </table:table-cell>
          <table:table-cell table:style-name="ce82" office:value-type="currency" office:currency="EUR" office:value="170.67" calcext:value-type="currency">
            <text:p>170,67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3-05" calcext:value-type="date">
            <text:p>05/03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15.66" calcext:value-type="currency">
            <text:p>915,6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6-03-05" calcext:value-type="date">
            <text:p>05/03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15.66" calcext:value-type="currency">
            <text:p>915,66 €</text:p>
          </table:table-cell>
          <table:table-cell table:style-name="ce82" table:formula="of:=[.N24]-[.P24]-[.Q24]" office:value-type="currency" office:currency="EUR" office:value="701.37" calcext:value-type="currency">
            <text:p>701,37 €</text:p>
          </table:table-cell>
          <table:table-cell table:style-name="ce82" office:value-type="currency" office:currency="EUR" office:value="176.64" calcext:value-type="currency">
            <text:p>176,64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4-05" calcext:value-type="date">
            <text:p>05/04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15.66" calcext:value-type="currency">
            <text:p>915,6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6-04-05" calcext:value-type="date">
            <text:p>05/04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15.66" calcext:value-type="currency">
            <text:p>915,66 €</text:p>
          </table:table-cell>
          <table:table-cell table:style-name="ce82" table:formula="of:=[.N25]-[.P25]-[.Q25]" office:value-type="currency" office:currency="EUR" office:value="702.71" calcext:value-type="currency">
            <text:p>702,71 €</text:p>
          </table:table-cell>
          <table:table-cell table:style-name="ce82" office:value-type="currency" office:currency="EUR" office:value="175.3" calcext:value-type="currency">
            <text:p>175,30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5-05" calcext:value-type="date">
            <text:p>05/05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19.06" calcext:value-type="currency">
            <text:p>919,0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6-05-05" calcext:value-type="date">
            <text:p>05/05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19.06" calcext:value-type="currency">
            <text:p>919,06 €</text:p>
          </table:table-cell>
          <table:table-cell table:style-name="ce82" table:formula="of:=[.N26]-[.P26]-[.Q26]" office:value-type="currency" office:currency="EUR" office:value="704.06" calcext:value-type="currency">
            <text:p>704,06 €</text:p>
          </table:table-cell>
          <table:table-cell table:style-name="ce82" office:value-type="currency" office:currency="EUR" office:value="177.35" calcext:value-type="currency">
            <text:p>177,35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6-05" calcext:value-type="date">
            <text:p>05/06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28.54" calcext:value-type="currency">
            <text:p>928,5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6-06-05" calcext:value-type="date">
            <text:p>05/06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28.54" calcext:value-type="currency">
            <text:p>928,54 €</text:p>
          </table:table-cell>
          <table:table-cell table:style-name="ce82" table:formula="of:=[.N27]-[.P27]-[.Q27]" office:value-type="currency" office:currency="EUR" office:value="705.41" calcext:value-type="currency">
            <text:p>705,41 €</text:p>
          </table:table-cell>
          <table:table-cell table:style-name="ce82" office:value-type="currency" office:currency="EUR" office:value="185.48" calcext:value-type="currency">
            <text:p>185,48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7-05" calcext:value-type="date">
            <text:p>05/07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37.74" calcext:value-type="currency">
            <text:p>937,7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6-07-05" calcext:value-type="date">
            <text:p>05/07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37.74" calcext:value-type="currency">
            <text:p>937,74 €</text:p>
          </table:table-cell>
          <table:table-cell table:style-name="ce82" table:formula="of:=[.N28]-[.P28]-[.Q28]" office:value-type="currency" office:currency="EUR" office:value="706.76" calcext:value-type="currency">
            <text:p>706,76 €</text:p>
          </table:table-cell>
          <table:table-cell table:style-name="ce82" office:value-type="currency" office:currency="EUR" office:value="193.33" calcext:value-type="currency">
            <text:p>193,33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8-05" calcext:value-type="date">
            <text:p>05/08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41.36" calcext:value-type="currency">
            <text:p>941,3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6-08-05" calcext:value-type="date">
            <text:p>05/08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41.36" calcext:value-type="currency">
            <text:p>941,36 €</text:p>
          </table:table-cell>
          <table:table-cell table:style-name="ce82" table:formula="of:=[.N29]-[.P29]-[.Q29]" office:value-type="currency" office:currency="EUR" office:value="708.11" calcext:value-type="currency">
            <text:p>708,11 €</text:p>
          </table:table-cell>
          <table:table-cell table:style-name="ce82" office:value-type="currency" office:currency="EUR" office:value="195.6" calcext:value-type="currency">
            <text:p>195,60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09-05" calcext:value-type="date">
            <text:p>05/09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53.72" calcext:value-type="currency">
            <text:p>953,72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6-09-05" calcext:value-type="date">
            <text:p>05/09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53.72" calcext:value-type="currency">
            <text:p>953,72 €</text:p>
          </table:table-cell>
          <table:table-cell table:style-name="ce82" table:formula="of:=[.N30]-[.P30]-[.Q30]" office:value-type="currency" office:currency="EUR" office:value="709.47" calcext:value-type="currency">
            <text:p>709,47 €</text:p>
          </table:table-cell>
          <table:table-cell table:style-name="ce82" office:value-type="currency" office:currency="EUR" office:value="206.6" calcext:value-type="currency">
            <text:p>206,60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10-05" calcext:value-type="date">
            <text:p>05/10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58.57" calcext:value-type="currency">
            <text:p>958,57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6"/>
          <table:table-cell/>
          <table:table-cell table:style-name="ce129" office:value-type="date" office:date-value="2016-10-05" calcext:value-type="date">
            <text:p>05/10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58.57" calcext:value-type="currency">
            <text:p>958,57 €</text:p>
          </table:table-cell>
          <table:table-cell table:style-name="ce82" table:formula="of:=[.N31]-[.P31]-[.Q31]" office:value-type="currency" office:currency="EUR" office:value="710.83" calcext:value-type="currency">
            <text:p>710,83 €</text:p>
          </table:table-cell>
          <table:table-cell table:style-name="ce82" office:value-type="currency" office:currency="EUR" office:value="210.09" calcext:value-type="currency">
            <text:p>210,09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11-05" calcext:value-type="date">
            <text:p>05/11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62.99" calcext:value-type="currency">
            <text:p>962,9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4"/>
          <table:table-cell table:style-name="ce156" office:value-type="string" calcext:value-type="string">
            <text:p>Total 2016</text:p>
          </table:table-cell>
          <table:table-cell table:style-name="ce156" office:value-type="string" calcext:value-type="string">
            <text:p>Moyenne 2016</text:p>
          </table:table-cell>
          <table:table-cell/>
          <table:table-cell table:style-name="ce129" office:value-type="date" office:date-value="2016-11-05" calcext:value-type="date">
            <text:p>05/11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62.99" calcext:value-type="currency">
            <text:p>962,99 €</text:p>
          </table:table-cell>
          <table:table-cell table:style-name="ce82" table:formula="of:=[.N32]-[.P32]-[.Q32]" office:value-type="currency" office:currency="EUR" office:value="712.19" calcext:value-type="currency">
            <text:p>712,19 €</text:p>
          </table:table-cell>
          <table:table-cell table:style-name="ce82" office:value-type="currency" office:currency="EUR" office:value="213.15" calcext:value-type="currency">
            <text:p>213,15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6-12-05" calcext:value-type="date">
            <text:p>05/12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76" table:number-columns-repeated="4"/>
          <table:table-cell table:style-name="ce157" table:formula="of:=SUM([.C22:.D33])" office:value-type="currency" office:currency="EUR" office:value="11287.29" calcext:value-type="currency">
            <text:p>11 287,29 €</text:p>
          </table:table-cell>
          <table:table-cell table:style-name="ce157" table:formula="of:=[.I33]/12" office:value-type="currency" office:currency="EUR" office:value="940.6075" calcext:value-type="currency">
            <text:p>940,61 €</text:p>
          </table:table-cell>
          <table:table-cell/>
          <table:table-cell table:style-name="ce129" office:value-type="date" office:date-value="2016-12-05" calcext:value-type="date">
            <text:p>05/12/16</text:p>
          </table:table-cell>
          <table:table-cell table:style-name="ce78" office:value-type="string" calcext:value-type="string">
            <text:p>Echéance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82" table:formula="of:=[.N33]-[.P33]-[.Q33]" office:value-type="currency" office:currency="EUR" office:value="713.56" calcext:value-type="currency">
            <text:p>713,56 €</text:p>
          </table:table-cell>
          <table:table-cell table:style-name="ce82" office:value-type="currency" office:currency="EUR" office:value="217.13" calcext:value-type="currency">
            <text:p>217,13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table-cell table:style-name="ce76" table:number-columns-repeated="6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5">
          <table:table-cell table:style-name="ce130"/>
          <table:table-cell table:style-name="ce139"/>
          <table:table-cell table:style-name="ce146" table:number-columns-repeated="2"/>
          <table:table-cell table:style-name="ce148" office:value-type="string" calcext:value-type="string" table:number-columns-spanned="1" table:number-rows-spanned="2">
            <text:p>débloqué le 23/05/17</text:p>
          </table:table-cell>
          <table:table-cell table:style-name="ce148" office:value-type="string" calcext:value-type="string" table:number-columns-spanned="1" table:number-rows-spanned="2">
            <text:p>débloqué le 03/03/17</text:p>
          </table:table-cell>
          <table:table-cell table:style-name="ce76" table:number-columns-repeated="4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covered-table-cell table:number-columns-repeated="2" table:style-name="ce78"/>
          <table:table-cell table:style-name="ce76" table:number-columns-repeated="4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table-cell table:style-name="ce67" office:value-type="string" calcext:value-type="string">
            <text:p>60 mois</text:p>
          </table:table-cell>
          <table:table-cell table:style-name="ce67" office:value-type="string" calcext:value-type="string">
            <text:p>36 mois</text:p>
          </table:table-cell>
          <table:table-cell table:style-name="ce76" table:number-columns-repeated="4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table-cell table:style-name="ce67" office:value-type="string" calcext:value-type="string">
            <text:p>Fin : 05/05/22</text:p>
          </table:table-cell>
          <table:table-cell table:style-name="ce67" office:value-type="string" calcext:value-type="string">
            <text:p>Fin : 05/02/20</text:p>
          </table:table-cell>
          <table:table-cell table:style-name="ce76" table:number-columns-repeated="4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6">
          <table:table-cell table:style-name="ce130"/>
          <table:table-cell table:style-name="ce139"/>
          <table:table-cell table:style-name="ce106" office:value-type="string" calcext:value-type="string">
            <text:p>Modulimmo</text:p>
          </table:table-cell>
          <table:table-cell table:style-name="ce106" office:value-type="string" calcext:value-type="string">
            <text:p>Prêt Taux Zéro</text:p>
          </table:table-cell>
          <table:table-cell table:style-name="ce149" office:value-type="string" calcext:value-type="string">
            <text:p>Prêt Bienvenue 15 000 €</text:p>
          </table:table-cell>
          <table:table-cell table:style-name="ce149" office:value-type="string" calcext:value-type="string">
            <text:p>Prêt Accueil</text:p>
            <text:p> 2 100 €</text:p>
          </table:table-cell>
          <table:table-cell table:style-name="ce67" office:value-type="string" calcext:value-type="string">
            <text:p>Total</text:p>
          </table:table-cell>
          <table:table-cell table:style-name="ce76" table:number-columns-repeated="3"/>
          <table:table-cell/>
          <table:table-cell table:style-name="ce130"/>
          <table:table-cell table:style-name="ce139"/>
          <table:table-cell table:style-name="ce106" office:value-type="string" calcext:value-type="string">
            <text:p>Modulimmo</text:p>
          </table:table-cell>
          <table:table-cell table:style-name="ce106" office:value-type="string" calcext:value-type="string">
            <text:p>Capital</text:p>
          </table:table-cell>
          <table:table-cell table:style-name="ce106" office:value-type="string" calcext:value-type="string">
            <text:p>Intérêts</text:p>
          </table:table-cell>
          <table:table-cell table:style-name="ce106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1-05" calcext:value-type="date">
            <text:p>05/01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table:number-columns-repeated="2"/>
          <table:table-cell table:style-name="ce152" table:formula="of:=SUM([.C40:.F40])" office:value-type="currency" office:currency="EUR" office:value="974.6" calcext:value-type="currency">
            <text:p>974,60 €</text:p>
          </table:table-cell>
          <table:table-cell table:style-name="ce76" table:number-columns-repeated="3"/>
          <table:table-cell/>
          <table:table-cell table:style-name="ce129" office:value-type="date" office:date-value="2017-01-05" calcext:value-type="date">
            <text:p>05/01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82" table:formula="of:=[.N40]-[.P40]-[.Q40]" office:value-type="currency" office:currency="EUR" office:value="714.93" calcext:value-type="currency">
            <text:p>714,93 €</text:p>
          </table:table-cell>
          <table:table-cell table:style-name="ce82" office:value-type="currency" office:currency="EUR" office:value="215.76" calcext:value-type="currency">
            <text:p>215,76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2-05" calcext:value-type="date">
            <text:p>05/02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table:number-columns-repeated="2"/>
          <table:table-cell table:style-name="ce152" table:formula="of:=SUM([.C41:.F41])" office:value-type="currency" office:currency="EUR" office:value="974.6" calcext:value-type="currency">
            <text:p>974,60 €</text:p>
          </table:table-cell>
          <table:table-cell table:style-name="ce76" table:number-columns-repeated="3"/>
          <table:table-cell/>
          <table:table-cell table:style-name="ce129" office:value-type="date" office:date-value="2017-02-05" calcext:value-type="date">
            <text:p>05/02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68.34" calcext:value-type="currency">
            <text:p>968,34 €</text:p>
          </table:table-cell>
          <table:table-cell table:style-name="ce82" table:formula="of:=[.N41]-[.P41]-[.Q41]" office:value-type="currency" office:currency="EUR" office:value="716.3" calcext:value-type="currency">
            <text:p>716,30 €</text:p>
          </table:table-cell>
          <table:table-cell table:style-name="ce82" office:value-type="currency" office:currency="EUR" office:value="214.39" calcext:value-type="currency">
            <text:p>214,39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3-05" calcext:value-type="date">
            <text:p>05/03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69.07" calcext:value-type="currency">
            <text:p>969,07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/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2:.F42])" office:value-type="currency" office:currency="EUR" office:value="1033.66" calcext:value-type="currency">
            <text:p>1 033,66 €</text:p>
          </table:table-cell>
          <table:table-cell table:style-name="ce76" table:number-columns-repeated="3"/>
          <table:table-cell/>
          <table:table-cell table:style-name="ce129" office:value-type="date" office:date-value="2017-03-05" calcext:value-type="date">
            <text:p>05/03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69.07" calcext:value-type="currency">
            <text:p>969,07 €</text:p>
          </table:table-cell>
          <table:table-cell table:style-name="ce82" table:formula="of:=[.N42]-[.P42]-[.Q42]" office:value-type="currency" office:currency="EUR" office:value="717.67" calcext:value-type="currency">
            <text:p>717,67 €</text:p>
          </table:table-cell>
          <table:table-cell table:style-name="ce82" office:value-type="currency" office:currency="EUR" office:value="213.75" calcext:value-type="currency">
            <text:p>213,75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4-05" calcext:value-type="date">
            <text:p>05/04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72.86" calcext:value-type="currency">
            <text:p>972,8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/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3:.F43])" office:value-type="currency" office:currency="EUR" office:value="1037.45" calcext:value-type="currency">
            <text:p>1 037,45 €</text:p>
          </table:table-cell>
          <table:table-cell table:style-name="ce76" table:number-columns-repeated="3"/>
          <table:table-cell/>
          <table:table-cell table:style-name="ce129" office:value-type="date" office:date-value="2017-04-05" calcext:value-type="date">
            <text:p>05/04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72.86" calcext:value-type="currency">
            <text:p>972,86 €</text:p>
          </table:table-cell>
          <table:table-cell table:style-name="ce82" table:formula="of:=[.N43]-[.P43]-[.Q43]" office:value-type="currency" office:currency="EUR" office:value="719.04" calcext:value-type="currency">
            <text:p>719,04 €</text:p>
          </table:table-cell>
          <table:table-cell table:style-name="ce82" office:value-type="currency" office:currency="EUR" office:value="216.17" calcext:value-type="currency">
            <text:p>216,17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5-05" calcext:value-type="date">
            <text:p>05/05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78.75" calcext:value-type="currency">
            <text:p>978,75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/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4:.F44])" office:value-type="currency" office:currency="EUR" office:value="1043.34" calcext:value-type="currency">
            <text:p>1 043,34 €</text:p>
          </table:table-cell>
          <table:table-cell table:style-name="ce76" table:number-columns-repeated="3"/>
          <table:table-cell/>
          <table:table-cell table:style-name="ce129" office:value-type="date" office:date-value="2017-05-05" calcext:value-type="date">
            <text:p>05/05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78.75" calcext:value-type="currency">
            <text:p>978,75 €</text:p>
          </table:table-cell>
          <table:table-cell table:style-name="ce82" table:formula="of:=[.N44]-[.P44]-[.Q44]" office:value-type="currency" office:currency="EUR" office:value="720.42" calcext:value-type="currency">
            <text:p>720,42 €</text:p>
          </table:table-cell>
          <table:table-cell table:style-name="ce82" office:value-type="currency" office:currency="EUR" office:value="220.68" calcext:value-type="currency">
            <text:p>220,68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6-05" calcext:value-type="date">
            <text:p>05/06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92.79" calcext:value-type="currency">
            <text:p>992,7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45.48" calcext:value-type="currency">
            <text:p>245,48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5:.F45])" office:value-type="currency" office:currency="EUR" office:value="1302.86" calcext:value-type="currency">
            <text:p>1 302,86 €</text:p>
          </table:table-cell>
          <table:table-cell table:style-name="ce76" table:number-columns-repeated="3"/>
          <table:table-cell/>
          <table:table-cell table:style-name="ce129" office:value-type="date" office:date-value="2017-06-05" calcext:value-type="date">
            <text:p>05/06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92.79" calcext:value-type="currency">
            <text:p>992,79 €</text:p>
          </table:table-cell>
          <table:table-cell table:style-name="ce82" table:formula="of:=[.N45]-[.P45]-[.Q45]" office:value-type="currency" office:currency="EUR" office:value="721.8" calcext:value-type="currency">
            <text:p>721,80 €</text:p>
          </table:table-cell>
          <table:table-cell table:style-name="ce82" office:value-type="currency" office:currency="EUR" office:value="233.34" calcext:value-type="currency">
            <text:p>233,34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7-05" calcext:value-type="date">
            <text:p>05/07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98.25" calcext:value-type="currency">
            <text:p>998,25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48.13" calcext:value-type="currency">
            <text:p>248,13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6:.F46])" office:value-type="currency" office:currency="EUR" office:value="1310.97" calcext:value-type="currency">
            <text:p>1 310,97 €</text:p>
          </table:table-cell>
          <table:table-cell table:style-name="ce76" table:number-columns-repeated="3"/>
          <table:table-cell/>
          <table:table-cell table:style-name="ce129" office:value-type="date" office:date-value="2017-07-05" calcext:value-type="date">
            <text:p>05/07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998.25" calcext:value-type="currency">
            <text:p>998,25 €</text:p>
          </table:table-cell>
          <table:table-cell table:style-name="ce82" table:formula="of:=[.N46]-[.P46]-[.Q46]" office:value-type="currency" office:currency="EUR" office:value="723.19" calcext:value-type="currency">
            <text:p>723,19 €</text:p>
          </table:table-cell>
          <table:table-cell table:style-name="ce82" office:value-type="currency" office:currency="EUR" office:value="237.41" calcext:value-type="currency">
            <text:p>237,41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8-05" calcext:value-type="date">
            <text:p>05/08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04.19" calcext:value-type="currency">
            <text:p>1 004,1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49.39" calcext:value-type="currency">
            <text:p>249,39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7:.F47])" office:value-type="currency" office:currency="EUR" office:value="1318.17" calcext:value-type="currency">
            <text:p>1 318,17 €</text:p>
          </table:table-cell>
          <table:table-cell table:style-name="ce76" table:number-columns-repeated="3"/>
          <table:table-cell/>
          <table:table-cell table:style-name="ce129" office:value-type="date" office:date-value="2017-08-05" calcext:value-type="date">
            <text:p>05/08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04.19" calcext:value-type="currency">
            <text:p>1 004,19 €</text:p>
          </table:table-cell>
          <table:table-cell table:style-name="ce82" table:formula="of:=[.N47]-[.P47]-[.Q47]" office:value-type="currency" office:currency="EUR" office:value="724.57" calcext:value-type="currency">
            <text:p>724,57 €</text:p>
          </table:table-cell>
          <table:table-cell table:style-name="ce82" office:value-type="currency" office:currency="EUR" office:value="241.97" calcext:value-type="currency">
            <text:p>241,97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09-05" calcext:value-type="date">
            <text:p>05/09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19.32" calcext:value-type="currency">
            <text:p>1 019,32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49.97" calcext:value-type="currency">
            <text:p>249,97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8:.F48])" office:value-type="currency" office:currency="EUR" office:value="1333.88" calcext:value-type="currency">
            <text:p>1 333,88 €</text:p>
          </table:table-cell>
          <table:table-cell table:style-name="ce76" table:number-columns-repeated="3"/>
          <table:table-cell/>
          <table:table-cell table:style-name="ce129" office:value-type="date" office:date-value="2017-09-05" calcext:value-type="date">
            <text:p>05/09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19.32" calcext:value-type="currency">
            <text:p>1 019,32 €</text:p>
          </table:table-cell>
          <table:table-cell table:style-name="ce82" table:formula="of:=[.N48]-[.P48]-[.Q48]" office:value-type="currency" office:currency="EUR" office:value="725.96" calcext:value-type="currency">
            <text:p>725,96 €</text:p>
          </table:table-cell>
          <table:table-cell table:style-name="ce82" office:value-type="currency" office:currency="EUR" office:value="255.71" calcext:value-type="currency">
            <text:p>255,71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10-05" calcext:value-type="date">
            <text:p>05/10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21.05" calcext:value-type="currency">
            <text:p>1 021,05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49.96" calcext:value-type="currency">
            <text:p>249,96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49:.F49])" office:value-type="currency" office:currency="EUR" office:value="1335.6" calcext:value-type="currency">
            <text:p>1 335,60 €</text:p>
          </table:table-cell>
          <table:table-cell table:style-name="ce76" table:number-columns-repeated="3"/>
          <table:table-cell/>
          <table:table-cell table:style-name="ce129" office:value-type="date" office:date-value="2017-10-05" calcext:value-type="date">
            <text:p>05/10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21.05" calcext:value-type="currency">
            <text:p>1 021,05 €</text:p>
          </table:table-cell>
          <table:table-cell table:style-name="ce82" table:formula="of:=[.N49]-[.P49]-[.Q49]" office:value-type="currency" office:currency="EUR" office:value="727.35" calcext:value-type="currency">
            <text:p>727,35 €</text:p>
          </table:table-cell>
          <table:table-cell table:style-name="ce82" office:value-type="currency" office:currency="EUR" office:value="256.05" calcext:value-type="currency">
            <text:p>256,05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11-03" calcext:value-type="date">
            <text:p>03/11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21.29" calcext:value-type="currency">
            <text:p>1 021,29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1.05" calcext:value-type="currency">
            <text:p>251,0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0:.F50])" office:value-type="currency" office:currency="EUR" office:value="1336.93" calcext:value-type="currency">
            <text:p>1 336,93 €</text:p>
          </table:table-cell>
          <table:table-cell table:style-name="ce76"/>
          <table:table-cell table:style-name="ce156" office:value-type="string" calcext:value-type="string">
            <text:p>Total 2017</text:p>
          </table:table-cell>
          <table:table-cell table:style-name="ce156" office:value-type="string" calcext:value-type="string">
            <text:p>Moyenne 2017</text:p>
          </table:table-cell>
          <table:table-cell/>
          <table:table-cell table:style-name="ce129" office:value-type="date" office:date-value="2017-11-03" calcext:value-type="date">
            <text:p>03/11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21.29" calcext:value-type="currency">
            <text:p>1 021,29 €</text:p>
          </table:table-cell>
          <table:table-cell table:style-name="ce82" table:formula="of:=[.N50]-[.P50]-[.Q50]" office:value-type="currency" office:currency="EUR" office:value="728.75" calcext:value-type="currency">
            <text:p>728,75 €</text:p>
          </table:table-cell>
          <table:table-cell table:style-name="ce82" office:value-type="currency" office:currency="EUR" office:value="254.89" calcext:value-type="currency">
            <text:p>254,89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7-12-05" calcext:value-type="date">
            <text:p>05/12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22.8" calcext:value-type="currency">
            <text:p>1 022,80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1.8" calcext:value-type="currency">
            <text:p>251,80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1:.F51])" office:value-type="currency" office:currency="EUR" office:value="1339.19" calcext:value-type="currency">
            <text:p>1 339,19 €</text:p>
          </table:table-cell>
          <table:table-cell table:style-name="ce76"/>
          <table:table-cell table:style-name="ce157" table:formula="of:=SUM([.G40:.G51])" office:value-type="currency" office:currency="EUR" office:value="14341.25" calcext:value-type="currency">
            <text:p>14 341,25 €</text:p>
          </table:table-cell>
          <table:table-cell table:style-name="ce157" table:formula="of:=[.I51]/12" office:value-type="currency" office:currency="EUR" office:value="1195.10416666667" calcext:value-type="currency">
            <text:p>1 195,10 €</text:p>
          </table:table-cell>
          <table:table-cell/>
          <table:table-cell table:style-name="ce129" office:value-type="date" office:date-value="2017-12-05" calcext:value-type="date">
            <text:p>05/12/17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22.8" calcext:value-type="currency">
            <text:p>1 022,80 €</text:p>
          </table:table-cell>
          <table:table-cell table:style-name="ce82" table:formula="of:=[.N51]-[.P51]-[.Q51]" office:value-type="currency" office:currency="EUR" office:value="730.14" calcext:value-type="currency">
            <text:p>730,14 €</text:p>
          </table:table-cell>
          <table:table-cell table:style-name="ce82" office:value-type="currency" office:currency="EUR" office:value="255.01" calcext:value-type="currency">
            <text:p>255,01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30"/>
          <table:table-cell table:style-name="ce139"/>
          <table:table-cell table:style-name="ce146" table:number-columns-repeated="2"/>
          <table:table-cell table:style-name="ce151" table:number-columns-repeated="2"/>
          <table:table-cell table:style-name="ce153"/>
          <table:table-cell table:style-name="ce76" table:number-columns-repeated="3"/>
          <table:table-cell/>
          <table:table-cell table:style-name="ce130"/>
          <table:table-cell table:style-name="ce139"/>
          <table:table-cell table:style-name="ce146"/>
          <table:table-cell table:number-columns-repeated="6"/>
        </table:table-row>
        <table:table-row table:style-name="ro4">
          <table:table-cell table:style-name="ce130"/>
          <table:table-cell table:style-name="ce139"/>
          <table:table-cell table:style-name="ce106" office:value-type="string" calcext:value-type="string">
            <text:p>Modulimmo</text:p>
          </table:table-cell>
          <table:table-cell table:style-name="ce106" office:value-type="string" calcext:value-type="string">
            <text:p>Prêt Taux Zéro</text:p>
          </table:table-cell>
          <table:table-cell table:style-name="ce149" office:value-type="string" calcext:value-type="string">
            <text:p>Prêt Bienvenue 15 000 €</text:p>
          </table:table-cell>
          <table:table-cell table:style-name="ce149" office:value-type="string" calcext:value-type="string">
            <text:p>Prêt Accueil  </text:p>
            <text:p>2 100 €</text:p>
          </table:table-cell>
          <table:table-cell table:style-name="ce67" office:value-type="string" calcext:value-type="string">
            <text:p>Total</text:p>
          </table:table-cell>
          <table:table-cell table:style-name="ce76" table:number-columns-repeated="3"/>
          <table:table-cell/>
          <table:table-cell table:style-name="ce130"/>
          <table:table-cell table:style-name="ce139"/>
          <table:table-cell table:style-name="ce106" office:value-type="string" calcext:value-type="string">
            <text:p>Modulimmo</text:p>
          </table:table-cell>
          <table:table-cell table:style-name="ce106" office:value-type="string" calcext:value-type="string">
            <text:p>Capital</text:p>
          </table:table-cell>
          <table:table-cell table:style-name="ce106" office:value-type="string" calcext:value-type="string">
            <text:p>Intérêts</text:p>
          </table:table-cell>
          <table:table-cell table:style-name="ce106" office:value-type="string" calcext:value-type="string">
            <text:p>Assurance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1-05" calcext:value-type="date">
            <text:p>05/01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28.53" calcext:value-type="currency">
            <text:p>1 028,53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3.07" calcext:value-type="currency">
            <text:p>253,07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4:.F54])" office:value-type="currency" office:currency="EUR" office:value="1346.19" calcext:value-type="currency">
            <text:p>1 346,19 €</text:p>
          </table:table-cell>
          <table:table-cell table:style-name="ce76" table:number-columns-repeated="3"/>
          <table:table-cell/>
          <table:table-cell table:style-name="ce129" office:value-type="date" office:date-value="2018-01-05" calcext:value-type="date">
            <text:p>05/01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28.53" calcext:value-type="currency">
            <text:p>1 028,53 €</text:p>
          </table:table-cell>
          <table:table-cell table:style-name="ce82" table:formula="of:=[.N54]-[.P54]-[.Q54]" office:value-type="currency" office:currency="EUR" office:value="731.54" calcext:value-type="currency">
            <text:p>731,54 €</text:p>
          </table:table-cell>
          <table:table-cell table:style-name="ce82" office:value-type="currency" office:currency="EUR" office:value="259.34" calcext:value-type="currency">
            <text:p>259,34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2-05" calcext:value-type="date">
            <text:p>05/02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30.55" calcext:value-type="currency">
            <text:p>1 030,55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3.18" calcext:value-type="currency">
            <text:p>253,18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5:.F55])" office:value-type="currency" office:currency="EUR" office:value="1348.32" calcext:value-type="currency">
            <text:p>1 348,32 €</text:p>
          </table:table-cell>
          <table:table-cell table:style-name="ce76" table:number-columns-repeated="3"/>
          <table:table-cell/>
          <table:table-cell table:style-name="ce129" office:value-type="date" office:date-value="2018-02-05" calcext:value-type="date">
            <text:p>05/02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30.55" calcext:value-type="currency">
            <text:p>1 030,55 €</text:p>
          </table:table-cell>
          <table:table-cell table:style-name="ce82" table:formula="of:=[.N55]-[.P55]-[.Q55]" office:value-type="currency" office:currency="EUR" office:value="732.95" calcext:value-type="currency">
            <text:p>732,95 €</text:p>
          </table:table-cell>
          <table:table-cell table:style-name="ce82" office:value-type="currency" office:currency="EUR" office:value="259.95" calcext:value-type="currency">
            <text:p>259,95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3-05" calcext:value-type="date">
            <text:p>05/03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33.9" calcext:value-type="currency">
            <text:p>1 033,90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3.17" calcext:value-type="currency">
            <text:p>253,17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6:.F56])" office:value-type="currency" office:currency="EUR" office:value="1351.66" calcext:value-type="currency">
            <text:p>1 351,66 €</text:p>
          </table:table-cell>
          <table:table-cell table:style-name="ce76" table:number-columns-repeated="3"/>
          <table:table-cell/>
          <table:table-cell table:style-name="ce129" office:value-type="date" office:date-value="2018-03-05" calcext:value-type="date">
            <text:p>05/03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33.9" calcext:value-type="currency">
            <text:p>1 033,90 €</text:p>
          </table:table-cell>
          <table:table-cell table:style-name="ce82" table:formula="of:=[.N56]-[.P56]-[.Q56]" office:value-type="currency" office:currency="EUR" office:value="734.35" calcext:value-type="currency">
            <text:p>734,35 €</text:p>
          </table:table-cell>
          <table:table-cell table:style-name="ce82" office:value-type="currency" office:currency="EUR" office:value="261.9" calcext:value-type="currency">
            <text:p>261,90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4-05" calcext:value-type="date">
            <text:p>05/04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34.32" calcext:value-type="currency">
            <text:p>1 034,32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3.81" calcext:value-type="currency">
            <text:p>253,81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7:.F57])" office:value-type="currency" office:currency="EUR" office:value="1352.72" calcext:value-type="currency">
            <text:p>1 352,72 €</text:p>
          </table:table-cell>
          <table:table-cell table:style-name="ce76" table:number-columns-repeated="3"/>
          <table:table-cell/>
          <table:table-cell table:style-name="ce129" office:value-type="date" office:date-value="2018-04-05" calcext:value-type="date">
            <text:p>05/04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34.32" calcext:value-type="currency">
            <text:p>1 034,32 €</text:p>
          </table:table-cell>
          <table:table-cell table:style-name="ce82" table:formula="of:=[.N57]-[.P57]-[.Q57]" office:value-type="currency" office:currency="EUR" office:value="735.76" calcext:value-type="currency">
            <text:p>735,76 €</text:p>
          </table:table-cell>
          <table:table-cell table:style-name="ce82" office:value-type="currency" office:currency="EUR" office:value="260.91" calcext:value-type="currency">
            <text:p>260,91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5-05" calcext:value-type="date">
            <text:p>05/05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38.04" calcext:value-type="currency">
            <text:p>1 038,04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09" calcext:value-type="currency">
            <text:p>254,09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8:.F58])" office:value-type="currency" office:currency="EUR" office:value="1356.72" calcext:value-type="currency">
            <text:p>1 356,72 €</text:p>
          </table:table-cell>
          <table:table-cell table:style-name="ce76" table:number-columns-repeated="3"/>
          <table:table-cell/>
          <table:table-cell table:style-name="ce129" office:value-type="date" office:date-value="2018-05-05" calcext:value-type="date">
            <text:p>05/05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38.04" calcext:value-type="currency">
            <text:p>1 038,04 €</text:p>
          </table:table-cell>
          <table:table-cell table:style-name="ce82" table:formula="of:=[.N58]-[.P58]-[.Q58]" office:value-type="currency" office:currency="EUR" office:value="737.17" calcext:value-type="currency">
            <text:p>737,17 €</text:p>
          </table:table-cell>
          <table:table-cell table:style-name="ce82" office:value-type="currency" office:currency="EUR" office:value="263.22" calcext:value-type="currency">
            <text:p>263,22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6-05" calcext:value-type="date">
            <text:p>05/06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47.5" calcext:value-type="currency">
            <text:p>1 047,50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09" calcext:value-type="currency">
            <text:p>254,09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59:.F59])" office:value-type="currency" office:currency="EUR" office:value="1366.18" calcext:value-type="currency">
            <text:p>1 366,18 €</text:p>
          </table:table-cell>
          <table:table-cell table:style-name="ce76" table:number-columns-repeated="3"/>
          <table:table-cell/>
          <table:table-cell table:style-name="ce129" office:value-type="date" office:date-value="2018-06-05" calcext:value-type="date">
            <text:p>05/06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47.5" calcext:value-type="currency">
            <text:p>1 047,50 €</text:p>
          </table:table-cell>
          <table:table-cell table:style-name="ce82" table:formula="of:=[.N59]-[.P59]-[.Q59]" office:value-type="currency" office:currency="EUR" office:value="738.58" calcext:value-type="currency">
            <text:p>738,58 €</text:p>
          </table:table-cell>
          <table:table-cell table:style-name="ce82" office:value-type="currency" office:currency="EUR" office:value="271.27" calcext:value-type="currency">
            <text:p>271,27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7-05" calcext:value-type="date">
            <text:p>05/07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48.28" calcext:value-type="currency">
            <text:p>1 048,28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52" calcext:value-type="currency">
            <text:p>254,52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0:.F60])" office:value-type="currency" office:currency="EUR" office:value="1367.39" calcext:value-type="currency">
            <text:p>1 367,39 €</text:p>
          </table:table-cell>
          <table:table-cell table:style-name="ce76" table:number-columns-repeated="3"/>
          <table:table-cell/>
          <table:table-cell table:style-name="ce129" office:value-type="date" office:date-value="2018-07-05" calcext:value-type="date">
            <text:p>05/07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48.28" calcext:value-type="currency">
            <text:p>1 048,28 €</text:p>
          </table:table-cell>
          <table:table-cell table:style-name="ce82" table:formula="of:=[.N60]-[.P60]-[.Q60]" office:value-type="currency" office:currency="EUR" office:value="740" calcext:value-type="currency">
            <text:p>740,00 €</text:p>
          </table:table-cell>
          <table:table-cell table:style-name="ce82" office:value-type="currency" office:currency="EUR" office:value="270.63" calcext:value-type="currency">
            <text:p>270,63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8-05" calcext:value-type="date">
            <text:p>05/08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48.91" calcext:value-type="currency">
            <text:p>1 048,91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55" calcext:value-type="currency">
            <text:p>254,5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1:.F61])" office:value-type="currency" office:currency="EUR" office:value="1368.05" calcext:value-type="currency">
            <text:p>1 368,05 €</text:p>
          </table:table-cell>
          <table:table-cell table:style-name="ce76" table:number-columns-repeated="3"/>
          <table:table-cell/>
          <table:table-cell table:style-name="ce129" office:value-type="date" office:date-value="2018-08-05" calcext:value-type="date">
            <text:p>05/08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48.91" calcext:value-type="currency">
            <text:p>1 048,91 €</text:p>
          </table:table-cell>
          <table:table-cell table:style-name="ce82" table:formula="of:=[.N61]-[.P61]-[.Q61]" office:value-type="currency" office:currency="EUR" office:value="741.42" calcext:value-type="currency">
            <text:p>741,42 €</text:p>
          </table:table-cell>
          <table:table-cell table:style-name="ce82" office:value-type="currency" office:currency="EUR" office:value="269.84" calcext:value-type="currency">
            <text:p>269,84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09-05" calcext:value-type="date">
            <text:p>05/09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54.67" calcext:value-type="currency">
            <text:p>1 054,67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55" calcext:value-type="currency">
            <text:p>254,5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2:.F62])" office:value-type="currency" office:currency="EUR" office:value="1373.81" calcext:value-type="currency">
            <text:p>1 373,81 €</text:p>
          </table:table-cell>
          <table:table-cell table:style-name="ce76" table:number-columns-repeated="3"/>
          <table:table-cell/>
          <table:table-cell table:style-name="ce129" office:value-type="date" office:date-value="2018-09-05" calcext:value-type="date">
            <text:p>05/09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54.67" calcext:value-type="currency">
            <text:p>1 054,67 €</text:p>
          </table:table-cell>
          <table:table-cell table:style-name="ce82" table:formula="of:=[.N62]-[.P62]-[.Q62]" office:value-type="currency" office:currency="EUR" office:value="742.84" calcext:value-type="currency">
            <text:p>742,84 €</text:p>
          </table:table-cell>
          <table:table-cell table:style-name="ce82" office:value-type="currency" office:currency="EUR" office:value="274.18" calcext:value-type="currency">
            <text:p>274,18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10-05" calcext:value-type="date">
            <text:p>05/10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61.02" calcext:value-type="currency">
            <text:p>1 061,02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4.55" calcext:value-type="currency">
            <text:p>254,5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3:.F63])" office:value-type="currency" office:currency="EUR" office:value="1380.16" calcext:value-type="currency">
            <text:p>1 380,16 €</text:p>
          </table:table-cell>
          <table:table-cell table:style-name="ce76" table:number-columns-repeated="3"/>
          <table:table-cell/>
          <table:table-cell table:style-name="ce129" office:value-type="date" office:date-value="2018-10-05" calcext:value-type="date">
            <text:p>05/10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61.02" calcext:value-type="currency">
            <text:p>1 061,02 €</text:p>
          </table:table-cell>
          <table:table-cell table:style-name="ce82" table:formula="of:=[.N63]-[.P63]-[.Q63]" office:value-type="currency" office:currency="EUR" office:value="744.26" calcext:value-type="currency">
            <text:p>744,26 €</text:p>
          </table:table-cell>
          <table:table-cell table:style-name="ce82" office:value-type="currency" office:currency="EUR" office:value="279.11" calcext:value-type="currency">
            <text:p>279,11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29" office:value-type="date" office:date-value="2018-11-05" calcext:value-type="date">
            <text:p>05/11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61.76" calcext:value-type="currency">
            <text:p>1 061,76 €</text:p>
          </table:table-cell>
          <table:table-cell table:style-name="ce144" office:value-type="currency" office:currency="EUR" office:value="6.26" calcext:value-type="currency">
            <text:p>6,26 €</text:p>
          </table:table-cell>
          <table:table-cell table:style-name="ce150" office:value-type="currency" office:currency="EUR" office:value="255.27" calcext:value-type="currency">
            <text:p>255,27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4:.F64])" office:value-type="currency" office:currency="EUR" office:value="1381.62" calcext:value-type="currency">
            <text:p>1 381,62 €</text:p>
          </table:table-cell>
          <table:table-cell table:style-name="ce76"/>
          <table:table-cell table:style-name="ce156" office:value-type="string" calcext:value-type="string">
            <text:p>Total 2018</text:p>
          </table:table-cell>
          <table:table-cell table:style-name="ce156" office:value-type="string" calcext:value-type="string">
            <text:p>Moyenne 2018</text:p>
          </table:table-cell>
          <table:table-cell/>
          <table:table-cell table:style-name="ce130"/>
          <table:table-cell table:style-name="ce139"/>
          <table:table-cell table:style-name="ce146"/>
          <table:table-cell table:style-name="ce120" table:number-columns-repeated="3"/>
          <table:table-cell table:number-columns-repeated="3"/>
        </table:table-row>
        <table:table-row table:style-name="ro1">
          <table:table-cell table:style-name="ce129" office:value-type="date" office:date-value="2018-12-05" calcext:value-type="date">
            <text:p>05/12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52.41" calcext:value-type="currency">
            <text:p>1 052,41 €</text:p>
          </table:table-cell>
          <table:table-cell table:style-name="ce144" office:value-type="currency" office:currency="EUR" office:value="3.89" calcext:value-type="currency">
            <text:p>3,89 €</text:p>
          </table:table-cell>
          <table:table-cell table:style-name="ce150" office:value-type="currency" office:currency="EUR" office:value="255.65" calcext:value-type="currency">
            <text:p>255,6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65:.F65])" office:value-type="currency" office:currency="EUR" office:value="1370.28" calcext:value-type="currency">
            <text:p>1 370,28 €</text:p>
          </table:table-cell>
          <table:table-cell table:style-name="ce76"/>
          <table:table-cell table:style-name="ce157" table:formula="of:=SUM([.G54:.G65])" office:value-type="currency" office:currency="EUR" office:value="16363.1" calcext:value-type="currency">
            <text:p>16 363,10 €</text:p>
          </table:table-cell>
          <table:table-cell table:style-name="ce157" table:formula="of:=AVERAGE([.G54:.G65])" office:value-type="currency" office:currency="EUR" office:value="1363.59166666667" calcext:value-type="currency">
            <text:p>1 363,59 €</text:p>
          </table:table-cell>
          <table:table-cell/>
          <table:table-cell table:style-name="ce130"/>
          <table:table-cell table:style-name="ce162" office:value-type="string" calcext:value-type="string">
            <text:p>Total</text:p>
          </table:table-cell>
          <table:table-cell table:style-name="ce147" table:formula="of:=SUM([.N12:.N63])" office:value-type="currency" office:currency="EUR" office:value="39579.18" calcext:value-type="currency">
            <text:p>39 579,18 €</text:p>
          </table:table-cell>
          <table:table-cell table:style-name="ce147" table:formula="of:=SUM([.O12:.O63])" office:value-type="currency" office:currency="EUR" office:value="29375.68" calcext:value-type="currency">
            <text:p>29 375,68 €</text:p>
          </table:table-cell>
          <table:table-cell table:style-name="ce147" table:formula="of:=SUM([.P12:.P63])" office:value-type="currency" office:currency="EUR" office:value="8593.33" calcext:value-type="currency">
            <text:p>8 593,33 €</text:p>
          </table:table-cell>
          <table:table-cell table:style-name="ce147" table:formula="of:=SUM([.Q12:.Q63])" office:value-type="currency" office:currency="EUR" office:value="1610.17" calcext:value-type="currency">
            <text:p>1 610,17 €</text:p>
          </table:table-cell>
          <table:table-cell table:number-columns-repeated="3"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76" table:number-columns-repeated="6"/>
          <table:table-cell table:number-columns-repeated="10"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76" table:number-columns-repeated="6"/>
          <table:table-cell/>
          <table:table-cell table:style-name="ce130"/>
          <table:table-cell table:style-name="ce139"/>
          <table:table-cell table:style-name="ce106" office:value-type="string" calcext:value-type="string">
            <text:p>Modulimmo</text:p>
          </table:table-cell>
          <table:table-cell table:style-name="ce106" office:value-type="string" calcext:value-type="string">
            <text:p>Capital</text:p>
          </table:table-cell>
          <table:table-cell table:style-name="ce106" office:value-type="string" calcext:value-type="string">
            <text:p>Intérêts</text:p>
          </table:table-cell>
          <table:table-cell table:style-name="ce106" office:value-type="string" calcext:value-type="string">
            <text:p>Assurance</text:p>
          </table:table-cell>
          <table:table-cell/>
          <table:table-cell table:style-name="ce164" office:value-type="string" calcext:value-type="string">
            <text:p>Renégociation prêt Modulimmo</text:p>
          </table:table-cell>
          <table:table-cell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76" table:number-columns-repeated="6"/>
          <table:table-cell/>
          <table:table-cell table:style-name="ce129" office:value-type="date" office:date-value="2018-11-05" calcext:value-type="date">
            <text:p>05/11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61.76" calcext:value-type="currency">
            <text:p>1 061,76 €</text:p>
          </table:table-cell>
          <table:table-cell table:style-name="ce82" table:formula="of:=[.N68]-[.P68]-[.Q68]" office:value-type="currency" office:currency="EUR" office:value="828.43" calcext:value-type="currency">
            <text:p>828,43 €</text:p>
          </table:table-cell>
          <table:table-cell table:style-name="ce82" office:value-type="currency" office:currency="EUR" office:value="195.68" calcext:value-type="currency">
            <text:p>195,68 €</text:p>
          </table:table-cell>
          <table:table-cell table:style-name="ce82" office:value-type="currency" office:currency="EUR" office:value="37.65" calcext:value-type="currency">
            <text:p>37,65 €</text:p>
          </table:table-cell>
          <table:table-cell/>
          <table:table-cell office:value-type="string" calcext:value-type="string">
            <text:p>Frais de dossier : 1 200 €</text:p>
          </table:table-cell>
          <table:table-cell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76" table:number-columns-repeated="6"/>
          <table:table-cell/>
          <table:table-cell table:style-name="ce129" office:value-type="date" office:date-value="2018-12-05" calcext:value-type="date">
            <text:p>05/12/18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52.41" calcext:value-type="currency">
            <text:p>1 052,41 €</text:p>
          </table:table-cell>
          <table:table-cell table:style-name="ce82" table:formula="of:=[.N69]-[.P69]-[.Q69]" office:value-type="currency" office:currency="EUR" office:value="829.54" calcext:value-type="currency">
            <text:p>829,54 €</text:p>
          </table:table-cell>
          <table:table-cell table:style-name="ce82" office:value-type="currency" office:currency="EUR" office:value="194.57" calcext:value-type="currency">
            <text:p>194,57 €</text:p>
          </table:table-cell>
          <table:table-cell table:style-name="ce82" office:value-type="currency" office:currency="EUR" office:value="28.3" calcext:value-type="currency">
            <text:p>28,30 €</text:p>
          </table:table-cell>
          <table:table-cell table:number-columns-repeated="3"/>
        </table:table-row>
        <table:table-row table:style-name="ro1">
          <table:table-cell table:style-name="ce131"/>
          <table:table-cell table:style-name="ce139"/>
          <table:table-cell table:style-name="ce146" table:number-columns-repeated="2"/>
          <table:table-cell table:style-name="ce76" table:number-columns-repeated="6"/>
          <table:table-cell table:number-columns-repeated="10"/>
        </table:table-row>
        <table:table-row table:style-name="ro4">
          <table:table-cell table:style-name="ce130"/>
          <table:table-cell table:style-name="ce139"/>
          <table:table-cell table:style-name="ce106" office:value-type="string" calcext:value-type="string">
            <text:p>Modulimmo</text:p>
          </table:table-cell>
          <table:table-cell table:style-name="ce106" office:value-type="string" calcext:value-type="string">
            <text:p>Prêt Taux Zéro</text:p>
          </table:table-cell>
          <table:table-cell table:style-name="ce149" office:value-type="string" calcext:value-type="string">
            <text:p>Prêt Bienvenue 15 000 €</text:p>
          </table:table-cell>
          <table:table-cell table:style-name="ce149" office:value-type="string" calcext:value-type="string">
            <text:p>Prêt Accueil  </text:p>
            <text:p>2 100 €</text:p>
          </table:table-cell>
          <table:table-cell table:style-name="ce67" office:value-type="string" calcext:value-type="string">
            <text:p>Total</text:p>
          </table:table-cell>
          <table:table-cell table:style-name="ce76" table:number-columns-repeated="3"/>
          <table:table-cell/>
          <table:table-cell table:style-name="ce130"/>
          <table:table-cell table:style-name="ce139"/>
          <table:table-cell table:style-name="ce106" office:value-type="string" calcext:value-type="string">
            <text:p>Modulimmo</text:p>
          </table:table-cell>
          <table:table-cell table:style-name="ce106" office:value-type="string" calcext:value-type="string">
            <text:p>Capital</text:p>
          </table:table-cell>
          <table:table-cell table:style-name="ce106" office:value-type="string" calcext:value-type="string">
            <text:p>Intérêts</text:p>
          </table:table-cell>
          <table:table-cell table:style-name="ce106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9-01-05" calcext:value-type="date">
            <text:p>05/01/19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144" office:value-type="currency" office:currency="EUR" office:value="3.89" calcext:value-type="currency">
            <text:p>3,89 €</text:p>
          </table:table-cell>
          <table:table-cell table:style-name="ce150" office:value-type="currency" office:currency="EUR" office:value="255.65" calcext:value-type="currency">
            <text:p>255,6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72:.F72])" office:value-type="currency" office:currency="EUR" office:value="1370.27" calcext:value-type="currency">
            <text:p>1 370,27 €</text:p>
          </table:table-cell>
          <table:table-cell table:style-name="ce76" table:number-columns-repeated="3"/>
          <table:table-cell/>
          <table:table-cell table:style-name="ce129" office:value-type="date" office:date-value="2019-01-05" calcext:value-type="date">
            <text:p>05/01/19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82" table:formula="of:=[.N72]-[.P72]-[.Q72]" office:value-type="currency" office:currency="EUR" office:value="830.66" calcext:value-type="currency">
            <text:p>830,66 €</text:p>
          </table:table-cell>
          <table:table-cell table:style-name="ce82" office:value-type="currency" office:currency="EUR" office:value="193.45" calcext:value-type="currency">
            <text:p>193,45 €</text:p>
          </table:table-cell>
          <table:table-cell table:style-name="ce82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9-02-05" calcext:value-type="date">
            <text:p>05/02/19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144" office:value-type="currency" office:currency="EUR" office:value="3.89" calcext:value-type="currency">
            <text:p>3,89 €</text:p>
          </table:table-cell>
          <table:table-cell table:style-name="ce150" office:value-type="currency" office:currency="EUR" office:value="255.65" calcext:value-type="currency">
            <text:p>255,65 €</text:p>
          </table:table-cell>
          <table:table-cell table:style-name="ce150" office:value-type="currency" office:currency="EUR" office:value="58.33" calcext:value-type="currency">
            <text:p>58,33 €</text:p>
          </table:table-cell>
          <table:table-cell table:style-name="ce152" table:formula="of:=SUM([.C73:.F73])" office:value-type="currency" office:currency="EUR" office:value="1370.27" calcext:value-type="currency">
            <text:p>1 370,27 €</text:p>
          </table:table-cell>
          <table:table-cell table:style-name="ce76" table:number-columns-repeated="3"/>
          <table:table-cell/>
          <table:table-cell table:style-name="ce129" office:value-type="date" office:date-value="2019-02-05" calcext:value-type="date">
            <text:p>05/02/19</text:p>
          </table:table-cell>
          <table:table-cell table:style-name="ce78" office:value-type="string" calcext:value-type="string">
            <text:p>Echéance </text:p>
          </table:table-cell>
          <table:table-cell table:style-name="ce144" office:value-type="currency" office:currency="EUR" office:value="1052.4" calcext:value-type="currency">
            <text:p>1 052,40 €</text:p>
          </table:table-cell>
          <table:table-cell table:style-name="ce82" table:formula="of:=[.N73]-[.P73]-[.Q73]" office:value-type="currency" office:currency="EUR" office:value="831.79" calcext:value-type="currency">
            <text:p>831,79 €</text:p>
          </table:table-cell>
          <table:table-cell table:style-name="ce82" office:value-type="currency" office:currency="EUR" office:value="192.32" calcext:value-type="currency">
            <text:p>192,32 €</text:p>
          </table:table-cell>
          <table:table-cell table:style-name="ce82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29" office:value-type="date" office:date-value="2019-03-05" calcext:value-type="date">
            <text:p>05/03/19</text:p>
          </table:table-cell>
          <table:table-cell table:style-name="ce78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76" table:number-columns-repeated="3"/>
          <table:table-cell/>
          <table:table-cell table:style-name="ce129" office:value-type="date" office:date-value="2019-03-05" calcext:value-type="date">
            <text:p>05/03/19</text:p>
          </table:table-cell>
          <table:table-cell table:style-name="ce78" office:value-type="string" calcext:value-type="string">
            <text:p>Echéance </text:p>
          </table:table-cell>
          <table:table-cell table:style-name="ce144"/>
          <table:table-cell table:style-name="ce82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04-05" calcext:value-type="date">
            <text:p>05/04/19</text:p>
          </table:table-cell>
          <table:table-cell table:style-name="ce78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76" table:number-columns-repeated="3"/>
          <table:table-cell/>
          <table:table-cell table:style-name="ce129" office:value-type="date" office:date-value="2019-04-05" calcext:value-type="date">
            <text:p>05/04/19</text:p>
          </table:table-cell>
          <table:table-cell table:style-name="ce78" office:value-type="string" calcext:value-type="string">
            <text:p>Echéance </text:p>
          </table:table-cell>
          <table:table-cell table:style-name="ce144"/>
          <table:table-cell table:style-name="ce82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05-05" calcext:value-type="date">
            <text:p>05/05/19</text:p>
          </table:table-cell>
          <table:table-cell table:style-name="ce78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76" table:number-columns-repeated="3"/>
          <table:table-cell/>
          <table:table-cell table:style-name="ce129" office:value-type="date" office:date-value="2019-05-05" calcext:value-type="date">
            <text:p>05/05/19</text:p>
          </table:table-cell>
          <table:table-cell table:style-name="ce78" office:value-type="string" calcext:value-type="string">
            <text:p>Echéance </text:p>
          </table:table-cell>
          <table:table-cell table:style-name="ce144"/>
          <table:table-cell table:style-name="ce82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06-05" calcext:value-type="date">
            <text:p>05/06/19</text:p>
          </table:table-cell>
          <table:table-cell table:style-name="ce78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76" table:number-columns-repeated="3"/>
          <table:table-cell/>
          <table:table-cell table:style-name="ce129" office:value-type="date" office:date-value="2019-06-05" calcext:value-type="date">
            <text:p>05/06/19</text:p>
          </table:table-cell>
          <table:table-cell table:style-name="ce78" office:value-type="string" calcext:value-type="string">
            <text:p>Echéance </text:p>
          </table:table-cell>
          <table:table-cell table:style-name="ce144"/>
          <table:table-cell table:style-name="ce82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07-05" calcext:value-type="date">
            <text:p>05/07/19</text:p>
          </table:table-cell>
          <table:table-cell table:style-name="ce78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76" table:number-columns-repeated="3"/>
          <table:table-cell/>
          <table:table-cell table:style-name="ce129" office:value-type="date" office:date-value="2019-07-05" calcext:value-type="date">
            <text:p>05/07/19</text:p>
          </table:table-cell>
          <table:table-cell table:style-name="ce78" office:value-type="string" calcext:value-type="string">
            <text:p>Echéance </text:p>
          </table:table-cell>
          <table:table-cell table:style-name="ce144"/>
          <table:table-cell table:style-name="ce82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08-05" calcext:value-type="date">
            <text:p>05/08/19</text:p>
          </table:table-cell>
          <table:table-cell table:style-name="ce78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76" table:number-columns-repeated="3"/>
          <table:table-cell/>
          <table:table-cell table:style-name="ce129" office:value-type="date" office:date-value="2019-08-05" calcext:value-type="date">
            <text:p>05/08/19</text:p>
          </table:table-cell>
          <table:table-cell table:style-name="ce78" office:value-type="string" calcext:value-type="string">
            <text:p>Echéance </text:p>
          </table:table-cell>
          <table:table-cell table:style-name="ce144"/>
          <table:table-cell table:style-name="ce82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09-05" calcext:value-type="date">
            <text:p>05/09/19</text:p>
          </table:table-cell>
          <table:table-cell table:style-name="ce78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76" table:number-columns-repeated="3"/>
          <table:table-cell/>
          <table:table-cell table:style-name="ce129" office:value-type="date" office:date-value="2019-09-05" calcext:value-type="date">
            <text:p>05/09/19</text:p>
          </table:table-cell>
          <table:table-cell table:style-name="ce78" office:value-type="string" calcext:value-type="string">
            <text:p>Echéance </text:p>
          </table:table-cell>
          <table:table-cell table:style-name="ce144"/>
          <table:table-cell table:style-name="ce82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10-05" calcext:value-type="date">
            <text:p>05/10/19</text:p>
          </table:table-cell>
          <table:table-cell table:style-name="ce78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76" table:number-columns-repeated="3"/>
          <table:table-cell/>
          <table:table-cell table:style-name="ce129" office:value-type="date" office:date-value="2019-10-05" calcext:value-type="date">
            <text:p>05/10/19</text:p>
          </table:table-cell>
          <table:table-cell table:style-name="ce78" office:value-type="string" calcext:value-type="string">
            <text:p>Echéance </text:p>
          </table:table-cell>
          <table:table-cell table:style-name="ce144"/>
          <table:table-cell table:style-name="ce82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11-05" calcext:value-type="date">
            <text:p>05/11/19</text:p>
          </table:table-cell>
          <table:table-cell table:style-name="ce78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76"/>
          <table:table-cell table:style-name="ce156" office:value-type="string" calcext:value-type="string">
            <text:p>Total 2019</text:p>
          </table:table-cell>
          <table:table-cell table:style-name="ce156" office:value-type="string" calcext:value-type="string">
            <text:p>Moyenne 2019</text:p>
          </table:table-cell>
          <table:table-cell/>
          <table:table-cell table:style-name="ce129" office:value-type="date" office:date-value="2019-11-03" calcext:value-type="date">
            <text:p>03/11/19</text:p>
          </table:table-cell>
          <table:table-cell table:style-name="ce78" office:value-type="string" calcext:value-type="string">
            <text:p>Echéance </text:p>
          </table:table-cell>
          <table:table-cell table:style-name="ce144"/>
          <table:table-cell table:style-name="ce82" table:number-columns-repeated="3"/>
          <table:table-cell table:number-columns-repeated="3"/>
        </table:table-row>
        <table:table-row table:style-name="ro1">
          <table:table-cell table:style-name="ce129" office:value-type="date" office:date-value="2019-12-05" calcext:value-type="date">
            <text:p>05/12/19</text:p>
          </table:table-cell>
          <table:table-cell table:style-name="ce78" office:value-type="string" calcext:value-type="string">
            <text:p>Echéance </text:p>
          </table:table-cell>
          <table:table-cell table:style-name="ce144" table:number-columns-repeated="2"/>
          <table:table-cell table:style-name="ce150" table:number-columns-repeated="2"/>
          <table:table-cell table:style-name="ce152"/>
          <table:table-cell table:style-name="ce76"/>
          <table:table-cell table:style-name="ce157" table:formula="of:=SUM([.G72:.G83])" office:value-type="currency" office:currency="EUR" office:value="2740.54" calcext:value-type="currency">
            <text:p>2 740,54 €</text:p>
          </table:table-cell>
          <table:table-cell table:style-name="ce157" table:formula="of:=AVERAGE([.G72:.G83])" office:value-type="currency" office:currency="EUR" office:value="1370.27" calcext:value-type="currency">
            <text:p>1 370,27 €</text:p>
          </table:table-cell>
          <table:table-cell/>
          <table:table-cell table:style-name="ce129" office:value-type="date" office:date-value="2019-12-05" calcext:value-type="date">
            <text:p>05/12/19</text:p>
          </table:table-cell>
          <table:table-cell table:style-name="ce78" office:value-type="string" calcext:value-type="string">
            <text:p>Echéance </text:p>
          </table:table-cell>
          <table:table-cell table:style-name="ce144"/>
          <table:table-cell table:style-name="ce82" table:number-columns-repeated="3"/>
          <table:table-cell table:number-columns-repeated="3"/>
        </table:table-row>
        <table:table-row table:style-name="ro1" table:number-rows-repeated="2">
          <table:table-cell table:style-name="ce131"/>
          <table:table-cell table:style-name="ce139"/>
          <table:table-cell table:style-name="ce146" table:number-columns-repeated="2"/>
          <table:table-cell table:style-name="ce76" table:number-columns-repeated="6"/>
          <table:table-cell table:number-columns-repeated="10"/>
        </table:table-row>
        <table:table-row table:style-name="ro1">
          <table:table-cell table:style-name="ce67" office:value-type="string" calcext:value-type="string" table:number-columns-spanned="2" table:number-rows-spanned="1">
            <text:p>Total échéances + parts sociales</text:p>
          </table:table-cell>
          <table:covered-table-cell table:style-name="ce81"/>
          <table:table-cell table:style-name="ce147" table:formula="of:=SUM([.C4:.C85])" office:value-type="currency" office:currency="EUR" office:value="46373.79" calcext:value-type="currency">
            <text:p>46 373,79 €</text:p>
          </table:table-cell>
          <table:table-cell table:style-name="ce147" table:formula="of:=SUM([.D4:.D85])" office:value-type="currency" office:currency="EUR" office:value="859.85" calcext:value-type="currency">
            <text:p>859,85 €</text:p>
          </table:table-cell>
          <table:table-cell table:style-name="ce147" table:formula="of:=SUM([.E4:.E85])" office:value-type="currency" office:currency="EUR" office:value="5307.58" calcext:value-type="currency">
            <text:p>5 307,58 €</text:p>
          </table:table-cell>
          <table:table-cell table:style-name="ce147" table:formula="of:=SUM([.F4:.F85])" office:value-type="currency" office:currency="EUR" office:value="1399.92" calcext:value-type="currency">
            <text:p>1 399,92 €</text:p>
          </table:table-cell>
          <table:table-cell table:style-name="ce147" table:formula="of:=SUM([.G4:.G85])" office:value-type="currency" office:currency="EUR" office:value="33444.89" calcext:value-type="currency">
            <text:p>33 444,89 €</text:p>
          </table:table-cell>
          <table:table-cell table:style-name="ce76" table:number-columns-repeated="3"/>
          <table:table-cell table:number-columns-repeated="10"/>
        </table:table-row>
        <table:table-row table:style-name="ro1">
          <table:table-cell table:style-name="ce128"/>
          <table:table-cell table:style-name="ce76"/>
          <table:table-cell table:style-name="ce143"/>
          <table:table-cell table:style-name="ce146"/>
          <table:table-cell table:style-name="ce76" table:number-columns-repeated="2"/>
          <table:table-cell table:style-name="ce143"/>
          <table:table-cell table:style-name="ce76" table:number-columns-repeated="3"/>
          <table:table-cell table:number-columns-repeated="10"/>
        </table:table-row>
        <table:table-row table:style-name="ro1">
          <table:table-cell table:style-name="ce128"/>
          <table:table-cell table:style-name="ce81" office:value-type="string" calcext:value-type="string">
            <text:p>Total échéances</text:p>
          </table:table-cell>
          <table:table-cell table:style-name="ce147" table:formula="of:=[.C86]-[.C8]-[.C9]-[.C11]" office:value-type="currency" office:currency="EUR" office:value="43798.15" calcext:value-type="currency">
            <text:p>43 798,15 €</text:p>
          </table:table-cell>
          <table:table-cell table:style-name="ce147" table:formula="of:=[.D86]-[.D10]-[.D12]" office:value-type="currency" office:currency="EUR" office:value="285.65" calcext:value-type="currency">
            <text:p>285,65 €</text:p>
          </table:table-cell>
          <table:table-cell table:style-name="ce147" table:formula="of:=[.E86]-[.E10]-[.E12]" office:value-type="currency" office:currency="EUR" office:value="5307.58" calcext:value-type="currency">
            <text:p>5 307,58 €</text:p>
          </table:table-cell>
          <table:table-cell table:style-name="ce147" table:formula="of:=[.F86]-[.F10]-[.F12]" office:value-type="currency" office:currency="EUR" office:value="1399.92" calcext:value-type="currency">
            <text:p>1 399,92 €</text:p>
          </table:table-cell>
          <table:table-cell table:style-name="ce154" table:formula="of:=[.C88]+[.D88]+[.E88]+[.F88]" office:value-type="currency" office:currency="EUR" office:value="50791.3" calcext:value-type="currency">
            <text:p>50 791,30 €</text:p>
          </table:table-cell>
          <table:table-cell table:style-name="ce76"/>
          <table:table-cell table:style-name="ce143"/>
          <table:table-cell table:style-name="ce76"/>
          <table:table-cell table:number-columns-repeated="10"/>
        </table:table-row>
        <table:table-row table:style-name="ro1">
          <table:table-cell table:style-name="ce128"/>
          <table:table-cell table:style-name="ce76"/>
          <table:table-cell table:style-name="ce143" table:number-columns-repeated="2"/>
          <table:table-cell table:style-name="ce76" table:number-columns-repeated="6"/>
          <table:table-cell table:number-columns-repeated="10"/>
        </table:table-row>
        <table:table-row table:style-name="ro1">
          <table:table-cell table:style-name="ce128"/>
          <table:table-cell table:style-name="ce76"/>
          <table:table-cell table:style-name="ce143" table:number-columns-repeated="2"/>
          <table:table-cell table:style-name="ce76" table:number-columns-repeated="4"/>
          <table:table-cell table:style-name="ce143"/>
          <table:table-cell table:style-name="ce76"/>
          <table:table-cell table:number-columns-repeated="10"/>
        </table:table-row>
        <table:table-row table:style-name="ro1">
          <table:table-cell table:style-name="ce133" office:value-type="string" calcext:value-type="string" table:number-columns-spanned="6" table:number-rows-spanned="1">
            <text:p>Renégociation en Octobre 2018</text:p>
          </table:table-cell>
          <table:covered-table-cell table:style-name="ce141"/>
          <table:covered-table-cell table:number-columns-repeated="2" table:style-name="ce79"/>
          <table:covered-table-cell table:number-columns-repeated="2" table:style-name="ce76"/>
          <table:table-cell table:style-name="ce76" table:number-columns-repeated="4"/>
          <table:table-cell table:number-columns-repeated="10"/>
        </table:table-row>
        <table:table-row table:style-name="ro1">
          <table:table-cell table:style-name="ce134"/>
          <table:table-cell table:style-name="ce76"/>
          <table:table-cell table:style-name="ce143" table:number-columns-repeated="2"/>
          <table:table-cell table:style-name="ce76" table:number-columns-repeated="6"/>
          <table:table-cell table:number-columns-repeated="10"/>
        </table:table-row>
        <table:table-row table:style-name="ro1">
          <table:table-cell table:style-name="ce70" office:value-type="string" calcext:value-type="string" table:number-columns-spanned="2" table:number-rows-spanned="1">
            <text:p>Mars 2015 :</text:p>
          </table:table-cell>
          <table:covered-table-cell table:style-name="ce70"/>
          <table:table-cell table:style-name="ce119" office:value-type="percentage" office:value="0.023" calcext:value-type="percentage">
            <text:p>2,30 %</text:p>
          </table:table-cell>
          <table:table-cell table:style-name="Default"/>
          <table:table-cell table:style-name="ce143" office:value-type="string" calcext:value-type="string">
            <text:p>Octobre 2018 : </text:p>
          </table:table-cell>
          <table:table-cell table:style-name="ce143"/>
          <table:table-cell table:style-name="ce155" office:value-type="percentage" office:value="0.0162" calcext:value-type="percentage">
            <text:p>1,62 %</text:p>
          </table:table-cell>
          <table:table-cell table:style-name="ce76"/>
          <table:table-cell table:number-columns-repeated="3"/>
          <table:table-cell table:style-name="ce114" office:value-type="string" calcext:value-type="string">
            <text:p>Au 15 octobre 2018</text:p>
          </table:table-cell>
          <table:table-cell table:style-name="ce48"/>
          <table:table-cell table:style-name="Default"/>
          <table:table-cell table:number-columns-repeated="6"/>
        </table:table-row>
        <table:table-row table:style-name="ro1">
          <table:table-cell table:style-name="ce70" office:value-type="string" calcext:value-type="string" table:number-columns-spanned="2" table:number-rows-spanned="1">
            <text:p>Montant :</text:p>
          </table:table-cell>
          <table:covered-table-cell table:style-name="ce70"/>
          <table:table-cell office:value-type="currency" office:currency="EUR" office:value="174327" calcext:value-type="currency">
            <text:p>174 327,00 €</text:p>
          </table:table-cell>
          <table:table-cell table:style-name="Default"/>
          <table:table-cell table:style-name="ce143" office:value-type="string" calcext:value-type="string">
            <text:p>Montant :</text:p>
          </table:table-cell>
          <table:table-cell table:style-name="ce143"/>
          <table:table-cell table:style-name="ce143" office:value-type="currency" office:currency="EUR" office:value="144951.32" calcext:value-type="currency">
            <text:p>144 951,32 €</text:p>
          </table:table-cell>
          <table:table-cell table:style-name="ce76"/>
          <table:table-cell table:number-columns-repeated="3"/>
          <table:table-cell office:value-type="string" calcext:value-type="string">
            <text:p>Montant prêt :</text:p>
          </table:table-cell>
          <table:table-cell/>
          <table:table-cell office:value-type="currency" office:currency="EUR" office:value="174327" calcext:value-type="currency">
            <text:p>174 327,00 €</text:p>
          </table:table-cell>
          <table:table-cell table:number-columns-repeated="6"/>
        </table:table-row>
        <table:table-row table:style-name="ro1">
          <table:table-cell table:style-name="ce70" office:value-type="string" calcext:value-type="string" table:number-columns-spanned="2" table:number-rows-spanned="1">
            <text:p>Durée :</text:p>
          </table:table-cell>
          <table:covered-table-cell table:style-name="ce85"/>
          <table:table-cell table:style-name="Default" office:value-type="string" calcext:value-type="string">
            <text:p>240 mois (20 ans)</text:p>
          </table:table-cell>
          <table:table-cell table:style-name="Default"/>
          <table:table-cell table:style-name="ce48" office:value-type="string" calcext:value-type="string">
            <text:p>Durée :</text:p>
          </table:table-cell>
          <table:table-cell table:style-name="ce48"/>
          <table:table-cell office:value-type="string" calcext:value-type="string">
            <text:p>229 mois (19 ans 1 mois)</text:p>
          </table:table-cell>
          <table:table-cell table:number-columns-repeated="4"/>
          <table:table-cell office:value-type="string" calcext:value-type="string">
            <text:p>Capital restant :</text:p>
          </table:table-cell>
          <table:table-cell/>
          <table:table-cell office:value-type="currency" office:currency="EUR" office:value="144951.32" calcext:value-type="currency">
            <text:p>144 951,32 €</text:p>
          </table:table-cell>
          <table:table-cell table:number-columns-repeated="6"/>
        </table:table-row>
        <table:table-row table:style-name="ro1">
          <table:table-cell table:style-name="ce70" office:value-type="string" calcext:value-type="string" table:number-columns-spanned="2" table:number-rows-spanned="1">
            <text:p>Intérêts :</text:p>
          </table:table-cell>
          <table:covered-table-cell table:style-name="ce85"/>
          <table:table-cell office:value-type="currency" office:currency="EUR" office:value="40453.83" calcext:value-type="currency">
            <text:p>40 453,83 €</text:p>
          </table:table-cell>
          <table:table-cell table:style-name="Default"/>
          <table:table-cell table:style-name="ce48" office:value-type="string" calcext:value-type="string">
            <text:p>Intérêts restants :</text:p>
          </table:table-cell>
          <table:table-cell table:style-name="ce48"/>
          <table:table-cell table:style-name="ce48" office:value-type="currency" office:currency="EUR" office:value="18159.36" calcext:value-type="currency">
            <text:p>18 159,36 €</text:p>
          </table:table-cell>
          <table:table-cell table:number-columns-repeated="4"/>
          <table:table-cell office:value-type="string" calcext:value-type="string">
            <text:p>Différence :</text:p>
          </table:table-cell>
          <table:table-cell/>
          <table:table-cell table:formula="of:=[.N94]-[.N95]" office:value-type="currency" office:currency="EUR" office:value="29375.68" calcext:value-type="currency">
            <text:p>29 375,68 €</text:p>
          </table:table-cell>
          <table:table-cell table:number-columns-repeated="6"/>
        </table:table-row>
        <table:table-row table:style-name="ro1">
          <table:table-cell table:style-name="ce70" office:value-type="string" calcext:value-type="string">
            <text:p>Assurance (9036 €) :</text:p>
          </table:table-cell>
          <table:table-cell table:style-name="ce85"/>
          <table:table-cell office:value-type="currency" office:currency="EUR" office:value="37.65" calcext:value-type="currency">
            <text:p>37,65 €</text:p>
          </table:table-cell>
          <table:table-cell table:style-name="Default"/>
          <table:table-cell table:style-name="ce48" office:value-type="string" calcext:value-type="string">
            <text:p>Assurance (7078,20 €) :</text:p>
          </table:table-cell>
          <table:table-cell table:style-name="ce48"/>
          <table:table-cell table:style-name="ce48" office:value-type="currency" office:currency="EUR" office:value="37.65" calcext:value-type="currency">
            <text:p>37,65 €</text:p>
          </table:table-cell>
          <table:table-cell table:number-columns-repeated="4"/>
          <table:table-cell office:value-type="string" calcext:value-type="string">
            <text:p>Assurance payée : </text:p>
          </table:table-cell>
          <table:table-cell/>
          <table:table-cell table:formula="of:=10*37.65+24*37.65+7*37.65+37.65+28.87" office:value-type="currency" office:currency="EUR" office:value="1610.17" calcext:value-type="currency">
            <text:p>1 610,17 €</text:p>
          </table:table-cell>
          <table:table-cell table:number-columns-repeated="6"/>
        </table:table-row>
        <table:table-row table:style-name="ro1">
          <table:table-cell table:style-name="ce70" office:value-type="string" calcext:value-type="string" table:number-columns-spanned="2" table:number-rows-spanned="1">
            <text:p>Fin du prêt :</text:p>
          </table:table-cell>
          <table:covered-table-cell table:style-name="ce85"/>
          <table:table-cell table:style-name="ce114" office:value-type="date" office:date-value="2035-05-05" calcext:value-type="date">
            <text:p>05/05/35</text:p>
          </table:table-cell>
          <table:table-cell table:style-name="Default"/>
          <table:table-cell table:style-name="ce48" office:value-type="string" calcext:value-type="string">
            <text:p>Fin du prêt : 05/06/2034</text:p>
          </table:table-cell>
          <table:table-cell table:style-name="ce48"/>
          <table:table-cell table:style-name="ce114" office:value-type="date" office:date-value="1934-06-05" calcext:value-type="date">
            <text:p>05/06/34</text:p>
          </table:table-cell>
          <table:table-cell table:number-columns-repeated="4"/>
          <table:table-cell office:value-type="string" calcext:value-type="string">
            <text:p>Total échéances payées : </text:p>
          </table:table-cell>
          <table:table-cell/>
          <table:table-cell table:formula="of:=39579.18" office:value-type="currency" office:currency="EUR" office:value="39579.18" calcext:value-type="currency">
            <text:p>39 579,18 €</text:p>
          </table:table-cell>
          <table:table-cell table:style-name="ce48"/>
          <table:table-cell table:number-columns-repeated="5"/>
        </table:table-row>
        <table:table-row table:style-name="ro1">
          <table:table-cell table:style-name="ce70" office:value-type="string" calcext:value-type="string" table:number-columns-spanned="2" table:number-rows-spanned="1">
            <text:p>Terme remboursé :</text:p>
          </table:table-cell>
          <table:covered-table-cell table:style-name="ce85"/>
          <table:table-cell office:value-type="currency" office:currency="EUR" office:value="223816.83" calcext:value-type="currency">
            <text:p>223 816,83 €</text:p>
          </table:table-cell>
          <table:table-cell table:style-name="Default"/>
          <table:table-cell table:style-name="ce48" office:value-type="string" calcext:value-type="string">
            <text:p>Terme remboursé :</text:p>
          </table:table-cell>
          <table:table-cell table:style-name="ce48"/>
          <table:table-cell table:style-name="ce48" office:value-type="currency" office:currency="EUR" office:value="170188.88" calcext:value-type="currency">
            <text:p>170 188,88 €</text:p>
          </table:table-cell>
          <table:table-cell table:number-columns-repeated="4"/>
          <table:table-cell office:value-type="string" calcext:value-type="string">
            <text:p>Intérêts payés :</text:p>
          </table:table-cell>
          <table:table-cell/>
          <table:table-cell table:formula="of:=[.N98]-[.N97]-[.N96]" office:value-type="currency" office:currency="EUR" office:value="8593.33000000001" calcext:value-type="currency">
            <text:p>8 593,33 €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Intérêts payés + restants :</text:p>
          </table:table-cell>
          <table:table-cell/>
          <table:table-cell table:formula="of:=[.N99]+[.G96]" office:value-type="currency" office:currency="EUR" office:value="26752.69" calcext:value-type="currency">
            <text:p>26 752,69 €</text:p>
          </table:table-cell>
          <table:table-cell table:number-columns-repeated="6"/>
        </table:table-row>
        <table:table-row table:style-name="ro1">
          <table:table-cell table:style-name="ce70" office:value-type="string" calcext:value-type="string" table:number-columns-spanned="2" table:number-rows-spanned="1">
            <text:p>Au 15 Octobre 2018 :</text:p>
          </table:table-cell>
          <table:covered-table-cell table:style-name="ce85"/>
          <table:table-cell/>
          <table:table-cell office:value-type="string" calcext:value-type="string">
            <text:p>170 188,88 + 39 579,18 = </text:p>
          </table:table-cell>
          <table:table-cell table:number-columns-repeated="2"/>
          <table:table-cell table:style-name="ce48" table:formula="of:=[.G99]+[.N65]" office:value-type="currency" office:currency="EUR" office:value="209768.06" calcext:value-type="currency">
            <text:p>209 768,06 €</text:p>
          </table:table-cell>
          <table:table-cell table:number-columns-repeated="4"/>
          <table:table-cell office:value-type="string" calcext:value-type="string">
            <text:p>Différence avec 2015 :</text:p>
          </table:table-cell>
          <table:table-cell/>
          <table:table-cell table:formula="of:=[.C96]-[.N100]" office:value-type="currency" office:currency="EUR" office:value="13701.14" calcext:value-type="currency">
            <text:p>13 701,14 €</text:p>
          </table:table-cell>
          <table:table-cell table:number-columns-repeated="6"/>
        </table:table-row>
        <table:table-row table:style-name="ro1">
          <table:table-cell table:style-name="ce70" office:value-type="string" calcext:value-type="string" table:number-columns-spanned="2" table:number-rows-spanned="1">
            <text:p>Economie sur le prêt :</text:p>
          </table:table-cell>
          <table:covered-table-cell table:style-name="ce85"/>
          <table:table-cell/>
          <table:table-cell office:value-type="string" calcext:value-type="string">
            <text:p>223 816,83 – 209 768,06 =</text:p>
          </table:table-cell>
          <table:table-cell table:number-columns-repeated="2"/>
          <table:table-cell table:style-name="ce48" table:formula="of:=[.C99]-[.G101]" office:value-type="currency" office:currency="EUR" office:value="14048.77" calcext:value-type="currency">
            <text:p>14 048,77 €</text:p>
          </table:table-cell>
          <table:table-cell table:number-columns-repeated="3"/>
          <table:table-cell table:style-name="ce48"/>
          <table:table-cell table:number-columns-repeated="9"/>
        </table:table-row>
        <table:table-row table:style-name="ro1">
          <table:table-cell table:style-name="ce70" office:value-type="string" calcext:value-type="string" table:number-columns-spanned="3" table:number-rows-spanned="1">
            <text:p>Economie moins frais de dossier :</text:p>
          </table:table-cell>
          <table:covered-table-cell table:style-name="ce85"/>
          <table:covered-table-cell/>
          <table:table-cell office:value-type="string" calcext:value-type="string">
            <text:p>14 048,77 - 1 200 = </text:p>
          </table:table-cell>
          <table:table-cell table:number-columns-repeated="2"/>
          <table:table-cell table:style-name="ce48" table:formula="of:=[.G102]-1200" office:value-type="currency" office:currency="EUR" office:value="12848.77" calcext:value-type="currency">
            <text:p>12 848,77 €</text:p>
          </table:table-cell>
          <table:table-cell/>
          <table:table-cell table:style-name="ce48"/>
          <table:table-cell/>
          <table:table-cell table:style-name="ce48"/>
          <table:table-cell table:number-columns-repeated="9"/>
        </table:table-row>
        <table:table-row table:style-name="ro1" table:number-rows-repeated="1048472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Prêts et épargne" table:style-name="ta1">
        <table:table-column table:style-name="co4" table:default-cell-style-name="Default"/>
        <table:table-column table:style-name="co26" table:default-cell-style-name="Default"/>
        <table:table-column table:style-name="co4" table:default-cell-style-name="Default"/>
        <table:table-column table:style-name="co4" table:default-cell-style-name="ce99"/>
        <table:table-column table:style-name="co4" table:default-cell-style-name="Default"/>
        <table:table-column table:style-name="co27" table:default-cell-style-name="ce48"/>
        <table:table-column table:style-name="co4" table:number-columns-repeated="2" table:default-cell-style-name="Default"/>
        <table:table-column table:style-name="co28" table:default-cell-style-name="Default"/>
        <table:table-column table:style-name="co4" table:default-cell-style-name="Default"/>
        <table:table-column table:style-name="co4" table:default-cell-style-name="ce48"/>
        <table:table-row table:style-name="ro1">
          <table:table-cell table:number-columns-repeated="11"/>
        </table:table-row>
        <table:table-row table:style-name="ro1">
          <table:table-cell/>
          <table:table-cell table:style-name="ce165" office:value-type="string" calcext:value-type="string">
            <text:p>Frais voitures</text:p>
          </table:table-cell>
          <table:table-cell table:style-name="ce105"/>
          <table:table-cell table:style-name="ce100" table:number-columns-repeated="2"/>
          <table:table-cell table:number-columns-repeated="3"/>
          <table:table-cell office:value-type="string" calcext:value-type="string">
            <text:p>Prêt accueil</text:p>
          </table:table-cell>
          <table:table-cell table:style-name="ce114" office:value-type="date" office:date-value="2017-03-03" calcext:value-type="date">
            <text:p>03/03/17</text:p>
          </table:table-cell>
          <table:table-cell office:value-type="currency" office:currency="EUR" office:value="2100" calcext:value-type="currency">
            <text:p>2 100,00 €</text:p>
          </table:table-cell>
        </table:table-row>
        <table:table-row table:style-name="ro1">
          <table:table-cell/>
          <table:table-cell table:style-name="ce74"/>
          <table:table-cell table:style-name="ce105" office:value-type="currency" office:currency="EUR" office:value="454.04" calcext:value-type="currency">
            <text:p>454,04 €</text:p>
          </table:table-cell>
          <table:table-cell table:style-name="ce109" office:value-type="date" office:date-value="2017-08-02" calcext:value-type="date">
            <text:p>02/08/17</text:p>
          </table:table-cell>
          <table:table-cell table:style-name="ce100" office:value-type="string" calcext:value-type="string">
            <text:p>Ch 2332263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14" office:value-type="date" office:date-value="2017-05-23" calcext:value-type="date">
            <text:p>23/05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74"/>
          <table:table-cell table:style-name="ce105" office:value-type="currency" office:currency="EUR" office:value="454.04" calcext:value-type="currency">
            <text:p>454,04 €</text:p>
          </table:table-cell>
          <table:table-cell table:style-name="ce109" office:value-type="date" office:date-value="2017-09-13" calcext:value-type="date">
            <text:p>13/09/17</text:p>
          </table:table-cell>
          <table:table-cell table:style-name="ce100" office:value-type="string" calcext:value-type="string">
            <text:p>Ch 2332264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14" office:value-type="date" office:date-value="2017-07-15" calcext:value-type="date">
            <text:p>15/07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74"/>
          <table:table-cell table:style-name="ce105" office:value-type="currency" office:currency="EUR" office:value="454.04" calcext:value-type="currency">
            <text:p>454,04 €</text:p>
          </table:table-cell>
          <table:table-cell table:style-name="ce109" office:value-type="date" office:date-value="2017-10-02" calcext:value-type="date">
            <text:p>02/10/17</text:p>
          </table:table-cell>
          <table:table-cell table:style-name="ce100" office:value-type="string" calcext:value-type="string">
            <text:p>Ch 2332265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14" office:value-type="date" office:date-value="2017-10-18" calcext:value-type="date">
            <text:p>18/10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74"/>
          <table:table-cell table:style-name="ce105" office:value-type="currency" office:currency="EUR" office:value="463.01" calcext:value-type="currency">
            <text:p>463,01 €</text:p>
          </table:table-cell>
          <table:table-cell table:style-name="ce109" office:value-type="date" office:date-value="2017-11-08" calcext:value-type="date">
            <text:p>08/11/17</text:p>
          </table:table-cell>
          <table:table-cell table:style-name="ce100" office:value-type="string" calcext:value-type="string">
            <text:p>Ch 2332266</text:p>
          </table:table-cell>
          <table:table-cell table:formula="of:=SUM([.$C$3:.C6])" office:value-type="currency" office:currency="EUR" office:value="1825.13" calcext:value-type="currency">
            <text:p>1 825,13 €</text:p>
          </table:table-cell>
          <table:table-cell table:number-columns-repeated="2"/>
          <table:table-cell office:value-type="string" calcext:value-type="string">
            <text:p>Prêt bienvenue</text:p>
          </table:table-cell>
          <table:table-cell table:style-name="ce114" office:value-type="date" office:date-value="2017-12-08" calcext:value-type="date">
            <text:p>08/12/17</text:p>
          </table:table-cell>
          <table:table-cell office:value-type="currency" office:currency="EUR" office:value="1500" calcext:value-type="currency">
            <text:p>1 500,00 €</text:p>
          </table:table-cell>
        </table:table-row>
        <table:table-row table:style-name="ro1">
          <table:table-cell/>
          <table:table-cell table:style-name="ce74"/>
          <table:table-cell table:style-name="ce105"/>
          <table:table-cell table:style-name="ce100" table:number-columns-repeated="2"/>
          <table:table-cell table:number-columns-repeated="3"/>
          <table:table-cell office:value-type="string" calcext:value-type="string">
            <text:p>Prêt bienvenue</text:p>
          </table:table-cell>
          <table:table-cell table:style-name="ce114" office:value-type="date" office:date-value="2018-03-15" calcext:value-type="date">
            <text:p>15/03/18</text:p>
          </table:table-cell>
          <table:table-cell office:value-type="currency" office:currency="EUR" office:value="1000" calcext:value-type="currency">
            <text:p>1 000,00 €</text:p>
          </table:table-cell>
        </table:table-row>
        <table:table-row table:style-name="ro1">
          <table:table-cell/>
          <table:table-cell table:style-name="ce74" office:value-type="string" calcext:value-type="string">
            <text:p>Picasso</text:p>
          </table:table-cell>
          <table:table-cell table:style-name="ce105" office:value-type="currency" office:currency="EUR" office:value="355" calcext:value-type="currency">
            <text:p>355,00 €</text:p>
          </table:table-cell>
          <table:table-cell table:style-name="ce109" office:value-type="date" office:date-value="2018-01-24" calcext:value-type="date">
            <text:p>24/01/18</text:p>
          </table:table-cell>
          <table:table-cell table:style-name="ce100" office:value-type="string" calcext:value-type="string">
            <text:p>Ch 2482253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74" office:value-type="string" calcext:value-type="string">
            <text:p>Chgt moteur</text:p>
          </table:table-cell>
          <table:table-cell table:style-name="ce105" office:value-type="currency" office:currency="EUR" office:value="355" calcext:value-type="currency">
            <text:p>355,00 €</text:p>
          </table:table-cell>
          <table:table-cell table:style-name="ce109" office:value-type="date" office:date-value="2018-03-02" calcext:value-type="date">
            <text:p>02/03/18</text:p>
          </table:table-cell>
          <table:table-cell table:style-name="ce100" office:value-type="string" calcext:value-type="string">
            <text:p>Ch 2482254</text:p>
          </table:table-cell>
          <table:table-cell table:style-name="ce166"/>
          <table:table-cell table:number-columns-repeated="5"/>
        </table:table-row>
        <table:table-row table:style-name="ro1">
          <table:table-cell/>
          <table:table-cell table:style-name="ce74"/>
          <table:table-cell table:style-name="ce105" office:value-type="currency" office:currency="EUR" office:value="355" calcext:value-type="currency">
            <text:p>355,00 €</text:p>
          </table:table-cell>
          <table:table-cell table:style-name="ce109" office:value-type="date" office:date-value="2018-03-14" calcext:value-type="date">
            <text:p>14/03/18</text:p>
          </table:table-cell>
          <table:table-cell table:style-name="ce100" office:value-type="string" calcext:value-type="string">
            <text:p>Ch 2482255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table:style-name="ce83" table:formula="of:=SUM([.K2:.K6])" office:value-type="currency" office:currency="EUR" office:value="9600" calcext:value-type="currency">
            <text:p>9 600,00 €</text:p>
          </table:table-cell>
        </table:table-row>
        <table:table-row table:style-name="ro1">
          <table:table-cell/>
          <table:table-cell table:style-name="ce74"/>
          <table:table-cell table:style-name="ce105" office:value-type="currency" office:currency="EUR" office:value="351.92" calcext:value-type="currency">
            <text:p>351,92 €</text:p>
          </table:table-cell>
          <table:table-cell table:style-name="ce109" office:value-type="date" office:date-value="2018-04-12" calcext:value-type="date">
            <text:p>12/04/18</text:p>
          </table:table-cell>
          <table:table-cell table:style-name="ce100" office:value-type="string" calcext:value-type="string">
            <text:p>Ch 2482256</text:p>
          </table:table-cell>
          <table:table-cell table:formula="of:=SUM([.C8:.C11])" office:value-type="currency" office:currency="EUR" office:value="1416.92" calcext:value-type="currency">
            <text:p>1 416,92 €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8"/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Depuis mars 2017</text:p>
          </table:table-cell>
          <table:table-cell/>
          <table:table-cell table:style-name="ce48" office:value-type="currency" office:currency="EUR" office:value="3358.22" calcext:value-type="currency">
            <text:p>3 358,22 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épenses sur fonds propres mais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oitures</text:p>
          </table:table-cell>
          <table:table-cell/>
          <table:table-cell table:style-name="ce48" table:formula="of:=[.F6]+[.F11]" office:value-type="currency" office:currency="EUR" office:value="3242.05" calcext:value-type="currency">
            <text:p>3 242,05 €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48" table:formula="of:=[.C15]+[.C18]" office:value-type="currency" office:currency="EUR" office:value="6600.27" calcext:value-type="currency">
            <text:p>6 600,27 €</text:p>
          </table:table-cell>
          <table:table-cell table:number-columns-repeated="8"/>
        </table:table-row>
        <table:table-row table:style-name="ro1" table:number-rows-repeated="104855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rrain" table:style-name="ta1">
        <table:table-column table:style-name="co4" table:default-cell-style-name="ce72"/>
        <table:table-column table:style-name="co29" table:default-cell-style-name="ce74"/>
        <table:table-column table:style-name="co30" table:default-cell-style-name="ce74"/>
        <table:table-column table:style-name="co4" table:number-columns-repeated="2" table:default-cell-style-name="ce82"/>
        <table:table-column table:style-name="co4" table:default-cell-style-name="Default"/>
        <table:table-row table:style-name="ro1">
          <table:table-cell table:style-name="ce71" office:value-type="string" calcext:value-type="string" table:number-columns-spanned="5" table:number-rows-spanned="1">
            <text:p>Terrain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4-10-08" calcext:value-type="date">
            <text:p>08/10/14</text:p>
          </table:table-cell>
          <table:table-cell office:value-type="string" calcext:value-type="string">
            <text:p>Frais de notaire (avance)</text:p>
          </table:table-cell>
          <table:table-cell office:value-type="string" calcext:value-type="string">
            <text:p>M.Mulot-Vergne</text:p>
          </table:table-cell>
          <table:table-cell/>
          <table:table-cell office:value-type="currency" office:currency="EUR" office:value="2525" calcext:value-type="currency">
            <text:p>2 525,00 €</text:p>
          </table:table-cell>
          <table:table-cell/>
        </table:table-row>
        <table:table-row table:style-name="ro1">
          <table:table-cell table:style-name="ce73" office:value-type="date" office:date-value="2015-05-06" calcext:value-type="date">
            <text:p>06/05/15</text:p>
          </table:table-cell>
          <table:table-cell office:value-type="string" calcext:value-type="string">
            <text:p>Achat terrain</text:p>
          </table:table-cell>
          <table:table-cell office:value-type="string" calcext:value-type="string">
            <text:p>M.Mulot-Vergne</text:p>
          </table:table-cell>
          <table:table-cell/>
          <table:table-cell office:value-type="currency" office:currency="EUR" office:value="49500" calcext:value-type="currency">
            <text:p>49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d'agence</text:p>
          </table:table-cell>
          <table:table-cell office:value-type="string" calcext:value-type="string">
            <text:p>MC.Joubert</text:p>
          </table:table-cell>
          <table:table-cell/>
          <table:table-cell office:value-type="currency" office:currency="EUR" office:value="4500" calcext:value-type="currency">
            <text:p>4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notaire (reste)</text:p>
          </table:table-cell>
          <table:table-cell office:value-type="string" calcext:value-type="string">
            <text:p>M.Mulot-Vergne</text:p>
          </table:table-cell>
          <table:table-cell/>
          <table:table-cell table:formula="of:=5000-[.E3]" office:value-type="currency" office:currency="EUR" office:value="2475" calcext:value-type="currency">
            <text:p>2 475,00 €</text:p>
          </table:table-cell>
          <table:table-cell/>
        </table:table-row>
        <table:table-row table:style-name="ro1">
          <table:table-cell office:value-type="date" office:date-value="2015-07-16" calcext:value-type="date">
            <text:p>16/07/15</text:p>
          </table:table-cell>
          <table:table-cell office:value-type="string" calcext:value-type="string">
            <text:p>Frais de notaire (remboursement)</text:p>
          </table:table-cell>
          <table:table-cell office:value-type="string" calcext:value-type="string">
            <text:p>A.Mulot-Vergne</text:p>
          </table:table-cell>
          <table:table-cell/>
          <table:table-cell office:value-type="currency" office:currency="EUR" office:value="-247.04" calcext:value-type="currency">
            <text:p>-247,04 €</text:p>
          </table:table-cell>
          <table:table-cell table:style-name="ce120"/>
        </table:table-row>
        <table:table-row table:style-name="ro1">
          <table:table-cell table:style-name="Default" table:number-columns-repeated="4"/>
          <table:table-cell table:style-name="ce48" table:formula="of:=SUM([.E3:.E7])" office:value-type="currency" office:currency="EUR" office:value="58752.96" calcext:value-type="currency">
            <text:p>58 752,96 €</text:p>
          </table:table-cell>
          <table:table-cell/>
        </table:table-row>
      </table:table>
      <table:table table:name="Accompagnement" table:style-name="ta1">
        <table:table-column table:style-name="co4" table:default-cell-style-name="ce72"/>
        <table:table-column table:style-name="co29" table:default-cell-style-name="ce74"/>
        <table:table-column table:style-name="co30" table:default-cell-style-name="ce74"/>
        <table:table-column table:style-name="co4" table:default-cell-style-name="ce74"/>
        <table:table-column table:style-name="co4" table:default-cell-style-name="ce82"/>
        <table:table-column table:style-name="co4" table:number-columns-repeated="5" table:default-cell-style-name="Default"/>
        <table:table-row table:style-name="ro1">
          <table:table-cell table:style-name="ce71" office:value-type="string" calcext:value-type="string" table:number-columns-spanned="5" table:number-rows-spanned="1">
            <text:p>Accompagnement</text:p>
          </table:table-cell>
          <table:covered-table-cell table:number-columns-repeated="4" table:style-name="Default"/>
          <table:table-cell table:number-columns-repeated="5"/>
        </table:table-row>
        <table:table-row table:style-name="ro1">
          <table:table-cell table:style-name="Default" table:number-columns-repeated="5"/>
          <table:table-cell table:style-name="ce99"/>
          <table:table-cell table:number-columns-repeated="4"/>
        </table:table-row>
        <table:table-row table:style-name="ro1">
          <table:table-cell office:value-type="date" office:date-value="2014-12-20" calcext:value-type="date">
            <text:p>20/12/14</text:p>
          </table:table-cell>
          <table:table-cell office:value-type="string" calcext:value-type="string">
            <text:p>Architecte (permis de construire)</text:p>
          </table:table-cell>
          <table:table-cell office:value-type="string" calcext:value-type="string">
            <text:p>D.Vignaux / M.Godard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table:style-name="ce167" office:value-type="string" calcext:value-type="string">
            <text:p>Accompagnement auto-construction (chiffrage)</text:p>
          </table:table-cell>
          <table:table-cell table:style-name="ce167" office:value-type="string" calcext:value-type="string">
            <text:p>C.Hamani</text:p>
          </table:table-cell>
          <table:table-cell table:style-name="ce167"/>
          <table:table-cell table:style-name="ce168" office:value-type="currency" office:currency="EUR" office:value="500" calcext:value-type="currency">
            <text:p>500,00 €</text:p>
          </table:table-cell>
          <table:table-cell table:style-name="ce19" table:formula="of:=SUM([.E4:.E11])" office:value-type="currency" office:currency="EUR" office:value="2775.8" calcext:value-type="currency" table:number-columns-spanned="1" table:number-rows-spanned="8">
            <text:p>2 775,80 €</text:p>
          </table:table-cell>
          <table:table-cell table:number-columns-repeated="4"/>
        </table:table-row>
        <table:table-row table:style-name="ro1">
          <table:table-cell office:value-type="date" office:date-value="2015-02-14" calcext:value-type="date">
            <text:p>14/02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385" calcext:value-type="currency">
            <text:p>385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3-21" calcext:value-type="date">
            <text:p>21/03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304" calcext:value-type="currency">
            <text:p>304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4-06" calcext:value-type="date">
            <text:p>06/04/15</text:p>
          </table:table-cell>
          <table:table-cell office:value-type="string" calcext:value-type="string">
            <text:p>Accompagnement auto-construction (Mathieu seul)</text:p>
          </table:table-cell>
          <table:table-cell table:number-columns-repeated="3"/>
          <table:covered-table-cell/>
          <table:table-cell table:number-columns-repeated="4"/>
        </table:table-row>
        <table:table-row table:style-name="ro1">
          <table:table-cell office:value-type="date" office:date-value="2015-04-17" calcext:value-type="date">
            <text:p>17/04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266" calcext:value-type="currency">
            <text:p>266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2" calcext:value-type="date">
            <text:p>12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665" calcext:value-type="currency">
            <text:p>665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5" calcext:value-type="date">
            <text:p>15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570" calcext:value-type="currency">
            <text:p>570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9" calcext:value-type="date">
            <text:p>19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85.8" calcext:value-type="currency">
            <text:p>85,80 €</text:p>
          </table:table-cell>
          <table:covered-table-cell table:style-name="ce120"/>
          <table:table-cell table:number-columns-repeated="4"/>
        </table:table-row>
        <table:table-row table:style-name="ro1">
          <table:table-cell table:number-columns-repeated="5"/>
          <table:table-cell table:style-name="ce120"/>
          <table:table-cell table:number-columns-repeated="4"/>
        </table:table-row>
        <table:table-row table:style-name="ro1">
          <table:table-cell office:value-type="date" office:date-value="2015-08-13" calcext:value-type="date">
            <text:p>13/08/15</text:p>
          </table:table-cell>
          <table:table-cell office:value-type="string" calcext:value-type="string">
            <text:p>Accompagnement</text:p>
          </table:table-cell>
          <table:table-cell office:value-type="string" calcext:value-type="string">
            <text:p>M.Godard</text:p>
          </table:table-cell>
          <table:table-cell table:style-name="ce82"/>
          <table:table-cell office:value-type="currency" office:currency="EUR" office:value="1299.75" calcext:value-type="currency">
            <text:p>1 299,75 €</text:p>
          </table:table-cell>
          <table:table-cell table:style-name="ce120"/>
          <table:table-cell table:style-name="ce169"/>
          <table:table-cell table:style-name="ce123" table:number-columns-repeated="3"/>
        </table:table-row>
        <table:table-row table:style-name="ro1">
          <table:table-cell table:style-name="Default" table:number-columns-repeated="4"/>
          <table:table-cell table:style-name="ce48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48" table:formula="of:=SUM([.E3:.E13])" office:value-type="currency" office:currency="EUR" office:value="4075.55" calcext:value-type="currency">
            <text:p>4 075,55 €</text:p>
          </table:table-cell>
          <table:table-cell table:number-columns-repeated="5"/>
        </table:table-row>
      </table:table>
      <table:table table:name="Terrassement" table:style-name="ta1">
        <table:table-column table:style-name="co4" table:default-cell-style-name="ce72"/>
        <table:table-column table:style-name="co29" table:default-cell-style-name="ce74"/>
        <table:table-column table:style-name="co30" table:default-cell-style-name="ce74"/>
        <table:table-column table:style-name="co4" table:number-columns-repeated="2" table:default-cell-style-name="ce82"/>
        <table:table-row table:style-name="ro1">
          <table:table-cell table:style-name="ce71" office:value-type="string" calcext:value-type="string" table:number-columns-spanned="5" table:number-rows-spanned="1">
            <text:p>Terrassement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6-08" calcext:value-type="date">
            <text:p>08/06/15</text:p>
          </table:table-cell>
          <table:table-cell office:value-type="string" calcext:value-type="string">
            <text:p>Outillage (télémètre)</text:p>
          </table:table-cell>
          <table:table-cell office:value-type="string" calcext:value-type="string">
            <text:p>Leroy Merlin</text:p>
          </table:table-cell>
          <table:table-cell/>
          <table:table-cell office:value-type="currency" office:currency="EUR" office:value="149.99" calcext:value-type="currency">
            <text:p>149,99 €</text:p>
          </table:table-cell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Gaines viabilisati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80.6" calcext:value-type="currency">
            <text:p>180,60 €</text:p>
          </table:table-cell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Cordeau, pince à décoffrer, traceur de chantier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47.1" calcext:value-type="currency">
            <text:p>47,10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Acompte terrassement</text:p>
          </table:table-cell>
          <table:table-cell office:value-type="string" calcext:value-type="string">
            <text:p>D.Fouquet</text:p>
          </table:table-cell>
          <table:table-cell/>
          <table:table-cell office:value-type="currency" office:currency="EUR" office:value="1100" calcext:value-type="currency">
            <text:p>1 100,00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Ciment, treillis dalle, rond bét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77.52" calcext:value-type="currency">
            <text:p>77,52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Seau, pelle, coupe-boul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32.85" calcext:value-type="currency">
            <text:p>32,85 €</text:p>
          </table:table-cell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Remboursement ciment</text:p>
          </table:table-cell>
          <table:table-cell office:value-type="string" calcext:value-type="string">
            <text:p>Bricoman</text:p>
          </table:table-cell>
          <table:table-cell/>
          <table:table-cell table:formula="of:=-46.8" office:value-type="currency" office:currency="EUR" office:value="-46.8" calcext:value-type="currency">
            <text:p>-46,80 €</text:p>
          </table:table-cell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Remboursement gaines bleues</text:p>
          </table:table-cell>
          <table:table-cell office:value-type="string" calcext:value-type="string">
            <text:p>Bricoman</text:p>
          </table:table-cell>
          <table:table-cell/>
          <table:table-cell table:style-name="ce90" table:formula="of:=-2*14.55" office:value-type="currency" office:currency="EUR" office:value="-29.1" calcext:value-type="currency">
            <text:p>-29,10 €</text:p>
          </table:table-cell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Gaines, coudes, manchons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61.85" calcext:value-type="currency">
            <text:p>161,85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errassement</text:p>
          </table:table-cell>
          <table:table-cell office:value-type="string" calcext:value-type="string">
            <text:p>Fouquet</text:p>
          </table:table-cell>
          <table:table-cell table:number-columns-repeated="2"/>
        </table:table-row>
        <table:table-row table:style-name="ro1">
          <table:table-cell table:style-name="ce74"/>
          <table:table-cell table:number-columns-repeated="4"/>
        </table:table-row>
        <table:table-row table:style-name="ro1">
          <table:table-cell table:style-name="Default" table:number-columns-repeated="4"/>
          <table:table-cell table:style-name="ce48" table:formula="of:=SUM([.E3:.E14])" office:value-type="currency" office:currency="EUR" office:value="1674.01" calcext:value-type="currency">
            <text:p>1 674,01 €</text:p>
          </table:table-cell>
        </table:table-row>
      </table:table>
      <table:table table:name="Drainage" table:style-name="ta1">
        <table:table-column table:style-name="co4" table:default-cell-style-name="ce72"/>
        <table:table-column table:style-name="co29" table:default-cell-style-name="ce74"/>
        <table:table-column table:style-name="co30" table:default-cell-style-name="ce74"/>
        <table:table-column table:style-name="co4" table:number-columns-repeated="2" table:default-cell-style-name="ce82"/>
        <table:table-column table:style-name="co4" table:default-cell-style-name="Default"/>
        <table:table-row table:style-name="ro1">
          <table:table-cell table:style-name="ce71" office:value-type="string" calcext:value-type="string" table:number-columns-spanned="5" table:number-rows-spanned="1">
            <text:p>Drainage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Drainage</text:p>
          </table:table-cell>
          <table:table-cell office:value-type="string" calcext:value-type="string">
            <text:p>PUM Plastiques</text:p>
          </table:table-cell>
          <table:table-cell/>
          <table:table-cell office:value-type="currency" office:currency="EUR" office:value="433.2" calcext:value-type="currency">
            <text:p>433,20 €</text:p>
          </table:table-cell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Géotextile (drainage), brouette</text:p>
          </table:table-cell>
          <table:table-cell office:value-type="string" calcext:value-type="string">
            <text:p>Bricoman</text:p>
          </table:table-cell>
          <table:table-cell/>
          <table:table-cell table:formula="of:=168.75+99" office:value-type="currency" office:currency="EUR" office:value="267.75" calcext:value-type="currency">
            <text:p>267,75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table:style-name="ce75" office:value-type="string" calcext:value-type="string">
            <text:p><text:span text:style-name="T1">Géotextile (fondations), </text:span>réhausses regards drainage</text:p>
          </table:table-cell>
          <table:table-cell office:value-type="string" calcext:value-type="string">
            <text:p>PUM Plastiques</text:p>
          </table:table-cell>
          <table:table-cell/>
          <table:table-cell table:formula="of:=(233.13+23.01)*1.2+6" office:value-type="currency" office:currency="EUR" office:value="313.368" calcext:value-type="currency">
            <text:p>313,37 €</text:p>
          </table:table-cell>
          <table:table-cell table:style-name="ce48"/>
        </table:table-row>
        <table:table-row table:style-name="ro1">
          <table:table-cell table:number-columns-repeated="6"/>
        </table:table-row>
        <table:table-row table:style-name="ro1">
          <table:table-cell table:style-name="ce74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48" table:formula="of:=SUM([.E3:.E7])" office:value-type="currency" office:currency="EUR" office:value="1014.318" calcext:value-type="currency">
            <text:p>1 014,32 €</text:p>
          </table:table-cell>
          <table:table-cell/>
        </table:table-row>
      </table:table>
      <table:table table:name="Fondations" table:style-name="ta1">
        <table:table-column table:style-name="co4" table:default-cell-style-name="ce72"/>
        <table:table-column table:style-name="co29" table:default-cell-style-name="ce74"/>
        <table:table-column table:style-name="co30" table:default-cell-style-name="ce74"/>
        <table:table-column table:style-name="co4" table:number-columns-repeated="2" table:default-cell-style-name="ce82"/>
        <table:table-column table:style-name="co4" table:default-cell-style-name="Default"/>
        <table:table-row table:style-name="ro1">
          <table:table-cell table:style-name="ce71" office:value-type="string" calcext:value-type="string" table:number-columns-spanned="5" table:number-rows-spanned="1">
            <text:p>Fondations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5-06-24" calcext:value-type="date">
            <text:p>24/06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/>
          <table:table-cell office:value-type="currency" office:currency="EUR" office:value="4323.6" calcext:value-type="currency">
            <text:p>4 323,60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Géotextile (fondations), <text:span text:style-name="T1">réhausses regards drainage</text:span></text:p>
          </table:table-cell>
          <table:table-cell office:value-type="string" calcext:value-type="string">
            <text:p>PUM Plastiques</text:p>
          </table:table-cell>
          <table:table-cell/>
          <table:table-cell table:formula="of:=297*1.2" office:value-type="currency" office:currency="EUR" office:value="356.4" calcext:value-type="currency">
            <text:p>356,40 €</text:p>
          </table:table-cell>
          <table:table-cell table:style-name="ce48"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Masse, râteaux, pioche, bêche, balayett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72" calcext:value-type="currency">
            <text:p>72,00 €</text:p>
          </table:table-cell>
          <table:table-cell office:value-type="string" calcext:value-type="string">
            <text:p><text:s text:c="5"/>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/>
          <table:table-cell office:value-type="currency" office:currency="EUR" office:value="1494.84" calcext:value-type="currency">
            <text:p>1 494,84 €</text:p>
          </table:table-cell>
          <table:table-cell/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Location plaque vibrant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30" calcext:value-type="currency">
            <text:p>30,00 €</text:p>
          </table:table-cell>
          <table:table-cell/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Rbst masse, pioch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-37.25" calcext:value-type="currency">
            <text:p>-37,25 €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Default" table:number-columns-repeated="4"/>
          <table:table-cell table:style-name="ce48" table:formula="of:=SUM([.E3:.E8])" office:value-type="currency" office:currency="EUR" office:value="6239.59" calcext:value-type="currency">
            <text:p>6 239,59 €</text:p>
          </table:table-cell>
          <table:table-cell/>
        </table:table-row>
      </table:table>
      <table:table table:name="Bois" table:style-name="ta1">
        <table:table-column table:style-name="co4" table:default-cell-style-name="ce72"/>
        <table:table-column table:style-name="co31" table:default-cell-style-name="ce74"/>
        <table:table-column table:style-name="co32" table:default-cell-style-name="ce74"/>
        <table:table-column table:style-name="co4" table:default-cell-style-name="ce74"/>
        <table:table-column table:style-name="co4" table:default-cell-style-name="ce82"/>
        <table:table-row table:style-name="ro1">
          <table:table-cell table:style-name="ce71" office:value-type="string" calcext:value-type="string" table:number-columns-spanned="5" table:number-rows-spanned="1">
            <text:p>Bois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6-23" calcext:value-type="date">
            <text:p>23/06/15</text:p>
          </table:table-cell>
          <table:table-cell office:value-type="string" calcext:value-type="string">
            <text:p>Acompte bois</text:p>
          </table:table-cell>
          <table:table-cell office:value-type="string" calcext:value-type="string">
            <text:p>Scierie de la Couarde</text:p>
          </table:table-cell>
          <table:table-cell/>
          <table:table-cell office:value-type="currency" office:currency="EUR" office:value="1880" calcext:value-type="currency">
            <text:p>1 880,00 €</text:p>
          </table:table-cell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Quincaillerie</text:p>
          </table:table-cell>
          <table:table-cell office:value-type="string" calcext:value-type="string">
            <text:p>Foussier</text:p>
          </table:table-cell>
          <table:table-cell/>
          <table:table-cell office:value-type="currency" office:currency="EUR" office:value="348.32" calcext:value-type="currency">
            <text:p>348,32 €</text:p>
          </table:table-cell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Scierie de la Couarde</text:p>
          </table:table-cell>
          <table:table-cell/>
          <table:table-cell office:value-type="currency" office:currency="EUR" office:value="4427.44" calcext:value-type="currency">
            <text:p>4 427,44 €</text:p>
          </table:table-cell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Panneaux OSB 4</text:p>
          </table:table-cell>
          <table:table-cell office:value-type="string" calcext:value-type="string">
            <text:p>Panofrance</text:p>
          </table:table-cell>
          <table:table-cell/>
          <table:table-cell table:formula="of:=['Frais engagés'.E52]" office:value-type="currency" office:currency="EUR" office:value="434.59" calcext:value-type="currency">
            <text:p>434,59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48" table:formula="of:=SUM([.E3:.E7])" office:value-type="currency" office:currency="EUR" office:value="7090.35" calcext:value-type="currency">
            <text:p>7 090,35 €</text:p>
          </table:table-cell>
        </table:table-row>
      </table:table>
      <table:table table:name="Divers" table:style-name="ta1">
        <table:table-column table:style-name="co4" table:default-cell-style-name="ce72"/>
        <table:table-column table:style-name="co33" table:default-cell-style-name="ce74"/>
        <table:table-column table:style-name="co30" table:default-cell-style-name="ce74"/>
        <table:table-column table:style-name="co4" table:number-columns-repeated="2" table:default-cell-style-name="ce82"/>
        <table:table-row table:style-name="ro1">
          <table:table-cell table:style-name="ce71" office:value-type="string" calcext:value-type="string" table:number-columns-spanned="5" table:number-rows-spanned="1">
            <text:p>Divers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1-03" calcext:value-type="date">
            <text:p>03/01/15</text:p>
          </table:table-cell>
          <table:table-cell office:value-type="string" calcext:value-type="string">
            <text:p>Repas (4 personnes) </text:p>
          </table:table-cell>
          <table:table-cell table:number-columns-repeated="2"/>
          <table:table-cell office:value-type="currency" office:currency="EUR" office:value="70.9" calcext:value-type="currency">
            <text:p>70,90 €</text:p>
          </table:table-cell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office:value-type="string" calcext:value-type="string">
            <text:p>Repas (4 personnes)</text:p>
          </table:table-cell>
          <table:table-cell table:number-columns-repeated="2"/>
          <table:table-cell office:value-type="currency" office:currency="EUR" office:value="102" calcext:value-type="currency">
            <text:p>102,00 €</text:p>
          </table:table-cell>
        </table:table-row>
        <table:table-row table:style-name="ro1">
          <table:table-cell office:value-type="date" office:date-value="2015-01-20" calcext:value-type="date">
            <text:p>20/01/15</text:p>
          </table:table-cell>
          <table:table-cell office:value-type="string" calcext:value-type="string">
            <text:p>Etude thermique (Bbio)</text:p>
          </table:table-cell>
          <table:table-cell office:value-type="string" calcext:value-type="string">
            <text:p>Delta T°C Conseils</text:p>
          </table:table-cell>
          <table:table-cell/>
          <table:table-cell office:value-type="currency" office:currency="EUR" office:value="300" calcext:value-type="currency">
            <text:p>300,00 €</text:p>
          </table:table-cell>
        </table:table-row>
        <table:table-row table:style-name="ro1">
          <table:table-cell office:value-type="date" office:date-value="2015-05-15" calcext:value-type="date">
            <text:p>15/05/15</text:p>
          </table:table-cell>
          <table:table-cell office:value-type="string" calcext:value-type="string">
            <text:p>Clôture étang</text:p>
          </table:table-cell>
          <table:table-cell office:value-type="string" calcext:value-type="string">
            <text:p>Bricoman</text:p>
          </table:table-cell>
          <table:table-cell/>
          <table:table-cell table:formula="of:=110+137.5+25.9" office:value-type="currency" office:currency="EUR" office:value="273.4" calcext:value-type="currency">
            <text:p>273,40 €</text:p>
          </table:table-cell>
        </table:table-row>
        <table:table-row table:style-name="ro1">
          <table:table-cell office:value-type="date" office:date-value="2015-06-06" calcext:value-type="date">
            <text:p>06/06/15</text:p>
          </table:table-cell>
          <table:table-cell office:value-type="string" calcext:value-type="string">
            <text:p>Plancher abri provisoire (OSB)</text:p>
          </table:table-cell>
          <table:table-cell office:value-type="string" calcext:value-type="string">
            <text:p>Le bon coin</text:p>
          </table:table-cell>
          <table:table-cell/>
          <table:table-cell office:value-type="currency" office:currency="EUR" office:value="130" calcext:value-type="currency">
            <text:p>130,00 €</text:p>
          </table:table-cell>
        </table:table-row>
        <table:table-row table:style-name="ro1">
          <table:table-cell office:value-type="date" office:date-value="2015-06-13" calcext:value-type="date">
            <text:p>13/06/15</text:p>
          </table:table-cell>
          <table:table-cell office:value-type="string" calcext:value-type="string">
            <text:p>Repas (3 personnes)</text:p>
          </table:table-cell>
          <table:table-cell table:number-columns-repeated="2"/>
          <table:table-cell office:value-type="currency" office:currency="EUR" office:value="65.8" calcext:value-type="currency">
            <text:p>65,80 €</text:p>
          </table:table-cell>
        </table:table-row>
        <table:table-row table:style-name="ro1">
          <table:table-cell office:value-type="date" office:date-value="2015-07-01" calcext:value-type="date">
            <text:p>01/07/15</text:p>
          </table:table-cell>
          <table:table-cell office:value-type="string" calcext:value-type="string">
            <text:p>Règle de maç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8.45" calcext:value-type="currency">
            <text:p>18,45 €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masse, pioch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54.4" calcext:value-type="currency">
            <text:p>54,40 €</text:p>
          </table:table-cell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Accompagnement </text:p>
          </table:table-cell>
          <table:table-cell office:value-type="string" calcext:value-type="string">
            <text:p>M.Godard (D.Vignaux)</text:p>
          </table:table-cell>
          <table:table-cell/>
          <table:table-cell office:value-type="currency" office:currency="EUR" office:value="1499.72" calcext:value-type="currency">
            <text:p>1 499,72 €</text:p>
          </table:table-cell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Outillage bois (d'occasion) – Rbst JY</text:p>
          </table:table-cell>
          <table:table-cell office:value-type="string" calcext:value-type="string">
            <text:p>Roux Jean-Yves</text:p>
          </table:table-cell>
          <table:table-cell/>
          <table:table-cell office:value-type="currency" office:currency="EUR" office:value="620" calcext:value-type="currency">
            <text:p>620,00 €</text:p>
          </table:table-cell>
        </table:table-row>
        <table:table-row table:style-name="ro1">
          <table:table-cell office:value-type="date" office:date-value="2015-07-07" calcext:value-type="date">
            <text:p>07/07/15</text:p>
          </table:table-cell>
          <table:table-cell office:value-type="string" calcext:value-type="string">
            <text:p>Tréteaux, équerres, forets, gants…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66.96" calcext:value-type="currency">
            <text:p>66,96 €</text:p>
          </table:table-cell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Seaux, gants…</text:p>
          </table:table-cell>
          <table:table-cell office:value-type="string" calcext:value-type="string">
            <text:p>Maison Point Vert</text:p>
          </table:table-cell>
          <table:table-cell/>
          <table:table-cell office:value-type="currency" office:currency="EUR" office:value="73.51" calcext:value-type="currency">
            <text:p>73,51 €</text:p>
          </table:table-cell>
        </table:table-row>
        <table:table-row table:style-name="ro1">
          <table:table-cell office:value-type="date" office:date-value="2015-07-09" calcext:value-type="date">
            <text:p>09/07/15</text:p>
          </table:table-cell>
          <table:table-cell office:value-type="string" calcext:value-type="string">
            <text:p>Décamètre, mèche, lame, traceur de chantier, adhésif</text:p>
          </table:table-cell>
          <table:table-cell office:value-type="string" calcext:value-type="string">
            <text:p>Bricoman</text:p>
          </table:table-cell>
          <table:table-cell table:style-name="ce74"/>
          <table:table-cell table:formula="of:=['Frais engagés'.E54]" office:value-type="currency" office:currency="EUR" office:value="59.3" calcext:value-type="currency">
            <text:p>59,30 €</text:p>
          </table:table-cell>
        </table:table-row>
        <table:table-row table:style-name="ro1">
          <table:table-cell table:style-name="ce74"/>
          <table:table-cell table:number-columns-repeated="2"/>
          <table:table-cell table:style-name="ce74" table:number-columns-repeated="2"/>
        </table:table-row>
        <table:table-row table:style-name="ro1">
          <table:table-cell table:style-name="Default" table:number-columns-repeated="4"/>
          <table:table-cell table:style-name="ce48" table:formula="of:=SUM([.E3:.E16])" office:value-type="currency" office:currency="EUR" office:value="3334.44" calcext:value-type="currency">
            <text:p>3 334,44 €</text:p>
          </table:table-cell>
        </table:table-row>
      </table:table>
      <table:table table:name="Electricité" table:style-name="ta1">
        <table:table-column table:style-name="co4" table:number-columns-repeated="3" table:default-cell-style-name="ce74"/>
        <table:table-row table:style-name="ro1">
          <table:table-cell office:value-type="string" calcext:value-type="string">
            <text:p>Electricité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72" office:value-type="date" office:date-value="2017-05-06" calcext:value-type="date">
            <text:p>06/05/17</text:p>
          </table:table-cell>
          <table:table-cell office:value-type="string" calcext:value-type="string">
            <text:p>N°100707</text:p>
          </table:table-cell>
          <table:table-cell/>
        </table:table-row>
        <table:table-row table:style-name="ro1" table:number-rows-repeated="2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'Frais engagés'.A4:'Frais engagés'.K323" table:contains-header="false" table:orientation="column"/>
        <table:database-range table:name="__Anonymous_Sheet_DB__5" table:target-range-address="Accompagnement.A3:Accompagnement.E13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Terrassement.A3:Terrassement.E11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Fondations.A3:Fondations.E8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Bois.A3:Bois.E6" table:contains-header="false">
          <table:sort>
            <table:sort-by table:field-number="0" table:data-type="automatic"/>
          </table:sort>
        </table:database-range>
        <table:database-range table:name="__Anonymous_Sheet_DB__10" table:target-range-address="Divers.A3:Divers.E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/00/0000</text:date>, <text:time style:data-style-name="N2" text:time-value="08:24:04.5989659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3T17:26:31.858103627</meta:creation-date>
    <meta:generator>LibreOffice/6.1.4.2$Linux_X86_64 LibreOffice_project/10$Build-2</meta:generator>
    <dc:date>2019-02-20T08:27:41.317075219</dc:date>
    <meta:editing-duration>P4DT1H18M27S</meta:editing-duration>
    <meta:editing-cycles>1166</meta:editing-cycles>
    <meta:document-statistic meta:table-count="12" meta:cell-count="3500" meta:object-count="0"/>
  </office:meta>
</office:document-meta>
</file>